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fo:background-color="#80FFFF"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fo:background-color="#80FFFF" style:text-underline-type="single" style:text-underline-style="solid" style:text-underline-width="auto" style:text-underline-mode="continuous"/>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fo:background-color="#80FFFF" style:text-underline-type="single" style:text-underline-style="solid" style:text-underline-width="auto" style:text-underline-mode="continuous"/>
    </style:style>
    <style:style style:name="T72" style:parent-style-name="Domyślnaczcionkaakapitu" style:family="text">
      <style:text-properties style:text-underline-type="single" style:text-underline-style="solid" style:text-underline-width="auto" style:text-underline-mode="continuous"/>
    </style:style>
    <style:style style:name="T73" style:parent-style-name="Domyślnaczcionkaakapitu" style:family="text">
      <style:text-properties fo:background-color="#80FFFF" style:text-underline-type="single" style:text-underline-style="solid" style:text-underline-width="auto" style:text-underline-mode="continuous"/>
    </style:style>
    <style:style style:name="T74" style:parent-style-name="Domyślnaczcionkaakapitu" style:family="text">
      <style:text-properties style:text-underline-type="single" style:text-underline-style="solid" style:text-underline-width="auto" style:text-underline-mode="continuous"/>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style:text-underline-type="single" style:text-underline-style="solid" style:text-underline-width="auto" style:text-underline-mode="continuous"/>
    </style:style>
    <style:style style:name="T92" style:parent-style-name="Domyślnaczcionkaakapitu" style:family="text">
      <style:text-properties fo:background-color="#80FFFF"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style>
    <style:style style:name="P94" style:parent-style-name="Normalny" style:family="paragraph">
      <style:paragraph-properties fo:text-align="justify" fo:line-height="150%"/>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T97" style:parent-style-name="Domyślnaczcionkaakapitu" style:family="text">
      <style:text-properties fo:background-color="#80FFFF" style:text-underline-type="single" style:text-underline-style="solid" style:text-underline-width="auto" style:text-underline-mode="continuous"/>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background-color="#80FFFF" style:text-underline-type="single" style:text-underline-style="solid" style:text-underline-width="auto" style:text-underline-mode="continuous"/>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T103" style:parent-style-name="Domyślnaczcionkaakapitu" style:family="text">
      <style:text-properties fo:background-color="#80FFFF" style:text-underline-type="single" style:text-underline-style="solid" style:text-underline-width="auto" style:text-underline-mode="continuous"/>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text-underline-type="single" style:text-underline-style="solid" style:text-underline-width="auto" style:text-underline-mode="continuous"/>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P121" style:parent-style-name="Normalny" style:family="paragraph">
      <style:paragraph-properties fo:text-align="justify" fo:line-height="150%" fo:text-indent="0.2479in"/>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style:style>
    <style:style style:name="T133" style:parent-style-name="Domyślnaczcionkaakapitu" style:family="text">
      <style:text-properties fo:background-color="#80FFFF" style:text-underline-type="single" style:text-underline-style="solid" style:text-underline-width="auto" style:text-underline-mode="continuous"/>
    </style:style>
    <style:style style:name="T134" style:parent-style-name="Domyślnaczcionkaakapitu" style:family="text">
      <style:text-properties style:text-underline-type="single" style:text-underline-style="solid" style:text-underline-width="auto" style:text-underline-mode="continuous"/>
    </style:style>
    <style:style style:name="T135" style:parent-style-name="Domyślnaczcionkaakapitu" style:family="text">
      <style:text-properties fo:background-color="#80FFFF" style:text-underline-type="single" style:text-underline-style="solid" style:text-underline-width="auto" style:text-underline-mode="continuous"/>
    </style:style>
    <style:style style:name="T136" style:parent-style-name="Domyślnaczcionkaakapitu" style:family="text">
      <style:text-properties style:text-underline-type="single" style:text-underline-style="solid" style:text-underline-width="auto" style:text-underline-mode="continuous"/>
    </style:style>
    <style:style style:name="T137" style:parent-style-name="Domyślnaczcionkaakapitu" style:family="text">
      <style:text-properties fo:background-color="#80FFFF" style:text-underline-type="single" style:text-underline-style="solid" style:text-underline-width="auto" style:text-underline-mode="continuous"/>
    </style:style>
    <style:style style:name="T138" style:parent-style-name="Domyślnaczcionkaakapitu" style:family="text">
      <style:text-properties style:text-underline-type="single" style:text-underline-style="solid" style:text-underline-width="auto" style:text-underline-mode="continuous"/>
    </style:style>
    <style:style style:name="T139" style:parent-style-name="Domyślnaczcionkaakapitu" style:family="text">
      <style:text-properties fo:background-color="#80FFFF" style:text-underline-type="single" style:text-underline-style="solid" style:text-underline-width="auto" style:text-underline-mode="continuous"/>
    </style:style>
    <style:style style:name="T140" style:parent-style-name="Domyślnaczcionkaakapitu" style:family="text">
      <style:text-properties style:text-underline-type="single" style:text-underline-style="solid" style:text-underline-width="auto" style:text-underline-mode="continuous"/>
    </style:style>
    <style:style style:name="T141" style:parent-style-name="Domyślnaczcionkaakapitu" style:family="text">
      <style:text-properties fo:background-color="#80FFFF" style:text-underline-type="single" style:text-underline-style="solid" style:text-underline-width="auto" style:text-underline-mode="continuous"/>
    </style:style>
    <style:style style:name="T142" style:parent-style-name="Domyślnaczcionkaakapitu" style:family="text">
      <style:text-properties style:text-underline-type="single" style:text-underline-style="solid" style:text-underline-width="auto" style:text-underline-mode="continuous"/>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style:style>
    <style:style style:name="T166" style:parent-style-name="Domyślnaczcionkaakapitu" style:family="text">
      <style:text-properties style:text-underline-type="single" style:text-underline-style="solid" style:text-underline-width="auto" style:text-underline-mode="continuous"/>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T172" style:parent-style-name="Domyślnaczcionkaakapitu" style:family="text">
      <style:text-properties style:text-underline-type="single" style:text-underline-style="solid" style:text-underline-width="auto" style:text-underline-mode="continuous"/>
    </style:style>
    <style:style style:name="T173" style:parent-style-name="Domyślnaczcionkaakapitu" style:family="text">
      <style:text-properties fo:background-color="#80FFFF" style:text-underline-type="single" style:text-underline-style="solid" style:text-underline-width="auto" style:text-underline-mode="continuou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T179" style:parent-style-name="Domyślnaczcionkaakapitu" style:family="text">
      <style:text-properties fo:background-color="#80FFFF" style:text-underline-type="single" style:text-underline-style="solid" style:text-underline-width="auto" style:text-underline-mode="continuous"/>
    </style:style>
    <style:style style:name="T180" style:parent-style-name="Domyślnaczcionkaakapitu" style:family="text">
      <style:text-properties style:text-underline-type="single" style:text-underline-style="solid" style:text-underline-width="auto" style:text-underline-mode="continuous"/>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fo:background-color="#80FFFF"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T253" style:parent-style-name="Domyślnaczcionkaakapitu" style:family="text">
      <style:text-properties fo:background-color="#80FFFF" style:text-underline-type="single" style:text-underline-style="solid" style:text-underline-width="auto" style:text-underline-mode="continuous"/>
    </style:style>
    <style:style style:name="T254" style:parent-style-name="Domyślnaczcionkaakapitu" style:family="text">
      <style:text-properties style:text-underline-type="single" style:text-underline-style="solid" style:text-underline-width="auto" style:text-underline-mode="continuous"/>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style:style>
    <style:style style:name="T262" style:parent-style-name="Domyślnaczcionkaakapitu" style:family="text">
      <style:text-properties fo:background-color="#80FFFF" style:text-underline-type="single" style:text-underline-style="solid" style:text-underline-width="auto" style:text-underline-mode="continuous"/>
    </style:style>
    <style:style style:name="T263" style:parent-style-name="Domyślnaczcionkaakapitu" style:family="text">
      <style:text-properties style:text-underline-type="single" style:text-underline-style="solid" style:text-underline-width="auto" style:text-underline-mode="continuous"/>
    </style:style>
    <style:style style:name="T264" style:parent-style-name="Domyślnaczcionkaakapitu" style:family="text">
      <style:text-properties fo:background-color="#80FFFF" style:text-underline-type="single" style:text-underline-style="solid" style:text-underline-width="auto" style:text-underline-mode="continuous"/>
    </style:style>
    <style:style style:name="T265" style:parent-style-name="Domyślnaczcionkaakapitu" style:family="text">
      <style:text-properties style:text-underline-type="single" style:text-underline-style="solid" style:text-underline-width="auto" style:text-underline-mode="continuous"/>
    </style:style>
    <style:style style:name="T266" style:parent-style-name="Domyślnaczcionkaakapitu" style:family="text">
      <style:text-properties fo:background-color="#80FFFF" style:text-underline-type="single" style:text-underline-style="solid" style:text-underline-width="auto" style:text-underline-mode="continuous"/>
    </style:style>
    <style:style style:name="T267" style:parent-style-name="Domyślnaczcionkaakapitu" style:family="text">
      <style:text-properties style:text-underline-type="single" style:text-underline-style="solid" style:text-underline-width="auto" style:text-underline-mode="continuous"/>
    </style:style>
    <style:style style:name="T268" style:parent-style-name="Domyślnaczcionkaakapitu" style:family="text">
      <style:text-properties fo:background-color="#80FFFF" style:text-underline-type="single" style:text-underline-style="solid" style:text-underline-width="auto" style:text-underline-mode="continuous"/>
    </style:style>
    <style:style style:name="T269" style:parent-style-name="Domyślnaczcionkaakapitu" style:family="text">
      <style:text-properties style:text-underline-type="single" style:text-underline-style="solid" style:text-underline-width="auto" style:text-underline-mode="continuous"/>
    </style:style>
    <style:style style:name="T270" style:parent-style-name="Domyślnaczcionkaakapitu" style:family="text">
      <style:text-properties fo:background-color="#80FFFF" style:text-underline-type="single" style:text-underline-style="solid" style:text-underline-width="auto" style:text-underline-mode="continuous"/>
    </style:style>
    <style:style style:name="T271" style:parent-style-name="Domyślnaczcionkaakapitu" style:family="text">
      <style:text-properties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style:style>
    <style:style style:name="T276" style:parent-style-name="Domyślnaczcionkaakapitu" style:family="text">
      <style:text-properties style:text-underline-type="single" style:text-underline-style="solid" style:text-underline-width="auto" style:text-underline-mode="continuous"/>
    </style:style>
    <style:style style:name="T277" style:parent-style-name="Domyślnaczcionkaakapitu" style:family="text">
      <style:text-properties fo:background-color="#80FFFF" style:text-underline-type="single" style:text-underline-style="solid" style:text-underline-width="auto" style:text-underline-mode="continuous"/>
    </style:style>
    <style:style style:name="T278" style:parent-style-name="Domyślnaczcionkaakapitu" style:family="text">
      <style:text-properties style:text-underline-type="single" style:text-underline-style="solid" style:text-underline-width="auto" style:text-underline-mode="continuous"/>
    </style:style>
    <style:style style:name="T279" style:parent-style-name="Domyślnaczcionkaakapitu" style:family="text">
      <style:text-properties fo:background-color="#80FFFF" style:text-underline-type="single" style:text-underline-style="solid" style:text-underline-width="auto" style:text-underline-mode="continuous"/>
    </style:style>
    <style:style style:name="T280" style:parent-style-name="Domyślnaczcionkaakapitu" style:family="text">
      <style:text-properties style:text-underline-type="single" style:text-underline-style="solid" style:text-underline-width="auto" style:text-underline-mode="continuous"/>
    </style:style>
    <style:style style:name="T281" style:parent-style-name="Domyślnaczcionkaakapitu" style:family="text">
      <style:text-properties fo:background-color="#80FFFF" style:text-underline-type="single" style:text-underline-style="solid" style:text-underline-width="auto" style:text-underline-mode="continuous"/>
    </style:style>
    <style:style style:name="T282" style:parent-style-name="Domyślnaczcionkaakapitu" style:family="text">
      <style:text-properties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style:text-underline-type="single" style:text-underline-style="solid" style:text-underline-width="auto" style:text-underline-mode="continuous"/>
    </style:style>
    <style:style style:name="T382" style:parent-style-name="Domyślnaczcionkaakapitu" style:family="text">
      <style:text-properties fo:background-color="#80FFFF" style:text-underline-type="single" style:text-underline-style="solid" style:text-underline-width="auto" style:text-underline-mode="continuous"/>
    </style:style>
    <style:style style:name="T383" style:parent-style-name="Domyślnaczcionkaakapitu" style:family="text">
      <style:text-properties style:text-underline-type="single" style:text-underline-style="solid" style:text-underline-width="auto" style:text-underline-mode="continuous"/>
    </style:style>
    <style:style style:name="T384" style:parent-style-name="Domyślnaczcionkaakapitu" style:family="text">
      <style:text-properties fo:background-color="#80FFFF" style:text-underline-type="single" style:text-underline-style="solid" style:text-underline-width="auto" style:text-underline-mode="continuous"/>
    </style:style>
    <style:style style:name="T385" style:parent-style-name="Domyślnaczcionkaakapitu" style:family="text">
      <style:text-properties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style:text-underline-type="single" style:text-underline-style="solid" style:text-underline-width="auto" style:text-underline-mode="continuous"/>
    </style:style>
    <style:style style:name="T401" style:parent-style-name="Domyślnaczcionkaakapitu" style:family="text">
      <style:text-properties fo:background-color="#80FFFF" style:text-underline-type="single" style:text-underline-style="solid" style:text-underline-width="auto" style:text-underline-mode="continuous"/>
    </style:style>
    <style:style style:name="T402" style:parent-style-name="Domyślnaczcionkaakapitu" style:family="text">
      <style:text-properties style:text-underline-type="single" style:text-underline-style="solid" style:text-underline-width="auto" style:text-underline-mode="continuous"/>
    </style:style>
    <style:style style:name="P403" style:parent-style-name="Normalny" style:family="paragraph">
      <style:paragraph-properties fo:text-align="justify" fo:line-height="150%" fo:text-indent="0.2479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fo:background-color="#80FFFF" style:text-underline-type="single" style:text-underline-style="solid" style:text-underline-width="auto" style:text-underline-mode="continuous"/>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P430" style:parent-style-name="Normalny" style:family="paragraph">
      <style:paragraph-properties fo:text-align="justify" fo:line-height="150%" fo:text-indent="0.2479in"/>
    </style:style>
    <style:style style:name="P431" style:parent-style-name="Normalny" style:family="paragraph">
      <style:paragraph-properties fo:text-align="justify" fo:line-height="150%"/>
    </style:style>
    <style:style style:name="T432" style:parent-style-name="Domyślnaczcionkaakapitu" style:family="text">
      <style:text-properties style:text-underline-type="single" style:text-underline-style="solid" style:text-underline-width="auto" style:text-underline-mode="continuous"/>
    </style:style>
    <style:style style:name="T433" style:parent-style-name="Domyślnaczcionkaakapitu" style:family="text">
      <style:text-properties fo:background-color="#80FFFF"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style:style>
    <style:style style:name="T461" style:parent-style-name="Domyślnaczcionkaakapitu" style:family="text">
      <style:text-properties style:text-underline-type="single" style:text-underline-style="solid" style:text-underline-width="auto" style:text-underline-mode="continuous"/>
    </style:style>
    <style:style style:name="T462" style:parent-style-name="Domyślnaczcionkaakapitu" style:family="text">
      <style:text-properties fo:background-color="#80FFFF" style:text-underline-type="single" style:text-underline-style="solid" style:text-underline-width="auto" style:text-underline-mode="continuous"/>
    </style:style>
    <style:style style:name="T463" style:parent-style-name="Domyślnaczcionkaakapitu" style:family="text">
      <style:text-properties style:text-underline-type="single" style:text-underline-style="solid" style:text-underline-width="auto" style:text-underline-mode="continuous"/>
    </style:style>
    <style:style style:name="T464" style:parent-style-name="Domyślnaczcionkaakapitu" style:family="text">
      <style:text-properties fo:background-color="#80FFFF" style:text-underline-type="single" style:text-underline-style="solid" style:text-underline-width="auto" style:text-underline-mode="continuous"/>
    </style:style>
    <style:style style:name="T465" style:parent-style-name="Domyślnaczcionkaakapitu" style:family="text">
      <style:text-properties style:text-underline-type="single" style:text-underline-style="solid" style:text-underline-width="auto" style:text-underline-mode="continuous"/>
    </style:style>
    <style:style style:name="T466" style:parent-style-name="Domyślnaczcionkaakapitu" style:family="text">
      <style:text-properties fo:background-color="#80FFFF" style:text-underline-type="single" style:text-underline-style="solid" style:text-underline-width="auto" style:text-underline-mode="continuous"/>
    </style:style>
    <style:style style:name="T467" style:parent-style-name="Domyślnaczcionkaakapitu" style:family="text">
      <style:text-properties style:text-underline-type="single" style:text-underline-style="solid" style:text-underline-width="auto" style:text-underline-mode="continuous"/>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T514" style:parent-style-name="Domyślnaczcionkaakapitu" style:family="text">
      <style:text-properties fo:background-color="#80FFFF" style:text-underline-type="single" style:text-underline-style="solid" style:text-underline-width="auto" style:text-underline-mode="continuous"/>
    </style:style>
    <style:style style:name="T515" style:parent-style-name="Domyślnaczcionkaakapitu" style:family="text">
      <style:text-properties style:text-underline-type="single" style:text-underline-style="solid" style:text-underline-width="auto" style:text-underline-mode="continuous"/>
    </style:style>
    <style:style style:name="T516" style:parent-style-name="Domyślnaczcionkaakapitu" style:family="text">
      <style:text-properties fo:background-color="#80FFFF" style:text-underline-type="single" style:text-underline-style="solid" style:text-underline-width="auto" style:text-underline-mode="continuous"/>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T519" style:parent-style-name="Domyślnaczcionkaakapitu" style:family="text">
      <style:text-properties style:text-underline-type="single" style:text-underline-style="solid" style:text-underline-width="auto" style:text-underline-mode="continuous"/>
    </style:style>
    <style:style style:name="T520" style:parent-style-name="Domyślnaczcionkaakapitu" style:family="text">
      <style:text-properties fo:background-color="#80FFFF" style:text-underline-type="single" style:text-underline-style="solid" style:text-underline-width="auto" style:text-underline-mode="continuous"/>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479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T581" style:parent-style-name="Domyślnaczcionkaakapitu" style:family="text">
      <style:text-properties style:text-underline-type="single" style:text-underline-style="solid" style:text-underline-width="auto" style:text-underline-mode="continuous"/>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479in"/>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style:style>
    <style:style style:name="T642" style:parent-style-name="Domyślnaczcionkaakapitu" style:family="text">
      <style:text-properties style:text-underline-type="single" style:text-underline-style="solid" style:text-underline-width="auto" style:text-underline-mode="continuous"/>
    </style:style>
    <style:style style:name="T643" style:parent-style-name="Domyślnaczcionkaakapitu" style:family="text">
      <style:text-properties fo:background-color="#80FFFF" style:text-underline-type="single" style:text-underline-style="solid" style:text-underline-width="auto" style:text-underline-mode="continuous"/>
    </style:style>
    <style:style style:name="T644" style:parent-style-name="Domyślnaczcionkaakapitu" style:family="text">
      <style:text-properties style:text-underline-type="single" style:text-underline-style="solid" style:text-underline-width="auto" style:text-underline-mode="continuous"/>
    </style:style>
    <style:style style:name="T645" style:parent-style-name="Domyślnaczcionkaakapitu" style:family="text">
      <style:text-properties fo:background-color="#80FFFF" style:text-underline-type="single" style:text-underline-style="solid" style:text-underline-width="auto" style:text-underline-mode="continuous"/>
    </style:style>
    <style:style style:name="T646" style:parent-style-name="Domyślnaczcionkaakapitu" style:family="text">
      <style:text-properties style:text-underline-type="single" style:text-underline-style="solid" style:text-underline-width="auto" style:text-underline-mode="continuous"/>
    </style:style>
    <style:style style:name="T647" style:parent-style-name="Domyślnaczcionkaakapitu" style:family="text">
      <style:text-properties fo:background-color="#80FFFF" style:text-underline-type="single" style:text-underline-style="solid" style:text-underline-width="auto" style:text-underline-mode="continuou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P696" style:parent-style-name="Normalny" style:family="paragraph">
      <style:paragraph-properties fo:text-align="justify" fo:line-height="150%"/>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fo:background-color="#80FFFF" style:text-underline-type="single" style:text-underline-style="solid" style:text-underline-width="auto" style:text-underline-mode="continuous"/>
    </style:style>
    <style:style style:name="T699" style:parent-style-name="Domyślnaczcionkaakapitu" style:family="text">
      <style:text-properties style:text-underline-type="single" style:text-underline-style="solid" style:text-underline-width="auto" style:text-underline-mode="continuous"/>
    </style:style>
    <style:style style:name="T700" style:parent-style-name="Domyślnaczcionkaakapitu" style:family="text">
      <style:text-properties fo:background-color="#80FFFF" style:text-underline-type="single" style:text-underline-style="solid" style:text-underline-width="auto" style:text-underline-mode="continuous"/>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style:text-underline-type="single" style:text-underline-style="solid" style:text-underline-width="auto" style:text-underline-mode="continuous"/>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style:style>
    <style:style style:name="T736" style:parent-style-name="Domyślnaczcionkaakapitu" style:family="text">
      <style:text-properties style:text-underline-type="single" style:text-underline-style="solid" style:text-underline-width="auto" style:text-underline-mode="continuous"/>
    </style:style>
    <style:style style:name="T737" style:parent-style-name="Domyślnaczcionkaakapitu" style:family="text">
      <style:text-properties fo:background-color="#80FFFF" style:text-underline-type="single" style:text-underline-style="solid" style:text-underline-width="auto" style:text-underline-mode="continuous"/>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T742" style:parent-style-name="Domyślnaczcionkaakapitu" style:family="text">
      <style:text-properties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479in"/>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T746" style:parent-style-name="Domyślnaczcionkaakapitu" style:family="text">
      <style:text-properties fo:background-color="#80FFFF" style:text-underline-type="single" style:text-underline-style="solid" style:text-underline-width="auto" style:text-underline-mode="continuous"/>
    </style:style>
    <style:style style:name="T747" style:parent-style-name="Domyślnaczcionkaakapitu" style:family="text">
      <style:text-properties style:text-underline-type="single" style:text-underline-style="solid" style:text-underline-width="auto" style:text-underline-mode="continuous"/>
    </style:style>
    <style:style style:name="T748" style:parent-style-name="Domyślnaczcionkaakapitu" style:family="text">
      <style:text-properties fo:background-color="#80FFFF" style:text-underline-type="single" style:text-underline-style="solid" style:text-underline-width="auto" style:text-underline-mode="continuous"/>
    </style:style>
    <style:style style:name="T749" style:parent-style-name="Domyślnaczcionkaakapitu" style:family="text">
      <style:text-properties style:text-underline-type="single" style:text-underline-style="solid" style:text-underline-width="auto" style:text-underline-mode="continuous"/>
    </style:style>
    <style:style style:name="T750" style:parent-style-name="Domyślnaczcionkaakapitu" style:family="text">
      <style:text-properties fo:background-color="#80FFFF" style:text-underline-type="single" style:text-underline-style="solid" style:text-underline-width="auto" style:text-underline-mode="continuous"/>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T753" style:parent-style-name="Domyślnaczcionkaakapitu" style:family="text">
      <style:text-properties style:text-underline-type="single" style:text-underline-style="solid" style:text-underline-width="auto" style:text-underline-mode="continuous"/>
    </style:style>
    <style:style style:name="T754" style:parent-style-name="Domyślnaczcionkaakapitu" style:family="text">
      <style:text-properties fo:background-color="#80FFFF" style:text-underline-type="single" style:text-underline-style="solid" style:text-underline-width="auto" style:text-underline-mode="continuous"/>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tab-stops>
          <style:tab-stop style:type="left" style:position="16.6944in"/>
          <style:tab-stop style:type="left" style:position="17.4583in"/>
        </style:tab-stops>
      </style:paragraph-properties>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P799" style:parent-style-name="Normalny" style:family="paragraph">
      <style:paragraph-properties fo:text-align="justify" fo:line-height="150%"/>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style:text-underline-type="single" style:text-underline-style="solid" style:text-underline-width="auto" style:text-underline-mode="continuous"/>
    </style:style>
    <style:style style:name="T803" style:parent-style-name="Domyślnaczcionkaakapitu" style:family="text">
      <style:text-properties fo:background-color="#80FFFF" style:text-underline-type="single" style:text-underline-style="solid" style:text-underline-width="auto" style:text-underline-mode="continuous"/>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style:style>
    <style:style style:name="T823" style:parent-style-name="Domyślnaczcionkaakapitu" style:family="text">
      <style:text-properties fo:background-color="#80FFFF" style:text-underline-type="single" style:text-underline-style="solid" style:text-underline-width="auto" style:text-underline-mode="continuous"/>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style:style>
    <style:style style:name="T863" style:parent-style-name="Domyślnaczcionkaakapitu" style:family="text">
      <style:text-properties style:text-underline-type="single" style:text-underline-style="solid" style:text-underline-width="auto" style:text-underline-mode="continuous"/>
    </style:style>
    <style:style style:name="T864" style:parent-style-name="Domyślnaczcionkaakapitu" style:family="text">
      <style:text-properties fo:background-color="#80FFFF" style:text-underline-type="single" style:text-underline-style="solid" style:text-underline-width="auto" style:text-underline-mode="continuous"/>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fo:background-color="#80FFFF" style:text-underline-type="single" style:text-underline-style="solid" style:text-underline-width="auto" style:text-underline-mode="continuous"/>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T891" style:parent-style-name="Domyślnaczcionkaakapitu" style:family="text">
      <style:text-properties style:text-underline-type="single" style:text-underline-style="solid" style:text-underline-width="auto" style:text-underline-mode="continuous"/>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T894" style:parent-style-name="Domyślnaczcionkaakapitu" style:family="text">
      <style:text-properties fo:background-color="#80FFFF" style:text-underline-type="single" style:text-underline-style="solid" style:text-underline-width="auto" style:text-underline-mode="continuous"/>
    </style:style>
    <style:style style:name="T895" style:parent-style-name="Domyślnaczcionkaakapitu" style:family="text">
      <style:text-properties style:text-underline-type="single" style:text-underline-style="solid" style:text-underline-width="auto" style:text-underline-mode="continuous"/>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style:style>
    <style:style style:name="T898" style:parent-style-name="Domyślnaczcionkaakapitu" style:family="text">
      <style:text-properties style:text-underline-type="single" style:text-underline-style="solid" style:text-underline-width="auto" style:text-underline-mode="continuous"/>
    </style:style>
    <style:style style:name="T899" style:parent-style-name="Domyślnaczcionkaakapitu" style:family="text">
      <style:text-properties fo:background-color="#80FFFF"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T922" style:parent-style-name="Domyślnaczcionkaakapitu" style:family="text">
      <style:text-properties fo:background-color="#80FFFF" style:text-underline-type="single" style:text-underline-style="solid" style:text-underline-width="auto" style:text-underline-mode="continuous"/>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T925" style:parent-style-name="Domyślnaczcionkaakapitu" style:family="text">
      <style:text-properties style:text-underline-type="single" style:text-underline-style="solid" style:text-underline-width="auto" style:text-underline-mode="continuous"/>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T931" style:parent-style-name="Domyślnaczcionkaakapitu" style:family="text">
      <style:text-properties fo:background-color="#80FFFF" style:text-underline-type="single" style:text-underline-style="solid" style:text-underline-width="auto" style:text-underline-mode="continuous"/>
    </style:style>
    <style:style style:name="T932" style:parent-style-name="Domyślnaczcionkaakapitu" style:family="text">
      <style:text-properties style:text-underline-type="single" style:text-underline-style="solid" style:text-underline-width="auto" style:text-underline-mode="continuous"/>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style:style>
    <style:style style:name="T956" style:parent-style-name="Domyślnaczcionkaakapitu" style:family="text">
      <style:text-properties style:text-underline-type="single" style:text-underline-style="solid" style:text-underline-width="auto" style:text-underline-mode="continuous"/>
    </style:style>
    <style:style style:name="T957" style:parent-style-name="Domyślnaczcionkaakapitu" style:family="text">
      <style:text-properties fo:background-color="#80FFFF" style:text-underline-type="single" style:text-underline-style="solid" style:text-underline-width="auto" style:text-underline-mode="continuous"/>
    </style:style>
    <style:style style:name="T958" style:parent-style-name="Domyślnaczcionkaakapitu" style:family="text">
      <style:text-properties style:text-underline-type="single" style:text-underline-style="solid" style:text-underline-width="auto" style:text-underline-mode="continuous"/>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text-underline-type="single" style:text-underline-style="solid" style:text-underline-width="auto" style:text-underline-mode="continuous"/>
    </style:style>
    <style:style style:name="T962" style:parent-style-name="Domyślnaczcionkaakapitu" style:family="text">
      <style:text-properties style:text-underline-type="single" style:text-underline-style="solid" style:text-underline-width="auto" style:text-underline-mode="continuous"/>
    </style:style>
    <style:style style:name="P963" style:parent-style-name="Normalny" style:family="paragraph">
      <style:paragraph-properties fo:text-align="justify" fo:line-height="150%" fo:text-indent="0.2479in"/>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fo:background-color="#80FFFF" style:text-underline-type="single" style:text-underline-style="solid" style:text-underline-width="auto" style:text-underline-mode="continuous"/>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fo:background-color="#80FFFF" style:text-underline-type="single" style:text-underline-style="solid" style:text-underline-width="auto" style:text-underline-mode="continuous"/>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fo:background-color="#80FFFF" style:text-underline-type="single" style:text-underline-style="solid" style:text-underline-width="auto" style:text-underline-mode="continuous"/>
    </style:style>
    <style:style style:name="T989" style:parent-style-name="Domyślnaczcionkaakapitu" style:family="text">
      <style:text-properties style:text-underline-type="single" style:text-underline-style="solid" style:text-underline-width="auto" style:text-underline-mode="continuous"/>
    </style:style>
    <style:style style:name="T990" style:parent-style-name="Domyślnaczcionkaakapitu" style:family="text">
      <style:text-properties fo:background-color="#80FFFF"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T1018" style:parent-style-name="Domyślnaczcionkaakapitu" style:family="text">
      <style:text-properties fo:background-color="#80FFFF" style:text-underline-type="single" style:text-underline-style="solid" style:text-underline-width="auto" style:text-underline-mode="continuous"/>
    </style:style>
    <style:style style:name="T1019" style:parent-style-name="Domyślnaczcionkaakapitu" style:family="text">
      <style:text-properties style:text-underline-type="single" style:text-underline-style="solid" style:text-underline-width="auto" style:text-underline-mode="continuous"/>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style:text-underline-type="single" style:text-underline-style="solid" style:text-underline-width="auto" style:text-underline-mode="continuous"/>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T1030" style:parent-style-name="Domyślnaczcionkaakapitu" style:family="text">
      <style:text-properties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T1044" style:parent-style-name="Domyślnaczcionkaakapitu" style:family="text">
      <style:text-properties style:text-underline-type="single" style:text-underline-style="solid" style:text-underline-width="auto" style:text-underline-mode="continuous"/>
    </style:style>
    <style:style style:name="T1045" style:parent-style-name="Domyślnaczcionkaakapitu" style:family="text">
      <style:text-properties fo:background-color="#80FFFF" style:text-underline-type="single" style:text-underline-style="solid" style:text-underline-width="auto" style:text-underline-mode="continuous"/>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T1060" style:parent-style-name="Domyślnaczcionkaakapitu" style:family="text">
      <style:text-properties fo:background-color="#80FFFF" style:text-underline-type="single" style:text-underline-style="solid" style:text-underline-width="auto" style:text-underline-mode="continuous"/>
    </style:style>
    <style:style style:name="T1061" style:parent-style-name="Domyślnaczcionkaakapitu" style:family="text">
      <style:text-properties style:text-underline-type="single" style:text-underline-style="solid" style:text-underline-width="auto" style:text-underline-mode="continuous"/>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style:style>
    <style:style style:name="T1066" style:parent-style-name="Domyślnaczcionkaakapitu" style:family="text">
      <style:text-properties style:text-underline-type="single" style:text-underline-style="solid" style:text-underline-width="auto" style:text-underline-mode="continuous"/>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text-underline-type="single" style:text-underline-style="solid" style:text-underline-width="auto" style:text-underline-mode="continuous"/>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text-underline-type="single" style:text-underline-style="solid" style:text-underline-width="auto" style:text-underline-mode="continuous"/>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T1095" style:parent-style-name="Domyślnaczcionkaakapitu" style:family="text">
      <style:text-properties style:text-underline-type="single" style:text-underline-style="solid" style:text-underline-width="auto" style:text-underline-mode="continuous"/>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text-underline-type="single" style:text-underline-style="solid" style:text-underline-width="auto" style:text-underline-mode="continuous"/>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P1109" style:parent-style-name="Normalny" style:family="paragraph">
      <style:paragraph-properties fo:text-align="justify" fo:line-height="150%" fo:text-indent="0.2479in"/>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text-underline-type="single" style:text-underline-style="solid" style:text-underline-width="auto" style:text-underline-mode="continuous"/>
    </style:style>
    <style:style style:name="T1138" style:parent-style-name="Domyślnaczcionkaakapitu" style:family="text">
      <style:text-properties style:text-underline-type="single" style:text-underline-style="solid" style:text-underline-width="auto" style:text-underline-mode="continuous"/>
    </style:style>
    <style:style style:name="T1139" style:parent-style-name="Domyślnaczcionkaakapitu" style:family="text">
      <style:text-properties fo:background-color="#80FFFF" style:text-underline-type="single" style:text-underline-style="solid" style:text-underline-width="auto" style:text-underline-mode="continuous"/>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style:text-underline-type="single" style:text-underline-style="solid" style:text-underline-width="auto" style:text-underline-mode="continuous"/>
    </style:style>
    <style:style style:name="T1186" style:parent-style-name="Domyślnaczcionkaakapitu" style:family="text">
      <style:text-properties fo:background-color="#80FFFF" style:text-underline-type="single" style:text-underline-style="solid" style:text-underline-width="auto" style:text-underline-mode="continuous"/>
    </style:style>
    <style:style style:name="T1187" style:parent-style-name="Domyślnaczcionkaakapitu" style:family="text">
      <style:text-properties style:text-underline-type="single" style:text-underline-style="solid" style:text-underline-width="auto" style:text-underline-mode="continuous"/>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style:style>
    <style:style style:name="T1190" style:parent-style-name="Domyślnaczcionkaakapitu" style:family="text">
      <style:text-properties style:text-underline-type="single" style:text-underline-style="solid" style:text-underline-width="auto" style:text-underline-mode="continuous"/>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T1197" style:parent-style-name="Domyślnaczcionkaakapitu" style:family="text">
      <style:text-properties fo:background-color="#80FFFF" style:text-underline-type="single" style:text-underline-style="solid" style:text-underline-width="auto" style:text-underline-mode="continuous"/>
    </style:style>
    <style:style style:name="T1198" style:parent-style-name="Domyślnaczcionkaakapitu" style:family="text">
      <style:text-properties style:text-underline-type="single" style:text-underline-style="solid" style:text-underline-width="auto" style:text-underline-mode="continuous"/>
    </style:style>
    <style:style style:name="T1199" style:parent-style-name="Domyślnaczcionkaakapitu" style:family="text">
      <style:text-properties fo:background-color="#80FFFF" style:text-underline-type="single" style:text-underline-style="solid" style:text-underline-width="auto" style:text-underline-mode="continuous"/>
    </style:style>
    <style:style style:name="T1200" style:parent-style-name="Domyślnaczcionkaakapitu" style:family="text">
      <style:text-properties style:text-underline-type="single" style:text-underline-style="solid" style:text-underline-width="auto" style:text-underline-mode="continuous"/>
    </style:style>
    <style:style style:name="T1201" style:parent-style-name="Domyślnaczcionkaakapitu" style:family="text">
      <style:text-properties fo:background-color="#80FFFF" style:text-underline-type="single" style:text-underline-style="solid" style:text-underline-width="auto" style:text-underline-mode="continuous"/>
    </style:style>
    <style:style style:name="T1202" style:parent-style-name="Domyślnaczcionkaakapitu" style:family="text">
      <style:text-properties style:text-underline-type="single" style:text-underline-style="solid" style:text-underline-width="auto" style:text-underline-mode="continuous"/>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style:tab-stops>
          <style:tab-stop style:type="left" style:position="18.1597in"/>
        </style:tab-stops>
      </style:paragraph-properties>
    </style:style>
    <style:style style:name="T1208" style:parent-style-name="Domyślnaczcionkaakapitu" style:family="text">
      <style:text-properties style:text-underline-type="single" style:text-underline-style="solid" style:text-underline-width="auto" style:text-underline-mode="continuous"/>
    </style:style>
    <style:style style:name="T1209" style:parent-style-name="Domyślnaczcionkaakapitu" style:family="text">
      <style:text-properties fo:background-color="#80FFFF" style:text-underline-type="single" style:text-underline-style="solid" style:text-underline-width="auto" style:text-underline-mode="continuous"/>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479in">
        <style:tab-stops>
          <style:tab-stop style:type="left" style:position="18.1597in"/>
        </style:tab-stops>
      </style:paragraph-properties>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tab-stops>
          <style:tab-stop style:type="left" style:position="18.1597in"/>
        </style:tab-stops>
      </style:paragraph-properties>
    </style:style>
    <style:style style:name="P1229" style:parent-style-name="Normalny" style:family="paragraph">
      <style:paragraph-properties fo:text-align="justify" fo:line-height="150%"/>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fo:background-color="#80FFFF" style:text-underline-type="single" style:text-underline-style="solid" style:text-underline-width="auto" style:text-underline-mode="continuous"/>
    </style:style>
    <style:style style:name="T1232" style:parent-style-name="Domyślnaczcionkaakapitu" style:family="text">
      <style:text-properties style:text-underline-type="single" style:text-underline-style="solid" style:text-underline-width="auto" style:text-underline-mode="continuous"/>
    </style:style>
    <style:style style:name="T1233" style:parent-style-name="Domyślnaczcionkaakapitu" style:family="text">
      <style:text-properties fo:background-color="#80FFFF" style:text-underline-type="single" style:text-underline-style="solid" style:text-underline-width="auto" style:text-underline-mode="continuous"/>
    </style:style>
    <style:style style:name="T1234" style:parent-style-name="Domyślnaczcionkaakapitu" style:family="text">
      <style:text-properties style:text-underline-type="single" style:text-underline-style="solid" style:text-underline-width="auto" style:text-underline-mode="continuous"/>
    </style:style>
    <style:style style:name="T1235" style:parent-style-name="Domyślnaczcionkaakapitu" style:family="text">
      <style:text-properties fo:background-color="#80FFFF" style:text-underline-type="single" style:text-underline-style="solid" style:text-underline-width="auto" style:text-underline-mode="continuous"/>
    </style:style>
    <style:style style:name="T1236" style:parent-style-name="Domyślnaczcionkaakapitu" style:family="text">
      <style:text-properties style:text-underline-type="single" style:text-underline-style="solid" style:text-underline-width="auto" style:text-underline-mode="continuous"/>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style:style>
    <style:style style:name="T1246" style:parent-style-name="Domyślnaczcionkaakapitu" style:family="text">
      <style:text-properties style:text-underline-type="single" style:text-underline-style="solid" style:text-underline-width="auto" style:text-underline-mode="continuous"/>
    </style:style>
    <style:style style:name="T1247" style:parent-style-name="Domyślnaczcionkaakapitu" style:family="text">
      <style:text-properties fo:background-color="#80FFFF" style:text-underline-type="single" style:text-underline-style="solid" style:text-underline-width="auto" style:text-underline-mode="continuous"/>
    </style:style>
    <style:style style:name="T1248" style:parent-style-name="Domyślnaczcionkaakapitu" style:family="text">
      <style:text-properties style:text-underline-type="single" style:text-underline-style="solid" style:text-underline-width="auto" style:text-underline-mode="continuous"/>
    </style:style>
    <style:style style:name="T1249" style:parent-style-name="Domyślnaczcionkaakapitu" style:family="text">
      <style:text-properties fo:background-color="#80FFFF" style:text-underline-type="single" style:text-underline-style="solid" style:text-underline-width="auto" style:text-underline-mode="continuous"/>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text-underline-type="single" style:text-underline-style="solid" style:text-underline-width="auto" style:text-underline-mode="continuous"/>
    </style:style>
    <style:style style:name="T1330" style:parent-style-name="Domyślnaczcionkaakapitu" style:family="text">
      <style:text-properties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style:style>
    <style:style style:name="T1333" style:parent-style-name="Domyślnaczcionkaakapitu" style:family="text">
      <style:text-properties fo:background-color="#80FFFF" style:text-underline-type="single" style:text-underline-style="solid" style:text-underline-width="auto" style:text-underline-mode="continuous"/>
    </style:style>
    <style:style style:name="T1334" style:parent-style-name="Domyślnaczcionkaakapitu" style:family="text">
      <style:text-properties style:text-underline-type="single" style:text-underline-style="solid" style:text-underline-width="auto" style:text-underline-mode="continuous"/>
    </style:style>
    <style:style style:name="T1335" style:parent-style-name="Domyślnaczcionkaakapitu" style:family="text">
      <style:text-properties fo:background-color="#80FFFF" style:text-underline-type="single" style:text-underline-style="solid" style:text-underline-width="auto" style:text-underline-mode="continuous"/>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fo:background-color="#80FFFF" style:text-underline-type="single" style:text-underline-style="solid" style:text-underline-width="auto" style:text-underline-mode="continuous"/>
    </style:style>
    <style:style style:name="T1338" style:parent-style-name="Domyślnaczcionkaakapitu" style:family="text">
      <style:text-properties style:text-underline-type="single" style:text-underline-style="solid" style:text-underline-width="auto" style:text-underline-mode="continuous"/>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style:style>
    <style:style style:name="T1352" style:parent-style-name="Domyślnaczcionkaakapitu" style:family="text">
      <style:text-properties style:text-underline-type="single" style:text-underline-style="solid" style:text-underline-width="auto" style:text-underline-mode="continuous"/>
    </style:style>
    <style:style style:name="T1353" style:parent-style-name="Domyślnaczcionkaakapitu" style:family="text">
      <style:text-properties fo:background-color="#80FFFF" style:text-underline-type="single" style:text-underline-style="solid" style:text-underline-width="auto" style:text-underline-mode="continuous"/>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fo:background-color="#80FFFF" style:text-underline-type="single" style:text-underline-style="solid" style:text-underline-width="auto" style:text-underline-mode="continuous"/>
    </style:style>
    <style:style style:name="T1356" style:parent-style-name="Domyślnaczcionkaakapitu" style:family="text">
      <style:text-properties style:text-underline-type="single" style:text-underline-style="solid" style:text-underline-width="auto" style:text-underline-mode="continuous"/>
    </style:style>
    <style:style style:name="T1357" style:parent-style-name="Domyślnaczcionkaakapitu" style:family="text">
      <style:text-properties fo:background-color="#80FFFF" style:text-underline-type="single" style:text-underline-style="solid" style:text-underline-width="auto" style:text-underline-mode="continuous"/>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T1393" style:parent-style-name="Domyślnaczcionkaakapitu" style:family="text">
      <style:text-properties style:text-underline-type="single" style:text-underline-style="solid" style:text-underline-width="auto" style:text-underline-mode="continuous"/>
    </style:style>
    <style:style style:name="T1394" style:parent-style-name="Domyślnaczcionkaakapitu" style:family="text">
      <style:text-properties fo:background-color="#80FFFF" style:text-underline-type="single" style:text-underline-style="solid" style:text-underline-width="auto" style:text-underline-mode="continuous"/>
    </style:style>
    <style:style style:name="T1395" style:parent-style-name="Domyślnaczcionkaakapitu" style:family="text">
      <style:text-properties style:text-underline-type="single" style:text-underline-style="solid" style:text-underline-width="auto" style:text-underline-mode="continuous"/>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T1400" style:parent-style-name="Domyślnaczcionkaakapitu" style:family="text">
      <style:text-properties fo:background-color="#80FFFF" style:text-underline-type="single" style:text-underline-style="solid" style:text-underline-width="auto" style:text-underline-mode="continuous"/>
    </style:style>
    <style:style style:name="T1401" style:parent-style-name="Domyślnaczcionkaakapitu" style:family="text">
      <style:text-properties style:text-underline-type="single" style:text-underline-style="solid" style:text-underline-width="auto" style:text-underline-mode="continuous"/>
    </style:style>
    <style:style style:name="T1402" style:parent-style-name="Domyślnaczcionkaakapitu" style:family="text">
      <style:text-properties fo:background-color="#80FFFF" style:text-underline-type="single" style:text-underline-style="solid" style:text-underline-width="auto" style:text-underline-mode="continuous"/>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style:text-underline-type="single" style:text-underline-style="solid" style:text-underline-width="auto" style:text-underline-mode="continuous"/>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T1426" style:parent-style-name="Domyślnaczcionkaakapitu" style:family="text">
      <style:text-properties style:text-underline-type="single" style:text-underline-style="solid" style:text-underline-width="auto" style:text-underline-mode="continuous"/>
    </style:style>
    <style:style style:name="T1427" style:parent-style-name="Domyślnaczcionkaakapitu" style:family="text">
      <style:text-properties fo:background-color="#80FFFF" style:text-underline-type="single" style:text-underline-style="solid" style:text-underline-width="auto" style:text-underline-mode="continuous"/>
    </style:style>
    <style:style style:name="T1428" style:parent-style-name="Domyślnaczcionkaakapitu" style:family="text">
      <style:text-properties style:text-underline-type="single" style:text-underline-style="solid" style:text-underline-width="auto" style:text-underline-mode="continuous"/>
    </style:style>
    <style:style style:name="T1429" style:parent-style-name="Domyślnaczcionkaakapitu" style:family="text">
      <style:text-properties fo:background-color="#80FFFF" style:text-underline-type="single" style:text-underline-style="solid" style:text-underline-width="auto" style:text-underline-mode="continuous"/>
    </style:style>
    <style:style style:name="T1430" style:parent-style-name="Domyślnaczcionkaakapitu" style:family="text">
      <style:text-properties style:text-underline-type="single" style:text-underline-style="solid" style:text-underline-width="auto" style:text-underline-mode="continuous"/>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tab-stops>
          <style:tab-stop style:type="left" style:position="20.3263in"/>
        </style:tab-stops>
      </style:paragraph-properties>
    </style:style>
    <style:style style:name="T1433" style:parent-style-name="Domyślnaczcionkaakapitu" style:family="text">
      <style:text-properties fo:background-color="#80FFFF" style:text-underline-type="single" style:text-underline-style="solid" style:text-underline-width="auto" style:text-underline-mode="continuous"/>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479in">
        <style:tab-stops>
          <style:tab-stop style:type="left" style:position="20.3263in"/>
        </style:tab-stops>
      </style:paragraph-properties>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fo:text-indent="0.2479in">
        <style:tab-stops>
          <style:tab-stop style:type="left" style:position="20.3263in"/>
        </style:tab-stops>
      </style:paragraph-properties>
    </style:style>
    <style:style style:name="P1444" style:parent-style-name="Normalny" style:family="paragraph">
      <style:paragraph-properties fo:text-align="justify" fo:line-height="150%"/>
    </style:style>
    <style:style style:name="T1445" style:parent-style-name="Domyślnaczcionkaakapitu" style:family="text">
      <style:text-properties style:text-underline-type="single" style:text-underline-style="solid" style:text-underline-width="auto" style:text-underline-mode="continuous"/>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T1451" style:parent-style-name="Domyślnaczcionkaakapitu" style:family="text">
      <style:text-properties style:text-underline-type="single" style:text-underline-style="solid" style:text-underline-width="auto" style:text-underline-mode="continuous"/>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style:style>
    <style:style style:name="T1467" style:parent-style-name="Domyślnaczcionkaakapitu" style:family="text">
      <style:text-properties style:text-underline-type="single" style:text-underline-style="solid" style:text-underline-width="auto" style:text-underline-mode="continuous"/>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style:text-underline-type="single" style:text-underline-style="solid" style:text-underline-width="auto" style:text-underline-mode="continuous"/>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style:text-underline-type="single" style:text-underline-style="solid" style:text-underline-width="auto" style:text-underline-mode="continuous"/>
    </style:style>
    <style:style style:name="T1475" style:parent-style-name="Domyślnaczcionkaakapitu" style:family="text">
      <style:text-properties fo:background-color="#80FFFF" style:text-underline-type="single" style:text-underline-style="solid" style:text-underline-width="auto" style:text-underline-mode="continuous"/>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T1485" style:parent-style-name="Domyślnaczcionkaakapitu" style:family="text">
      <style:text-properties fo:background-color="#80FFFF" style:text-underline-type="single" style:text-underline-style="solid" style:text-underline-width="auto" style:text-underline-mode="continuous"/>
    </style:style>
    <style:style style:name="T1486" style:parent-style-name="Domyślnaczcionkaakapitu" style:family="text">
      <style:text-properties style:text-underline-type="single" style:text-underline-style="solid" style:text-underline-width="auto" style:text-underline-mode="continuous"/>
    </style:style>
    <style:style style:name="T1487" style:parent-style-name="Domyślnaczcionkaakapitu" style:family="text">
      <style:text-properties fo:background-color="#80FFFF"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T1521" style:parent-style-name="Domyślnaczcionkaakapitu" style:family="text">
      <style:text-properties style:text-underline-type="single" style:text-underline-style="solid" style:text-underline-width="auto" style:text-underline-mode="continuous"/>
    </style:style>
    <style:style style:name="T1522" style:parent-style-name="Domyślnaczcionkaakapitu" style:family="text">
      <style:text-properties fo:background-color="#80FFFF" style:text-underline-type="single" style:text-underline-style="solid" style:text-underline-width="auto" style:text-underline-mode="continuous"/>
    </style:style>
    <style:style style:name="T1523" style:parent-style-name="Domyślnaczcionkaakapitu" style:family="text">
      <style:text-properties style:text-underline-type="single" style:text-underline-style="solid" style:text-underline-width="auto" style:text-underline-mode="continuous"/>
    </style:style>
    <style:style style:name="T1524" style:parent-style-name="Domyślnaczcionkaakapitu" style:family="text">
      <style:text-properties fo:background-color="#80FFFF" style:text-underline-type="single" style:text-underline-style="solid" style:text-underline-width="auto" style:text-underline-mode="continuous"/>
    </style:style>
    <style:style style:name="T1525" style:parent-style-name="Domyślnaczcionkaakapitu" style:family="text">
      <style:text-properties style:text-underline-type="single" style:text-underline-style="solid" style:text-underline-width="auto" style:text-underline-mode="continuous"/>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text-underline-type="single" style:text-underline-style="solid" style:text-underline-width="auto" style:text-underline-mode="continuous"/>
    </style:style>
    <style:style style:name="T1532" style:parent-style-name="Domyślnaczcionkaakapitu" style:family="text">
      <style:text-properties style:text-underline-type="single" style:text-underline-style="solid" style:text-underline-width="auto" style:text-underline-mode="continuous"/>
    </style:style>
    <style:style style:name="T1533" style:parent-style-name="Domyślnaczcionkaakapitu" style:family="text">
      <style:text-properties fo:background-color="#80FFFF" style:text-underline-type="single" style:text-underline-style="solid" style:text-underline-width="auto" style:text-underline-mode="continuous"/>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T1536" style:parent-style-name="Domyślnaczcionkaakapitu" style:family="text">
      <style:text-properties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T1548" style:parent-style-name="Domyślnaczcionkaakapitu" style:family="text">
      <style:text-properties style:text-underline-type="single" style:text-underline-style="solid" style:text-underline-width="auto" style:text-underline-mode="continuous"/>
    </style:style>
    <style:style style:name="T1549" style:parent-style-name="Domyślnaczcionkaakapitu" style:family="text">
      <style:text-properties fo:background-color="#80FFFF" style:text-underline-type="single" style:text-underline-style="solid" style:text-underline-width="auto" style:text-underline-mode="continuous"/>
    </style:style>
    <style:style style:name="T1550" style:parent-style-name="Domyślnaczcionkaakapitu" style:family="text">
      <style:text-properties style:text-underline-type="single" style:text-underline-style="solid" style:text-underline-width="auto" style:text-underline-mode="continuous"/>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P1560" style:parent-style-name="Normalny" style:family="paragraph">
      <style:paragraph-properties fo:text-align="justify" fo:line-height="150%"/>
    </style:style>
    <style:style style:name="T1561" style:parent-style-name="Domyślnaczcionkaakapitu" style:family="text">
      <style:text-properties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479in"/>
    </style:style>
    <style:style style:name="P1569" style:parent-style-name="Normalny" style:family="paragraph">
      <style:paragraph-properties fo:text-align="justify" fo:line-height="150%"/>
    </style:style>
    <style:style style:name="T1570" style:parent-style-name="Domyślnaczcionkaakapitu" style:family="text">
      <style:text-properties style:text-underline-type="single" style:text-underline-style="solid" style:text-underline-width="auto" style:text-underline-mode="continuous"/>
    </style:style>
    <style:style style:name="T1571" style:parent-style-name="Domyślnaczcionkaakapitu" style:family="text">
      <style:text-properties fo:background-color="#80FFFF" style:text-underline-type="single" style:text-underline-style="solid" style:text-underline-width="auto" style:text-underline-mode="continuous"/>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text-underline-type="single" style:text-underline-style="solid" style:text-underline-width="auto" style:text-underline-mode="continuous"/>
    </style:style>
    <style:style style:name="T1574" style:parent-style-name="Domyślnaczcionkaakapitu" style:family="text">
      <style:text-properties style:text-underline-type="single" style:text-underline-style="solid" style:text-underline-width="auto" style:text-underline-mode="continuous"/>
    </style:style>
    <style:style style:name="T1575" style:parent-style-name="Domyślnaczcionkaakapitu" style:family="text">
      <style:text-properties fo:background-color="#80FFFF" style:text-underline-type="single" style:text-underline-style="solid" style:text-underline-width="auto" style:text-underline-mode="continuous"/>
    </style:style>
    <style:style style:name="T1576" style:parent-style-name="Domyślnaczcionkaakapitu" style:family="text">
      <style:text-properties style:text-underline-type="single" style:text-underline-style="solid" style:text-underline-width="auto" style:text-underline-mode="continuous"/>
    </style:style>
    <style:style style:name="P1577" style:parent-style-name="Normalny" style:family="paragraph">
      <style:paragraph-properties fo:text-align="justify" fo:line-height="150%" fo:text-indent="0.2479in"/>
    </style:style>
    <style:style style:name="P1578" style:parent-style-name="Normalny" style:family="paragraph">
      <style:paragraph-properties fo:text-align="justify" fo:line-height="150%"/>
    </style:style>
    <style:style style:name="T1579" style:parent-style-name="Domyślnaczcionkaakapitu" style:family="text">
      <style:text-properties fo:background-color="#80FFFF" style:text-underline-type="single" style:text-underline-style="solid" style:text-underline-width="auto" style:text-underline-mode="continuous"/>
    </style:style>
    <style:style style:name="T1580" style:parent-style-name="Domyślnaczcionkaakapitu" style:family="text">
      <style:text-properties style:text-underline-type="single" style:text-underline-style="solid" style:text-underline-width="auto" style:text-underline-mode="continuou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T1596" style:parent-style-name="Domyślnaczcionkaakapitu" style:family="text">
      <style:text-properties fo:background-color="#80FFFF" style:text-underline-type="single" style:text-underline-style="solid" style:text-underline-width="auto" style:text-underline-mode="continuous"/>
    </style:style>
    <style:style style:name="T1597" style:parent-style-name="Domyślnaczcionkaakapitu" style:family="text">
      <style:text-properties style:text-underline-type="single" style:text-underline-style="solid" style:text-underline-width="auto" style:text-underline-mode="continuous"/>
    </style:style>
    <style:style style:name="T1598" style:parent-style-name="Domyślnaczcionkaakapitu" style:family="text">
      <style:text-properties fo:background-color="#80FFFF" style:text-underline-type="single" style:text-underline-style="solid" style:text-underline-width="auto" style:text-underline-mode="continuous"/>
    </style:style>
    <style:style style:name="T1599" style:parent-style-name="Domyślnaczcionkaakapitu" style:family="text">
      <style:text-properties style:text-underline-type="single" style:text-underline-style="solid" style:text-underline-width="auto" style:text-underline-mode="continuous"/>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style:style>
    <style:style style:name="T1602" style:parent-style-name="Domyślnaczcionkaakapitu" style:family="text">
      <style:text-properties style:text-underline-type="single" style:text-underline-style="solid" style:text-underline-width="auto" style:text-underline-mode="continuous"/>
    </style:style>
    <style:style style:name="T1603" style:parent-style-name="Domyślnaczcionkaakapitu" style:family="text">
      <style:text-properties fo:background-color="#80FFFF" style:text-underline-type="single" style:text-underline-style="solid" style:text-underline-width="auto" style:text-underline-mode="continuous"/>
    </style:style>
    <style:style style:name="T1604" style:parent-style-name="Domyślnaczcionkaakapitu" style:family="text">
      <style:text-properties style:text-underline-type="single" style:text-underline-style="solid" style:text-underline-width="auto" style:text-underline-mode="continuous"/>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T1608" style:parent-style-name="Domyślnaczcionkaakapitu" style:family="text">
      <style:text-properties style:text-underline-type="single" style:text-underline-style="solid" style:text-underline-width="auto" style:text-underline-mode="continuous"/>
    </style:style>
    <style:style style:name="T1609" style:parent-style-name="Domyślnaczcionkaakapitu" style:family="text">
      <style:text-properties fo:background-color="#80FFFF" style:text-underline-type="single" style:text-underline-style="solid" style:text-underline-width="auto" style:text-underline-mode="continuous"/>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text-underline-type="single" style:text-underline-style="solid" style:text-underline-width="auto" style:text-underline-mode="continuous"/>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T1708" style:parent-style-name="Domyślnaczcionkaakapitu" style:family="text">
      <style:text-properties fo:background-color="#80FFFF" style:text-underline-type="single" style:text-underline-style="solid" style:text-underline-width="auto" style:text-underline-mode="continuous"/>
    </style:style>
    <style:style style:name="T1709" style:parent-style-name="Domyślnaczcionkaakapitu" style:family="text">
      <style:text-properties style:text-underline-type="single" style:text-underline-style="solid" style:text-underline-width="auto" style:text-underline-mode="continuous"/>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T1714" style:parent-style-name="Domyślnaczcionkaakapitu" style:family="text">
      <style:text-properties fo:background-color="#80FFFF" style:text-underline-type="single" style:text-underline-style="solid" style:text-underline-width="auto" style:text-underline-mode="continuous"/>
    </style:style>
    <style:style style:name="T1715" style:parent-style-name="Domyślnaczcionkaakapitu" style:family="text">
      <style:text-properties style:text-underline-type="single" style:text-underline-style="solid" style:text-underline-width="auto" style:text-underline-mode="continuous"/>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T1721" style:parent-style-name="Domyślnaczcionkaakapitu" style:family="text">
      <style:text-properties style:text-underline-type="single" style:text-underline-style="solid" style:text-underline-width="auto" style:text-underline-mode="continuous"/>
    </style:style>
    <style:style style:name="T1722" style:parent-style-name="Domyślnaczcionkaakapitu" style:family="text">
      <style:text-properties fo:background-color="#80FFFF" style:text-underline-type="single" style:text-underline-style="solid" style:text-underline-width="auto" style:text-underline-mode="continuous"/>
    </style:style>
    <style:style style:name="T1723" style:parent-style-name="Domyślnaczcionkaakapitu" style:family="text">
      <style:text-properties style:text-underline-type="single" style:text-underline-style="solid" style:text-underline-width="auto" style:text-underline-mode="continuous"/>
    </style:style>
    <style:style style:name="T1724" style:parent-style-name="Domyślnaczcionkaakapitu" style:family="text">
      <style:text-properties fo:background-color="#80FFFF" style:text-underline-type="single" style:text-underline-style="solid" style:text-underline-width="auto" style:text-underline-mode="continuous"/>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P1766" style:parent-style-name="Normalny" style:family="paragraph">
      <style:paragraph-properties fo:text-align="justify" fo:line-height="150%" fo:text-indent="0.2479in"/>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tab-stops>
          <style:tab-stop style:type="left" style:position="19.0763in"/>
        </style:tab-stops>
      </style:paragraph-properties>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479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479in"/>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fo:text-indent="0.2479in"/>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P2344" style:parent-style-name="Normalny" style:family="paragraph">
      <style:paragraph-properties fo:text-align="justify" fo:line-height="150%" fo:text-indent="0.2479in"/>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T2459" style:parent-style-name="Domyślnaczcionkaakapitu" style:family="text">
      <style:text-properties fo:background-color="#80FFFF" style:text-underline-type="single" style:text-underline-style="solid" style:text-underline-width="auto" style:text-underline-mode="continuous"/>
    </style:style>
    <style:style style:name="T2460" style:parent-style-name="Domyślnaczcionkaakapitu" style:family="text">
      <style:text-properties style:text-underline-type="single" style:text-underline-style="solid" style:text-underline-width="auto" style:text-underline-mode="continuous"/>
    </style:style>
    <style:style style:name="P2461" style:parent-style-name="Normalny" style:family="paragraph">
      <style:paragraph-properties fo:text-align="justify" fo:line-height="150%" fo:text-indent="0.2479in"/>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style:style>
    <style:style style:name="T2475" style:parent-style-name="Domyślnaczcionkaakapitu" style:family="text">
      <style:text-properties style:text-underline-type="single" style:text-underline-style="solid" style:text-underline-width="auto" style:text-underline-mode="continuous"/>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P2484" style:parent-style-name="Normalny" style:family="paragraph">
      <style:paragraph-properties fo:text-align="justify" fo:line-height="150%" fo:text-indent="0.2479in"/>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style:style>
    <style:style style:name="T2501" style:parent-style-name="Domyślnaczcionkaakapitu" style:family="text">
      <style:text-properties style:text-underline-type="single" style:text-underline-style="solid" style:text-underline-width="auto" style:text-underline-mode="continuous"/>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fo:text-indent="0.2479in"/>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fo:text-indent="0.2479in"/>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fo:text-indent="0.2479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479in"/>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style:style>
    <style:style style:name="T2640" style:parent-style-name="Domyślnaczcionkaakapitu" style:family="text">
      <style:text-properties style:text-underline-type="single" style:text-underline-style="solid" style:text-underline-width="auto" style:text-underline-mode="continuous"/>
    </style:style>
    <style:style style:name="T2641" style:parent-style-name="Domyślnaczcionkaakapitu" style:family="text">
      <style:text-properties fo:background-color="#80FFFF" style:text-underline-type="single" style:text-underline-style="solid" style:text-underline-width="auto" style:text-underline-mode="continuous"/>
    </style:style>
    <style:style style:name="T2642" style:parent-style-name="Domyślnaczcionkaakapitu" style:family="text">
      <style:text-properties style:text-underline-type="single" style:text-underline-style="solid" style:text-underline-width="auto" style:text-underline-mode="continuous"/>
    </style:style>
    <style:style style:name="T2643" style:parent-style-name="Domyślnaczcionkaakapitu" style:family="text">
      <style:text-properties fo:background-color="#80FFFF" style:text-underline-type="single" style:text-underline-style="solid" style:text-underline-width="auto" style:text-underline-mode="continuous"/>
    </style:style>
    <style:style style:name="T2644" style:parent-style-name="Domyślnaczcionkaakapitu" style:family="text">
      <style:text-properties style:text-underline-type="single" style:text-underline-style="solid" style:text-underline-width="auto" style:text-underline-mode="continuous"/>
    </style:style>
    <style:style style:name="T2645" style:parent-style-name="Domyślnaczcionkaakapitu" style:family="text">
      <style:text-properties fo:background-color="#80FFFF" style:text-underline-type="single" style:text-underline-style="solid" style:text-underline-width="auto" style:text-underline-mode="continuous"/>
    </style:style>
    <style:style style:name="T2646" style:parent-style-name="Domyślnaczcionkaakapitu" style:family="text">
      <style:text-properties style:text-underline-type="single" style:text-underline-style="solid" style:text-underline-width="auto" style:text-underline-mode="continuous"/>
    </style:style>
    <style:style style:name="P2647" style:parent-style-name="Normalny" style:family="paragraph">
      <style:paragraph-properties fo:text-align="justify" fo:line-height="150%" fo:text-indent="0.2479in"/>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style:text-underline-type="single" style:text-underline-style="solid" style:text-underline-width="auto" style:text-underline-mode="continuous"/>
    </style:style>
    <style:style style:name="T2661" style:parent-style-name="Domyślnaczcionkaakapitu" style:family="text">
      <style:text-properties fo:background-color="#80FFFF" style:text-underline-type="single" style:text-underline-style="solid" style:text-underline-width="auto" style:text-underline-mode="continuous"/>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479in"/>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479in"/>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fo:text-indent="0.2479in"/>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fo:text-indent="0.2479in"/>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fo:text-indent="0.2479in"/>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479in"/>
    </style:style>
    <style:style style:name="P2784" style:parent-style-name="Normalny" style:family="paragraph">
      <style:paragraph-properties fo:text-align="justify" fo:line-height="150%"/>
    </style:style>
    <style:style style:name="T2785" style:parent-style-name="Domyślnaczcionkaakapitu" style:family="text">
      <style:text-properties style:text-underline-type="single" style:text-underline-style="solid" style:text-underline-width="auto" style:text-underline-mode="continuous"/>
    </style:style>
    <style:style style:name="P2786" style:parent-style-name="Normalny" style:family="paragraph">
      <style:paragraph-properties fo:text-align="justify" fo:line-height="150%" fo:text-indent="0.2479in"/>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479in"/>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479in"/>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fo:text-indent="0.2479in">
        <style:tab-stops>
          <style:tab-stop style:type="left" style:position="6.9375in"/>
        </style:tab-stops>
      </style:paragraph-properties>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fo:text-indent="0.2479in"/>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fo:text-indent="0.2479in"/>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479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fo:text-indent="0.2479in"/>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479in"/>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fo:text-indent="0.2479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479in"/>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P3123" style:parent-style-name="Normalny" style:family="paragraph">
      <style:paragraph-properties fo:text-align="justify" fo:line-height="150%" fo:text-indent="0.2479in"/>
    </style:style>
    <style:style style:name="P3124" style:parent-style-name="Normalny" style:family="paragraph">
      <style:paragraph-properties fo:text-align="justify" fo:line-height="150%"/>
    </style:style>
    <style:style style:name="T3125" style:parent-style-name="Domyślnaczcionkaakapitu" style:family="text">
      <style:text-properties fo:background-color="#80FFFF" style:text-underline-type="single" style:text-underline-style="solid" style:text-underline-width="auto" style:text-underline-mode="continuous"/>
    </style:style>
    <style:style style:name="T3126" style:parent-style-name="Domyślnaczcionkaakapitu" style:family="text">
      <style:text-properties style:text-underline-type="single" style:text-underline-style="solid" style:text-underline-width="auto" style:text-underline-mode="continuous"/>
    </style:style>
    <style:style style:name="T3127" style:parent-style-name="Domyślnaczcionkaakapitu" style:family="text">
      <style:text-properties fo:background-color="#80FFFF" style:text-underline-type="single" style:text-underline-style="solid" style:text-underline-width="auto" style:text-underline-mode="continuous"/>
    </style:style>
    <style:style style:name="T3128" style:parent-style-name="Domyślnaczcionkaakapitu" style:family="text">
      <style:text-properties style:text-underline-type="single" style:text-underline-style="solid" style:text-underline-width="auto" style:text-underline-mode="continuous"/>
    </style:style>
    <style:style style:name="T3129" style:parent-style-name="Domyślnaczcionkaakapitu" style:family="text">
      <style:text-properties fo:background-color="#80FFFF" style:text-underline-type="single" style:text-underline-style="solid" style:text-underline-width="auto" style:text-underline-mode="continuous"/>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T3133" style:parent-style-name="Domyślnaczcionkaakapitu" style:family="text">
      <style:text-properties fo:background-color="#80FFFF" style:text-underline-type="single" style:text-underline-style="solid" style:text-underline-width="auto" style:text-underline-mode="continuous"/>
    </style:style>
    <style:style style:name="P3134" style:parent-style-name="Normalny" style:family="paragraph">
      <style:paragraph-properties fo:text-align="justify" fo:line-height="150%" fo:text-indent="0.2479in"/>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fo:text-indent="0.2479in"/>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P3150" style:parent-style-name="Normalny" style:family="paragraph">
      <style:paragraph-properties fo:text-align="justify" fo:line-height="150%" fo:text-indent="0.2479in"/>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479in"/>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479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fo:text-indent="0.2479in"/>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479in"/>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479in"/>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479in"/>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P3248" style:parent-style-name="Normalny" style:family="paragraph">
      <style:paragraph-properties fo:text-align="justify" fo:line-height="150%" fo:text-indent="0.2479in"/>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fo:text-indent="0.2479in"/>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fo:text-indent="0.2479in"/>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fo:text-indent="0.2479in"/>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479in"/>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P3299" style:parent-style-name="Normalny" style:family="paragraph">
      <style:paragraph-properties fo:text-align="justify" fo:line-height="150%" fo:text-indent="0.2479in"/>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P3316" style:parent-style-name="Normalny" style:family="paragraph">
      <style:paragraph-properties fo:text-align="justify" fo:line-height="150%" fo:text-indent="0.2479in"/>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P3324" style:parent-style-name="Normalny" style:family="paragraph">
      <style:paragraph-properties fo:text-align="justify" fo:line-height="150%" fo:text-indent="0.2479in"/>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P3332" style:parent-style-name="Normalny" style:family="paragraph">
      <style:paragraph-properties fo:text-align="justify" fo:line-height="150%" fo:text-indent="0.2479in"/>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P3341" style:parent-style-name="Normalny" style:family="paragraph">
      <style:paragraph-properties fo:text-align="justify" fo:line-height="150%" fo:text-indent="0.2479in"/>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style:style>
    <style:style style:name="T3347" style:parent-style-name="Domyślnaczcionkaakapitu" style:family="text">
      <style:text-properties style:text-underline-type="single" style:text-underline-style="solid" style:text-underline-width="auto" style:text-underline-mode="continuous"/>
    </style:style>
    <style:style style:name="T3348" style:parent-style-name="Domyślnaczcionkaakapitu" style:family="text">
      <style:text-properties fo:background-color="#80FFFF" style:text-underline-type="single" style:text-underline-style="solid" style:text-underline-width="auto" style:text-underline-mode="continuous"/>
    </style:style>
    <style:style style:name="T3349" style:parent-style-name="Domyślnaczcionkaakapitu" style:family="text">
      <style:text-properties style:text-underline-type="single" style:text-underline-style="solid" style:text-underline-width="auto" style:text-underline-mode="continuous"/>
    </style:style>
    <style:style style:name="T3350" style:parent-style-name="Domyślnaczcionkaakapitu" style:family="text">
      <style:text-properties fo:background-color="#80FFFF" style:text-underline-type="single" style:text-underline-style="solid" style:text-underline-width="auto" style:text-underline-mode="continuous"/>
    </style:style>
    <style:style style:name="T3351" style:parent-style-name="Domyślnaczcionkaakapitu" style:family="text">
      <style:text-properties style:text-underline-type="single" style:text-underline-style="solid" style:text-underline-width="auto" style:text-underline-mode="continuous"/>
    </style:style>
    <style:style style:name="T3352" style:parent-style-name="Domyślnaczcionkaakapitu" style:family="text">
      <style:text-properties fo:background-color="#80FFFF" style:text-underline-type="single" style:text-underline-style="solid" style:text-underline-width="auto" style:text-underline-mode="continuous"/>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style:style>
    <style:style style:name="T3361" style:parent-style-name="Domyślnaczcionkaakapitu" style:family="text">
      <style:text-properties style:text-underline-type="single" style:text-underline-style="solid" style:text-underline-width="auto" style:text-underline-mode="continuous"/>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T3363" style:parent-style-name="Domyślnaczcionkaakapitu" style:family="text">
      <style:text-properties style:text-underline-type="single" style:text-underline-style="solid" style:text-underline-width="auto" style:text-underline-mode="continuous"/>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text-underline-type="single" style:text-underline-style="solid" style:text-underline-width="auto" style:text-underline-mode="continuous"/>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text-underline-type="single" style:text-underline-style="solid" style:text-underline-width="auto" style:text-underline-mode="continuous"/>
    </style:style>
    <style:style style:name="T3369" style:parent-style-name="Domyślnaczcionkaakapitu" style:family="text">
      <style:text-properties style:text-underline-type="single" style:text-underline-style="solid" style:text-underline-width="auto" style:text-underline-mode="continuous"/>
    </style:style>
    <style:style style:name="P3370" style:parent-style-name="Normalny" style:family="paragraph">
      <style:paragraph-properties fo:text-align="justify" fo:line-height="150%" fo:text-indent="0.2479in"/>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P3373" style:parent-style-name="Normalny" style:family="paragraph">
      <style:paragraph-properties fo:text-align="justify" fo:line-height="150%"/>
    </style:style>
    <style:style style:name="T3374" style:parent-style-name="Domyślnaczcionkaakapitu" style:family="text">
      <style:text-properties style:text-underline-type="single" style:text-underline-style="solid" style:text-underline-width="auto" style:text-underline-mode="continuous"/>
    </style:style>
    <style:style style:name="P3375" style:parent-style-name="Normalny" style:family="paragraph">
      <style:paragraph-properties fo:text-align="justify" fo:line-height="150%" fo:text-indent="0.2479in"/>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P3378" style:parent-style-name="Normalny" style:family="paragraph">
      <style:paragraph-properties fo:text-align="justify" fo:line-height="150%" fo:text-indent="0.2479in"/>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fo:text-indent="0.2479in"/>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P3408" style:parent-style-name="Normalny" style:family="paragraph">
      <style:paragraph-properties fo:text-align="justify" fo:line-height="150%" fo:text-indent="0.2479in"/>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479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479in"/>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P3456" style:parent-style-name="Normalny" style:family="paragraph">
      <style:paragraph-properties fo:text-align="justify" fo:line-height="150%" fo:text-indent="0.2479in"/>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479in">
        <style:tab-stops>
          <style:tab-stop style:type="left" style:position="7.7986in"/>
        </style:tab-stops>
      </style:paragraph-properties>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P3514" style:parent-style-name="Normalny" style:family="paragraph">
      <style:paragraph-properties fo:text-align="justify" fo:line-height="150%" fo:text-indent="0.2479in"/>
    </style:style>
    <style:style style:name="P3515" style:parent-style-name="Normalny" style:family="paragraph">
      <style:paragraph-properties fo:text-align="justify" fo:line-height="150%">
        <style:tab-stops>
          <style:tab-stop style:type="left" style:position="10.9722in"/>
        </style:tab-stops>
      </style:paragraph-properties>
    </style:style>
    <style:style style:name="T3516" style:parent-style-name="Domyślnaczcionkaakapitu" style:family="text">
      <style:text-properties style:text-underline-type="single" style:text-underline-style="solid" style:text-underline-width="auto" style:text-underline-mode="continuous"/>
    </style:style>
    <style:style style:name="T3517" style:parent-style-name="Domyślnaczcionkaakapitu" style:family="text">
      <style:text-properties fo:background-color="#80FFFF" style:text-underline-type="single" style:text-underline-style="solid" style:text-underline-width="auto" style:text-underline-mode="continuous"/>
    </style:style>
    <style:style style:name="T3518" style:parent-style-name="Domyślnaczcionkaakapitu" style:family="text">
      <style:text-properties style:text-underline-type="single" style:text-underline-style="solid" style:text-underline-width="auto" style:text-underline-mode="continuous"/>
    </style:style>
    <style:style style:name="T3519" style:parent-style-name="Domyślnaczcionkaakapitu" style:family="text">
      <style:text-properties fo:background-color="#80FFFF" style:text-underline-type="single" style:text-underline-style="solid" style:text-underline-width="auto" style:text-underline-mode="continuous"/>
    </style:style>
    <style:style style:name="T3520" style:parent-style-name="Domyślnaczcionkaakapitu" style:family="text">
      <style:text-properties style:text-underline-type="single" style:text-underline-style="solid" style:text-underline-width="auto" style:text-underline-mode="continuous"/>
    </style:style>
    <style:style style:name="T3521" style:parent-style-name="Domyślnaczcionkaakapitu" style:family="text">
      <style:text-properties fo:background-color="#80FFFF" style:text-underline-type="single" style:text-underline-style="solid" style:text-underline-width="auto" style:text-underline-mode="continuous"/>
    </style:style>
    <style:style style:name="T3522" style:parent-style-name="Domyślnaczcionkaakapitu" style:family="text">
      <style:text-properties style:text-underline-type="single" style:text-underline-style="solid" style:text-underline-width="auto" style:text-underline-mode="continuous"/>
    </style:style>
    <style:style style:name="P3523" style:parent-style-name="Normalny" style:family="paragraph">
      <style:paragraph-properties fo:text-align="justify" fo:line-height="150%" fo:text-indent="0.2479in">
        <style:tab-stops>
          <style:tab-stop style:type="left" style:position="10.9722in"/>
        </style:tab-stops>
      </style:paragraph-properties>
    </style:style>
    <style:style style:name="P3524" style:parent-style-name="Normalny" style:family="paragraph">
      <style:paragraph-properties fo:text-align="justify" fo:line-height="150%"/>
    </style:style>
    <style:style style:name="T3525" style:parent-style-name="Domyślnaczcionkaakapitu" style:family="text">
      <style:text-properties style:text-underline-type="single" style:text-underline-style="solid" style:text-underline-width="auto" style:text-underline-mode="continuous"/>
    </style:style>
    <style:style style:name="P3526" style:parent-style-name="Normalny" style:family="paragraph">
      <style:paragraph-properties fo:text-align="justify" fo:line-height="150%" fo:text-indent="0.2479in"/>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style:style>
    <style:style style:name="T3537" style:parent-style-name="Domyślnaczcionkaakapitu" style:family="text">
      <style:text-properties style:text-underline-type="single" style:text-underline-style="solid" style:text-underline-width="auto" style:text-underline-mode="continuous"/>
    </style:style>
    <style:style style:name="T3538" style:parent-style-name="Domyślnaczcionkaakapitu" style:family="text">
      <style:text-properties fo:background-color="#80FFFF" style:text-underline-type="single" style:text-underline-style="solid" style:text-underline-width="auto" style:text-underline-mode="continuous"/>
    </style:style>
    <style:style style:name="T3539" style:parent-style-name="Domyślnaczcionkaakapitu" style:family="text">
      <style:text-properties style:text-underline-type="single" style:text-underline-style="solid" style:text-underline-width="auto" style:text-underline-mode="continuous"/>
    </style:style>
    <style:style style:name="T3540" style:parent-style-name="Domyślnaczcionkaakapitu" style:family="text">
      <style:text-properties fo:background-color="#80FFFF" style:text-underline-type="single" style:text-underline-style="solid" style:text-underline-width="auto" style:text-underline-mode="continuous"/>
    </style:style>
    <style:style style:name="T3541" style:parent-style-name="Domyślnaczcionkaakapitu" style:family="text">
      <style:text-properties style:text-underline-type="single" style:text-underline-style="solid" style:text-underline-width="auto" style:text-underline-mode="continuous"/>
    </style:style>
    <style:style style:name="T3542" style:parent-style-name="Domyślnaczcionkaakapitu" style:family="text">
      <style:text-properties fo:background-color="#80FFFF" style:text-underline-type="single" style:text-underline-style="solid" style:text-underline-width="auto" style:text-underline-mode="continuous"/>
    </style:style>
    <style:style style:name="T3543" style:parent-style-name="Domyślnaczcionkaakapitu" style:family="text">
      <style:text-properties style:text-underline-type="single" style:text-underline-style="solid" style:text-underline-width="auto" style:text-underline-mode="continuous"/>
    </style:style>
    <style:style style:name="P3544" style:parent-style-name="Normalny" style:family="paragraph">
      <style:paragraph-properties fo:text-align="justify" fo:line-height="150%" fo:text-indent="0.2479in"/>
    </style:style>
    <style:style style:name="P3545" style:parent-style-name="Normalny" style:family="paragraph">
      <style:paragraph-properties fo:text-align="justify" fo:line-height="150%"/>
    </style:style>
    <style:style style:name="T3546" style:parent-style-name="Domyślnaczcionkaakapitu" style:family="text">
      <style:text-properties style:text-underline-type="single" style:text-underline-style="solid" style:text-underline-width="auto" style:text-underline-mode="continuous"/>
    </style:style>
    <style:style style:name="P3547" style:parent-style-name="Normalny" style:family="paragraph">
      <style:paragraph-properties fo:text-align="justify" fo:line-height="150%" fo:text-indent="0.2479in"/>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fo:text-indent="0.2479in"/>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fo:text-indent="0.2479in"/>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P3582" style:parent-style-name="Normalny" style:family="paragraph">
      <style:paragraph-properties fo:text-align="justify" fo:line-height="150%" fo:text-indent="0.2479in"/>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P3596" style:parent-style-name="Normalny" style:family="paragraph">
      <style:paragraph-properties fo:text-align="justify" fo:line-height="150%" fo:text-indent="0.2479in"/>
    </style:style>
    <style:style style:name="T3597" style:parent-style-name="Domyślnaczcionkaakapitu" style:family="text">
      <style:text-properties fo:background-color="#80FFFF"/>
    </style:style>
    <style:style style:name="P3598" style:parent-style-name="Normalny" style:family="paragraph">
      <style:paragraph-properties fo:text-align="justify" fo:line-height="150%"/>
    </style:style>
    <style:style style:name="T3599" style:parent-style-name="Domyślnaczcionkaakapitu" style:family="text">
      <style:text-properties style:text-underline-type="single" style:text-underline-style="solid" style:text-underline-width="auto" style:text-underline-mode="continuous"/>
    </style:style>
    <style:style style:name="T3600" style:parent-style-name="Domyślnaczcionkaakapitu" style:family="text">
      <style:text-properties fo:background-color="#80FFFF" style:text-underline-type="single" style:text-underline-style="solid" style:text-underline-width="auto" style:text-underline-mode="continuous"/>
    </style:style>
    <style:style style:name="T3601" style:parent-style-name="Domyślnaczcionkaakapitu" style:family="text">
      <style:text-properties style:text-underline-type="single" style:text-underline-style="solid" style:text-underline-width="auto" style:text-underline-mode="continuous"/>
    </style:style>
    <style:style style:name="T3602" style:parent-style-name="Domyślnaczcionkaakapitu" style:family="text">
      <style:text-properties fo:background-color="#80FFFF" style:text-underline-type="single" style:text-underline-style="solid" style:text-underline-width="auto" style:text-underline-mode="continuous"/>
    </style:style>
    <style:style style:name="T3603" style:parent-style-name="Domyślnaczcionkaakapitu" style:family="text">
      <style:text-properties style:text-underline-type="single" style:text-underline-style="solid" style:text-underline-width="auto" style:text-underline-mode="continuous"/>
    </style:style>
    <style:style style:name="T3604" style:parent-style-name="Domyślnaczcionkaakapitu" style:family="text">
      <style:text-properties fo:background-color="#80FFFF" style:text-underline-type="single" style:text-underline-style="solid" style:text-underline-width="auto" style:text-underline-mode="continuous"/>
    </style:style>
    <style:style style:name="T3605" style:parent-style-name="Domyślnaczcionkaakapitu" style:family="text">
      <style:text-properties style:text-underline-type="single" style:text-underline-style="solid" style:text-underline-width="auto" style:text-underline-mode="continuous"/>
    </style:style>
    <style:style style:name="P3606" style:parent-style-name="Normalny" style:family="paragraph">
      <style:paragraph-properties fo:text-align="justify" fo:line-height="150%" fo:text-indent="0.2479in"/>
    </style:style>
    <style:style style:name="P3607" style:parent-style-name="Normalny" style:family="paragraph">
      <style:paragraph-properties fo:text-align="justify" fo:line-height="150%"/>
    </style:style>
    <style:style style:name="T3608" style:parent-style-name="Domyślnaczcionkaakapitu" style:family="text">
      <style:text-properties style:text-underline-type="single" style:text-underline-style="solid" style:text-underline-width="auto" style:text-underline-mode="continuous"/>
    </style:style>
    <style:style style:name="P3609" style:parent-style-name="Normalny" style:family="paragraph">
      <style:paragraph-properties fo:text-align="justify" fo:line-height="150%" fo:text-indent="0.2479in"/>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P3633" style:parent-style-name="Normalny" style:family="paragraph">
      <style:paragraph-properties fo:text-align="justify" fo:line-height="150%" fo:text-indent="0.2479in"/>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P3638" style:parent-style-name="Normalny" style:family="paragraph">
      <style:paragraph-properties fo:text-align="justify" fo:line-height="150%" fo:text-indent="0.2479in"/>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P3642" style:parent-style-name="Normalny" style:family="paragraph">
      <style:paragraph-properties fo:text-align="justify" fo:line-height="150%"/>
    </style:style>
    <style:style style:name="T3643" style:parent-style-name="Domyślnaczcionkaakapitu" style:family="text">
      <style:text-properties style:text-underline-type="single" style:text-underline-style="solid" style:text-underline-width="auto" style:text-underline-mode="continuous"/>
    </style:style>
    <style:style style:name="T3644" style:parent-style-name="Domyślnaczcionkaakapitu" style:family="text">
      <style:text-properties fo:background-color="#80FFFF" style:text-underline-type="single" style:text-underline-style="solid" style:text-underline-width="auto" style:text-underline-mode="continuous"/>
    </style:style>
    <style:style style:name="T3645" style:parent-style-name="Domyślnaczcionkaakapitu" style:family="text">
      <style:text-properties style:text-underline-type="single" style:text-underline-style="solid" style:text-underline-width="auto" style:text-underline-mode="continuous"/>
    </style:style>
    <style:style style:name="T3646" style:parent-style-name="Domyślnaczcionkaakapitu" style:family="text">
      <style:text-properties fo:background-color="#80FFFF" style:text-underline-type="single" style:text-underline-style="solid" style:text-underline-width="auto" style:text-underline-mode="continuous"/>
    </style:style>
    <style:style style:name="T3647" style:parent-style-name="Domyślnaczcionkaakapitu" style:family="text">
      <style:text-properties style:text-underline-type="single" style:text-underline-style="solid" style:text-underline-width="auto" style:text-underline-mode="continuous"/>
    </style:style>
    <style:style style:name="T3648" style:parent-style-name="Domyślnaczcionkaakapitu" style:family="text">
      <style:text-properties fo:background-color="#80FFFF" style:text-underline-type="single" style:text-underline-style="solid" style:text-underline-width="auto" style:text-underline-mode="continuous"/>
    </style:style>
    <style:style style:name="T3649" style:parent-style-name="Domyślnaczcionkaakapitu" style:family="text">
      <style:text-properties style:text-underline-type="single" style:text-underline-style="solid" style:text-underline-width="auto" style:text-underline-mode="continuous"/>
    </style:style>
    <style:style style:name="P3650" style:parent-style-name="Normalny" style:family="paragraph">
      <style:paragraph-properties fo:text-align="justify" fo:line-height="150%" fo:text-indent="0.2479in"/>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P3659" style:parent-style-name="Normalny" style:family="paragraph">
      <style:paragraph-properties fo:text-align="justify" fo:line-height="150%" fo:text-indent="0.2479in"/>
    </style:style>
    <style:style style:name="T3660" style:parent-style-name="Domyślnaczcionkaakapitu" style:family="text">
      <style:text-properties fo:background-color="#80FFFF"/>
    </style:style>
    <style:style style:name="P3661" style:parent-style-name="Normalny" style:family="paragraph">
      <style:paragraph-properties fo:text-align="justify" fo:line-height="150%"/>
    </style:style>
    <style:style style:name="T3662" style:parent-style-name="Domyślnaczcionkaakapitu" style:family="text">
      <style:text-properties style:text-underline-type="single" style:text-underline-style="solid" style:text-underline-width="auto" style:text-underline-mode="continuous"/>
    </style:style>
    <style:style style:name="P3663" style:parent-style-name="Normalny" style:family="paragraph">
      <style:paragraph-properties fo:text-align="justify" fo:line-height="150%" fo:text-indent="0.2479in"/>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fo:text-indent="0.2479in"/>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P3684" style:parent-style-name="Normalny" style:family="paragraph">
      <style:paragraph-properties fo:text-align="justify" fo:line-height="150%" fo:text-indent="0.2479in"/>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style:style>
    <style:style style:name="T3687" style:parent-style-name="Domyślnaczcionkaakapitu" style:family="text">
      <style:text-properties style:text-underline-type="single" style:text-underline-style="solid" style:text-underline-width="auto" style:text-underline-mode="continuous"/>
    </style:style>
    <style:style style:name="T3688" style:parent-style-name="Domyślnaczcionkaakapitu" style:family="text">
      <style:text-properties fo:background-color="#80FFFF" style:text-underline-type="single" style:text-underline-style="solid" style:text-underline-width="auto" style:text-underline-mode="continuous"/>
    </style:style>
    <style:style style:name="T3689" style:parent-style-name="Domyślnaczcionkaakapitu" style:family="text">
      <style:text-properties style:text-underline-type="single" style:text-underline-style="solid" style:text-underline-width="auto" style:text-underline-mode="continuous"/>
    </style:style>
    <style:style style:name="T3690" style:parent-style-name="Domyślnaczcionkaakapitu" style:family="text">
      <style:text-properties fo:background-color="#80FFFF" style:text-underline-type="single" style:text-underline-style="solid" style:text-underline-width="auto" style:text-underline-mode="continuous"/>
    </style:style>
    <style:style style:name="T3691" style:parent-style-name="Domyślnaczcionkaakapitu" style:family="text">
      <style:text-properties style:text-underline-type="single" style:text-underline-style="solid" style:text-underline-width="auto" style:text-underline-mode="continuous"/>
    </style:style>
    <style:style style:name="T3692" style:parent-style-name="Domyślnaczcionkaakapitu" style:family="text">
      <style:text-properties fo:background-color="#80FFFF" style:text-underline-type="single" style:text-underline-style="solid" style:text-underline-width="auto" style:text-underline-mode="continuous"/>
    </style:style>
    <style:style style:name="T3693" style:parent-style-name="Domyślnaczcionkaakapitu" style:family="text">
      <style:text-properties style:text-underline-type="single" style:text-underline-style="solid" style:text-underline-width="auto" style:text-underline-mode="continuous"/>
    </style:style>
    <style:style style:name="P3694" style:parent-style-name="Normalny" style:family="paragraph">
      <style:paragraph-properties fo:text-align="justify" fo:line-height="150%" fo:text-indent="0.2479in"/>
    </style:style>
    <style:style style:name="P3695" style:parent-style-name="Normalny" style:family="paragraph">
      <style:paragraph-properties fo:text-align="justify" fo:line-height="150%"/>
    </style:style>
    <style:style style:name="T3696" style:parent-style-name="Domyślnaczcionkaakapitu" style:family="text">
      <style:text-properties fo:background-color="#80FFFF" style:text-underline-type="single" style:text-underline-style="solid" style:text-underline-width="auto" style:text-underline-mode="continuous"/>
    </style:style>
    <style:style style:name="T3697" style:parent-style-name="Domyślnaczcionkaakapitu" style:family="text">
      <style:text-properties style:text-underline-type="single" style:text-underline-style="solid" style:text-underline-width="auto" style:text-underline-mode="continuous"/>
    </style:style>
    <style:style style:name="T3698" style:parent-style-name="Domyślnaczcionkaakapitu" style:family="text">
      <style:text-properties fo:background-color="#80FFFF" style:text-underline-type="single" style:text-underline-style="solid" style:text-underline-width="auto" style:text-underline-mode="continuous"/>
    </style:style>
    <style:style style:name="T3699" style:parent-style-name="Domyślnaczcionkaakapitu" style:family="text">
      <style:text-properties style:text-underline-type="single" style:text-underline-style="solid" style:text-underline-width="auto" style:text-underline-mode="continuous"/>
    </style:style>
    <style:style style:name="P3700" style:parent-style-name="Normalny" style:family="paragraph">
      <style:paragraph-properties fo:text-align="justify" fo:line-height="150%" fo:text-indent="0.2479in"/>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P3707" style:parent-style-name="Normalny" style:family="paragraph">
      <style:paragraph-properties fo:text-align="justify" fo:line-height="150%"/>
    </style:style>
    <style:style style:name="T3708" style:parent-style-name="Domyślnaczcionkaakapitu" style:family="text">
      <style:text-properties style:text-underline-type="single" style:text-underline-style="solid" style:text-underline-width="auto" style:text-underline-mode="continuous"/>
    </style:style>
    <style:style style:name="T3709" style:parent-style-name="Domyślnaczcionkaakapitu" style:family="text">
      <style:text-properties fo:background-color="#80FFFF" style:text-underline-type="single" style:text-underline-style="solid" style:text-underline-width="auto" style:text-underline-mode="continuous"/>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P3716" style:parent-style-name="Normalny" style:family="paragraph">
      <style:paragraph-properties fo:text-align="justify" fo:line-height="150%"/>
    </style:style>
    <style:style style:name="T3717" style:parent-style-name="Domyślnaczcionkaakapitu" style:family="text">
      <style:text-properties fo:background-color="#80FFFF" style:text-underline-type="single" style:text-underline-style="solid" style:text-underline-width="auto" style:text-underline-mode="continuous"/>
    </style:style>
    <style:style style:name="T3718" style:parent-style-name="Domyślnaczcionkaakapitu" style:family="text">
      <style:text-properties style:text-underline-type="single" style:text-underline-style="solid" style:text-underline-width="auto" style:text-underline-mode="continuous"/>
    </style:style>
    <style:style style:name="T3719" style:parent-style-name="Domyślnaczcionkaakapitu" style:family="text">
      <style:text-properties fo:background-color="#80FFFF" style:text-underline-type="single" style:text-underline-style="solid" style:text-underline-width="auto" style:text-underline-mode="continuous"/>
    </style:style>
    <style:style style:name="T3720" style:parent-style-name="Domyślnaczcionkaakapitu" style:family="text">
      <style:text-properties style:text-underline-type="single" style:text-underline-style="solid" style:text-underline-width="auto" style:text-underline-mode="continuous"/>
    </style:style>
    <style:style style:name="P3721" style:parent-style-name="Normalny" style:family="paragraph">
      <style:paragraph-properties fo:text-align="justify" fo:line-height="150%" fo:text-indent="0.2479in"/>
    </style:style>
    <style:style style:name="P3722" style:parent-style-name="Normalny" style:family="paragraph">
      <style:paragraph-properties fo:text-align="justify" fo:line-height="150%"/>
    </style:style>
    <style:style style:name="T3723" style:parent-style-name="Domyślnaczcionkaakapitu" style:family="text">
      <style:text-properties style:text-underline-type="single" style:text-underline-style="solid" style:text-underline-width="auto" style:text-underline-mode="continuous"/>
    </style:style>
    <style:style style:name="T3724" style:parent-style-name="Domyślnaczcionkaakapitu" style:family="text">
      <style:text-properties fo:background-color="#80FFFF" style:text-underline-type="single" style:text-underline-style="solid" style:text-underline-width="auto" style:text-underline-mode="continuous"/>
    </style:style>
    <style:style style:name="T3725" style:parent-style-name="Domyślnaczcionkaakapitu" style:family="text">
      <style:text-properties style:text-underline-type="single" style:text-underline-style="solid" style:text-underline-width="auto" style:text-underline-mode="continuous"/>
    </style:style>
    <style:style style:name="T3726" style:parent-style-name="Domyślnaczcionkaakapitu" style:family="text">
      <style:text-properties fo:background-color="#80FFFF" style:text-underline-type="single" style:text-underline-style="solid" style:text-underline-width="auto" style:text-underline-mode="continuous"/>
    </style:style>
    <style:style style:name="T3727" style:parent-style-name="Domyślnaczcionkaakapitu" style:family="text">
      <style:text-properties style:text-underline-type="single" style:text-underline-style="solid" style:text-underline-width="auto" style:text-underline-mode="continuous"/>
    </style:style>
    <style:style style:name="T3728" style:parent-style-name="Domyślnaczcionkaakapitu" style:family="text">
      <style:text-properties fo:background-color="#80FFFF" style:text-underline-type="single" style:text-underline-style="solid" style:text-underline-width="auto" style:text-underline-mode="continuous"/>
    </style:style>
    <style:style style:name="T3729" style:parent-style-name="Domyślnaczcionkaakapitu" style:family="text">
      <style:text-properties style:text-underline-type="single" style:text-underline-style="solid" style:text-underline-width="auto" style:text-underline-mode="continuous"/>
    </style:style>
    <style:style style:name="P3730" style:parent-style-name="Normalny" style:family="paragraph">
      <style:paragraph-properties fo:text-align="justify" fo:line-height="150%" fo:text-indent="0.2479in"/>
    </style:style>
    <style:style style:name="T3731" style:parent-style-name="Domyślnaczcionkaakapitu" style:family="text">
      <style:text-properties fo:background-color="#80FFFF"/>
    </style:style>
    <style:style style:name="P3732" style:parent-style-name="Normalny" style:family="paragraph">
      <style:paragraph-properties fo:text-align="justify" fo:line-height="150%" fo:text-indent="0.2479in"/>
    </style:style>
    <style:style style:name="P3733" style:parent-style-name="Normalny" style:family="paragraph">
      <style:paragraph-properties fo:text-align="justify" fo:line-height="150%"/>
    </style:style>
    <style:style style:name="P3734" style:parent-style-name="Normalny" style:family="paragraph">
      <style:paragraph-properties fo:text-align="justify" fo:line-height="150%"/>
    </style:style>
    <style:style style:name="P3735" style:parent-style-name="Normalny" style:family="paragraph">
      <style:paragraph-properties fo:text-align="justify" fo:line-height="150%"/>
    </style:style>
    <style:style style:name="P3736" style:parent-style-name="Normalny" style:family="paragraph">
      <style:paragraph-properties fo:text-align="justify" fo:line-height="150%"/>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style:text-underline-type="single" style:text-underline-style="solid" style:text-underline-width="auto" style:text-underline-mode="continuous"/>
    </style:style>
    <style:style style:name="T3740" style:parent-style-name="Domyślnaczcionkaakapitu" style:family="text">
      <style:text-properties fo:background-color="#80FFFF" style:text-underline-type="single" style:text-underline-style="solid" style:text-underline-width="auto" style:text-underline-mode="continuous"/>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T3744" style:parent-style-name="Domyślnaczcionkaakapitu" style:family="text">
      <style:text-properties fo:background-color="#80FFFF" style:text-underline-type="single" style:text-underline-style="solid" style:text-underline-width="auto" style:text-underline-mode="continuous"/>
    </style:style>
    <style:style style:name="T3745" style:parent-style-name="Domyślnaczcionkaakapitu" style:family="text">
      <style:text-properties style:text-underline-type="single" style:text-underline-style="solid" style:text-underline-width="auto" style:text-underline-mode="continuous"/>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P3751" style:parent-style-name="Normalny" style:family="paragraph">
      <style:paragraph-properties fo:text-align="justify" fo:line-height="150%" fo:text-indent="0.2479in"/>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P3754" style:parent-style-name="Normalny" style:family="paragraph">
      <style:paragraph-properties fo:text-align="justify" fo:line-height="150%"/>
    </style:style>
    <style:style style:name="T3755" style:parent-style-name="Domyślnaczcionkaakapitu" style:family="text">
      <style:text-properties style:text-underline-type="single" style:text-underline-style="solid" style:text-underline-width="auto" style:text-underline-mode="continuous"/>
    </style:style>
    <style:style style:name="P3756" style:parent-style-name="Normalny" style:family="paragraph">
      <style:paragraph-properties fo:text-align="justify" fo:line-height="150%" fo:text-indent="0.2479in"/>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fo:text-indent="0.2479in"/>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P3778" style:parent-style-name="Normalny" style:family="paragraph">
      <style:paragraph-properties fo:text-align="justify" fo:line-height="150%" fo:text-indent="0.2479in"/>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P3807" style:parent-style-name="Normalny" style:family="paragraph">
      <style:paragraph-properties fo:text-align="justify" fo:line-height="150%" fo:text-indent="0.2479in"/>
    </style:style>
    <style:style style:name="T3808" style:parent-style-name="Domyślnaczcionkaakapitu" style:family="text">
      <style:text-properties fo:background-color="#80FFFF"/>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P3818" style:parent-style-name="Normalny" style:family="paragraph">
      <style:paragraph-properties fo:text-align="justify" fo:line-height="150%" fo:text-indent="0.2479in"/>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P3821" style:parent-style-name="Normalny" style:family="paragraph">
      <style:paragraph-properties fo:text-align="justify" fo:line-height="150%" fo:text-indent="0.2479in"/>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fo:text-indent="0.2479in"/>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language="en" fo:country="US" style:language-asian="en" style:country-asian="US" style:language-complex="en" style:country-complex="US"/>
    </style:style>
    <style:style style:name="T3829" style:parent-style-name="Domyślnaczcionkaakapitu" style:family="text">
      <style:text-properties fo:background-color="#80FFFF" fo:language="en" fo:country="US" style:language-asian="en" style:country-asian="US" style:language-complex="en" style:country-complex="US"/>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fo:text-indent="0.2479in"/>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P3854" style:parent-style-name="Normalny" style:family="paragraph">
      <style:paragraph-properties fo:text-align="justify" fo:line-height="150%" fo:text-indent="0.2479in"/>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P3867" style:parent-style-name="Normalny" style:family="paragraph">
      <style:paragraph-properties fo:text-align="justify" fo:line-height="150%" fo:text-indent="0.2479in"/>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P3876" style:parent-style-name="Normalny" style:family="paragraph">
      <style:paragraph-properties fo:text-align="justify" fo:line-height="150%" fo:text-indent="0.2479in"/>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P3883" style:parent-style-name="Normalny" style:family="paragraph">
      <style:paragraph-properties fo:text-align="justify" fo:line-height="150%" fo:text-indent="0.2479in"/>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fo:text-indent="0.2479in"/>
    </style:style>
    <style:style style:name="T3901" style:parent-style-name="Domyślnaczcionkaakapitu" style:family="text">
      <style:text-properties fo:background-color="#80FFFF"/>
    </style:style>
    <style:style style:name="P3902" style:parent-style-name="Normalny" style:family="paragraph">
      <style:paragraph-properties fo:text-align="justify" fo:line-height="150%" fo:text-indent="0.2479in"/>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P3931" style:parent-style-name="Normalny" style:family="paragraph">
      <style:paragraph-properties fo:text-align="justify" fo:line-height="150%" fo:text-indent="0.2479in"/>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fo:text-indent="0.2479in"/>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P3954" style:parent-style-name="Normalny" style:family="paragraph">
      <style:paragraph-properties fo:text-align="justify" fo:line-height="150%" fo:text-indent="0.2479in"/>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P3965" style:parent-style-name="Normalny" style:family="paragraph">
      <style:paragraph-properties fo:text-align="justify" fo:line-height="150%" fo:text-indent="0.2479in"/>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P3968" style:parent-style-name="Normalny" style:family="paragraph">
      <style:paragraph-properties fo:text-align="justify" fo:line-height="150%" fo:text-indent="0.2479in"/>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P3981" style:parent-style-name="Normalny" style:family="paragraph">
      <style:paragraph-properties fo:text-align="justify" fo:line-height="150%" fo:text-indent="0.2479in"/>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P3997" style:parent-style-name="Normalny" style:family="paragraph">
      <style:paragraph-properties fo:text-align="justify" fo:line-height="150%" fo:text-indent="0.2479in"/>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P4006" style:parent-style-name="Normalny" style:family="paragraph">
      <style:paragraph-properties fo:text-align="justify" fo:line-height="150%"/>
    </style:style>
    <style:style style:name="T4007" style:parent-style-name="Domyślnaczcionkaakapitu" style:family="text">
      <style:text-properties style:text-underline-type="single" style:text-underline-style="solid" style:text-underline-width="auto" style:text-underline-mode="continuous"/>
    </style:style>
    <style:style style:name="T4008" style:parent-style-name="Domyślnaczcionkaakapitu" style:family="text">
      <style:text-properties fo:background-color="#80FFFF" style:text-underline-type="single" style:text-underline-style="solid" style:text-underline-width="auto" style:text-underline-mode="continuous"/>
    </style:style>
    <style:style style:name="T4009" style:parent-style-name="Domyślnaczcionkaakapitu" style:family="text">
      <style:text-properties style:text-underline-type="single" style:text-underline-style="solid" style:text-underline-width="auto" style:text-underline-mode="continuous"/>
    </style:style>
    <style:style style:name="T4010" style:parent-style-name="Domyślnaczcionkaakapitu" style:family="text">
      <style:text-properties fo:background-color="#80FFFF" style:text-underline-type="single" style:text-underline-style="solid" style:text-underline-width="auto" style:text-underline-mode="continuous"/>
    </style:style>
    <style:style style:name="T4011" style:parent-style-name="Domyślnaczcionkaakapitu" style:family="text">
      <style:text-properties style:text-underline-type="single" style:text-underline-style="solid" style:text-underline-width="auto" style:text-underline-mode="continuous"/>
    </style:style>
    <style:style style:name="T4012" style:parent-style-name="Domyślnaczcionkaakapitu" style:family="text">
      <style:text-properties fo:background-color="#80FFFF" style:text-underline-type="single" style:text-underline-style="solid" style:text-underline-width="auto" style:text-underline-mode="continuous"/>
    </style:style>
    <style:style style:name="T4013" style:parent-style-name="Domyślnaczcionkaakapitu" style:family="text">
      <style:text-properties style:text-underline-type="single" style:text-underline-style="solid" style:text-underline-width="auto" style:text-underline-mode="continuous"/>
    </style:style>
    <style:style style:name="T4014" style:parent-style-name="Domyślnaczcionkaakapitu" style:family="text">
      <style:text-properties fo:background-color="#80FFFF" style:text-underline-type="single" style:text-underline-style="solid" style:text-underline-width="auto" style:text-underline-mode="continuous"/>
    </style:style>
    <style:style style:name="T4015" style:parent-style-name="Domyślnaczcionkaakapitu" style:family="text">
      <style:text-properties style:text-underline-type="single" style:text-underline-style="solid" style:text-underline-width="auto" style:text-underline-mode="continuous"/>
    </style:style>
    <style:style style:name="P4016" style:parent-style-name="Normalny" style:family="paragraph">
      <style:paragraph-properties fo:text-align="justify" fo:line-height="150%" fo:text-indent="0.2479in"/>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P4019" style:parent-style-name="Normalny" style:family="paragraph">
      <style:paragraph-properties fo:text-align="justify" fo:line-height="150%" fo:text-indent="0.2479in"/>
    </style:style>
    <style:style style:name="P4020" style:parent-style-name="Normalny" style:family="paragraph">
      <style:paragraph-properties fo:text-align="justify" fo:line-height="150%"/>
    </style:style>
    <style:style style:name="T4021" style:parent-style-name="Domyślnaczcionkaakapitu" style:family="text">
      <style:text-properties style:text-underline-type="single" style:text-underline-style="solid" style:text-underline-width="auto" style:text-underline-mode="continuous"/>
    </style:style>
    <style:style style:name="T4022" style:parent-style-name="Domyślnaczcionkaakapitu" style:family="text">
      <style:text-properties fo:background-color="#80FFFF" style:text-underline-type="single" style:text-underline-style="solid" style:text-underline-width="auto" style:text-underline-mode="continuous"/>
    </style:style>
    <style:style style:name="T4023" style:parent-style-name="Domyślnaczcionkaakapitu" style:family="text">
      <style:text-properties style:text-underline-type="single" style:text-underline-style="solid" style:text-underline-width="auto" style:text-underline-mode="continuous"/>
    </style:style>
    <style:style style:name="P4024" style:parent-style-name="Normalny" style:family="paragraph">
      <style:paragraph-properties fo:text-align="justify" fo:line-height="150%" fo:text-indent="0.2479in"/>
    </style:style>
    <style:style style:name="P4025" style:parent-style-name="Normalny" style:family="paragraph">
      <style:paragraph-properties fo:text-align="justify" fo:line-height="150%" fo:text-indent="0.2479in"/>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P4030" style:parent-style-name="Normalny" style:family="paragraph">
      <style:paragraph-properties fo:text-align="justify" fo:line-height="150%" fo:text-indent="0.2479in"/>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P4043" style:parent-style-name="Normalny" style:family="paragraph">
      <style:paragraph-properties fo:text-align="justify" fo:line-height="150%" fo:text-indent="0.2479in"/>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P4050" style:parent-style-name="Normalny" style:family="paragraph">
      <style:paragraph-properties fo:text-align="justify" fo:line-height="150%" fo:text-indent="0.2479in"/>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P4057" style:parent-style-name="Normalny" style:family="paragraph">
      <style:paragraph-properties fo:text-align="justify" fo:line-height="150%" fo:text-indent="0.2479in"/>
    </style:style>
    <style:style style:name="T4058" style:parent-style-name="Domyślnaczcionkaakapitu" style:family="text">
      <style:text-properties fo:background-color="#80FFFF"/>
    </style:style>
    <style:style style:name="P4059" style:parent-style-name="Normalny" style:family="paragraph">
      <style:paragraph-properties fo:text-align="justify" fo:line-height="150%" fo:text-indent="0.2479in"/>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P4085" style:parent-style-name="Normalny" style:family="paragraph">
      <style:paragraph-properties fo:text-align="justify" fo:line-height="150%" fo:text-indent="0.2479in"/>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P4090" style:parent-style-name="Normalny" style:family="paragraph">
      <style:paragraph-properties fo:text-align="justify" fo:line-height="150%"/>
    </style:style>
    <style:style style:name="T4091" style:parent-style-name="Domyślnaczcionkaakapitu" style:family="text">
      <style:text-properties style:text-underline-type="single" style:text-underline-style="solid" style:text-underline-width="auto" style:text-underline-mode="continuous"/>
    </style:style>
    <style:style style:name="T4092" style:parent-style-name="Domyślnaczcionkaakapitu" style:family="text">
      <style:text-properties fo:background-color="#80FFFF" style:text-underline-type="single" style:text-underline-style="solid" style:text-underline-width="auto" style:text-underline-mode="continuous"/>
    </style:style>
    <style:style style:name="T4093" style:parent-style-name="Domyślnaczcionkaakapitu" style:family="text">
      <style:text-properties style:text-underline-type="single" style:text-underline-style="solid" style:text-underline-width="auto" style:text-underline-mode="continuous"/>
    </style:style>
    <style:style style:name="T4094" style:parent-style-name="Domyślnaczcionkaakapitu" style:family="text">
      <style:text-properties fo:background-color="#80FFFF" style:text-underline-type="single" style:text-underline-style="solid" style:text-underline-width="auto" style:text-underline-mode="continuous"/>
    </style:style>
    <style:style style:name="T4095" style:parent-style-name="Domyślnaczcionkaakapitu" style:family="text">
      <style:text-properties style:text-underline-type="single" style:text-underline-style="solid" style:text-underline-width="auto" style:text-underline-mode="continuous"/>
    </style:style>
    <style:style style:name="P4096" style:parent-style-name="Normalny" style:family="paragraph">
      <style:paragraph-properties fo:text-align="justify" fo:line-height="150%" fo:text-indent="0.2479in"/>
    </style:style>
    <style:style style:name="T4097" style:parent-style-name="Domyślnaczcionkaakapitu" style:family="text">
      <style:text-properties fo:background-color="#80FFFF"/>
    </style:style>
    <style:style style:name="P4098" style:parent-style-name="Normalny" style:family="paragraph">
      <style:paragraph-properties fo:text-align="justify" fo:line-height="150%"/>
    </style:style>
    <style:style style:name="T4099" style:parent-style-name="Domyślnaczcionkaakapitu" style:family="text">
      <style:text-properties style:text-underline-type="single" style:text-underline-style="solid" style:text-underline-width="auto" style:text-underline-mode="continuous"/>
    </style:style>
    <style:style style:name="T4100" style:parent-style-name="Domyślnaczcionkaakapitu" style:family="text">
      <style:text-properties fo:background-color="#80FFFF" style:text-underline-type="single" style:text-underline-style="solid" style:text-underline-width="auto" style:text-underline-mode="continuous"/>
    </style:style>
    <style:style style:name="T4101" style:parent-style-name="Domyślnaczcionkaakapitu" style:family="text">
      <style:text-properties style:text-underline-type="single" style:text-underline-style="solid" style:text-underline-width="auto" style:text-underline-mode="continuous"/>
    </style:style>
    <style:style style:name="P4102" style:parent-style-name="Normalny" style:family="paragraph">
      <style:paragraph-properties fo:text-align="justify" fo:line-height="150%" fo:text-indent="0.2479in"/>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P4107" style:parent-style-name="Normalny" style:family="paragraph">
      <style:paragraph-properties fo:text-align="justify" fo:line-height="150%" fo:text-indent="0.2479in"/>
    </style:style>
    <style:style style:name="P4108" style:parent-style-name="Normalny" style:family="paragraph">
      <style:paragraph-properties fo:text-align="justify" fo:line-height="150%" fo:text-indent="0.2479in"/>
    </style:style>
    <style:style style:name="P4109" style:parent-style-name="Normalny" style:family="paragraph">
      <style:paragraph-properties fo:text-align="justify" fo:line-height="150%"/>
    </style:style>
    <style:style style:name="T4110" style:parent-style-name="Domyślnaczcionkaakapitu" style:family="text">
      <style:text-properties style:text-underline-type="single" style:text-underline-style="solid" style:text-underline-width="auto" style:text-underline-mode="continuous"/>
    </style:style>
    <style:style style:name="T4111" style:parent-style-name="Domyślnaczcionkaakapitu" style:family="text">
      <style:text-properties fo:background-color="#80FFFF" style:text-underline-type="single" style:text-underline-style="solid" style:text-underline-width="auto" style:text-underline-mode="continuous"/>
    </style:style>
    <style:style style:name="T4112" style:parent-style-name="Domyślnaczcionkaakapitu" style:family="text">
      <style:text-properties style:text-underline-type="single" style:text-underline-style="solid" style:text-underline-width="auto" style:text-underline-mode="continuous"/>
    </style:style>
    <style:style style:name="T4113" style:parent-style-name="Domyślnaczcionkaakapitu" style:family="text">
      <style:text-properties fo:background-color="#80FFFF" style:text-underline-type="single" style:text-underline-style="solid" style:text-underline-width="auto" style:text-underline-mode="continuous"/>
    </style:style>
    <style:style style:name="T4114" style:parent-style-name="Domyślnaczcionkaakapitu" style:family="text">
      <style:text-properties style:text-underline-type="single" style:text-underline-style="solid" style:text-underline-width="auto" style:text-underline-mode="continuous"/>
    </style:style>
    <style:style style:name="P4115" style:parent-style-name="Normalny" style:family="paragraph">
      <style:paragraph-properties fo:text-align="justify" fo:line-height="150%" fo:text-indent="0.2479in"/>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P4121" style:parent-style-name="Normalny" style:family="paragraph">
      <style:paragraph-properties fo:text-align="justify" fo:line-height="150%"/>
    </style:style>
    <style:style style:name="T4122" style:parent-style-name="Domyślnaczcionkaakapitu" style:family="text">
      <style:text-properties style:text-underline-type="single" style:text-underline-style="solid" style:text-underline-width="auto" style:text-underline-mode="continuous"/>
    </style:style>
    <style:style style:name="P4123" style:parent-style-name="Normalny" style:family="paragraph">
      <style:paragraph-properties fo:text-align="justify" fo:line-height="150%" fo:text-indent="0.2479in"/>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P4130" style:parent-style-name="Normalny" style:family="paragraph">
      <style:paragraph-properties fo:text-align="justify" fo:line-height="150%" fo:text-indent="0.2479in"/>
    </style:style>
    <style:style style:name="T4131" style:parent-style-name="Domyślnaczcionkaakapitu" style:family="text">
      <style:text-properties fo:background-color="#80FFFF"/>
    </style:style>
    <style:style style:name="P4132" style:parent-style-name="Normalny" style:family="paragraph">
      <style:paragraph-properties fo:text-align="justify" fo:line-height="150%" fo:text-indent="0.2479in"/>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P4148" style:parent-style-name="Normalny" style:family="paragraph">
      <style:paragraph-properties fo:text-align="justify" fo:line-height="150%" fo:text-indent="0.2479in"/>
    </style:style>
    <style:style style:name="T4149" style:parent-style-name="Domyślnaczcionkaakapitu" style:family="text">
      <style:text-properties fo:background-color="#80FFFF"/>
    </style:style>
    <style:style style:name="P4150" style:parent-style-name="Normalny" style:family="paragraph">
      <style:paragraph-properties fo:text-align="justify" fo:line-height="150%" fo:text-indent="0.2479in"/>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P4155" style:parent-style-name="Normalny" style:family="paragraph">
      <style:paragraph-properties fo:text-align="justify" fo:line-height="150%" fo:text-indent="0.2479in"/>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P4164" style:parent-style-name="Normalny" style:family="paragraph">
      <style:paragraph-properties fo:text-align="justify" fo:line-height="150%" fo:text-indent="0.2479in"/>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P4174" style:parent-style-name="Normalny" style:family="paragraph">
      <style:paragraph-properties fo:text-align="justify" fo:line-height="150%" fo:text-indent="0.2479in"/>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P4182" style:parent-style-name="Normalny" style:family="paragraph">
      <style:paragraph-properties fo:text-align="justify" fo:line-height="150%" fo:text-indent="0.2479in"/>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P4209" style:parent-style-name="Normalny" style:family="paragraph">
      <style:paragraph-properties fo:text-align="justify" fo:line-height="150%">
        <style:tab-stops>
          <style:tab-stop style:type="left" style:leader-style="solid" style:leader-text="_" style:position="12.5972in"/>
        </style:tab-stops>
      </style:paragraph-properties>
    </style:style>
    <style:style style:name="T4210" style:parent-style-name="Domyślnaczcionkaakapitu" style:family="text">
      <style:text-properties fo:background-color="#80FFFF" style:text-underline-type="single" style:text-underline-style="solid" style:text-underline-width="auto" style:text-underline-mode="continuous"/>
    </style:style>
    <style:style style:name="T4211" style:parent-style-name="Domyślnaczcionkaakapitu" style:family="text">
      <style:text-properties style:text-underline-type="single" style:text-underline-style="solid" style:text-underline-width="auto" style:text-underline-mode="continuous"/>
    </style:style>
    <style:style style:name="T4212" style:parent-style-name="Domyślnaczcionkaakapitu" style:family="text">
      <style:text-properties fo:background-color="#80FFFF" style:text-underline-type="single" style:text-underline-style="solid" style:text-underline-width="auto" style:text-underline-mode="continuous"/>
    </style:style>
    <style:style style:name="T4213" style:parent-style-name="Domyślnaczcionkaakapitu" style:family="text">
      <style:text-properties style:text-underline-type="single" style:text-underline-style="solid" style:text-underline-width="auto" style:text-underline-mode="continuous"/>
    </style:style>
    <style:style style:name="T4214" style:parent-style-name="Domyślnaczcionkaakapitu" style:family="text">
      <style:text-properties fo:background-color="#80FFFF" style:text-underline-type="single" style:text-underline-style="solid" style:text-underline-width="auto" style:text-underline-mode="continuous"/>
    </style:style>
    <style:style style:name="T4215" style:parent-style-name="Domyślnaczcionkaakapitu" style:family="text">
      <style:text-properties style:text-underline-type="single" style:text-underline-style="solid" style:text-underline-width="auto" style:text-underline-mode="continuous"/>
    </style:style>
    <style:style style:name="T4216" style:parent-style-name="Domyślnaczcionkaakapitu" style:family="text">
      <style:text-properties fo:background-color="#80FFFF" style:text-underline-type="single" style:text-underline-style="solid" style:text-underline-width="auto" style:text-underline-mode="continuous"/>
    </style:style>
    <style:style style:name="T4217" style:parent-style-name="Domyślnaczcionkaakapitu" style:family="text">
      <style:text-properties style:text-underline-type="single" style:text-underline-style="solid" style:text-underline-width="auto" style:text-underline-mode="continuous"/>
    </style:style>
    <style:style style:name="P4218" style:parent-style-name="Normalny" style:family="paragraph">
      <style:paragraph-properties fo:text-align="justify" fo:line-height="150%" fo:text-indent="0.2479in">
        <style:tab-stops>
          <style:tab-stop style:type="left" style:leader-style="solid" style:leader-text="_" style:position="12.5972in"/>
        </style:tab-stops>
      </style:paragraph-properties>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P4231" style:parent-style-name="Normalny" style:family="paragraph">
      <style:paragraph-properties fo:text-align="justify" fo:line-height="150%" fo:text-indent="0.2479in"/>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P4239" style:parent-style-name="Normalny" style:family="paragraph">
      <style:paragraph-properties fo:text-align="justify" fo:line-height="150%" fo:text-indent="0.2479in"/>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P4243" style:parent-style-name="Normalny" style:family="paragraph">
      <style:paragraph-properties fo:text-align="justify" fo:line-height="150%" fo:text-indent="0.2479in"/>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P4249" style:parent-style-name="Normalny" style:family="paragraph">
      <style:paragraph-properties fo:text-align="justify" fo:line-height="150%" fo:text-indent="0.2479in"/>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T4257" style:parent-style-name="Domyślnaczcionkaakapitu" style:family="text">
      <style:text-properties fo:background-color="#80FFFF"/>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P4260" style:parent-style-name="Normalny" style:family="paragraph">
      <style:paragraph-properties fo:text-align="justify" fo:line-height="150%" fo:text-indent="0.2479in"/>
    </style:style>
    <style:style style:name="T4261" style:parent-style-name="Domyślnaczcionkaakapitu" style:family="text">
      <style:text-properties fo:background-color="#80FFFF"/>
    </style:style>
    <style:style style:name="T4262" style:parent-style-name="Domyślnaczcionkaakapitu" style:family="text">
      <style:text-properties fo:background-color="#80FFFF"/>
    </style:style>
    <style:style style:name="P4263" style:parent-style-name="Normalny" style:family="paragraph">
      <style:paragraph-properties fo:text-align="justify" fo:line-height="150%" fo:text-indent="0.2479in"/>
    </style:style>
    <style:style style:name="P4264" style:parent-style-name="Normalny" style:family="paragraph">
      <style:paragraph-properties fo:text-align="justify" fo:line-height="150%" fo:text-indent="0.2479in"/>
    </style:style>
    <style:style style:name="T4265" style:parent-style-name="Domyślnaczcionkaakapitu" style:family="text">
      <style:text-properties fo:background-color="#80FFFF"/>
    </style:style>
    <style:style style:name="P4266" style:parent-style-name="Normalny" style:family="paragraph">
      <style:paragraph-properties fo:text-align="justify" fo:line-height="150%" fo:text-indent="0.2479in"/>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P4271" style:parent-style-name="Normalny" style:family="paragraph">
      <style:paragraph-properties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P4276" style:parent-style-name="Normalny" style:family="paragraph">
      <style:paragraph-properties fo:text-align="justify" fo:line-height="150%" fo:text-indent="0.2479in"/>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P4280" style:parent-style-name="Normalny" style:family="paragraph">
      <style:paragraph-properties fo:text-align="justify" fo:line-height="150%" fo:text-indent="0.2479in"/>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P4285" style:parent-style-name="Normalny" style:family="paragraph">
      <style:paragraph-properties fo:text-align="justify" fo:line-height="150%" fo:text-indent="0.2479in"/>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T4289" style:parent-style-name="Domyślnaczcionkaakapitu" style:family="text">
      <style:text-properties fo:background-color="#80FFFF"/>
    </style:style>
    <style:style style:name="T4290" style:parent-style-name="Domyślnaczcionkaakapitu" style:family="text">
      <style:text-properties fo:background-color="#80FFFF"/>
    </style:style>
    <style:style style:name="T4291" style:parent-style-name="Domyślnaczcionkaakapitu" style:family="text">
      <style:text-properties fo:background-color="#80FFFF"/>
    </style:style>
    <style:style style:name="T4292" style:parent-style-name="Domyślnaczcionkaakapitu" style:family="text">
      <style:text-properties fo:background-color="#80FFFF"/>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P4298" style:parent-style-name="Normalny" style:family="paragraph">
      <style:paragraph-properties fo:text-align="justify" fo:line-height="150%" fo:text-indent="0.2479in"/>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P4315" style:parent-style-name="Normalny" style:family="paragraph">
      <style:paragraph-properties fo:text-align="justify" fo:line-height="150%" fo:text-indent="0.2479in"/>
    </style:style>
    <style:style style:name="P4316" style:parent-style-name="Normalny" style:family="paragraph">
      <style:paragraph-properties fo:text-align="justify" fo:line-height="150%"/>
    </style:style>
    <style:style style:name="T4317" style:parent-style-name="Domyślnaczcionkaakapitu" style:family="text">
      <style:text-properties style:text-underline-type="single" style:text-underline-style="solid" style:text-underline-width="auto" style:text-underline-mode="continuous"/>
    </style:style>
    <style:style style:name="T4318" style:parent-style-name="Domyślnaczcionkaakapitu" style:family="text">
      <style:text-properties fo:background-color="#80FFFF" style:text-underline-type="single" style:text-underline-style="solid" style:text-underline-width="auto" style:text-underline-mode="continuous"/>
    </style:style>
    <style:style style:name="T4319" style:parent-style-name="Domyślnaczcionkaakapitu" style:family="text">
      <style:text-properties style:text-underline-type="single" style:text-underline-style="solid" style:text-underline-width="auto" style:text-underline-mode="continuous"/>
    </style:style>
    <style:style style:name="T4320" style:parent-style-name="Domyślnaczcionkaakapitu" style:family="text">
      <style:text-properties fo:background-color="#80FFFF" style:text-underline-type="single" style:text-underline-style="solid" style:text-underline-width="auto" style:text-underline-mode="continuous"/>
    </style:style>
    <style:style style:name="T4321" style:parent-style-name="Domyślnaczcionkaakapitu" style:family="text">
      <style:text-properties style:text-underline-type="single" style:text-underline-style="solid" style:text-underline-width="auto" style:text-underline-mode="continuous"/>
    </style:style>
    <style:style style:name="T4322" style:parent-style-name="Domyślnaczcionkaakapitu" style:family="text">
      <style:text-properties fo:background-color="#80FFFF" style:text-underline-type="single" style:text-underline-style="solid" style:text-underline-width="auto" style:text-underline-mode="continuous"/>
    </style:style>
    <style:style style:name="T4323" style:parent-style-name="Domyślnaczcionkaakapitu" style:family="text">
      <style:text-properties style:text-underline-type="single" style:text-underline-style="solid" style:text-underline-width="auto" style:text-underline-mode="continuous"/>
    </style:style>
    <style:style style:name="T4324" style:parent-style-name="Domyślnaczcionkaakapitu" style:family="text">
      <style:text-properties fo:background-color="#80FFFF" style:text-underline-type="single" style:text-underline-style="solid" style:text-underline-width="auto" style:text-underline-mode="continuous"/>
    </style:style>
    <style:style style:name="T4325" style:parent-style-name="Domyślnaczcionkaakapitu" style:family="text">
      <style:text-properties style:text-underline-type="single" style:text-underline-style="solid" style:text-underline-width="auto" style:text-underline-mode="continuous"/>
    </style:style>
    <style:style style:name="P4326" style:parent-style-name="Normalny" style:family="paragraph">
      <style:paragraph-properties fo:text-align="justify" fo:line-height="150%" fo:text-indent="0.2479in"/>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P4330" style:parent-style-name="Normalny" style:family="paragraph">
      <style:paragraph-properties fo:text-align="justify" fo:line-height="150%" fo:text-indent="0.2479in"/>
    </style:style>
    <style:style style:name="T4331" style:parent-style-name="Domyślnaczcionkaakapitu" style:family="text">
      <style:text-properties fo:background-color="#80FFFF"/>
    </style:style>
    <style:style style:name="P4332" style:parent-style-name="Normalny" style:family="paragraph">
      <style:paragraph-properties fo:text-align="justify" fo:line-height="150%">
        <style:tab-stops>
          <style:tab-stop style:type="left" style:position="19.0347in"/>
        </style:tab-stops>
      </style:paragraph-properties>
    </style:style>
    <style:style style:name="T4333" style:parent-style-name="Domyślnaczcionkaakapitu" style:family="text">
      <style:text-properties style:text-underline-type="single" style:text-underline-style="solid" style:text-underline-width="auto" style:text-underline-mode="continuous"/>
    </style:style>
    <style:style style:name="P4334" style:parent-style-name="Normalny" style:family="paragraph">
      <style:paragraph-properties fo:text-align="justify" fo:line-height="150%" fo:text-indent="0.2479in">
        <style:tab-stops>
          <style:tab-stop style:type="left" style:position="19.0347in"/>
        </style:tab-stops>
      </style:paragraph-properties>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P4341" style:parent-style-name="Normalny" style:family="paragraph">
      <style:paragraph-properties fo:text-align="justify" fo:line-height="150%" fo:text-indent="0.2479in"/>
    </style:style>
    <style:style style:name="T4342" style:parent-style-name="Domyślnaczcionkaakapitu" style:family="text">
      <style:text-properties fo:background-color="#80FFFF"/>
    </style:style>
    <style:style style:name="T4343" style:parent-style-name="Domyślnaczcionkaakapitu" style:family="text">
      <style:text-properties fo:background-color="#80FFFF"/>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T4346" style:parent-style-name="Domyślnaczcionkaakapitu" style:family="text">
      <style:text-properties fo:background-color="#80FFFF"/>
    </style:style>
    <style:style style:name="P4347" style:parent-style-name="Normalny" style:family="paragraph">
      <style:paragraph-properties fo:text-align="justify" fo:line-height="150%"/>
    </style:style>
    <style:style style:name="T4348" style:parent-style-name="Domyślnaczcionkaakapitu" style:family="text">
      <style:text-properties fo:background-color="#80FFFF" style:text-underline-type="single" style:text-underline-style="solid" style:text-underline-width="auto" style:text-underline-mode="continuous"/>
    </style:style>
    <style:style style:name="T4349" style:parent-style-name="Domyślnaczcionkaakapitu" style:family="text">
      <style:text-properties style:text-underline-type="single" style:text-underline-style="solid" style:text-underline-width="auto" style:text-underline-mode="continuous"/>
    </style:style>
    <style:style style:name="T4350" style:parent-style-name="Domyślnaczcionkaakapitu" style:family="text">
      <style:text-properties fo:background-color="#80FFFF" style:text-underline-type="single" style:text-underline-style="solid" style:text-underline-width="auto" style:text-underline-mode="continuous"/>
    </style:style>
    <style:style style:name="T4351" style:parent-style-name="Domyślnaczcionkaakapitu" style:family="text">
      <style:text-properties style:text-underline-type="single" style:text-underline-style="solid" style:text-underline-width="auto" style:text-underline-mode="continuous"/>
    </style:style>
    <style:style style:name="P4352" style:parent-style-name="Normalny" style:family="paragraph">
      <style:paragraph-properties fo:text-align="justify" fo:line-height="150%" fo:text-indent="0.2479in"/>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P4355" style:parent-style-name="Normalny" style:family="paragraph">
      <style:paragraph-properties fo:text-align="justify" fo:line-height="150%"/>
    </style:style>
    <style:style style:name="T4356" style:parent-style-name="Domyślnaczcionkaakapitu" style:family="text">
      <style:text-properties style:text-underline-type="single" style:text-underline-style="solid" style:text-underline-width="auto" style:text-underline-mode="continuous"/>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P4359" style:parent-style-name="Normalny" style:family="paragraph">
      <style:paragraph-properties fo:text-align="justify" fo:line-height="150%" fo:text-indent="0.2479in"/>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P4366" style:parent-style-name="Normalny" style:family="paragraph">
      <style:paragraph-properties fo:text-align="justify" fo:line-height="150%" fo:text-indent="0.2479in"/>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P4371" style:parent-style-name="Normalny" style:family="paragraph">
      <style:paragraph-properties fo:text-align="justify" fo:line-height="150%" fo:text-indent="0.2479in"/>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T4375" style:parent-style-name="Domyślnaczcionkaakapitu" style:family="text">
      <style:text-properties fo:background-color="#80FFFF"/>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P4380" style:parent-style-name="Normalny" style:family="paragraph">
      <style:paragraph-properties fo:text-align="justify" fo:line-height="150%" fo:text-indent="0.2479in"/>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P4390" style:parent-style-name="Normalny" style:family="paragraph">
      <style:paragraph-properties fo:text-align="justify" fo:line-height="150%" fo:text-indent="0.2479in"/>
    </style:style>
    <style:style style:name="T4391" style:parent-style-name="Domyślnaczcionkaakapitu" style:family="text">
      <style:text-properties fo:background-color="#80FFFF"/>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T4395" style:parent-style-name="Domyślnaczcionkaakapitu" style:family="text">
      <style:text-properties fo:background-color="#80FFFF"/>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P4401" style:parent-style-name="Normalny" style:family="paragraph">
      <style:paragraph-properties fo:text-align="justify" fo:line-height="150%" fo:text-indent="0.2479in"/>
    </style:style>
    <style:style style:name="T4402" style:parent-style-name="Domyślnaczcionkaakapitu" style:family="text">
      <style:text-properties fo:background-color="#80FFFF"/>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P4406" style:parent-style-name="Normalny" style:family="paragraph">
      <style:paragraph-properties fo:text-align="justify" fo:line-height="150%" fo:text-indent="0.2479in"/>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P4417" style:parent-style-name="Normalny" style:family="paragraph">
      <style:paragraph-properties fo:text-align="justify" fo:line-height="150%" fo:text-indent="0.2479in"/>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T4422" style:parent-style-name="Domyślnaczcionkaakapitu" style:family="text">
      <style:text-properties fo:background-color="#80FFFF"/>
    </style:style>
    <style:style style:name="P4423" style:parent-style-name="Normalny" style:family="paragraph">
      <style:paragraph-properties fo:text-align="justify" fo:line-height="150%" fo:text-indent="0.2479in"/>
    </style:style>
    <style:style style:name="T4424" style:parent-style-name="Domyślnaczcionkaakapitu" style:family="text">
      <style:text-properties fo:background-color="#80FFFF"/>
    </style:style>
    <style:style style:name="T4425" style:parent-style-name="Domyślnaczcionkaakapitu" style:family="text">
      <style:text-properties fo:background-color="#80FFFF"/>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T4444" style:parent-style-name="Domyślnaczcionkaakapitu" style:family="text">
      <style:text-properties fo:background-color="#80FFFF"/>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P4471" style:parent-style-name="Normalny" style:family="paragraph">
      <style:paragraph-properties fo:text-align="justify" fo:line-height="150%" fo:text-indent="0.2479in"/>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P4474" style:parent-style-name="Normalny" style:family="paragraph">
      <style:paragraph-properties fo:text-align="justify" fo:line-height="150%" fo:text-indent="0.2479in"/>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P4480" style:parent-style-name="Normalny" style:family="paragraph">
      <style:paragraph-properties fo:text-align="justify" fo:line-height="150%" fo:text-indent="0.2479in"/>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P4483" style:parent-style-name="Normalny" style:family="paragraph">
      <style:paragraph-properties fo:text-align="justify" fo:line-height="150%" fo:text-indent="0.2479in"/>
    </style:style>
    <style:style style:name="T4484" style:parent-style-name="Domyślnaczcionkaakapitu" style:family="text">
      <style:text-properties fo:background-color="#80FFFF"/>
    </style:style>
    <style:style style:name="P4485" style:parent-style-name="Normalny" style:family="paragraph">
      <style:paragraph-properties fo:text-align="justify" fo:line-height="150%"/>
    </style:style>
    <style:style style:name="T4486" style:parent-style-name="Domyślnaczcionkaakapitu" style:family="text">
      <style:text-properties style:text-underline-type="single" style:text-underline-style="solid" style:text-underline-width="auto" style:text-underline-mode="continuous"/>
    </style:style>
    <style:style style:name="P4487" style:parent-style-name="Normalny" style:family="paragraph">
      <style:paragraph-properties fo:text-align="justify" fo:line-height="150%" fo:text-indent="0.2479in"/>
    </style:style>
    <style:style style:name="P4488" style:parent-style-name="Normalny" style:family="paragraph">
      <style:paragraph-properties fo:text-align="justify" fo:line-height="150%"/>
    </style:style>
    <style:style style:name="T4489" style:parent-style-name="Domyślnaczcionkaakapitu" style:family="text">
      <style:text-properties style:text-underline-type="single" style:text-underline-style="solid" style:text-underline-width="auto" style:text-underline-mode="continuous"/>
    </style:style>
    <style:style style:name="P4490" style:parent-style-name="Normalny" style:family="paragraph">
      <style:paragraph-properties fo:text-align="justify" fo:line-height="150%" fo:text-indent="0.2479in"/>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T4493" style:parent-style-name="Domyślnaczcionkaakapitu" style:family="text">
      <style:text-properties fo:background-color="#80FFFF"/>
    </style:style>
    <style:style style:name="T4494" style:parent-style-name="Domyślnaczcionkaakapitu" style:family="text">
      <style:text-properties fo:background-color="#80FFFF"/>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P4499" style:parent-style-name="Normalny" style:family="paragraph">
      <style:paragraph-properties fo:text-align="justify" fo:line-height="150%" fo:text-indent="0.2479in"/>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P4506" style:parent-style-name="Normalny" style:family="paragraph">
      <style:paragraph-properties fo:text-align="justify" fo:line-height="150%"/>
    </style:style>
    <style:style style:name="T4507" style:parent-style-name="Domyślnaczcionkaakapitu" style:family="text">
      <style:text-properties style:text-underline-type="single" style:text-underline-style="solid" style:text-underline-width="auto" style:text-underline-mode="continuous"/>
    </style:style>
    <style:style style:name="T4508" style:parent-style-name="Domyślnaczcionkaakapitu" style:family="text">
      <style:text-properties fo:background-color="#80FFFF" style:text-underline-type="single" style:text-underline-style="solid" style:text-underline-width="auto" style:text-underline-mode="continuous"/>
    </style:style>
    <style:style style:name="T4509" style:parent-style-name="Domyślnaczcionkaakapitu" style:family="text">
      <style:text-properties style:text-underline-type="single" style:text-underline-style="solid" style:text-underline-width="auto" style:text-underline-mode="continuous"/>
    </style:style>
    <style:style style:name="T4510" style:parent-style-name="Domyślnaczcionkaakapitu" style:family="text">
      <style:text-properties fo:background-color="#80FFFF" style:text-underline-type="single" style:text-underline-style="solid" style:text-underline-width="auto" style:text-underline-mode="continuous"/>
    </style:style>
    <style:style style:name="T4511" style:parent-style-name="Domyślnaczcionkaakapitu" style:family="text">
      <style:text-properties style:text-underline-type="single" style:text-underline-style="solid" style:text-underline-width="auto" style:text-underline-mode="continuous"/>
    </style:style>
    <style:style style:name="T4512" style:parent-style-name="Domyślnaczcionkaakapitu" style:family="text">
      <style:text-properties fo:background-color="#80FFFF" style:text-underline-type="single" style:text-underline-style="solid" style:text-underline-width="auto" style:text-underline-mode="continuous"/>
    </style:style>
    <style:style style:name="T4513" style:parent-style-name="Domyślnaczcionkaakapitu" style:family="text">
      <style:text-properties style:text-underline-type="single" style:text-underline-style="solid" style:text-underline-width="auto" style:text-underline-mode="continuous"/>
    </style:style>
    <style:style style:name="P4514" style:parent-style-name="Normalny" style:family="paragraph">
      <style:paragraph-properties fo:text-align="justify" fo:line-height="150%"/>
    </style:style>
    <style:style style:name="T4515" style:parent-style-name="Domyślnaczcionkaakapitu" style:family="text">
      <style:text-properties style:text-underline-type="single" style:text-underline-style="solid" style:text-underline-width="auto" style:text-underline-mode="continuous"/>
    </style:style>
    <style:style style:name="P4516" style:parent-style-name="Normalny" style:family="paragraph">
      <style:paragraph-properties fo:text-align="justify" fo:line-height="150%" fo:text-indent="0.2479in"/>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P4519" style:parent-style-name="Normalny" style:family="paragraph">
      <style:paragraph-properties fo:text-align="justify" fo:line-height="150%" fo:text-indent="0.2479in"/>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P4544" style:parent-style-name="Normalny" style:family="paragraph">
      <style:paragraph-properties fo:text-align="justify" fo:line-height="150%" fo:text-indent="0.2479in"/>
    </style:style>
    <style:style style:name="T4545" style:parent-style-name="Domyślnaczcionkaakapitu" style:family="text">
      <style:text-properties fo:background-color="#80FFFF"/>
    </style:style>
    <style:style style:name="P4546" style:parent-style-name="Normalny" style:family="paragraph">
      <style:paragraph-properties fo:text-align="justify" fo:line-height="150%">
        <style:tab-stops>
          <style:tab-stop style:type="left" style:leader-style="solid" style:leader-text="_" style:position="8.25in"/>
        </style:tab-stops>
      </style:paragraph-properties>
    </style:style>
    <style:style style:name="T4547" style:parent-style-name="Domyślnaczcionkaakapitu" style:family="text">
      <style:text-properties style:text-underline-type="single" style:text-underline-style="solid" style:text-underline-width="auto" style:text-underline-mode="continuous"/>
    </style:style>
    <style:style style:name="P4548" style:parent-style-name="Normalny" style:family="paragraph">
      <style:paragraph-properties fo:text-align="justify" fo:line-height="150%" fo:text-indent="0.2479in">
        <style:tab-stops>
          <style:tab-stop style:type="left" style:leader-style="solid" style:leader-text="_" style:position="8.25in"/>
        </style:tab-stops>
      </style:paragraph-properties>
    </style:style>
    <style:style style:name="P4549" style:parent-style-name="Normalny" style:family="paragraph">
      <style:paragraph-properties fo:text-align="justify" fo:line-height="150%">
        <style:tab-stops>
          <style:tab-stop style:type="left" style:leader-style="solid" style:leader-text="_" style:position="9.7361in"/>
        </style:tab-stops>
      </style:paragraph-properties>
    </style:style>
    <style:style style:name="T4550" style:parent-style-name="Domyślnaczcionkaakapitu" style:family="text">
      <style:text-properties style:text-underline-type="single" style:text-underline-style="solid" style:text-underline-width="auto" style:text-underline-mode="continuous"/>
    </style:style>
    <style:style style:name="P4551" style:parent-style-name="Normalny" style:family="paragraph">
      <style:paragraph-properties fo:text-align="justify" fo:line-height="150%" fo:text-indent="0.2479in">
        <style:tab-stops>
          <style:tab-stop style:type="left" style:leader-style="solid" style:leader-text="_" style:position="9.7361in"/>
        </style:tab-stops>
      </style:paragraph-properties>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P4554" style:parent-style-name="Normalny" style:family="paragraph">
      <style:paragraph-properties fo:text-align="justify" fo:line-height="150%" fo:text-indent="0.2479in"/>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T4557" style:parent-style-name="Domyślnaczcionkaakapitu" style:family="text">
      <style:text-properties fo:background-color="#80FFFF"/>
    </style:style>
    <style:style style:name="P4558" style:parent-style-name="Normalny" style:family="paragraph">
      <style:paragraph-properties fo:text-align="justify" fo:line-height="150%"/>
    </style:style>
    <style:style style:name="T4559" style:parent-style-name="Domyślnaczcionkaakapitu" style:family="text">
      <style:text-properties style:text-underline-type="single" style:text-underline-style="solid" style:text-underline-width="auto" style:text-underline-mode="continuous"/>
    </style:style>
    <style:style style:name="P4560" style:parent-style-name="Normalny" style:family="paragraph">
      <style:paragraph-properties fo:text-align="justify" fo:line-height="150%" fo:text-indent="0.2479in"/>
    </style:style>
    <style:style style:name="T4561" style:parent-style-name="Domyślnaczcionkaakapitu" style:family="text">
      <style:text-properties fo:background-color="#80FFFF"/>
    </style:style>
    <style:style style:name="P4562" style:parent-style-name="Normalny" style:family="paragraph">
      <style:paragraph-properties fo:text-align="justify" fo:line-height="150%" fo:text-indent="0.2479in"/>
    </style:style>
    <style:style style:name="P4563" style:parent-style-name="Normalny" style:family="paragraph">
      <style:paragraph-properties fo:text-align="justify" fo:line-height="150%"/>
    </style:style>
    <style:style style:name="T4564" style:parent-style-name="Domyślnaczcionkaakapitu" style:family="text">
      <style:text-properties style:text-underline-type="single" style:text-underline-style="solid" style:text-underline-width="auto" style:text-underline-mode="continuous"/>
    </style:style>
    <style:style style:name="T4565" style:parent-style-name="Domyślnaczcionkaakapitu" style:family="text">
      <style:text-properties fo:background-color="#80FFFF" style:text-underline-type="single" style:text-underline-style="solid" style:text-underline-width="auto" style:text-underline-mode="continuous"/>
    </style:style>
    <style:style style:name="T4566" style:parent-style-name="Domyślnaczcionkaakapitu" style:family="text">
      <style:text-properties style:text-underline-type="single" style:text-underline-style="solid" style:text-underline-width="auto" style:text-underline-mode="continuous"/>
    </style:style>
    <style:style style:name="T4567" style:parent-style-name="Domyślnaczcionkaakapitu" style:family="text">
      <style:text-properties fo:background-color="#80FFFF" style:text-underline-type="single" style:text-underline-style="solid" style:text-underline-width="auto" style:text-underline-mode="continuous"/>
    </style:style>
    <style:style style:name="T4568" style:parent-style-name="Domyślnaczcionkaakapitu" style:family="text">
      <style:text-properties style:text-underline-type="single" style:text-underline-style="solid" style:text-underline-width="auto" style:text-underline-mode="continuous"/>
    </style:style>
    <style:style style:name="T4569" style:parent-style-name="Domyślnaczcionkaakapitu" style:family="text">
      <style:text-properties fo:background-color="#80FFFF" style:text-underline-type="single" style:text-underline-style="solid" style:text-underline-width="auto" style:text-underline-mode="continuous"/>
    </style:style>
    <style:style style:name="T4570" style:parent-style-name="Domyślnaczcionkaakapitu" style:family="text">
      <style:text-properties style:text-underline-type="single" style:text-underline-style="solid" style:text-underline-width="auto" style:text-underline-mode="continuous"/>
    </style:style>
    <style:style style:name="T4571" style:parent-style-name="Domyślnaczcionkaakapitu" style:family="text">
      <style:text-properties fo:background-color="#80FFFF" style:text-underline-type="single" style:text-underline-style="solid" style:text-underline-width="auto" style:text-underline-mode="continuous"/>
    </style:style>
    <style:style style:name="T4572" style:parent-style-name="Domyślnaczcionkaakapitu" style:family="text">
      <style:text-properties style:text-underline-type="single" style:text-underline-style="solid" style:text-underline-width="auto" style:text-underline-mode="continuous"/>
    </style:style>
    <style:style style:name="T4573" style:parent-style-name="Domyślnaczcionkaakapitu" style:family="text">
      <style:text-properties fo:background-color="#80FFFF" style:text-underline-type="single" style:text-underline-style="solid" style:text-underline-width="auto" style:text-underline-mode="continuous"/>
    </style:style>
    <style:style style:name="T4574" style:parent-style-name="Domyślnaczcionkaakapitu" style:family="text">
      <style:text-properties style:text-underline-type="single" style:text-underline-style="solid" style:text-underline-width="auto" style:text-underline-mode="continuous"/>
    </style:style>
    <style:style style:name="T4575" style:parent-style-name="Domyślnaczcionkaakapitu" style:family="text">
      <style:text-properties fo:background-color="#80FFFF" style:text-underline-type="single" style:text-underline-style="solid" style:text-underline-width="auto" style:text-underline-mode="continuous"/>
    </style:style>
    <style:style style:name="T4576" style:parent-style-name="Domyślnaczcionkaakapitu" style:family="text">
      <style:text-properties style:text-underline-type="single" style:text-underline-style="solid" style:text-underline-width="auto" style:text-underline-mode="continuous"/>
    </style:style>
    <style:style style:name="P4577" style:parent-style-name="Normalny" style:family="paragraph">
      <style:paragraph-properties fo:text-align="justify" fo:line-height="150%" fo:text-indent="0.2479in"/>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P4582" style:parent-style-name="Normalny" style:family="paragraph">
      <style:paragraph-properties fo:text-align="justify" fo:line-height="150%" fo:text-indent="0.2479in"/>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P4594" style:parent-style-name="Normalny" style:family="paragraph">
      <style:paragraph-properties fo:text-align="justify" fo:line-height="150%" fo:text-indent="0.2479in"/>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P4597" style:parent-style-name="Normalny" style:family="paragraph">
      <style:paragraph-properties fo:text-align="justify" fo:line-height="150%" fo:text-indent="0.2479in"/>
    </style:style>
    <style:style style:name="T4598" style:parent-style-name="Domyślnaczcionkaakapitu" style:family="text">
      <style:text-properties fo:background-color="#80FFFF"/>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P4603" style:parent-style-name="Normalny" style:family="paragraph">
      <style:paragraph-properties fo:text-align="justify" fo:line-height="150%" fo:text-indent="0.2479in"/>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P4613" style:parent-style-name="Normalny" style:family="paragraph">
      <style:paragraph-properties fo:text-align="justify" fo:line-height="150%" fo:text-indent="0.2479in"/>
    </style:style>
    <style:style style:name="T4614" style:parent-style-name="Domyślnaczcionkaakapitu" style:family="text">
      <style:text-properties fo:background-color="#80FFFF"/>
    </style:style>
    <style:style style:name="T4615" style:parent-style-name="Domyślnaczcionkaakapitu" style:family="text">
      <style:text-properties fo:background-color="#80FFFF"/>
    </style:style>
    <style:style style:name="P4616" style:parent-style-name="Normalny" style:family="paragraph">
      <style:paragraph-properties fo:text-align="justify" fo:line-height="150%" fo:text-indent="0.2479in"/>
    </style:style>
    <style:style style:name="T4617" style:parent-style-name="Domyślnaczcionkaakapitu" style:family="text">
      <style:text-properties fo:background-color="#80FFFF"/>
    </style:style>
    <style:style style:name="T4618" style:parent-style-name="Domyślnaczcionkaakapitu" style:family="text">
      <style:text-properties fo:background-color="#80FFFF"/>
    </style:style>
    <style:style style:name="T4619" style:parent-style-name="Domyślnaczcionkaakapitu" style:family="text">
      <style:text-properties fo:background-color="#80FFFF"/>
    </style:style>
    <style:style style:name="T4620" style:parent-style-name="Domyślnaczcionkaakapitu" style:family="text">
      <style:text-properties fo:background-color="#80FFFF"/>
    </style:style>
    <style:style style:name="T4621" style:parent-style-name="Domyślnaczcionkaakapitu" style:family="text">
      <style:text-properties fo:background-color="#80FFFF"/>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T4629" style:parent-style-name="Domyślnaczcionkaakapitu" style:family="text">
      <style:text-properties fo:background-color="#80FFFF"/>
    </style:style>
    <style:style style:name="T4630" style:parent-style-name="Domyślnaczcionkaakapitu" style:family="text">
      <style:text-properties fo:background-color="#80FFFF"/>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P4634" style:parent-style-name="Normalny" style:family="paragraph">
      <style:paragraph-properties fo:text-align="justify" fo:line-height="150%" fo:text-indent="0.2479in"/>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P4637" style:parent-style-name="Normalny" style:family="paragraph">
      <style:paragraph-properties fo:text-align="justify" fo:line-height="150%" fo:text-indent="0.2479in"/>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P4643" style:parent-style-name="Normalny" style:family="paragraph">
      <style:paragraph-properties fo:text-align="justify" fo:line-height="150%" fo:text-indent="0.2479in"/>
    </style:style>
    <style:style style:name="T4644" style:parent-style-name="Domyślnaczcionkaakapitu" style:family="text">
      <style:text-properties fo:background-color="#80FFFF"/>
    </style:style>
    <style:style style:name="T4645" style:parent-style-name="Domyślnaczcionkaakapitu" style:family="text">
      <style:text-properties fo:background-color="#80FFFF"/>
    </style:style>
    <style:style style:name="T4646" style:parent-style-name="Domyślnaczcionkaakapitu" style:family="text">
      <style:text-properties fo:background-color="#80FFFF"/>
    </style:style>
    <style:style style:name="T4647" style:parent-style-name="Domyślnaczcionkaakapitu" style:family="text">
      <style:text-properties fo:background-color="#80FFFF"/>
    </style:style>
    <style:style style:name="T4648" style:parent-style-name="Domyślnaczcionkaakapitu" style:family="text">
      <style:text-properties fo:background-color="#80FFFF"/>
    </style:style>
    <style:style style:name="T4649" style:parent-style-name="Domyślnaczcionkaakapitu" style:family="text">
      <style:text-properties fo:background-color="#80FFFF"/>
    </style:style>
    <style:style style:name="T4650" style:parent-style-name="Domyślnaczcionkaakapitu" style:family="text">
      <style:text-properties fo:background-color="#80FFFF"/>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P4658" style:parent-style-name="Normalny" style:family="paragraph">
      <style:paragraph-properties fo:text-align="justify" fo:line-height="150%" fo:text-indent="0.2479in"/>
    </style:style>
    <style:style style:name="T4659" style:parent-style-name="Domyślnaczcionkaakapitu" style:family="text">
      <style:text-properties fo:background-color="#80FFFF"/>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T4666" style:parent-style-name="Domyślnaczcionkaakapitu" style:family="text">
      <style:text-properties fo:background-color="#80FFFF"/>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T4669" style:parent-style-name="Domyślnaczcionkaakapitu" style:family="text">
      <style:text-properties fo:background-color="#80FFFF"/>
    </style:style>
    <style:style style:name="T4670" style:parent-style-name="Domyślnaczcionkaakapitu" style:family="text">
      <style:text-properties fo:background-color="#80FFFF"/>
    </style:style>
    <style:style style:name="T4671" style:parent-style-name="Domyślnaczcionkaakapitu" style:family="text">
      <style:text-properties fo:background-color="#80FFFF"/>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P4680" style:parent-style-name="Normalny" style:family="paragraph">
      <style:paragraph-properties fo:text-align="justify" fo:line-height="150%" fo:text-indent="0.2479in"/>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P4691" style:parent-style-name="Normalny" style:family="paragraph">
      <style:paragraph-properties fo:text-align="justify" fo:line-height="150%" fo:text-indent="0.2479in">
        <style:tab-stops>
          <style:tab-stop style:type="left" style:position="15.9652in"/>
        </style:tab-stops>
      </style:paragraph-properties>
    </style:style>
    <style:style style:name="T4692" style:parent-style-name="Domyślnaczcionkaakapitu" style:family="text">
      <style:text-properties fo:background-color="#80FFFF"/>
    </style:style>
    <style:style style:name="T4693" style:parent-style-name="Domyślnaczcionkaakapitu" style:family="text">
      <style:text-properties fo:background-color="#80FFFF"/>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P4705" style:parent-style-name="Normalny" style:family="paragraph">
      <style:paragraph-properties fo:text-align="justify" fo:line-height="150%" fo:text-indent="0.2479in"/>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P4717" style:parent-style-name="Normalny" style:family="paragraph">
      <style:paragraph-properties fo:text-align="justify" fo:line-height="150%" fo:text-indent="0.2479in"/>
    </style:style>
    <style:style style:name="T4718" style:parent-style-name="Domyślnaczcionkaakapitu" style:family="text">
      <style:text-properties fo:background-color="#80FFFF"/>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T4740" style:parent-style-name="Domyślnaczcionkaakapitu" style:family="text">
      <style:text-properties fo:background-color="#80FFFF"/>
    </style:style>
    <style:style style:name="T4741" style:parent-style-name="Domyślnaczcionkaakapitu" style:family="text">
      <style:text-properties fo:background-color="#80FFFF"/>
    </style:style>
    <style:style style:name="T4742" style:parent-style-name="Domyślnaczcionkaakapitu" style:family="text">
      <style:text-properties fo:background-color="#80FFFF"/>
    </style:style>
    <style:style style:name="T4743" style:parent-style-name="Domyślnaczcionkaakapitu" style:family="text">
      <style:text-properties fo:background-color="#80FFFF"/>
    </style:style>
    <style:style style:name="T4744" style:parent-style-name="Domyślnaczcionkaakapitu" style:family="text">
      <style:text-properties fo:background-color="#80FFFF"/>
    </style:style>
    <style:style style:name="T4745" style:parent-style-name="Domyślnaczcionkaakapitu" style:family="text">
      <style:text-properties fo:background-color="#80FFFF"/>
    </style:style>
    <style:style style:name="T4746" style:parent-style-name="Domyślnaczcionkaakapitu" style:family="text">
      <style:text-properties fo:background-color="#80FFFF"/>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P4751" style:parent-style-name="Normalny" style:family="paragraph">
      <style:paragraph-properties fo:text-align="justify" fo:line-height="150%" fo:text-indent="0.2479in"/>
    </style:style>
    <style:style style:name="T4752" style:parent-style-name="Domyślnaczcionkaakapitu" style:family="text">
      <style:text-properties fo:background-color="#80FFFF"/>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T4759" style:parent-style-name="Domyślnaczcionkaakapitu" style:family="text">
      <style:text-properties fo:background-color="#80FFFF"/>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T4764" style:parent-style-name="Domyślnaczcionkaakapitu" style:family="text">
      <style:text-properties fo:background-color="#80FFFF"/>
    </style:style>
    <style:style style:name="T4765" style:parent-style-name="Domyślnaczcionkaakapitu" style:family="text">
      <style:text-properties fo:background-color="#80FFFF"/>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P4769" style:parent-style-name="Normalny" style:family="paragraph">
      <style:paragraph-properties fo:text-align="justify" fo:line-height="150%" fo:text-indent="0.2479in"/>
    </style:style>
    <style:style style:name="T4770" style:parent-style-name="Domyślnaczcionkaakapitu" style:family="text">
      <style:text-properties fo:background-color="#80FFFF"/>
    </style:style>
    <style:style style:name="P4771" style:parent-style-name="Normalny" style:family="paragraph">
      <style:paragraph-properties fo:text-align="justify" fo:line-height="150%" fo:text-indent="0.2479in"/>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T4780" style:parent-style-name="Domyślnaczcionkaakapitu" style:family="text">
      <style:text-properties fo:background-color="#80FFFF"/>
    </style:style>
    <style:style style:name="T4781" style:parent-style-name="Domyślnaczcionkaakapitu" style:family="text">
      <style:text-properties fo:background-color="#80FFFF"/>
    </style:style>
    <style:style style:name="P4782" style:parent-style-name="Normalny" style:family="paragraph">
      <style:paragraph-properties fo:text-align="justify" fo:line-height="150%" fo:text-indent="0.2479in"/>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P4787" style:parent-style-name="Normalny" style:family="paragraph">
      <style:paragraph-properties fo:text-align="justify" fo:line-height="150%" fo:text-indent="0.2479in"/>
    </style:style>
    <style:style style:name="T4788" style:parent-style-name="Domyślnaczcionkaakapitu" style:family="text">
      <style:text-properties fo:background-color="#80FFFF"/>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P4791" style:parent-style-name="Normalny" style:family="paragraph">
      <style:paragraph-properties fo:text-align="justify" fo:line-height="150%" fo:text-indent="0.2479in"/>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P4794" style:parent-style-name="Normalny" style:family="paragraph">
      <style:paragraph-properties fo:text-align="justify" fo:line-height="150%" fo:text-indent="0.2479in"/>
    </style:style>
    <style:style style:name="P4795" style:parent-style-name="Normalny" style:family="paragraph">
      <style:paragraph-properties fo:text-align="justify" fo:line-height="150%"/>
    </style:style>
    <style:style style:name="T4796" style:parent-style-name="Domyślnaczcionkaakapitu" style:family="text">
      <style:text-properties style:text-underline-type="single" style:text-underline-style="solid" style:text-underline-width="auto" style:text-underline-mode="continuous"/>
    </style:style>
    <style:style style:name="P4797" style:parent-style-name="Normalny" style:family="paragraph">
      <style:paragraph-properties fo:text-align="justify" fo:line-height="150%" fo:text-indent="0.2479in"/>
    </style:style>
    <style:style style:name="T4798" style:parent-style-name="Domyślnaczcionkaakapitu" style:family="text">
      <style:text-properties fo:background-color="#80FFFF"/>
    </style:style>
    <style:style style:name="P4799" style:parent-style-name="Normalny" style:family="paragraph">
      <style:paragraph-properties fo:text-align="justify" fo:line-height="150%"/>
    </style:style>
    <style:style style:name="T4800" style:parent-style-name="Domyślnaczcionkaakapitu" style:family="text">
      <style:text-properties fo:background-color="#80FFFF" style:text-underline-type="single" style:text-underline-style="solid" style:text-underline-width="auto" style:text-underline-mode="continuous"/>
    </style:style>
    <style:style style:name="T4801" style:parent-style-name="Domyślnaczcionkaakapitu" style:family="text">
      <style:text-properties style:text-underline-type="single" style:text-underline-style="solid" style:text-underline-width="auto" style:text-underline-mode="continuous"/>
    </style:style>
    <style:style style:name="T4802" style:parent-style-name="Domyślnaczcionkaakapitu" style:family="text">
      <style:text-properties fo:background-color="#80FFFF" style:text-underline-type="single" style:text-underline-style="solid" style:text-underline-width="auto" style:text-underline-mode="continuous"/>
    </style:style>
    <style:style style:name="T4803" style:parent-style-name="Domyślnaczcionkaakapitu" style:family="text">
      <style:text-properties style:text-underline-type="single" style:text-underline-style="solid" style:text-underline-width="auto" style:text-underline-mode="continuous"/>
    </style:style>
    <style:style style:name="T4804" style:parent-style-name="Domyślnaczcionkaakapitu" style:family="text">
      <style:text-properties fo:background-color="#80FFFF" style:text-underline-type="single" style:text-underline-style="solid" style:text-underline-width="auto" style:text-underline-mode="continuous"/>
    </style:style>
    <style:style style:name="P4805" style:parent-style-name="Normalny" style:family="paragraph">
      <style:paragraph-properties fo:text-align="justify" fo:line-height="150%" fo:text-indent="0.2479in"/>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P4812" style:parent-style-name="Normalny" style:family="paragraph">
      <style:paragraph-properties fo:text-align="justify" fo:line-height="150%"/>
    </style:style>
    <style:style style:name="T4813" style:parent-style-name="Domyślnaczcionkaakapitu" style:family="text">
      <style:text-properties style:text-underline-type="single" style:text-underline-style="solid" style:text-underline-width="auto" style:text-underline-mode="continuous"/>
    </style:style>
    <style:style style:name="P4814" style:parent-style-name="Normalny" style:family="paragraph">
      <style:paragraph-properties fo:text-align="justify" fo:line-height="150%" fo:text-indent="0.2479in"/>
    </style:style>
    <style:style style:name="P4815" style:parent-style-name="Normalny" style:family="paragraph">
      <style:paragraph-properties fo:text-align="justify" fo:line-height="150%"/>
    </style:style>
    <style:style style:name="T4816" style:parent-style-name="Domyślnaczcionkaakapitu" style:family="text">
      <style:text-properties fo:background-color="#80FFFF" style:text-underline-type="single" style:text-underline-style="solid" style:text-underline-width="auto" style:text-underline-mode="continuous"/>
    </style:style>
    <style:style style:name="T4817" style:parent-style-name="Domyślnaczcionkaakapitu" style:family="text">
      <style:text-properties style:text-underline-type="single" style:text-underline-style="solid" style:text-underline-width="auto" style:text-underline-mode="continuous"/>
    </style:style>
    <style:style style:name="T4818" style:parent-style-name="Domyślnaczcionkaakapitu" style:family="text">
      <style:text-properties fo:background-color="#80FFFF" style:text-underline-type="single" style:text-underline-style="solid" style:text-underline-width="auto" style:text-underline-mode="continuous"/>
    </style:style>
    <style:style style:name="T4819" style:parent-style-name="Domyślnaczcionkaakapitu" style:family="text">
      <style:text-properties style:text-underline-type="single" style:text-underline-style="solid" style:text-underline-width="auto" style:text-underline-mode="continuous"/>
    </style:style>
    <style:style style:name="T4820" style:parent-style-name="Domyślnaczcionkaakapitu" style:family="text">
      <style:text-properties fo:background-color="#80FFFF" style:text-underline-type="single" style:text-underline-style="solid" style:text-underline-width="auto" style:text-underline-mode="continuous"/>
    </style:style>
    <style:style style:name="T4821" style:parent-style-name="Domyślnaczcionkaakapitu" style:family="text">
      <style:text-properties style:text-underline-type="single" style:text-underline-style="solid" style:text-underline-width="auto" style:text-underline-mode="continuous"/>
    </style:style>
    <style:style style:name="P4822" style:parent-style-name="Normalny" style:family="paragraph">
      <style:paragraph-properties fo:text-align="justify" fo:line-height="150%" fo:text-indent="0.2479in"/>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P4827" style:parent-style-name="Normalny" style:family="paragraph">
      <style:paragraph-properties fo:text-align="justify" fo:line-height="150%"/>
    </style:style>
    <style:style style:name="T4828" style:parent-style-name="Domyślnaczcionkaakapitu" style:family="text">
      <style:text-properties style:text-underline-type="single" style:text-underline-style="solid" style:text-underline-width="auto" style:text-underline-mode="continuous"/>
    </style:style>
    <style:style style:name="P4829" style:parent-style-name="Normalny" style:family="paragraph">
      <style:paragraph-properties fo:text-align="justify" fo:line-height="150%" fo:text-indent="0.2479in"/>
    </style:style>
    <style:style style:name="P4830" style:parent-style-name="Normalny" style:family="paragraph">
      <style:paragraph-properties fo:text-align="justify" fo:line-height="150%"/>
    </style:style>
    <style:style style:name="T4831" style:parent-style-name="Domyślnaczcionkaakapitu" style:family="text">
      <style:text-properties fo:background-color="#80FFFF" style:text-underline-type="single" style:text-underline-style="solid" style:text-underline-width="auto" style:text-underline-mode="continuous"/>
    </style:style>
    <style:style style:name="T4832" style:parent-style-name="Domyślnaczcionkaakapitu" style:family="text">
      <style:text-properties style:text-underline-type="single" style:text-underline-style="solid" style:text-underline-width="auto" style:text-underline-mode="continuous"/>
    </style:style>
    <style:style style:name="T4833" style:parent-style-name="Domyślnaczcionkaakapitu" style:family="text">
      <style:text-properties fo:background-color="#80FFFF" style:text-underline-type="single" style:text-underline-style="solid" style:text-underline-width="auto" style:text-underline-mode="continuous"/>
    </style:style>
    <style:style style:name="T4834" style:parent-style-name="Domyślnaczcionkaakapitu" style:family="text">
      <style:text-properties style:text-underline-type="single" style:text-underline-style="solid" style:text-underline-width="auto" style:text-underline-mode="continuous"/>
    </style:style>
    <style:style style:name="T4835" style:parent-style-name="Domyślnaczcionkaakapitu" style:family="text">
      <style:text-properties fo:background-color="#80FFFF" style:text-underline-type="single" style:text-underline-style="solid" style:text-underline-width="auto" style:text-underline-mode="continuous"/>
    </style:style>
    <style:style style:name="T4836" style:parent-style-name="Domyślnaczcionkaakapitu" style:family="text">
      <style:text-properties style:text-underline-type="single" style:text-underline-style="solid" style:text-underline-width="auto" style:text-underline-mode="continuous"/>
    </style:style>
    <style:style style:name="P4837" style:parent-style-name="Normalny" style:family="paragraph">
      <style:paragraph-properties fo:text-align="justify" fo:line-height="150%" fo:text-indent="0.2479in"/>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P4848" style:parent-style-name="Normalny" style:family="paragraph">
      <style:paragraph-properties fo:text-align="justify" fo:line-height="150%"/>
    </style:style>
    <style:style style:name="T4849" style:parent-style-name="Domyślnaczcionkaakapitu" style:family="text">
      <style:text-properties style:text-underline-type="single" style:text-underline-style="solid" style:text-underline-width="auto" style:text-underline-mode="continuous"/>
    </style:style>
    <style:style style:name="P4850" style:parent-style-name="Normalny" style:family="paragraph">
      <style:paragraph-properties fo:text-align="justify" fo:line-height="150%" fo:text-indent="0.2479in"/>
    </style:style>
    <style:style style:name="T4851" style:parent-style-name="Domyślnaczcionkaakapitu" style:family="text">
      <style:text-properties fo:background-color="#80FFFF"/>
    </style:style>
    <style:style style:name="P4852" style:parent-style-name="Normalny" style:family="paragraph">
      <style:paragraph-properties fo:text-align="justify" fo:line-height="150%"/>
    </style:style>
    <style:style style:name="T4853" style:parent-style-name="Domyślnaczcionkaakapitu" style:family="text">
      <style:text-properties style:text-underline-type="single" style:text-underline-style="solid" style:text-underline-width="auto" style:text-underline-mode="continuous"/>
    </style:style>
    <style:style style:name="P4854" style:parent-style-name="Normalny" style:family="paragraph">
      <style:paragraph-properties fo:text-align="justify" fo:line-height="150%" fo:text-indent="0.2479in"/>
    </style:style>
    <style:style style:name="T4855" style:parent-style-name="Domyślnaczcionkaakapitu" style:family="text">
      <style:text-properties fo:background-color="#80FFFF"/>
    </style:style>
    <style:style style:name="P4856" style:parent-style-name="Normalny" style:family="paragraph">
      <style:paragraph-properties fo:text-align="justify" fo:line-height="150%"/>
    </style:style>
    <style:style style:name="T4857" style:parent-style-name="Domyślnaczcionkaakapitu" style:family="text">
      <style:text-properties style:text-underline-type="single" style:text-underline-style="solid" style:text-underline-width="auto" style:text-underline-mode="continuous"/>
    </style:style>
    <style:style style:name="P4858" style:parent-style-name="Normalny" style:family="paragraph">
      <style:paragraph-properties fo:text-align="justify" fo:line-height="150%" fo:text-indent="0.2479in"/>
    </style:style>
    <style:style style:name="P4859" style:parent-style-name="Normalny" style:family="paragraph">
      <style:paragraph-properties fo:text-align="justify" fo:line-height="150%"/>
    </style:style>
    <style:style style:name="T4860" style:parent-style-name="Domyślnaczcionkaakapitu" style:family="text">
      <style:text-properties style:text-underline-type="single" style:text-underline-style="solid" style:text-underline-width="auto" style:text-underline-mode="continuous"/>
    </style:style>
    <style:style style:name="P4861" style:parent-style-name="Normalny" style:family="paragraph">
      <style:paragraph-properties fo:text-align="justify" fo:line-height="150%" fo:text-indent="0.2479in"/>
    </style:style>
    <style:style style:name="T4862" style:parent-style-name="Domyślnaczcionkaakapitu" style:family="text">
      <style:text-properties fo:background-color="#80FFFF"/>
    </style:style>
    <style:style style:name="T4863" style:parent-style-name="Domyślnaczcionkaakapitu" style:family="text">
      <style:text-properties fo:background-color="#80FFFF"/>
    </style:style>
    <style:style style:name="T4864" style:parent-style-name="Domyślnaczcionkaakapitu" style:family="text">
      <style:text-properties fo:background-color="#80FFFF"/>
    </style:style>
    <style:style style:name="T4865" style:parent-style-name="Domyślnaczcionkaakapitu" style:family="text">
      <style:text-properties fo:background-color="#80FFFF"/>
    </style:style>
    <style:style style:name="T4866" style:parent-style-name="Domyślnaczcionkaakapitu" style:family="text">
      <style:text-properties fo:background-color="#80FFFF"/>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P4870" style:parent-style-name="Normalny" style:family="paragraph">
      <style:paragraph-properties fo:text-align="justify" fo:line-height="150%" fo:text-indent="0.2479in"/>
    </style:style>
    <style:style style:name="P4871" style:parent-style-name="Normalny" style:family="paragraph">
      <style:paragraph-properties fo:text-align="justify" fo:line-height="150%" fo:text-indent="0.2479in"/>
    </style:style>
    <style:style style:name="P4872" style:parent-style-name="Normalny" style:family="paragraph">
      <style:paragraph-properties fo:text-align="justify" fo:line-height="150%"/>
    </style:style>
    <style:style style:name="T4873" style:parent-style-name="Domyślnaczcionkaakapitu" style:family="text">
      <style:text-properties style:text-underline-type="single" style:text-underline-style="solid" style:text-underline-width="auto" style:text-underline-mode="continuous"/>
    </style:style>
    <style:style style:name="T4874" style:parent-style-name="Domyślnaczcionkaakapitu" style:family="text">
      <style:text-properties fo:background-color="#80FFFF" style:text-underline-type="single" style:text-underline-style="solid" style:text-underline-width="auto" style:text-underline-mode="continuous"/>
    </style:style>
    <style:style style:name="T4875" style:parent-style-name="Domyślnaczcionkaakapitu" style:family="text">
      <style:text-properties style:text-underline-type="single" style:text-underline-style="solid" style:text-underline-width="auto" style:text-underline-mode="continuous"/>
    </style:style>
    <style:style style:name="P4876" style:parent-style-name="Normalny" style:family="paragraph">
      <style:paragraph-properties fo:text-align="justify" fo:line-height="150%" fo:text-indent="0.2479in"/>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P4880" style:parent-style-name="Normalny" style:family="paragraph">
      <style:paragraph-properties fo:text-align="justify" fo:line-height="150%"/>
    </style:style>
    <style:style style:name="T4881" style:parent-style-name="Domyślnaczcionkaakapitu" style:family="text">
      <style:text-properties style:text-underline-type="single" style:text-underline-style="solid" style:text-underline-width="auto" style:text-underline-mode="continuous"/>
    </style:style>
    <style:style style:name="T4882" style:parent-style-name="Domyślnaczcionkaakapitu" style:family="text">
      <style:text-properties fo:background-color="#80FFFF" style:text-underline-type="single" style:text-underline-style="solid" style:text-underline-width="auto" style:text-underline-mode="continuous"/>
    </style:style>
    <style:style style:name="T4883" style:parent-style-name="Domyślnaczcionkaakapitu" style:family="text">
      <style:text-properties style:text-underline-type="single" style:text-underline-style="solid" style:text-underline-width="auto" style:text-underline-mode="continuous"/>
    </style:style>
    <style:style style:name="T4884" style:parent-style-name="Domyślnaczcionkaakapitu" style:family="text">
      <style:text-properties fo:background-color="#80FFFF" style:text-underline-type="single" style:text-underline-style="solid" style:text-underline-width="auto" style:text-underline-mode="continuous"/>
    </style:style>
    <style:style style:name="T4885" style:parent-style-name="Domyślnaczcionkaakapitu" style:family="text">
      <style:text-properties style:text-underline-type="single" style:text-underline-style="solid" style:text-underline-width="auto" style:text-underline-mode="continuous"/>
    </style:style>
    <style:style style:name="T4886" style:parent-style-name="Domyślnaczcionkaakapitu" style:family="text">
      <style:text-properties fo:background-color="#80FFFF" style:text-underline-type="single" style:text-underline-style="solid" style:text-underline-width="auto" style:text-underline-mode="continuous"/>
    </style:style>
    <style:style style:name="P4887" style:parent-style-name="Normalny" style:family="paragraph">
      <style:paragraph-properties fo:text-align="justify" fo:line-height="150%" fo:text-indent="0.2479in"/>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P4893" style:parent-style-name="Normalny" style:family="paragraph">
      <style:paragraph-properties fo:text-align="justify" fo:line-height="150%" fo:text-indent="0.2479in"/>
    </style:style>
    <style:style style:name="P4894" style:parent-style-name="Normalny" style:family="paragraph">
      <style:paragraph-properties fo:text-align="justify" fo:line-height="150%" fo:text-indent="0.2479in"/>
    </style:style>
    <style:style style:name="P4895" style:parent-style-name="Normalny" style:family="paragraph">
      <style:paragraph-properties fo:text-align="justify" fo:line-height="150%" fo:text-indent="0.2479in"/>
    </style:style>
    <style:style style:name="P4896" style:parent-style-name="Normalny" style:family="paragraph">
      <style:paragraph-properties fo:text-align="justify" fo:line-height="150%" fo:text-indent="0.2479in"/>
    </style:style>
    <style:style style:name="T4897" style:parent-style-name="Domyślnaczcionkaakapitu" style:family="text">
      <style:text-properties fo:background-color="#80FFFF"/>
    </style:style>
    <style:style style:name="T4898" style:parent-style-name="Domyślnaczcionkaakapitu" style:family="text">
      <style:text-properties fo:background-color="#80FFFF"/>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T4902" style:parent-style-name="Domyślnaczcionkaakapitu" style:family="text">
      <style:text-properties fo:background-color="#80FFFF"/>
    </style:style>
    <style:style style:name="T4903" style:parent-style-name="Domyślnaczcionkaakapitu" style:family="text">
      <style:text-properties fo:background-color="#80FFFF"/>
    </style:style>
    <style:style style:name="T4904" style:parent-style-name="Domyślnaczcionkaakapitu" style:family="text">
      <style:text-properties fo:background-color="#80FFFF"/>
    </style:style>
    <style:style style:name="P4905" style:parent-style-name="Normalny" style:family="paragraph">
      <style:paragraph-properties fo:text-align="justify" fo:line-height="150%" fo:text-indent="0.2479in"/>
    </style:style>
    <style:style style:name="T4906" style:parent-style-name="Domyślnaczcionkaakapitu" style:family="text">
      <style:text-properties fo:background-color="#80FFFF"/>
    </style:style>
    <style:style style:name="T4907" style:parent-style-name="Domyślnaczcionkaakapitu" style:family="text">
      <style:text-properties fo:background-color="#80FFFF"/>
    </style:style>
    <style:style style:name="T4908" style:parent-style-name="Domyślnaczcionkaakapitu" style:family="text">
      <style:text-properties fo:background-color="#80FFFF"/>
    </style:style>
    <style:style style:name="T4909" style:parent-style-name="Domyślnaczcionkaakapitu" style:family="text">
      <style:text-properties fo:background-color="#80FFFF"/>
    </style:style>
    <style:style style:name="T4910" style:parent-style-name="Domyślnaczcionkaakapitu" style:family="text">
      <style:text-properties fo:background-color="#80FFFF"/>
    </style:style>
    <style:style style:name="T4911" style:parent-style-name="Domyślnaczcionkaakapitu" style:family="text">
      <style:text-properties fo:background-color="#80FFFF"/>
    </style:style>
    <style:style style:name="P4912" style:parent-style-name="Normalny" style:family="paragraph">
      <style:paragraph-properties fo:text-align="justify" fo:line-height="150%" fo:text-indent="0.2479in"/>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P4915" style:parent-style-name="Normalny" style:family="paragraph">
      <style:paragraph-properties fo:text-align="justify" fo:line-height="150%" fo:text-indent="0.2479in"/>
    </style:style>
    <style:style style:name="T4916" style:parent-style-name="Domyślnaczcionkaakapitu" style:family="text">
      <style:text-properties fo:background-color="#80FFFF"/>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P4921" style:parent-style-name="Normalny" style:family="paragraph">
      <style:paragraph-properties fo:text-align="justify" fo:line-height="150%" fo:text-indent="0.2479in"/>
    </style:style>
    <style:style style:name="T4922" style:parent-style-name="Domyślnaczcionkaakapitu" style:family="text">
      <style:text-properties fo:background-color="#80FFFF"/>
    </style:style>
    <style:style style:name="P4923" style:parent-style-name="Normalny" style:family="paragraph">
      <style:paragraph-properties fo:text-align="justify" fo:line-height="150%"/>
    </style:style>
    <style:style style:name="T4924" style:parent-style-name="Domyślnaczcionkaakapitu" style:family="text">
      <style:text-properties style:text-underline-type="single" style:text-underline-style="solid" style:text-underline-width="auto" style:text-underline-mode="continuous"/>
    </style:style>
    <style:style style:name="P4925" style:parent-style-name="Normalny" style:family="paragraph">
      <style:paragraph-properties fo:text-align="justify" fo:line-height="150%" fo:text-indent="0.2479in"/>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P4928" style:parent-style-name="Normalny" style:family="paragraph">
      <style:paragraph-properties fo:text-align="justify" fo:line-height="150%"/>
    </style:style>
    <style:style style:name="T4929" style:parent-style-name="Domyślnaczcionkaakapitu" style:family="text">
      <style:text-properties style:text-underline-type="single" style:text-underline-style="solid" style:text-underline-width="auto" style:text-underline-mode="continuous"/>
    </style:style>
    <style:style style:name="T4930" style:parent-style-name="Domyślnaczcionkaakapitu" style:family="text">
      <style:text-properties fo:background-color="#80FFFF" style:text-underline-type="single" style:text-underline-style="solid" style:text-underline-width="auto" style:text-underline-mode="continuous"/>
    </style:style>
    <style:style style:name="T4931" style:parent-style-name="Domyślnaczcionkaakapitu" style:family="text">
      <style:text-properties style:text-underline-type="single" style:text-underline-style="solid" style:text-underline-width="auto" style:text-underline-mode="continuous"/>
    </style:style>
    <style:style style:name="T4932" style:parent-style-name="Domyślnaczcionkaakapitu" style:family="text">
      <style:text-properties fo:background-color="#80FFFF" style:text-underline-type="single" style:text-underline-style="solid" style:text-underline-width="auto" style:text-underline-mode="continuous"/>
    </style:style>
    <style:style style:name="T4933" style:parent-style-name="Domyślnaczcionkaakapitu" style:family="text">
      <style:text-properties style:text-underline-type="single" style:text-underline-style="solid" style:text-underline-width="auto" style:text-underline-mode="continuous"/>
    </style:style>
    <style:style style:name="T4934" style:parent-style-name="Domyślnaczcionkaakapitu" style:family="text">
      <style:text-properties fo:background-color="#80FFFF" style:text-underline-type="single" style:text-underline-style="solid" style:text-underline-width="auto" style:text-underline-mode="continuous"/>
    </style:style>
    <style:style style:name="T4935" style:parent-style-name="Domyślnaczcionkaakapitu" style:family="text">
      <style:text-properties style:text-underline-type="single" style:text-underline-style="solid" style:text-underline-width="auto" style:text-underline-mode="continuous"/>
    </style:style>
    <style:style style:name="T4936" style:parent-style-name="Domyślnaczcionkaakapitu" style:family="text">
      <style:text-properties fo:background-color="#80FFFF" style:text-underline-type="single" style:text-underline-style="solid" style:text-underline-width="auto" style:text-underline-mode="continuous"/>
    </style:style>
    <style:style style:name="P4937" style:parent-style-name="Normalny" style:family="paragraph">
      <style:paragraph-properties fo:text-align="justify" fo:line-height="150%" fo:text-indent="0.2479in"/>
    </style:style>
    <style:style style:name="T4938" style:parent-style-name="Domyślnaczcionkaakapitu" style:family="text">
      <style:text-properties fo:background-color="#80FFFF"/>
    </style:style>
    <style:style style:name="P4939" style:parent-style-name="Normalny" style:family="paragraph">
      <style:paragraph-properties fo:text-align="justify" fo:line-height="150%"/>
    </style:style>
    <style:style style:name="T4940" style:parent-style-name="Domyślnaczcionkaakapitu" style:family="text">
      <style:text-properties style:text-underline-type="single" style:text-underline-style="solid" style:text-underline-width="auto" style:text-underline-mode="continuous"/>
    </style:style>
    <style:style style:name="P4941" style:parent-style-name="Normalny" style:family="paragraph">
      <style:paragraph-properties fo:text-align="justify" fo:line-height="150%" fo:text-indent="0.2479in"/>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P4945" style:parent-style-name="Normalny" style:family="paragraph">
      <style:paragraph-properties fo:text-align="justify" fo:line-height="150%"/>
    </style:style>
    <style:style style:name="T4946" style:parent-style-name="Domyślnaczcionkaakapitu" style:family="text">
      <style:text-properties style:text-underline-type="single" style:text-underline-style="solid" style:text-underline-width="auto" style:text-underline-mode="continuous"/>
    </style:style>
    <style:style style:name="T4947" style:parent-style-name="Domyślnaczcionkaakapitu" style:family="text">
      <style:text-properties fo:background-color="#80FFFF" style:text-underline-type="single" style:text-underline-style="solid" style:text-underline-width="auto" style:text-underline-mode="continuous"/>
    </style:style>
    <style:style style:name="T4948" style:parent-style-name="Domyślnaczcionkaakapitu" style:family="text">
      <style:text-properties style:text-underline-type="single" style:text-underline-style="solid" style:text-underline-width="auto" style:text-underline-mode="continuous"/>
    </style:style>
    <style:style style:name="T4949" style:parent-style-name="Domyślnaczcionkaakapitu" style:family="text">
      <style:text-properties fo:background-color="#80FFFF" style:text-underline-type="single" style:text-underline-style="solid" style:text-underline-width="auto" style:text-underline-mode="continuous"/>
    </style:style>
    <style:style style:name="T4950" style:parent-style-name="Domyślnaczcionkaakapitu" style:family="text">
      <style:text-properties style:text-underline-type="single" style:text-underline-style="solid" style:text-underline-width="auto" style:text-underline-mode="continuous"/>
    </style:style>
    <style:style style:name="T4951" style:parent-style-name="Domyślnaczcionkaakapitu" style:family="text">
      <style:text-properties fo:background-color="#80FFFF" style:text-underline-type="single" style:text-underline-style="solid" style:text-underline-width="auto" style:text-underline-mode="continuous"/>
    </style:style>
    <style:style style:name="T4952" style:parent-style-name="Domyślnaczcionkaakapitu" style:family="text">
      <style:text-properties style:text-underline-type="single" style:text-underline-style="solid" style:text-underline-width="auto" style:text-underline-mode="continuous"/>
    </style:style>
    <style:style style:name="T4953" style:parent-style-name="Domyślnaczcionkaakapitu" style:family="text">
      <style:text-properties fo:background-color="#80FFFF" style:text-underline-type="single" style:text-underline-style="solid" style:text-underline-width="auto" style:text-underline-mode="continuous"/>
    </style:style>
    <style:style style:name="P4954" style:parent-style-name="Normalny" style:family="paragraph">
      <style:paragraph-properties fo:text-align="justify" fo:line-height="150%" fo:text-indent="0.2479in"/>
    </style:style>
    <style:style style:name="T4955" style:parent-style-name="Domyślnaczcionkaakapitu" style:family="text">
      <style:text-properties fo:background-color="#80FFFF"/>
    </style:style>
    <style:style style:name="T4956" style:parent-style-name="Domyślnaczcionkaakapitu" style:family="text">
      <style:text-properties fo:background-color="#80FFFF"/>
    </style:style>
    <style:style style:name="T4957" style:parent-style-name="Domyślnaczcionkaakapitu" style:family="text">
      <style:text-properties fo:background-color="#80FFFF"/>
    </style:style>
    <style:style style:name="T4958" style:parent-style-name="Domyślnaczcionkaakapitu" style:family="text">
      <style:text-properties fo:background-color="#80FFFF"/>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P4963" style:parent-style-name="Normalny" style:family="paragraph">
      <style:paragraph-properties fo:text-align="justify" fo:line-height="150%" fo:text-indent="0.2479in"/>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P4975" style:parent-style-name="Normalny" style:family="paragraph">
      <style:paragraph-properties fo:text-align="justify" fo:line-height="150%" fo:text-indent="0.2479in"/>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P4982" style:parent-style-name="Normalny" style:family="paragraph">
      <style:paragraph-properties fo:text-align="justify" fo:line-height="150%" fo:text-indent="0.2479in"/>
    </style:style>
    <style:style style:name="P4983" style:parent-style-name="Normalny" style:family="paragraph">
      <style:paragraph-properties fo:text-align="justify" fo:line-height="150%"/>
    </style:style>
    <style:style style:name="T4984" style:parent-style-name="Domyślnaczcionkaakapitu" style:family="text">
      <style:text-properties style:text-underline-type="single" style:text-underline-style="solid" style:text-underline-width="auto" style:text-underline-mode="continuous"/>
    </style:style>
    <style:style style:name="P4985" style:parent-style-name="Normalny" style:family="paragraph">
      <style:paragraph-properties fo:text-align="justify" fo:line-height="150%" fo:text-indent="0.2479in"/>
    </style:style>
    <style:style style:name="P4986" style:parent-style-name="Normalny" style:family="paragraph">
      <style:paragraph-properties fo:text-align="justify" fo:line-height="150%"/>
    </style:style>
    <style:style style:name="T4987" style:parent-style-name="Domyślnaczcionkaakapitu" style:family="text">
      <style:text-properties style:text-underline-type="single" style:text-underline-style="solid" style:text-underline-width="auto" style:text-underline-mode="continuous"/>
    </style:style>
    <style:style style:name="P4988" style:parent-style-name="Normalny" style:family="paragraph">
      <style:paragraph-properties fo:text-align="justify" fo:line-height="150%" fo:text-indent="0.2479in"/>
    </style:style>
    <style:style style:name="T4989" style:parent-style-name="Domyślnaczcionkaakapitu" style:family="text">
      <style:text-properties fo:background-color="#80FFFF"/>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P4993" style:parent-style-name="Normalny" style:family="paragraph">
      <style:paragraph-properties fo:text-align="justify" fo:line-height="150%" fo:text-indent="0.2479in"/>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T4996" style:parent-style-name="Domyślnaczcionkaakapitu" style:family="text">
      <style:text-properties fo:background-color="#80FFFF"/>
    </style:style>
    <style:style style:name="T4997" style:parent-style-name="Domyślnaczcionkaakapitu" style:family="text">
      <style:text-properties fo:background-color="#80FFFF"/>
    </style:style>
    <style:style style:name="T4998" style:parent-style-name="Domyślnaczcionkaakapitu" style:family="text">
      <style:text-properties fo:background-color="#80FFFF"/>
    </style:style>
    <style:style style:name="T4999" style:parent-style-name="Domyślnaczcionkaakapitu" style:family="text">
      <style:text-properties fo:background-color="#80FFFF"/>
    </style:style>
    <style:style style:name="P5000" style:parent-style-name="Normalny" style:family="paragraph">
      <style:paragraph-properties fo:text-align="justify" fo:line-height="150%"/>
    </style:style>
    <style:style style:name="T5001" style:parent-style-name="Domyślnaczcionkaakapitu" style:family="text">
      <style:text-properties style:text-underline-type="single" style:text-underline-style="solid" style:text-underline-width="auto" style:text-underline-mode="continuous"/>
    </style:style>
    <style:style style:name="P5002" style:parent-style-name="Normalny" style:family="paragraph">
      <style:paragraph-properties fo:text-align="justify" fo:line-height="150%" fo:text-indent="0.2479in"/>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T5006" style:parent-style-name="Domyślnaczcionkaakapitu" style:family="text">
      <style:text-properties fo:background-color="#80FFFF"/>
    </style:style>
    <style:style style:name="T5007" style:parent-style-name="Domyślnaczcionkaakapitu" style:family="text">
      <style:text-properties fo:background-color="#80FFFF"/>
    </style:style>
    <style:style style:name="T5008" style:parent-style-name="Domyślnaczcionkaakapitu" style:family="text">
      <style:text-properties fo:background-color="#80FFFF"/>
    </style:style>
    <style:style style:name="P5009"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Ekologii</text:p>
      <text:p text:style-name="P3">TYTUŁ= STENOGRAM z czwartego posiedzenia Podzespołu do spraw Ekologii</text:p>
      <text:p text:style-name="P4">DATA= 24 lutego 1989 r.</text:p>
      <text:p text:style-name="P5">SYGNATURA= 9540/6</text:p>
      <text:p text:style-name="P6">INW=<text:s/>46076</text:p>
      <text:p text:style-name="P7">TEKST=<text:s/></text:p>
      <text:p text:style-name="P8">Stenogram z obrad Podzespołu do spraw Ekologii z dnia 2<text:span text:style-name="T9">4</text:span><text:s/>lutego 1<text:span text:style-name="T10">98</text:span>9 roku.</text:p>
      <text:p text:style-name="P11">Obradom<text:s/><text:span text:style-name="T12">przewodniczyli</text:span><text:s/>ob. ob.<text:s/><text:span text:style-name="T13">Jerz</text:span><text:span text:style-name="T14">y</text:span><text:span text:style-name="T15"><text:s/>Kołodz</text:span><text:span text:style-name="T16">ie</text:span><text:span text:style-name="T17">jski</text:span><text:s/>i<text:s/><text:span text:style-name="T18">Stefan Kozłowski</text:span>.</text:p>
      <text:p text:style-name="P19"><text:span text:style-name="T20">J</text:span><text:span text:style-name="T21">er</text:span><text:span text:style-name="T22">z</text:span><text:span text:style-name="T23">y</text:span><text:span text:style-name="T24"><text:s/>Kołod</text:span><text:span text:style-name="T25">ziej</text:span><text:span text:style-name="T26">ski</text:span>:</text:p>
      <text:p text:style-name="P27">Rozpoczynamy nasze posiedzenie.<text:s/><text:span text:style-name="T28">W<text:s/></text:span>dniu dzisiejszym zakończ<text:span text:style-name="T29">y</text:span>ć byśmy musieli<text:s/><text:span text:style-name="T30">j</text:span>es<text:span text:style-name="T31">z</text:span>c<text:span text:style-name="T32">z</text:span>e niektóre sprawy dot<text:span text:style-name="T33">y</text:span>czące dyskusji na<text:span text:style-name="T34">d</text:span><text:s/><text:span text:style-name="T35">s</text:span>i<text:span text:style-name="T36">ed</text:span>e<text:span text:style-name="T37">m</text:span>n<text:span text:style-name="T38">asto</text:span>m<text:span text:style-name="T39">a</text:span><text:s/><text:span text:style-name="T40">punk</text:span>t<text:span text:style-name="T41">ami</text:span><text:s/><text:span text:style-name="T42">p</text:span>r<text:span text:style-name="T43">z</text:span>y<text:span text:style-name="T44">j</text:span>ę<text:span text:style-name="T45">tym</text:span>i do<text:s/><text:span text:style-name="T46">dy</text:span>s<text:span text:style-name="T47">k</text:span>us<text:span text:style-name="T48">j</text:span>i<text:span text:style-name="T49">.</text:span><text:s/>Na<text:span text:style-name="T50">t</text:span>omias<text:span text:style-name="T51">t</text:span><text:s/>od god<text:span text:style-name="T52">z</text:span>in<text:span text:style-name="T53">y</text:span><text:s/>12-tej weszlibyśmy w o<text:span text:style-name="T54">d</text:span>rębn<text:span text:style-name="T55">y</text:span><text:s/><text:span text:style-name="T56">p</text:span>roble<text:span text:style-name="T57">m</text:span>,<text:s/><text:span text:style-name="T58">k</text:span>tór<text:span text:style-name="T59">y</text:span><text:s/>prawdo<text:span text:style-name="T60">p</text:span>odobnie<text:s/><text:span text:style-name="T61">z</text:span>a<text:span text:style-name="T62">j</text:span>mie n<text:span text:style-name="T63">am</text:span><text:s/>ca<text:span text:style-name="T64">ł</text:span>y czas, aż do końca naszych obrad. Jest to problem rozwoju energetyki jądrowej. Czy akceptujecie państwo taki porządek obrad? Proszę.</text:p>
      <text:p text:style-name="P65"><text:span text:style-name="T66">S</text:span><text:span text:style-name="T67">t</text:span><text:span text:style-name="T68">ef</text:span><text:span text:style-name="T69">a</text:span><text:span text:style-name="T70">n<text:s/></text:span><text:span text:style-name="T71">Kozł</text:span><text:span text:style-name="T72">ow</text:span><text:span text:style-name="T73">sk</text:span><text:span text:style-name="T74">i</text:span>:</text:p>
      <text:p text:style-name="P75">Proszę Pań<text:span text:style-name="T76">s</text:span>twa<text:span text:style-name="T77">!</text:span><text:s/>Zanim przejdz<text:span text:style-name="T78">ie</text:span>my do kolejnych punktów naszych obrad chcielibyśmy złożyć dwie interpelacje w sprawie dn<text:span text:style-name="T79">i</text:span>a wczor<text:span text:style-name="T80">aj</text:span>szego. Jedna dotyczyłaby zakresu i<text:s/><text:span text:style-name="T81">fo</text:span>rmy, treści, tak zwanej małej nowelizacji, o której wczoraj mówiliśmy. Koledzy przejrzeli materiały, które wczoraj dostaliśmy ze strony ministerstwa. Jest pewna propozycja uzupełnień nowej nowelizacji.</text:p>
      <text:p text:style-name="P82">Jest jeszcze druga sprawa pewnych uwag do wypowiedzi prasowyc<text:span text:style-name="T83">h</text:span>,<text:s/><text:span text:style-name="T84">k</text:span>tóre by tutaj przedstawił kolega Mikłaszewski.</text:p>
      <text:p text:style-name="P85">Pierwszą sprawę proponuję, żeby zreferował kolega Kostrzewa.</text:p>
      <text:p text:style-name="P86"><text:span text:style-name="T87">Rys</text:span><text:span text:style-name="T88">zard</text:span><text:span text:style-name="T89"><text:s/>K</text:span><text:span text:style-name="T90">ost</text:span><text:span text:style-name="T91">rze</text:span><text:span text:style-name="T92">wa</text:span>:</text:p>
      <text:p text:style-name="P93">Proszę państwa?</text:p>
      <text:p text:style-name="P94"><text:span text:style-name="T95">A</text:span><text:span text:style-name="T96">n</text:span><text:span text:style-name="T97">d</text:span><text:span text:style-name="T98">r</text:span><text:span text:style-name="T99">z</text:span><text:span text:style-name="T100">e</text:span><text:span text:style-name="T101">j</text:span><text:span text:style-name="T102"><text:s/></text:span><text:span text:style-name="T103">Gnia</text:span><text:span text:style-name="T104">z</text:span><text:span text:style-name="T105">d</text:span><text:span text:style-name="T106">ow</text:span><text:span text:style-name="T107">ski</text:span>:</text:p>
      <text:p text:style-name="P108">Czy można ten<text:s/><text:span text:style-name="T109">p</text:span>unkt przełożyć na godzinę 12-tą dlatego, że około dwunastej przyjdzie nasz dyrektor Departamentu Prawnego. Sądzę, że jest to kompetentna osoba, aby odpowiadała na państwa pytania, czy wyjaśniał<text:span text:style-name="T110">a</text:span><text:s/>wątpliwości?</text:p>
      <text:p text:style-name="P111"><text:span text:style-name="T112">S</text:span><text:span text:style-name="T113">t</text:span><text:span text:style-name="T114">ef</text:span><text:span text:style-name="T115">a</text:span><text:span text:style-name="T116">n<text:s/></text:span><text:span text:style-name="T117">Kozł</text:span><text:span text:style-name="T118">ow</text:span><text:span text:style-name="T119">sk</text:span><text:span text:style-name="T120">i</text:span>:</text:p>
      <text:p text:style-name="P121">Sądzę, że byłby potrzebny ten ekspert.</text:p>
      <text:p text:style-name="P122"><text:span text:style-name="T123">J</text:span><text:span text:style-name="T124">er</text:span><text:span text:style-name="T125">z</text:span><text:span text:style-name="T126">y</text:span><text:span text:style-name="T127"><text:s/>Kołod</text:span><text:span text:style-name="T128">ziej</text:span><text:span text:style-name="T129">ski</text:span>:</text:p>
      <text:p text:style-name="P130">Zgoda. Czyli sprawa druga, bar<text:span text:style-name="T131">dz</text:span>o proszę pan Mikłaszewski.</text:p>
      <text:p text:style-name="P132"><text:span text:style-name="T133">A</text:span><text:span text:style-name="T134">ure</text:span><text:span text:style-name="T135">li</text:span><text:span text:style-name="T136">usz<text:s/></text:span><text:span text:style-name="T137">Mik</text:span><text:span text:style-name="T138">ła</text:span><text:span text:style-name="T139">s</text:span><text:span text:style-name="T140">zew</text:span><text:span text:style-name="T141">sk</text:span><text:span text:style-name="T142">i</text:span><text:s/>-<text:s/>„Solidarność”:</text:p>
      <text:p text:style-name="P143">Ch<text:span text:style-name="T144">ci</text:span>ałbym się ustosunkować do wypowiedzi, jakie można przeczyt<text:span text:style-name="T145">a</text:span>ć w dzisiejszej prasie. Na ich powstaje u czytelnika złudne wrażenie, że wszyscy dobrze chcieli, tylko coś, jakaś enigmatyczna biurokracja przes<text:span text:style-name="T146">zk</text:span>od<text:span text:style-name="T147">zi</text:span>ła.</text:p>
      <text:p text:style-name="P148">Pani profesor H<text:span text:style-name="T149">a</text:span>ger-<text:span text:style-name="T150">Małeck</text:span>a, przewodnic<text:span text:style-name="T151">zą</text:span>ca Sejmowej Komisji Ochrony<text:s/><text:span text:style-name="T152">Ś</text:span>r<text:span text:style-name="T153">o</text:span>dowisk<text:span text:style-name="T154">a</text:span>, w dzisiejszym<text:s/><text:span text:style-name="T155">„</text:span>Życiu Warszawy<text:span text:style-name="T156">”</text:span><text:span text:style-name="T157"><text:s/></text:span>mówi tak:<text:s/>„przecież myśmy to wszystko już przerabiali. Każdy z dyskutowany<text:span text:style-name="T158">ch</text:span><text:s/>teraz<text:s/><text:soft-page-break/>problemów ochrony środowiska był na porządku dziennym poselskich komisji, poprzedniej i obecnej kadencji”.<text:s/><text:span text:style-name="T159">I</text:span><text:s/>dalej, w<text:s/><text:span text:style-name="T160">t</text:span>ym samym tonie.<text:s/>„Cóż z tego”, to jest już mój komentarz, skoro stan środowiska się pogarsza, a obywatel ma w praktyce zamkniętą drogę nawet dl<text:span text:style-name="T161">a</text:span><text:s/>informacji. Wczoraj pan profesor Wierzbicki dał przykład jak Ministerstwo Ochrony Środowiska dało lekcję obywatelsk<text:span text:style-name="T162">ie</text:span>go wychowania, wypraszając młodz<text:span text:style-name="T163">ie</text:span>ż z ministerstwa przy pomocy woźnyc<text:span text:style-name="T164">h.</text:span></text:p>
      <text:p text:style-name="P165"><text:span text:style-name="T166">Głosy z sali</text:span>:</text:p>
      <text:p text:style-name="P167">Chyba nie Mini<text:span text:style-name="T168">st</text:span>erstwa Ochrony Środow<text:span text:style-name="T169">is</text:span>ka?</text:p>
      <text:p text:style-name="P170"><text:span text:style-name="T171">A</text:span><text:span text:style-name="T172">ure</text:span><text:span text:style-name="T173">li</text:span><text:span text:style-name="T174">usz<text:s/></text:span><text:span text:style-name="T175">Mik</text:span><text:span text:style-name="T176">ła</text:span><text:span text:style-name="T177">s</text:span><text:span text:style-name="T178">zew</text:span><text:span text:style-name="T179">sk</text:span><text:span text:style-name="T180">i</text:span>:</text:p>
      <text:p text:style-name="P181">Przepraszam. Rolnictwa. Tę wypowiedź chciałbym zilustrować innym przykładem. Wydawać by się mogło, że przyn<text:span text:style-name="T182">aj</text:span>mni<text:span text:style-name="T183">ej</text:span><text:s/>Sejm powinien stawać na wysokości zadania. Tymczasem posłowie swoją postawą zrażają sobie ludzi, a najciemniej jest pod latarnią. Poseł w wywiadzie dla<text:s/>„ITD”, numer<text:s/><text:span text:style-name="T184">2</text:span>9,<text:s/><text:span text:style-name="T185">z</text:span><text:s/>lipca ubiegłego roku,<text:s/><text:span text:style-name="T186">ta</text:span>k pyta dziennikark<text:span text:style-name="T187">a</text:span>, cytuję dosłownie<text:span text:style-name="T188">:</text:span><text:s/><text:span text:style-name="T189">„</text:span>na przykład<text:s/><text:span text:style-name="T190">we</text:span><text:s/>Wrocławiu, gdzie Wojewódzk<text:span text:style-name="T191">a</text:span><text:s/>Ra<text:span text:style-name="T192">d</text:span>a Narodowa podjęła na jesieni 87 decyzję o zamknięciu Huty<text:s/>„Siechnice”, największego truciciela Wrocławia. Ministrowie Ochrony Środowiska<text:s/><text:span text:style-name="T193">i</text:span><text:s/>Przemysłu uznali,<text:s/><text:span text:style-name="T194">ż</text:span>e decyzja W<text:span text:style-name="T195">RN</text:span><text:s/>jest bezprawna<text:s/><text:span text:style-name="T196">i</text:span><text:s/>pochopna”. Czy to wymaga komentarza? Odpowiedź pani profesor, przewodnic<text:span text:style-name="T197">zą</text:span>c<text:span text:style-name="T198">ej</text:span><text:s/>Komisji Ochrony<text:s/><text:span text:style-name="T199">Ś</text:span>ro<text:span text:style-name="T200">dow</text:span>iska, cytuję<text:span text:style-name="T201">:</text:span><text:s/>„nie jest prawdą, że H<text:span text:style-name="T202">u</text:span>ta<text:s/>„Siechnice”<text:s/>już<text:s/>dzisiaj zagraża zdrowiu mieszkańców Wrocławia. Dwukrotnie badały tę sprawie dwie instytucje naukowe i nie wykazały, by woda pitna, bo o nią głównie chodzi, była skażona. T<text:span text:style-name="T203">a</text:span>ki<text:span text:style-name="T204">c</text:span>h hut, także na Śląsku jest dużo. Sprawę<text:s/>„Siechnic”<text:s/>rozważaliśmy dwukrotnie i oglądaliśmy tam na miejscu wszystko”. Czy może pani powtórzyć to raz jeszcze, pyta zdziwiona d<text:span text:style-name="T205">zi</text:span>ennikarka<text:span text:style-name="T206">?</text:span><text:s/>„Powtarzam, na dzień dzisiejszy huta n<text:span text:style-name="T207">ie</text:span><text:s/>zagraża zdrowiu ludności Wrocławia. Skąd zatem taka determinacja wrocławskich radnych.<text:s/><text:span text:style-name="T208">A</text:span><text:s/>stąd,<text:s/><text:span text:style-name="T209">ż</text:span>e dziś dużo ludzi domaga<text:s/><text:span text:style-name="T210">si</text:span>ę różnych rzeczy. Jak wspomniałam, takich zakładów w Polsce jest wiele”.</text:p>
      <text:p text:style-name="P211">Nie będę tu omawiał całej<text:s/><text:span text:style-name="T212">m</text:span>asy opracowań stwierdzających jednoznac<text:span text:style-name="T213">z</text:span>nie [nieczytelne] w sposób wyjątkowo wysoki. Chodzi mi o coś innego. Taka wypow<text:span text:style-name="T214">ie</text:span>dź, zajęcie takiego stanowi<text:span text:style-name="T215">sk</text:span>a, powoduje, że sp<text:span text:style-name="T216">o</text:span>łeczeń<text:span text:style-name="T217">st</text:span>w żywi do władz i wybranego z klucza Sejmu uzasadnioną nieufność. Powiem więcej, takie działania w efekcie godzą w zdrowie, w tym wypadku mieszkańców wsi Siechnice, gdzie legalnie na raty mord<text:span text:style-name="T218">uj</text:span>e się lu<text:span text:style-name="T219">dzi</text:span><text:s/><text:span text:style-name="T220">i</text:span><text:s/>tr<text:span text:style-name="T221">uj</text:span>e m<text:span text:style-name="T222">ie</text:span>szkańców Wrocławia.</text:p>
      <text:p text:style-name="P223">Z tym trzeba po prostu raz na zawsze skończyć i zaufanie odbudow<text:span text:style-name="T224">ać</text:span>.<text:s/><text:span text:style-name="T225">A</text:span><text:s/>dzisiaj, nie udawać, że wszyscy dobrze chcie<text:span text:style-name="T226">li</text:span>, bo po prostu ministerstwo nie spełniało swojej roli, Sejm reprezentował interesy rządzącej partii, będąc,<text:s/><text:span text:style-name="T227">jak</text:span><text:s/>wykazałem na powyższym przykładzie, głuchy na głos<text:s/><text:span text:style-name="T228">sp</text:span>o<text:span text:style-name="T229">łe</text:span>czeń<text:span text:style-name="T230">st</text:span>wa.</text:p>
      <text:p text:style-name="P231">M<text:span text:style-name="T232">a</text:span>m konkretną pr<text:span text:style-name="T233">o</text:span>pozycję, która powinna wyjść z<text:s/><text:span text:style-name="T234">„</text:span>okrągłego stołu”<text:s/>i zamknąć sprawę Huty<text:s/>„Siechnice”, by nasze obrady jakoś uwiarygodni<text:span text:style-name="T235">ć</text:span><text:s/>w oczac<text:span text:style-name="T236">h</text:span><text:s/>społeczeń<text:span text:style-name="T237">st</text:span>wa, by się one czymś konk<text:span text:style-name="T238">r</text:span>etn<text:span text:style-name="T239">ym</text:span>, dla społeczeństwa, czymś namacalnym na pos<text:span text:style-name="T240">z</text:span>czególnyc<text:span text:style-name="T241">h</text:span><text:s/>etapach mogły skończyć, proponuję, by nasz<text:s/>„stolik”<text:s/>ekologiczny przyjął takie, taką uchwałę:</text:p>
      <text:p text:style-name="P242">„istnienie Huty „Siechnice” w strefie specjalnej ochrony<text:s/><text:span text:style-name="T243">uj</text:span>ęć wody pitnej jest wyjątkowo drastycznym przykładem zagrożenia w samym źródle życia oraz pogwałceniem u<text:span text:style-name="T244">sta</text:span>w chroniących środowisko i obyw<text:span text:style-name="T245">at</text:span>eli PRL. Ze względu na<text:s/><text:span text:style-name="T246">do</text:span>bro załogi hut<text:span text:style-name="T247">y</text:span>,<text:s/><text:span text:style-name="T248">m</text:span>ieszkańców jej okolicy, a także aglomeracji wrocławskiej należy natychmiast zamknąć hutę”.</text:p>
      <text:p text:style-name="P249"><text:span text:style-name="T250">S</text:span><text:span text:style-name="T251">t</text:span><text:span text:style-name="T252">ef</text:span><text:span text:style-name="T253">a</text:span><text:span text:style-name="T254">n<text:s/></text:span><text:span text:style-name="T255">Kozł</text:span><text:span text:style-name="T256">ow</text:span><text:span text:style-name="T257">sk</text:span><text:span text:style-name="T258">i</text:span>:</text:p>
      <text:soft-page-break/>
      <text:p text:style-name="P259">T<text:span text:style-name="T260">o</text:span><text:s/>wszystko, tak?</text:p>
      <text:p text:style-name="P261"><text:span text:style-name="T262">A</text:span><text:span text:style-name="T263">ure</text:span><text:span text:style-name="T264">li</text:span><text:span text:style-name="T265">usz<text:s/></text:span><text:span text:style-name="T266">Mik</text:span><text:span text:style-name="T267">ła</text:span><text:span text:style-name="T268">s</text:span><text:span text:style-name="T269">zew</text:span><text:span text:style-name="T270">sk</text:span><text:span text:style-name="T271">i</text:span>:</text:p>
      <text:p text:style-name="P272"><text:span text:style-name="T273">Dz</text:span>ięk<text:span text:style-name="T274">uję</text:span>.</text:p>
      <text:p text:style-name="P275"><text:span text:style-name="T276">J</text:span><text:span text:style-name="T277">er</text:span><text:span text:style-name="T278">z</text:span><text:span text:style-name="T279">y</text:span><text:span text:style-name="T280"><text:s/>Kołod</text:span><text:span text:style-name="T281">ziej</text:span><text:span text:style-name="T282">ski</text:span>:</text:p>
      <text:p text:style-name="P283">Czy kto<text:span text:style-name="T284">ś</text:span><text:s/>ze strony rządowe<text:span text:style-name="T285">j</text:span><text:s/>ch<text:span text:style-name="T286">ci</text:span>ałby na ten temat powiedzieć coś, czy nic? Jeśli nie, to ja chciałbym złożyć taki komentarz, że oczyw<text:span text:style-name="T287">iś</text:span>cie każdy ma prawo do w<text:span text:style-name="T288">y</text:span>pow<text:span text:style-name="T289">i</text:span>edzi własnych i w<text:span text:style-name="T290">ł</text:span>asnych uwag i komentarzy.</text:p>
      <text:p text:style-name="P291"><text:span text:style-name="T292">P</text:span>ani poseł Hager-<text:span text:style-name="T293">M</text:span>ał<text:span text:style-name="T294">e</text:span>c<text:span text:style-name="T295">k</text:span>a, nie<text:s/><text:span text:style-name="T296">m</text:span>a jej dzisiaj t<text:span text:style-name="T297">ut</text:span>aj, sama p<text:span text:style-name="T298">o</text:span>winna odpowiedzieć na to, co do prasy podawała. Nie sądzę jedna<text:span text:style-name="T299">k</text:span>, żeby to miało wiele wspólnego z naszymi obradami. Pan wybr<text:span text:style-name="T300">ał</text:span><text:s/><text:span text:style-name="T301">je</text:span>dną wypow<text:span text:style-name="T302">ie</text:span>dź, a je<text:span text:style-name="T303">st</text:span>em w stan<text:span text:style-name="T304">ie</text:span><text:s/><text:span text:style-name="T305">je</text:span>szcze dzisiaj przynieść setki wypowiedzi wprost przeciwnych, siedzących tu przy<text:s/><text:span text:style-name="T306">„</text:span>okrągłym stole”<text:s/>ekspertów i członków zespołu strony rządowej. Wypowiedzi, które broniły w sposób bezkomprom<text:span text:style-name="T307">is</text:span>owy wszystkich spraw ochrony środowiska, więc<text:s/><text:span text:style-name="T308">ja</text:span><text:s/>uważam, że jeśli pójdziemy na takie inten<text:span text:style-name="T309">cj</text:span>onalne wybieranie wypowiedzi do niczego nie dojdziemy. To zaostrza sytuację przecież. Linia podziału nie przebiega tutaj, jeśli chodzi o ochronę środowiska między ławą rządową a ławą<text:s/>„Solidarności”. Po obu stronach są różne opcje. I proekologi<text:span text:style-name="T310">cz</text:span>ne i antyekologi<text:span text:style-name="T311">cz</text:span>ne. Ja nie chciałbym wskazywać na opcje<text:s/>antyekologiczne, które nie pokrywają się ze stanowiskami polity<text:span text:style-name="T312">cz</text:span>nymi albo zajmowanymi tutaj stanow<text:span text:style-name="T313">is</text:span>kami. Są one po prostu po obu stronach. Nie sądzę, żeby to było potrzebne dla atmosfery naszych obrad, dla konstruktywnego rozwiązywania problemów, którymi się zajmujemy. Tak że proponuję, żeby nie brać pod uwagę tego rodzaju interpela<text:span text:style-name="T314">cj</text:span>i. No, oczywiście, możemy włączyć to, włączymy do<text:s/>protokołu<text:s/>naszych obrad, ale z tego nie można wyciągać żadnych konsekwen<text:span text:style-name="T315">cj</text:span>i.</text:p>
      <text:p text:style-name="P316">Co zaś do oceny naszych obrad. Każdy z członków<text:s/>„okrągłego stołu<text:span text:style-name="T317">”</text:span><text:s/>ma prawo do własnych ocen. Jeśli nie wyraża tego przewodniccy strony rządowej, to są to prywatne oceny pos<text:span text:style-name="T318">zcze</text:span>g<text:span text:style-name="T319">ól</text:span>nych członków<text:s/>„okrągłego stołu<text:span text:style-name="T320">”</text:span>. I tak bym traktował wypowiedź pani Hager-Małe<text:span text:style-name="T321">ckiej.</text:span><text:s/>Ja również mógłbym mieć wiele zastrzeżeń do różnych wypowiedzi strony opozycyjno-sol<text:span text:style-name="T322">id</text:span>arnościowej. Nie robię tego dla utrzymania odpowiedniej atmosfery obrad, bo uważam, że je<text:span text:style-name="T323">s</text:span>t to niepotrzebne. Gdybyście pań<text:span text:style-name="T324">s</text:span>two mieli pretensje do moich wypowiedzi, sygnowanych pr<text:span text:style-name="T325">z</text:span>ez Polską Agencję Prasową, to zmieniałoby postać rzeczy. Swoje wypowiedzi staram się utrzymać w tonie, w jakim tutaj rozmawiamy. I tylko to jest reprezentatywne dla naszych obrad. Wszystko inne są to prywatne wypowiedzi poszczególnych członków<text:s/>„okrągłego stołu”, do których proponuję nie wnosić żadnych pretensji. Bo zasypiemy się pretensjami, ja nawet nie czytałem dzisiejszej prasy, nie wiem, co tam<text:s/><text:span text:style-name="T326">w</text:span><text:s/>niej b<text:span text:style-name="T327">ył</text:span>o. I nie mogę, jestem bezradny, nie mo<text:span text:style-name="T328">g</text:span>ę nic odpowiedzieć na ten temat<text:span text:style-name="T329">.</text:span><text:s/>Proponuję zatem tę sprawę, no, nawołuję do tego, żeby tę s<text:span text:style-name="T330">p</text:span>rawę tak skwitować.</text:p>
      <text:p text:style-name="P331">Co zaś do Huty<text:s/>„Siechnice”. Huta<text:s/>„Siechnice”, jej lokalizacja i propozycja odbudowy Huty<text:s/>„<text:span text:style-name="T332">S</text:span>iechnice”<text:s/>w tym miejscu, w którym jest była przedmiotem wielu posiedzeń różnych organizacji ru<text:span text:style-name="T333">ch</text:span>u ekolo<text:span text:style-name="T334">gicz</text:span>nego. Była p<text:span text:style-name="T335">rz</text:span>edmi<text:span text:style-name="T336">ot</text:span>em walki społeczeństwa i rady narodowej tamtego terenu o likwidację tej huty. Była przedmiotem również wystąpień ulicznych, manifesta<text:span text:style-name="T337">cj</text:span>i. Nie znam organizacji ekologiczn<text:span text:style-name="T338">ej</text:span>, która by zachowała się w sposób obojętny w sprawie Huty<text:s/>„Siechnice”. Organizacje ekologiczne, do których sam należę, jestem jej wiceprzewodniczącym, mianowicie, Ekologiczny Ruch Społeczny, podjęła w sprawie Huty<text:s/>„Siechnice”<text:s/>zdecydowane działania.<text:s/><text:span text:style-name="T339">O</text:span>na to spowodowała stanowiska rządu w sprawie Huty<text:s/>„Siechnice”, pomagając społeczności lokalnej w załatwieniu sprawy.</text:p>
      <text:soft-page-break/>
      <text:p text:style-name="P340">Wyp<text:span text:style-name="T341">owie</text:span>d<text:span text:style-name="T342">ź</text:span><text:s/>pani profesor Hager-<text:span text:style-name="T343">M</text:span>ałecki<text:span text:style-name="T344">ej</text:span><text:s/>jest dla mnie tutaj wypowiedzią, no, na jej własne konto. I to jest, tak chciałbym ją traktować. Wielu z nas tutaj, ja znam poglądy przecież, siedzi koło mnie profesor Andrzejew<text:span text:style-name="T345">sk</text:span>i, który w tych naszych protestach brał również udział tak, że wielu z nas jest tutaj zdania, mają zdanie zdecydowane, że Hutę<text:s/>„Siechnice”<text:s/>trzeba po prostu zlikwidować, że nie ma m<text:span text:style-name="T346">o</text:span>wy o jej lokalizacji w tym miejscu.</text:p>
      <text:p text:style-name="P347">Więc biorąc pod uwagę ten stan rzeczy, jaki jest, z Hutą<text:s/>„Siechnice”, można, oczywiście, w naszym stanowisku wesprzeć działania społeczności lokalnej, rady narodowej i usiłowania ruchu ekolog<text:span text:style-name="T348">ic</text:span>znego w celu likwidacji Huty<text:s/>„Siechnice”<text:s/>ostatecznie i bezap<text:span text:style-name="T349">el</text:span>ac<text:span text:style-name="T350">yj</text:span>ni<text:span text:style-name="T351">e.</text:span><text:s/>Ja znam dokładni<text:span text:style-name="T352">e</text:span>, problem<text:s/><text:span text:style-name="T353">t</text:span>e<text:span text:style-name="T354">j</text:span><text:s/>huty, bo się tym<text:s/><text:span text:style-name="T355">z</text:span>ajmowałem i twierdzę z całą stanowczością,<text:s/><text:span text:style-name="T356">ż</text:span>e nie ma mowy o<text:s/><text:span text:style-name="T357">ż</text:span>adnej moderniza<text:span text:style-name="T358">cj</text:span>i, o żadnym zostawieniu tej huty w tym miejscu. Nic to nie da. Po prostu trzeba ją zlikwidować. Ona musi umrzeć śmiercią naturalną, ulec pełnej dekapitalizacji.<text:s/><text:span text:style-name="T359">A</text:span><text:s/>budowa huty, jeśli jest taka potrzeba gospodarki narodowej, trzeba zrobić w innym miejscu.</text:p>
      <text:p text:style-name="P360">Nie mówię to jako przewodni<text:span text:style-name="T361">czą</text:span>cy strony rządowej. Być może stanowiska rządu w tej sprawie jest<text:s/><text:span text:style-name="T362">i</text:span>nne. Nie chcę zatem brać odpow<text:span text:style-name="T363">ie</text:span>dzialności za rząd, ale mówię w imieniu działaczy ekologicznych, kt<text:span text:style-name="T364">ó</text:span>rzy towarzysz<text:span text:style-name="T365">ą</text:span><text:s/><text:span text:style-name="T366">de</text:span>lega<text:span text:style-name="T367">cj</text:span>i rządowej.<text:s/><text:span text:style-name="T368">I</text:span><text:s/>w swoim własnym imieniu. Tak widzę sprawę Huty<text:s/>„Siechnice”.</text:p>
      <text:p text:style-name="P369">Gdybyście panowie chcieli, uważali za stosowne, wydanie takiego apelu,<text:s/><text:span text:style-name="T370">c</text:span>zy stanowiska, to w tej sprawie moglibyśmy z całą pewnością dyskutować i nie wiem, czy byłyby różnice zdań. Sądzę, że nie byłoby.</text:p>
      <text:p text:style-name="P371">Proszę państwa, zgodnie z propozycją, którą wczoraj złożyłem, ja chciałbym powiedzieć, że dobrze byłoby abyśmy w kilku ważnych sprawach opracowali swoje stanowiska. Jest kilka spraw. Huta<text:s/>„Siechnice”, jest Szeroki Ostrów w województwie suwalskim, jest z tego co rozmawiałem z profesorem Juchnowicze<text:span text:style-name="T372">m</text:span>, problem Krakowa. Trzeba, jest kilka spraw, które nie zostały załatwione albo jest obawa, że zostaną źle załatwione, w stosunku do nich wydać odpowiednie oświadczenia, zgłosić odpowiednie stanowisko. Proponuję, żeby to robić w formie odrębnego stanowiska, nie wchodzącego w nasz pakiet nego<text:span text:style-name="T373">cj</text:span>ac<text:span text:style-name="T374">yj</text:span>ny.</text:p>
      <text:p text:style-name="P375">Proszę bardzo, profesor Kozłowski.</text:p>
      <text:p text:style-name="P376"><text:span text:style-name="T377">S</text:span><text:span text:style-name="T378">t</text:span><text:span text:style-name="T379">ef</text:span><text:span text:style-name="T380">a</text:span><text:span text:style-name="T381">n<text:s/></text:span><text:span text:style-name="T382">Kozł</text:span><text:span text:style-name="T383">ow</text:span><text:span text:style-name="T384">sk</text:span><text:span text:style-name="T385">i</text:span>:</text:p>
      <text:p text:style-name="P386">Dziękuję bardzo<text:span text:style-name="T387">.</text:span><text:s/>P<text:span text:style-name="T388">rz</text:span>yjm<text:span text:style-name="T389">uj</text:span>emy tę propozycję<text:s/><text:span text:style-name="T390">i</text:span><text:s/>przygotujemy n<text:span text:style-name="T391">a</text:span><text:s/>przyszły tydzień takie stanowisko w sprawie tych najważni<text:span text:style-name="T392">ej</text:span>szy<text:span text:style-name="T393">ch</text:span><text:s/>spraw. Proponuję przejście do następnych punktów, to znaczy z opuszczeniem punktu 16-tego, do punktu 17<text:span text:style-name="T394">-te</text:span>go.</text:p>
      <text:p text:style-name="P395"><text:span text:style-name="T396">J</text:span><text:span text:style-name="T397">er</text:span><text:span text:style-name="T398">z</text:span><text:span text:style-name="T399">y</text:span><text:span text:style-name="T400"><text:s/>Kołod</text:span><text:span text:style-name="T401">ziej</text:span><text:span text:style-name="T402">ski</text:span>:</text:p>
      <text:p text:style-name="P403">Proszę bardzo, przechodzimy do punktu 17-tego. Czy są różnice w stanowiskach strony rządowej i strony<text:s/>„Solidarności”<text:s/>w tej sprawie?<text:s/><text:span text:style-name="T404">Z</text:span>d<text:span text:style-name="T405">a</text:span>ję się, że nie ma. Proszę bardzo ekspertów obu stron<text:span text:style-name="T406">.</text:span><text:s/>Proszę bardzo.</text:p>
      <text:p text:style-name="P407"><text:span text:style-name="T408">Bogusław<text:s/></text:span><text:span text:style-name="T409">G</text:span><text:span text:style-name="T410">oł</text:span><text:span text:style-name="T411">ą</text:span><text:span text:style-name="T412">b</text:span>:</text:p>
      <text:p text:style-name="P413">Trzeba sobie uzmysłowić, że istniejąca, bo proponowany zapis do małej nowelizacji, który głosi:<text:span text:style-name="T414"><text:s/></text:span>ustanowienie zakazu sprowadzania do kraju wszel<text:span text:style-name="T415">kic</text:span>h odpadów, jest<text:s/><text:span text:style-name="T416">z</text:span>a bardzo wąski. Proponowany przez nas zapis, który wszyscy mają przed sobą, daje jednocześnie możliwość ścigania z urzędu sprawców takiej działalności.<text:s/><text:span text:style-name="T417">A</text:span>le ta kwestia ma jeszcze swoje odzwier<text:span text:style-name="T418">ci</text:span>edlenie w kwestii kraju. Dlatego, że trzeba<text:s/><text:soft-page-break/>ograniczyć obszary niszczenia kraju przeznaczone na wysypiska śmieci komunalnych. Czy to ograniczyć na rzecz wprowadzen<text:span text:style-name="T419">i</text:span>a segregacji albo utylizacji, czy innego sposobu kompostowania odpadów.</text:p>
      <text:p text:style-name="P420">Dz<text:span text:style-name="T421">ię</text:span>kuję.</text:p>
      <text:p text:style-name="P422"><text:span text:style-name="T423">J</text:span><text:span text:style-name="T424">er</text:span><text:span text:style-name="T425">z</text:span><text:span text:style-name="T426">y</text:span><text:span text:style-name="T427"><text:s/>Kołod</text:span><text:span text:style-name="T428">ziej</text:span><text:span text:style-name="T429">ski</text:span>:</text:p>
      <text:p text:style-name="P430">Dziękuję bardzo. Proszę bardzo, kto jeszcze? Bardzo proszę.</text:p>
      <text:p text:style-name="P431"><text:span text:style-name="T432">Radosław Gawli</text:span><text:span text:style-name="T433">k</text:span>:</text:p>
      <text:p text:style-name="P434">Wczoraj zadzwonił do m<text:span text:style-name="T435">ni</text:span>e przyjaciel z Wrocławia informując mnie, że w zachodnio-niemiecki<text:span text:style-name="T436">ej</text:span><text:s/>gazecie<text:s/>„Rheinischer Merkur<text:span text:style-name="T437">”</text:span><text:s/>z 3 lutego 8<text:span text:style-name="T438">9</text:span><text:s/>roku, pojawiła się nowa informacja o tajnych rokowaniach, które się toczyły od 16 sierpnia do<text:s/><text:span text:style-name="T439">3</text:span><text:s/>listopada, dotyczących składowania na Gór<text:span text:style-name="T440">n</text:span>ym Śląsku szlamów z Renu. Miano tu przywozić 600 do 9<text:span text:style-name="T441">0</text:span>0 tysięcy ton szlamu według tego artykułu. Warunki finansowe 30 marek za tonę, z tym, że należność końcowa, którą Polska miałaby uzyskać byłaby dzie<text:span text:style-name="T442">si</text:span>ę<text:span text:style-name="T443">cio</text:span>krotnie niższa niż wymnożona tysięcy ton przez kwotę marek za tonę, o około miliona do półtora miliona dolarów. Tu dziennikarze się zapytywali, kto przejmuje resztę tych pieniędzy? To jest drobna sprawa w tej materii.<text:s/><text:span text:style-name="T444">I</text:span><text:s/>to jest kontrakt podobno zawarty. Dwa pociągi dziennie, które prz<text:span text:style-name="T445">yjeż</text:span>dżałyby do Polski.</text:p>
      <text:p text:style-name="P446">Je chcę się spytać Ministerstwa Ochrony Śr<text:span text:style-name="T447">odowisk</text:span>a, które jak się zorien<text:span text:style-name="T448">to</text:span>wa<text:span text:style-name="T449">łe</text:span>m wczoraj, za to wszystko odp<text:span text:style-name="T450">o</text:span>wiada, bardzo szybko odpowiada n<text:span text:style-name="T451">a</text:span><text:s/>tego rodzaju pytania, czy to jest jakaś nowa sprawa? Czy to być może wyn<text:span text:style-name="T452">i</text:span>k<text:span text:style-name="T453">a</text:span>, czy też dziennikarze się pomylili? Chodzi po pros<text:span text:style-name="T454">t</text:span>u o wyjaśnienie, bowiem podobna sprawa była z Bełchatowem. Myśmy to sprawdzali. Pojechał tam człowiek z Ruchu Wolności Pokój sprawdzić czy te szlamy są przywożone, bo dziennik BBC doniósł w połowie stycznia mniej więcej, że codziennie<text:s/><text:span text:style-name="T455">d</text:span>wa pociągi szlamów toksycznych, właśnie z Bremy, odpadów z portu są przywożone do Bełchatowa, nie Bełchatowa, a raczej do Turow<text:span text:style-name="T456">a</text:span><text:s/>i składowane w tych odkrywkach węgla bruna<text:span text:style-name="T457">tne</text:span>go<text:span text:style-name="T458">.</text:span><text:s/>Pojechał tam uczestnik Ruchu Wolność i Pokój sprawdzić to. Nie jest to prawdą. W związku z tym pyt<text:span text:style-name="T459">am</text:span>, czy chodzi o tę samą sprawę, czy jest jakaś inna sprawa, inna lokalizacja? To jest pytanie do Ministerstwa Ochrony Środowiska. Dziękuję.</text:p>
      <text:p text:style-name="P460"><text:span text:style-name="T461">J</text:span><text:span text:style-name="T462">er</text:span><text:span text:style-name="T463">z</text:span><text:span text:style-name="T464">y</text:span><text:span text:style-name="T465"><text:s/>Kołod</text:span><text:span text:style-name="T466">ziej</text:span><text:span text:style-name="T467">ski</text:span>:</text:p>
      <text:p text:style-name="P468">Dziękuję bardzo. B<text:span text:style-name="T469">a</text:span>rdzo proszę,<text:s/><text:span text:style-name="T470">c</text:span>zy jesteśmy w stanie odpowiedzieć w tej chwili? Proszę bardzo.</text:p>
      <text:p text:style-name="P471"><text:span text:style-name="T472">Ja</text:span><text:span text:style-name="T473">n</text:span><text:span text:style-name="T474"><text:s/></text:span><text:span text:style-name="T475">Kł</text:span><text:span text:style-name="T476">o</text:span><text:span text:style-name="T477">pot</text:span><text:span text:style-name="T478">o</text:span><text:span text:style-name="T479">w</text:span><text:span text:style-name="T480">s</text:span><text:span text:style-name="T481">ki</text:span><text:span text:style-name="T482"><text:s/>- Ministerstwo Ochrony Środowiska</text:span>:</text:p>
      <text:p text:style-name="P483">Rzeczywiście, jeden z kontrahentów państw zachodnich zwrócił się do władz w<text:span text:style-name="T484">oj</text:span>ewódzkich, województwa jeleniogó<text:span text:style-name="T485">rs</text:span>kiego, z propozycją składowania tego rodzaju odpadów w odkrywce turoszowskiej. Sprawa była przedm<text:span text:style-name="T486">io</text:span>tem następnych rozważań, nawet w pewnym momencie robiono sobie nawzajem określone nadzieje. Mini<text:span text:style-name="T487">st</text:span>erstwo, po otrzymaniu informacji o tego rodzaju rozmowach, oficjalnym listem zaprote<text:span text:style-name="T488">st</text:span>ow<text:span text:style-name="T489">ało</text:span><text:s/>pod adresem wojewody przeciwko tym transakcjom. Wojewoda się wycofał. Są na to oficjalne dokumenty. Dalsze kontakty nie będą kont<text:span text:style-name="T490">ynuowa</text:span>ne.</text:p>
      <text:p text:style-name="P491">Dziękuję.</text:p>
      <text:p text:style-name="P492">Jeśli chodzi o zapis proponowany. Ze strony naszej byśmy proponowali rozważyć, czy nie wykreśli<text:span text:style-name="T493">ć</text:span><text:s/>z proponowanego zapisu słowa<text:span text:style-name="T494">:</text:span><text:s/>„toksyczne”. Nam chodziło o wyeliminowanie z importu wszystkich odpadów, nie tylko toksycznych. Po cóż zostawiać ten nurt, przecież z doświadczen<text:span text:style-name="T495">ia</text:span><text:s/>wiemy,<text:s/><text:span text:style-name="T496">ż</text:span>e w<text:span text:style-name="T497">ś</text:span>ród innych, pozornie nietoksycznych, można z powodzeniem przetransportowa<text:span text:style-name="T498">ć</text:span><text:s/>równ<text:span text:style-name="T499">ie</text:span>ż takie, o których nam<text:s/><text:span text:style-name="T500">si</text:span>ę nie śni. Proponujemy być konsekwentni i i<text:span text:style-name="T501">ść</text:span><text:s/>zdecydowanie dalej, niż ten zapis się proponuje.</text:p>
      <text:soft-page-break/>
      <text:p text:style-name="P502"><text:span text:style-name="T503">J</text:span><text:span text:style-name="T504">er</text:span><text:span text:style-name="T505">z</text:span><text:span text:style-name="T506">y</text:span><text:span text:style-name="T507"><text:s/>Kołod</text:span><text:span text:style-name="T508">ziej</text:span><text:span text:style-name="T509">ski</text:span>:</text:p>
      <text:p text:style-name="P510">D<text:span text:style-name="T511">zię</text:span>kuję bardzo. Proszę bardzo.</text:p>
      <text:p text:style-name="P512"><text:span text:style-name="T513">R</text:span><text:span text:style-name="T514">a</text:span><text:span text:style-name="T515">d</text:span><text:span text:style-name="T516">os</text:span><text:span text:style-name="T517">ł</text:span><text:span text:style-name="T518">a</text:span><text:span text:style-name="T519">w<text:s/></text:span><text:span text:style-name="T520">Ga</text:span><text:span text:style-name="T521">w</text:span><text:span text:style-name="T522">lik</text:span>:</text:p>
      <text:p text:style-name="P523"><text:span text:style-name="T524">Jest</text:span>em upoważniony do zapytania się o dwie sprawy. Dostaliśmy z Amsterdamu, od tamtejszego Ruchu Zielonych, który uświadamia nas, że władze Amsterdamu prowadzą rozmowy z Gdańskiem, z pewnymi przedstawicielami Gdańska, na temat składowania odpadów n<text:span text:style-name="T525">a</text:span><text:s/>te<text:span text:style-name="T526">r</text:span>enie Gdańska. To jest około<text:s/><text:span text:style-name="T527">5</text:span>0 - 60 tysięcy ton rocznie.</text:p>
      <text:p text:style-name="P528">I druga sprawa. R<text:span text:style-name="T529">F</text:span>N chce, n<text:span text:style-name="T530">ie</text:span>odpłat<text:span text:style-name="T531">ni</text:span>e, j<text:span text:style-name="T532">a</text:span>k t<text:span text:style-name="T533">o</text:span><text:s/><text:span text:style-name="T534">s</text:span>ię nazywa, przekazać prawdopodobn<text:span text:style-name="T535">i</text:span>e do Pucka pewną ilość olejów, które są zanieczyszczone, pozostałe po jakichś syntezach chemicznych.<text:s/><text:span text:style-name="T536">I</text:span><text:s/>te rozmowy są o wiele bardziej zaawansowane w szczeblu. Tak że istnieje prawdopo<text:span text:style-name="T537">do</text:span>b<text:span text:style-name="T538">ie</text:span>ń<text:span text:style-name="T539">st</text:span>wo, że ten olej,<text:s/><text:span text:style-name="T540">j</text:span>ako olej opałowy może się znaleźć<text:s/><text:span text:style-name="T541">w</text:span><text:s/>Polsce.<text:s/><text:span text:style-name="T542">W</text:span><text:s/>związku z tym prosiłbym, jeśli mo<text:span text:style-name="T543">ż</text:span>n<text:span text:style-name="T544">a</text:span>, na przyszły tydzień taką odpowiedź, jak t<text:span text:style-name="T545">a</text:span><text:s/>sprawa wygląda? I czy w stosunku do ewe<text:span text:style-name="T546">nt</text:span>ualnych takich faktów Prokuratura po prostu będzie występowała z oficjalnym oskarżeniem? To jest jedno pytanie.</text:p>
      <text:p text:style-name="P547"><text:span text:style-name="T548">A</text:span><text:s/>drugie, do panów przewodniczących. Czy n<text:span text:style-name="T549">ie</text:span><text:s/>można zaapelować do ludności, tutaj mam n<text:span text:style-name="T550">a</text:span><text:s/>myś<text:span text:style-name="T551">l</text:span>i przede wszystkim celników i portowców, żeby sprawy takie, nawet anonimowo, zostały na ręce<text:s/>„stolika”<text:s/>przekazane, wszystkie doniesienia i<text:s/><text:span text:style-name="T552">i</text:span>nformacje. Dlatego, że my się dowiadujemy z bardzo wielkim opóźnieniem o tych faktach i niekiedy to mo<text:span text:style-name="T553">ż</text:span>e już jest za późno. Tak, jak to było w przypadku tych<text:s/><text:span text:style-name="T554">5</text:span>0 beczek jakichś toks<text:span text:style-name="T555">yc</text:span>zny<text:span text:style-name="T556">ch<text:s/></text:span>substancji przywiezionych z Austrii.</text:p>
      <text:p text:style-name="P557"><text:span text:style-name="T558">J</text:span><text:span text:style-name="T559">er</text:span><text:span text:style-name="T560">z</text:span><text:span text:style-name="T561">y</text:span><text:span text:style-name="T562"><text:s/>Kołod</text:span><text:span text:style-name="T563">ziej</text:span><text:span text:style-name="T564">ski</text:span>:</text:p>
      <text:p text:style-name="P565">Dziękuję bardzo. Rozumiem,<text:s/><text:span text:style-name="T566">ż</text:span>e wyjaśnienie powinno być przygotowane przez ministerstwo w tej<text:s/><text:span text:style-name="T567">sp</text:span>raw<text:span text:style-name="T568">ie.</text:span></text:p>
      <text:p text:style-name="P569"><text:span text:style-name="T570">G</text:span><text:span text:style-name="T571">ł</text:span><text:span text:style-name="T572">os z sali</text:span>:</text:p>
      <text:p text:style-name="P573">Proszę bardzo, mogę wyjaśnić.</text:p>
      <text:p text:style-name="P574"><text:span text:style-name="T575">J</text:span><text:span text:style-name="T576">er</text:span><text:span text:style-name="T577">z</text:span><text:span text:style-name="T578">y</text:span><text:span text:style-name="T579"><text:s/>Kołod</text:span><text:span text:style-name="T580">ziej</text:span><text:span text:style-name="T581">ski</text:span>:</text:p>
      <text:p text:style-name="P582">Może pan już teraz. Proszę bardzo panie dyrektorze.</text:p>
      <text:p text:style-name="P583"><text:span text:style-name="T584">G</text:span><text:span text:style-name="T585">ł</text:span><text:span text:style-name="T586">os z sali</text:span>:</text:p>
      <text:p text:style-name="P587">Pragnę poin<text:span text:style-name="T588">fo</text:span>rmować, że dosyć często jesteśmy powiadamiani o pojawianiu się w dziennikach zachodnich rozmaitych informacji o tym, co się w Polsce w zakresie importu odpadów dzieje. Jak do tej pory żadna informacja nie była prawdziwa. Za każdym razem informujemy nasze placówki zagraniczne o naszym stanowisku. Ma wszelki wypadek Minister Ochrony Środowiska przestrzegł wszystkich wojewodów, nie tylko jeleniogórskiego, który miał najdalej zaawan<text:span text:style-name="T589">so</text:span>wane kontakty w tym zakresie, aby nie podejmowali się spraw nawet gdyby taka okazja się zdarzyła.</text:p>
      <text:p text:style-name="P590">Jeśli chodzi o oleje<text:s/><text:span text:style-name="T591">z</text:span><text:s/>R<text:span text:style-name="T592">F</text:span>N-owski<text:span text:style-name="T593">e</text:span>, jest to kwestie już nieaktualna. B<text:span text:style-name="T594">y</text:span>ł<text:span text:style-name="T595">a</text:span><text:s/>propozycja pod adresem naszego przemysłu cementowego, aby doświadczalnie spróbować spalić pewną próbkę, która mogłaby wskazywać na możliwość wykorzystywania tych przeterminowanych surowców przy spalaniu, ale tylko w przemyśle cementowym. Na zapytanie, co o tym sądzimy obwarowaliśmy to tak ogromnymi uwarunkow<text:span text:style-name="T596">aniami,</text:span><text:s/>plus dużo wątpliwości ze strony władz w<text:span text:style-name="T597">ojewódz</text:span>kich, spowodowało, że impreza niedoszła do skutku. Kontrahenci zrezygnowali z dalszych działań w tym zakresie.</text:p>
      <text:p text:style-name="P598">Dziękuję.</text:p>
      <text:soft-page-break/>
      <text:p text:style-name="P599"><text:span text:style-name="T600">J</text:span><text:span text:style-name="T601">er</text:span><text:span text:style-name="T602">z</text:span><text:span text:style-name="T603">y</text:span><text:span text:style-name="T604"><text:s/>Kołod</text:span><text:span text:style-name="T605">ziej</text:span><text:span text:style-name="T606">ski</text:span>:</text:p>
      <text:p text:style-name="P607">Dziękuję bardzo.</text:p>
      <text:p text:style-name="P608"><text:span text:style-name="T609">P</text:span>an Mikłaszewski</text:p>
      <text:p text:style-name="P610"><text:span text:style-name="T611">A</text:span><text:span text:style-name="T612">ure</text:span><text:span text:style-name="T613">li</text:span><text:span text:style-name="T614">usz<text:s/></text:span><text:span text:style-name="T615">Mik</text:span><text:span text:style-name="T616">ła</text:span><text:span text:style-name="T617">s</text:span><text:span text:style-name="T618">zew</text:span><text:span text:style-name="T619">sk</text:span><text:span text:style-name="T620">i</text:span>:</text:p>
      <text:p text:style-name="P621">C<text:span text:style-name="T622">z</text:span>y ministerstwu znany jest następ<text:span text:style-name="T623">uj</text:span>ący mechanizm zaśmiecania kraju? Ktoś, dajmy na to, z krajów zachodnich, ogłasza, że przyjmie odpady w kontenerach,<text:s/><text:span text:style-name="T624">z</text:span>a ileś tam, za jakąś kwotę. Te odpady są gromadzone, potem zakłada się spółkę w Polsce, wynajmuje jakieś stare szopy, beczki z odpadami przewozi do Polski pod pozorem sprowadzanych potrzebnych do produkcji na przykład produktów. Potem spółka podupada, plajtuje,<text:s/><text:span text:style-name="T625">c</text:span>zy zwija interes,<text:s/><text:span text:style-name="T626">m</text:span>ajątek na licytację, śmieci zostają w Polsce. Taki przypadek już jest. Mamy około<text:s/><text:span text:style-name="T627">150</text:span><text:s/>beczek z odpadami chemicznymi po produkcji lakierów. Znajdują się one w halach,<text:s/><text:span text:style-name="T628">w</text:span><text:s/>Malczycach, w halach po Zakładach Celulozy Słomo<text:span text:style-name="T629">w</text:span>ej.</text:p>
      <text:p text:style-name="P630">Jak ministerstwo w stosunku do tego procederu ma zamiar się odnieść w przyszłości?</text:p>
      <text:p text:style-name="P631"><text:span text:style-name="T632">J</text:span><text:span text:style-name="T633">er</text:span><text:span text:style-name="T634">z</text:span><text:span text:style-name="T635">y</text:span><text:span text:style-name="T636"><text:s/>Kołod</text:span><text:span text:style-name="T637">ziej</text:span><text:span text:style-name="T638">ski</text:span>:</text:p>
      <text:p text:style-name="P639">Dzięk<text:span text:style-name="T640">uj</text:span>ę bardzo. Proszę o odpowiedź panów z ministerstwa.</text:p>
      <text:p text:style-name="P641"><text:span text:style-name="T642">Ja</text:span><text:span text:style-name="T643">n</text:span><text:span text:style-name="T644"><text:s/></text:span><text:span text:style-name="T645">Kł</text:span><text:span text:style-name="T646">o</text:span><text:span text:style-name="T647">pot</text:span><text:span text:style-name="T648">o</text:span><text:span text:style-name="T649">w</text:span><text:span text:style-name="T650">s</text:span><text:span text:style-name="T651">ki</text:span><text:span text:style-name="T652">:</text:span></text:p>
      <text:p text:style-name="P653">Służę. Zdarzył się w ostatnich mie<text:span text:style-name="T654">si</text:span>ą<text:span text:style-name="T655">c</text:span>ach przypadek,<text:s/><text:span text:style-name="T656">ż</text:span>e dwóch prywatnych pośredników nawiązało kontakt z dwoma prywatnymi rze<text:span text:style-name="T657">mie</text:span>ślnikami, którzy świadczą usłu<text:span text:style-name="T658">gi</text:span><text:s/>w zakresie usług lakierniczych, samochodowych, oferując możliwość wykorzy<text:span text:style-name="T659">st</text:span>an<text:span text:style-name="T660">ia</text:span><text:s/>przeterminowanych odpadów lakierniczych z Austrii, po prostu w procesie produkcji, w procesie świadczenia nam usług samo<text:span text:style-name="T661">ch</text:span>odowych.<text:s/><text:span text:style-name="T662">W</text:span><text:s/>niektórych przypadkach, w niektórych partiach, wykorzystali, oczywiście transport TIR-em, po to, żeby doprowadzić do warsztatów rzemieślniczych w kilku punktach kraju, dostarczyć tego rodzaju beczki. Nie jest to 1<text:span text:style-name="T663">50</text:span>, bo w samym województwie łódzkim 170, w kilku punktach również. Jest to w sumie kilkadziesiąt ton, z tym, że w przypadku<text:s/><text:span text:style-name="T664">Ł</text:span>odzi jest to przypadek najskr<text:span text:style-name="T665">aj</text:span>niejszy, bowiem ta przesyłka wcale nie zawierała to, co miała zawierać.</text:p>
      <text:p text:style-name="P666">Ja<text:span text:style-name="T667">k</text:span><text:s/>ekspertyza<text:s/>„Polifarbu”<text:s/>z B<text:span text:style-name="T668">ie</text:span>lska-Bi<text:span text:style-name="T669">ałej,</text:span><text:s/>bo i<text:s/><text:span text:style-name="T670">t</text:span>am również trafiła pewna partia, okazało się, że te popłuczki, które trafiły, na przykład, na teren województwa bielskiego, nadają się do wykorzystania w procesie produkcji.<text:s/><text:span text:style-name="T671">A<text:s/></text:span>więc nie były to klasyc<text:span text:style-name="T672">zn</text:span>e odpady.</text:p>
      <text:p text:style-name="P673">Natomiast to, co w Łodzi, jest to rzeczywiście rzecz, że trzeba być bardzo wyczulonym na tego rodzaju transakcje, bo pod oficjalnym szyldem transportu określonego towaru przywieziono tam stare opakowania, gruz, różne rzeczy, w szczelnych co prawda opakowaniach, ale zawartość była nie taka, jak list przewozowy świadczył.</text:p>
      <text:p text:style-name="P674">Oczywiście, zain<text:span text:style-name="T675">te</text:span>resowan<text:span text:style-name="T676">ia</text:span><text:s/>tym tematem przekroczyły zasięgi naszego ministerstwa. Powiado<text:span text:style-name="T677">m</text:span>iono również o tym Urz<text:span text:style-name="T678">ą</text:span>d Ceł, prezesa, który zobowiązał się odpowiednio uczulić swoje służby celne, aby bardziej były wrażliwe na przewó<text:span text:style-name="T679">z</text:span><text:s/>tego rodzaju rzeczy. Minister Spraw Wewn<text:span text:style-name="T680">ęt</text:span>rznych został poinformowany. Minister Handlu Zagrani<text:span text:style-name="T681">cz</text:span>nego, Rynku Wewnętrznego, bo chodzi o rzemieślników prywatnych. Wszyscy przyjęli ze zrozumieniem chęć współpracy, aby te przypadki były incyden<text:span text:style-name="T682">ta</text:span>lne.</text:p>
      <text:p text:style-name="P683">Jak pow<text:span text:style-name="T684">ie</text:span>d<text:span text:style-name="T685">zi</text:span>ałem, również i ten przypadek<text:s/><text:span text:style-name="T686">zo</text:span>stał przedstawiony wojewodom jako pewien precedens. Natomiast jeśli chodzi o tych panów, którzy pośredniczyli w przywozie, są w stanie procesu sądowego z tymi, wobec których nie wywiązali się z umów na dostarczenie towaru przydatnego rzekomo do produkcji,<text:s/><text:soft-page-break/>a towaru, który n<text:span text:style-name="T687">ie</text:span><text:s/>nadawał<text:s/><text:span text:style-name="T688">si</text:span>ę do wyk<text:span text:style-name="T689">o</text:span>rzy<text:span text:style-name="T690">st</text:span>a<text:span text:style-name="T691">nia.</text:span><text:s/>W przypadku, to jest przypadek<text:s/><text:span text:style-name="T692">L</text:span>odz<text:span text:style-name="T693">i</text:span>, w przypadku innych województw, jest to sytuacja, w której rzemieśln<text:span text:style-name="T694">ic</text:span>y rezygnują z dalszych kontaktów z tym panem. Wszystkie materiały sprowadzone w ten sposób są pod kontrolą w tym sensie, że wiadome są sposoby składowania. One są składowane na terenie prywatnym posesji w zamkniętych pojemnikach, na betonowym podłożu, wyliczone są opłaty za składowanie i panowie rzemieślnicy, którzy to mają, mają określone przez terenowe organy do spraw ochrony środowiska, warunki przechowywanie tego do czasu kiedy zostaną one przez sprawcę tego transportu usunięte.</text:p>
      <text:p text:style-name="P695">Dziękuję.</text:p>
      <text:p text:style-name="P696"><text:span text:style-name="T697">J</text:span><text:span text:style-name="T698">er</text:span><text:span text:style-name="T699">z</text:span><text:span text:style-name="T700">y</text:span><text:span text:style-name="T701"><text:s/>Kołod</text:span><text:span text:style-name="T702">ziej</text:span><text:span text:style-name="T703">ski</text:span>:</text:p>
      <text:p text:style-name="P704">Dziękuję bardzo. Bardzo proszę pana profesora W<text:span text:style-name="T705">ie</text:span>rzbickiego.</text:p>
      <text:p text:style-name="P706"><text:span text:style-name="T707">Zbigniew W</text:span><text:span text:style-name="T708">ie</text:span><text:span text:style-name="T709">rzbicki</text:span>:</text:p>
      <text:p text:style-name="P710">Proszę pań<text:span text:style-name="T711">st</text:span>wa, mnie się zdaje, że my się spotykamy z takim szerszym zjawiskiem, k<text:span text:style-name="T712">tór</text:span>y będzie narastać. O tym była zresztą wspomniana mowa wczoraj, o tym ekologicznym kolonializmie. Będą różne próby traktowania Polski jako kraj trzeciego świata, wykorzystując jego trudną sytuację ekonomiczną i słabość władz. Trzeba tak powiedzieć<text:span text:style-name="T713">.</text:span><text:s/>Słabość szczebli terenowych, ich miękkość, pod<text:span text:style-name="T714">at</text:span>ność na różnego rodzaju argumenty. A nawet na zapros<text:span text:style-name="T715">ze</text:span>nia za granicę itd.</text:p>
      <text:p text:style-name="P716">Ja tutaj jestem wd<text:span text:style-name="T717">zi</text:span>ęczny przedstawicielowi Ministerstwa Ochrony Środowiska, który tak rzeczowo odpowiada i popieram jego wniosek o wykreślenie tego pojęcia, toksyczne, lecz w ogóle odpady, z zapewnieniem co do uczulenia różnych naszych instancji, również służb celnych n<text:span text:style-name="T718">a</text:span><text:s/>to zjaw<text:span text:style-name="T719">is</text:span>ko, ale jednocześnie chcę podkreślić, że w tym ekologicznym kolonializmie są nie tylko odpady, ale będą próby wykupywania najpiękniejszych krajobrazowo obszarów przez obcy kapitał na to, żeby stawiać tam różnego rodzaju dochodowe p<text:span text:style-name="T720">rze</text:span>ds<text:span text:style-name="T721">ię</text:span>bior<text:span text:style-name="T722">st</text:span>wa, powiedzmy hotele lub coś innego, i wyciągnąć z tego jakieś zyski, co już jest niemożliwe, czy trudne bardzo w innych krajach. Bo jak wiemy, w Hiszpanii betonem już niemal całe wybrzeże morskie zostało zabudowane.</text:p>
      <text:p text:style-name="P723">Otóż ja bym prosił, żeby można było t<text:span text:style-name="T724">ut</text:span>aj, prosiłbym przedstawi<text:span text:style-name="T725">ci</text:span>ela Ministerstwa Ochrony Środowiska jednak prosić o<text:s/><text:span text:style-name="T726">t</text:span>o, by również nam wyjaśnił sprawę hotelu, czy projektu hotelu na Śniardwach. To nie trzeba mówić nad brzegiem, nie w Śniardwach, w jeziorze, na półwyspie. Bo zaczynają się wokół tego kombinacje, bardzo charakt<text:span text:style-name="T727">e</text:span>rystyczne dla okresu stalinowskiego. Bardzo charakterystyczne. Gdzieś dowiedzieliśmy się, że jest jakieś pismo wysokiego urzędnika z Warszawy, ministra, czy wiceministra, do Rady w Piszu, który to popiera. Jest w to wojewoda w jakiś sp<text:span text:style-name="T728">o</text:span>sób zaangażowany, może nieofi<text:span text:style-name="T729">cjal</text:span>ny, ale niewłaściwy z uwagi na jego funkcję. Wczoraj była audycja, przepraszam, pr<text:span text:style-name="T730">ze</text:span>dwczor<text:span text:style-name="T731">aj,<text:s/></text:span>audycja była w telewizji na temat tego hotelu, która miała mówić o konferencji PZPR, a mówiła o czym innym. Ale to wszystko wygląda bardzo niepokojąco.<text:s/>Opini<text:span text:style-name="T732">a</text:span><text:s/>jest tym już rzeczywiście poruszona.<text:s/><text:span text:style-name="T733">I</text:span><text:s/>my byśmy nie chcieli, nie chcielibyśmy stosować tych form protestu, które trzeba by<text:span text:style-name="T734">ł</text:span>o stosować w poprzednim okresie wobec takiego półbezprawnego, bo to nie można powiedzieć, że jest to bezprawne, ale półbezprawne działanie omijanie przepisów, różne kombinacje itd., zaskakiwanie społeczeństwa. I dlatego, jeżeli można tutaj otrzymać jakąś wyczerpującą wiadomość, jak ta sprawa się przedstawia, czy Ministerstwo Ochrony<text:s/>Środowiska<text:s/>nie ma tutaj żadnego wpływu?</text:p>
      <text:p text:style-name="P735"><text:span text:style-name="T736">J</text:span><text:span text:style-name="T737">er</text:span><text:span text:style-name="T738">z</text:span><text:span text:style-name="T739">y</text:span><text:span text:style-name="T740"><text:s/>Kołod</text:span><text:span text:style-name="T741">ziej</text:span><text:span text:style-name="T742">ski</text:span>:</text:p>
      <text:soft-page-break/>
      <text:p text:style-name="P743">Dziękuję bardzo. Bardzo proszę o odpowiedź panów z ministerstwa.</text:p>
      <text:p text:style-name="P744"><text:span text:style-name="T745">Ja</text:span><text:span text:style-name="T746">n</text:span><text:span text:style-name="T747"><text:s/></text:span><text:span text:style-name="T748">Kł</text:span><text:span text:style-name="T749">o</text:span><text:span text:style-name="T750">pot</text:span><text:span text:style-name="T751">o</text:span><text:span text:style-name="T752">w</text:span><text:span text:style-name="T753">s</text:span><text:span text:style-name="T754">ki</text:span>:</text:p>
      <text:p text:style-name="P755">Nadal. Nie pow<text:span text:style-name="T756">i</text:span>e<text:span text:style-name="T757">m</text:span>, żeby ministerstwo w świetle dotychczas obowiązującego prawa było całkowicie bezradne. Natomiast do tej pory jeszcze z punktu widzenia ostatecznych kompetencji ministerstwo nie jest n<text:span text:style-name="T758">a</text:span><text:s/>tym etapie, żeby musiało wkraczać.<text:s/><text:span text:style-name="T759">Z</text:span><text:s/>jakiego powodu? Oczywiście, niezależnie od tego Minister Ochrony Środowiska już sprzeciwił się oficjalnym dokumentem<text:s/><text:span text:style-name="T760">p</text:span>od adresem wojewody, po to tylko, aby tam nie potęgować tych niezdrowych zapędów. Żeby uprzedzić jakie będzie stanowisko w d<text:span text:style-name="T761">al</text:span>szym ciągu ministra. Nie ukrywać za zasłoną swojej postawy. Żeby nie udawać, że się nie wie o co chod<text:span text:style-name="T762">zi</text:span>.</text:p>
      <text:p text:style-name="P763">Rzeczywiście cała inicjatywa rozpoczęła się, jak zwykl<text:span text:style-name="T764">e</text:span><text:s/>w tego rodzaju przypadkach od dołu. Bo najlepiej jest zachęcić najpierw społeczność miejscową, a potem władzę skusić tym mirażem tych efektów tego polskiego Monte Carlo. Najpierw rozpoczęto od gminy Pisz. Tara społeczność wypow<text:span text:style-name="T765">ie</text:span>działa się prawie jednomyślnie za inicjatywą inwestowania. Cały ten teren jest w granicach Mazurskiego Parku Krajobrazowego. Co z tego wynika? Wynika, że są tam określone o<text:span text:style-name="T766">g</text:span>raniczenia możliwości inwestowania. Te ograniczenia określone są w uchwale Wojewódzkiej Rady Narodowej w Suwałkach, oczywiście i w Olsztynie, bo park jest m<text:span text:style-name="T767">ię</text:span>dzyw<text:span text:style-name="T768">oj</text:span>ewódzki, ale w tym przypadku chod<text:span text:style-name="T769">zi</text:span><text:s/>o teren należący do jurysdykcji rady narodowej w Suwałkach. W związku z tym jeśliby trzeba rozpoczynać dalsze oficjalne działania inwestycyjne rada narodowa, która powołała tam między innymi P<text:span text:style-name="T770">a</text:span>rk Krajobrazowy, w moim przekonaniu nie tylko suwalska,<text:s/><text:span text:style-name="T771">al</text:span>e olsztyńska również, bo jest to, że tak powiem, działanie wspólne. Ale u<text:span text:style-name="T772">mó</text:span>wmy, się, że na razie Suwałki są zainteresowane, musi uchwalić zmianę warunków korzystania z tego terenu. A jeszcze lepiej, zmienić granice parku. To wtedy ten teren wypada spod tych ograni<text:span text:style-name="T773">cz</text:span>eń<text:s/><text:span text:style-name="T774">in</text:span>westyc<text:span text:style-name="T775">yj</text:span>nyc<text:span text:style-name="T776">h.</text:span></text:p>
      <text:p text:style-name="P777">Twierdzę, wracam do swojej myśli początkowej, że<text:s/>ministerstwo tu w tym przypadku nie byłoby bezradne, to wtedy będziemy się starali tę inwestycję traktować jako szczególnie uciążliwą dla środowiska i żądać naszego stanowiska. A nasze stanowisko, konieczność opiniowania tego rodzaju inwestycji wynika z przepisów wykonawczych do planowania przestrzennego, że wszystkie inwestycje szczególnie uciążliwe, muszą być zaopiniowane przez Ministra Ochrony Środo<text:span text:style-name="T778">w</text:span>i<text:span text:style-name="T779">sk</text:span>a.</text:p>
      <text:p text:style-name="P780">A więc jeśli to może być jakakolwiek pociecha w tym rozumowaniu, gdyby odpukać w niemalowane drzewo, st<text:span text:style-name="T781">a</text:span>ło się tak, że Wojewódzka Rada Narodowa w Suwałkach dopuści<text:s/><text:span text:style-name="T782">do<text:s/></text:span>zm<text:span text:style-name="T783">ia</text:span>ny parku kr<text:span text:style-name="T784">aj</text:span>obr<text:span text:style-name="T785">a</text:span>zowego, to przecież t<text:span text:style-name="T786">e</text:span>n teren, jak każdy inny teren, ale ponieważ przewiduje się lokalizację i inwestycję uciążliwą dla środowiska, trzeba będzie wykorzystać uprawnienia ministra do opiniowania.<text:s/><text:span text:style-name="T787">J</text:span>ak do tej pory z tą opinią się inwe<text:span text:style-name="T788">s</text:span>torzy liczą<text:s/><text:span text:style-name="T789">w</text:span><text:s/>te<text:span text:style-name="T790">g</text:span>o rodzaju s<text:span text:style-name="T791">y</text:span>tuacjach. Myślę,<text:s/><text:span text:style-name="T792">ż</text:span>e przy poparciu społ<text:span text:style-name="T793">e</text:span>cznym ta opinia<text:s/><text:span text:style-name="T794">b</text:span>y<text:span text:style-name="T795">ła</text:span>by szczególnie wiarygodna i możliwa do respe<text:span text:style-name="T796">kt</text:span>owa<text:span text:style-name="T797">nia</text:span>.</text:p>
      <text:p text:style-name="P798">Dziękuję bardzo.</text:p>
      <text:p text:style-name="P799"><text:span text:style-name="T800">S</text:span><text:span text:style-name="T801">t</text:span><text:span text:style-name="T802">ef</text:span><text:span text:style-name="T803">a</text:span><text:span text:style-name="T804">n<text:s/></text:span><text:span text:style-name="T805">Kozł</text:span><text:span text:style-name="T806">ow</text:span><text:span text:style-name="T807">sk</text:span><text:span text:style-name="T808">i</text:span>:</text:p>
      <text:p text:style-name="P809">Dziękuję b<text:span text:style-name="T810">a</text:span>r<text:span text:style-name="T811">dz</text:span>o.<text:s/><text:span text:style-name="T812">R</text:span>o<text:span text:style-name="T813">zum</text:span>iem,<text:s/><text:span text:style-name="T814">ż</text:span>e t<text:span text:style-name="T815">o b</text:span>ył<text:span text:style-name="T816">a</text:span><text:s/>odpowiedź n<text:span text:style-name="T817">a</text:span><text:s/><text:span text:style-name="T818">pyta</text:span>nie pana profesor<text:span text:style-name="T819">a</text:span><text:s/>Wierzbickiego<text:span text:style-name="T820">.</text:span><text:s/>Bardzo proszę<text:span text:style-name="T821">.</text:span></text:p>
      <text:p text:style-name="P822"><text:span text:style-name="T823">W</text:span><text:span text:style-name="T824">ojciech K</text:span><text:span text:style-name="T825">łoso</text:span><text:span text:style-name="T826">ws</text:span><text:span text:style-name="T827">k</text:span><text:span text:style-name="T828">i</text:span>:</text:p>
      <text:p text:style-name="P829">Bardzo krótko t<text:span text:style-name="T830">y</text:span>tułem uzupełnienia jeszcze dodatkowe pytanie. Czy należy rozumieć,<text:s/><text:span text:style-name="T831">ż</text:span>e w ramach rz<text:span text:style-name="T832">ą</text:span>du jest rozbieżność?<text:s/><text:span text:style-name="T833">P</text:span>an mówi być mo<text:span text:style-name="T834">ż</text:span>e o nie peł<text:span text:style-name="T835">n</text:span>ej bezrad<text:span text:style-name="T836">no</text:span>ści Ministra Ochrony Środowiska, tylko o jakichś tam moż<text:span text:style-name="T837">li</text:span>woś<text:span text:style-name="T838">cia</text:span>ch? Jak to wygląda w świetle osobistego zaangażowania pana ministra<text:s/><text:soft-page-break/>Kwaśniew<text:span text:style-name="T839">skiego</text:span><text:s/>w tę spr<text:span text:style-name="T840">a</text:span>wę? Nasz stół, to jest jak wiem przedsięb<text:span text:style-name="T841">io</text:span>r<text:span text:style-name="T842">st</text:span>wo [nieczytelne], bardzo pan minister Kwaśniewski popiera bardzo inicjatywę budowania tego h<text:span text:style-name="T843">ot</text:span>elu. C<text:span text:style-name="T844">z</text:span>y należy rozumieć, że Komitet Społe<text:span text:style-name="T845">cz</text:span>no-Pol<text:span text:style-name="T846">it</text:span>yczny Rady Ministrów przyc<text:span text:style-name="T847">h</text:span>yl<text:span text:style-name="T848">a</text:span><text:s/>się do inicjatywy wybudowania tego hotelu, a minister w ramach rządu, jakby jest opozycją i będzie próbował protestować?</text:p>
      <text:p text:style-name="P849"><text:span text:style-name="T850">S</text:span><text:span text:style-name="T851">t</text:span><text:span text:style-name="T852">ef</text:span><text:span text:style-name="T853">a</text:span><text:span text:style-name="T854">n<text:s/></text:span><text:span text:style-name="T855">Kozł</text:span><text:span text:style-name="T856">ow</text:span><text:span text:style-name="T857">sk</text:span><text:span text:style-name="T858">i</text:span>:</text:p>
      <text:p text:style-name="P859">Dziękuję b<text:span text:style-name="T860">a</text:span>rdzo. Pan dyrektor Kłopotowski<text:span text:style-name="T861">.</text:span></text:p>
      <text:p text:style-name="P862"><text:span text:style-name="T863">Ja</text:span><text:span text:style-name="T864">n</text:span><text:span text:style-name="T865"><text:s/></text:span><text:span text:style-name="T866">Kł</text:span><text:span text:style-name="T867">o</text:span><text:span text:style-name="T868">pot</text:span><text:span text:style-name="T869">o</text:span><text:span text:style-name="T870">w</text:span><text:span text:style-name="T871">s</text:span><text:span text:style-name="T872">ki</text:span>:</text:p>
      <text:p text:style-name="P873">Żadnych oficjalnych stanowisk na ten temat nie ma. Ja przypuszczam, że są to tylko domysły, że ponieważ minister Kwaśniewski zajmuje się turystyką między innymi, że z natury rzeczy, z natury swych kompetencji byłby tym,<text:s/>który by<text:s/>wspierał tą inicjatywę inwestyc<text:span text:style-name="T874">yj</text:span>ną. Nie ma ten temat żadnych oficjalnych stanowisk. Jak do tej pory nasz resort nie ma żadnych, że tak powiem, ogranicz<text:span text:style-name="T875">e</text:span>ń co do swobody działania.<text:s/><text:span text:style-name="T876">I</text:span><text:s/>będziemy kontynuować tę linię postępowania. Nie widzę powodów, nawet gdyby ktoś miał inne zdanie, żebyśmy pod wpływem różnych zdań, mogą być różne zdania. J<text:span text:style-name="T877">a</text:span><text:s/>się z tym, mo<text:span text:style-name="T878">i</text:span><text:s/>szef<text:span text:style-name="T879">o</text:span>w<text:span text:style-name="T880">i</text:span>e,<text:s/><text:span text:style-name="T881">z</text:span><text:s/>tym się liczą, że mogą być dyskusje. Zresztą, jak państwo w<text:span text:style-name="T882">ie</text:span>cie, że i to się publicznie dzieje. Chociażby nawet parę tygodni te<text:span text:style-name="T883">m</text:span>u był taki program telewizyjny, typu<text:s/>„Dylem<text:span text:style-name="T884">at</text:span>y<text:span text:style-name="T885">”</text:span>, że tero rodzaju racje się tam ścierały. Ale nie sądzę, aby<text:span text:style-name="T886"><text:s/></text:span>to mi<text:span text:style-name="T887">a</text:span>ło wpływ na naszą postawę. Dziękuję bardzo.</text:p>
      <text:p text:style-name="P888"><text:span text:style-name="T889">J</text:span><text:span text:style-name="T890">er</text:span><text:span text:style-name="T891">z</text:span><text:span text:style-name="T892">y</text:span><text:span text:style-name="T893"><text:s/>Kołod</text:span><text:span text:style-name="T894">ziej</text:span><text:span text:style-name="T895">ski</text:span>:</text:p>
      <text:p text:style-name="P896">Dziękuję bardzo. Proszę, pan.</text:p>
      <text:p text:style-name="P897"><text:span text:style-name="T898">Jan Grzyw</text:span><text:span text:style-name="T899">acz</text:span><text:s/>- OPZZ:</text:p>
      <text:p text:style-name="P900">J<text:span text:style-name="T901">a</text:span><text:s/>chciałem, proszę państwa, powiedzieć, że dwa dni temu Komitet Wykonawczy OPZZ również poświęcił wiele uwagi zagadnieniom odpadów. Stoimy na stanowisku,<text:s/><text:span text:style-name="T902">ż</text:span>e propozy<text:span text:style-name="T903">cj</text:span>a ta powinna obejmować wszelkie odpady, a nie tylko odpady toksyczne. Istnieją bowiem obawy, że jeżeli sprowadzimy cały program do odpadów toksycznych, to nie rozwiąże to zagadnienia. Tym bardziej, że obecny na posiedzeniu Komitetu Wykonawczego przedstawiciel Min<text:span text:style-name="T904">is</text:span>t<text:span text:style-name="T905">erst</text:span>wa Przemysłu usiłował udowadniać, że powinna istnieć możliwość przywożen<text:span text:style-name="T906">ia</text:span><text:s/>jednak jakichś odpadów, kt<text:span text:style-name="T907">ór</text:span>e być może będą materiałem produkcyjnym. Surowcem. I wtedy będ<text:span text:style-name="T908">zi</text:span>e problem, c<text:span text:style-name="T909">z</text:span>y są to odpady toksyczne, bardziej czy mniej, czy można je przer<text:span text:style-name="T910">a</text:span>bia<text:span text:style-name="T911">ć</text:span>? Czy nie?</text:p>
      <text:p text:style-name="P912">Dlatego też Komitet Wykonawczy stanął je<text:span text:style-name="T913">dn</text:span>oznacznie na stanowisku, że zakaz powinien obejmować przywóz wszelkich odpadów. Dlate<text:span text:style-name="T914">g</text:span>o proponujemy, ażeby w tym zakresie uzupełnić zgłoszony postulat ze strony solidarnośc<text:span text:style-name="T915">io</text:span>w<text:span text:style-name="T916">ej</text:span>.</text:p>
      <text:p text:style-name="P917">Dziękuję.</text:p>
      <text:p text:style-name="P918"><text:span text:style-name="T919">J</text:span><text:span text:style-name="T920">er</text:span><text:span text:style-name="T921">z</text:span><text:span text:style-name="T922">y</text:span><text:span text:style-name="T923"><text:s/>Kołod</text:span><text:span text:style-name="T924">ziej</text:span><text:span text:style-name="T925">ski</text:span>:</text:p>
      <text:p text:style-name="P926">Dziękuję bardzo. Profesor Zimny.</text:p>
      <text:p text:style-name="P927"><text:span text:style-name="T928">Henr</text:span><text:span text:style-name="T929">yk</text:span><text:span text:style-name="T930"><text:s/>Z</text:span><text:span text:style-name="T931">i</text:span><text:span text:style-name="T932">mny</text:span>:</text:p>
      <text:p text:style-name="P933">J<text:span text:style-name="T934">a</text:span><text:s/>chciałem poprzeć także stanowisko tutaj podejm<text:span text:style-name="T935">o</text:span>wane<text:s/>o zakazie importu<text:s/><text:span text:style-name="T936">ws</text:span>zelkich odpadów,<text:s/><text:span text:style-name="T937">ż</text:span>eb<text:span text:style-name="T938">y</text:span><text:s/>nie tworzyć żadnej furtki<text:s/><text:span text:style-name="T939">i</text:span><text:s/>możliwości dla przecieku<text:s/><text:span text:style-name="T940">t</text:span>ychże do kraju.</text:p>
      <text:p text:style-name="P941">Chciałem także zwrócić uwagę także na to, że nieuporządkowana jest w ogóle sprawa odpadów naszych, krajowych. I ten problem także zasługuje na uwagę, ponieważ istnieją tutaj w tej chwili duże możliwości przygotowan<text:span text:style-name="T942">ia</text:span><text:s/>i zorganizowania wysypisk takich odpadów, kompostowni itd. W działalnoś<text:span text:style-name="T943">ci</text:span><text:s/><text:soft-page-break/>gospodarczej<text:s/><text:span text:style-name="T944">L</text:span>igi Ochrony Przyrody takie zagospodarowanie terenów prowadzimy na szeregu obszarach województw r<text:span text:style-name="T945">zesz</text:span>ow<text:span text:style-name="T946">sk</text:span>iego, krakowskiego i innych. I myś<text:span text:style-name="T947">lę,</text:span><text:s/>że wykorzystanie tych potencjałów byłoby na pewno z korzyścią porządkowania problemów odpadów jakie istnieją od dłuższego czasu w kraju. Odpady te, jak wiemy, stanowi ogromną uciążliwość zarówno dla krajobrazu, jak i dla ekosystemów wodnych i lądowych na<text:s/>terenie kraju. Wyrzuca się tam nie tylko<text:span text:style-name="T948"><text:s/>s</text:span>zk<text:span text:style-name="T949">ł</text:span>o, ale, jak w dzisiejszej prasie, nawet wyroby wędliniarskie, takie jak kiełbasę, prawda, którą w rzece wyławiano. To są sytuacje, w których niestety nie można nad nimi przechodzić do porządku dziennego.</text:p>
      <text:p text:style-name="P950">My tutaj, jeśli chodzi o nasz poten<text:span text:style-name="T951">cj</text:span>ał wykonawczy, jesteśmy w stanie wykonać<text:s/><text:span text:style-name="T952">t</text:span>akich wysypisk odpadów od kilkudziesięciu nawet do kilkuset rocznie.</text:p>
      <text:h text:style-name="P953" text:outline-level="4"><text:bookmark-start text:name="bookmark0"/>Dz<text:span text:style-name="T954">ię</text:span>kuję.<text:bookmark-end text:name="bookmark0"/></text:h>
      <text:p text:style-name="P955"><text:span text:style-name="T956">J</text:span><text:span text:style-name="T957">er</text:span><text:span text:style-name="T958">z</text:span><text:span text:style-name="T959">y</text:span><text:span text:style-name="T960"><text:s/>Kołod</text:span><text:span text:style-name="T961">ziej</text:span><text:span text:style-name="T962">ski</text:span>:</text:p>
      <text:p text:style-name="P963">Dziękuję bardzo. Profesor Juchnowicz ma głos.</text:p>
      <text:p text:style-name="P964"><text:span text:style-name="T965">Stanisław Juchnowicz</text:span>:</text:p>
      <text:p text:style-name="P966">Panie Przewodni<text:span text:style-name="T967">cz</text:span>ąc<text:span text:style-name="T968">y</text:span>! Szanowni Państwo! Ja chciałem prosić o ewentualne zdementowanie pogłosek o założeniu złomowiska statków w rejonie Świnoujścia i ewentualnych pogłosek, które już dotarły do naszej prasy. Mianowicie rów<text:span text:style-name="T969">ni</text:span>eż składowania odpadów w związki z pogłębianiem portu w Hamburgu w rejonie Bełchatowa.</text:p>
      <text:p text:style-name="P970"><text:span text:style-name="T971">J</text:span>eśli mo<text:span text:style-name="T972">ż</text:span>na by prosić o wyjaśnienie ze strony ministerstwa, bardzo byłbym wdzięczny.</text:p>
      <text:p text:style-name="P973"><text:span text:style-name="T974">J</text:span><text:span text:style-name="T975">er</text:span><text:span text:style-name="T976">z</text:span><text:span text:style-name="T977">y</text:span><text:span text:style-name="T978"><text:s/>Kołod</text:span><text:span text:style-name="T979">ziej</text:span><text:span text:style-name="T980">ski</text:span>:</text:p>
      <text:p text:style-name="P981">Dziękuję bardzo. Czy jesteśmy w stanie to wyjaśnić, bardzo proszę, pan Kłopotowski.</text:p>
      <text:h text:style-name="P982" text:outline-level="4"><text:span text:style-name="T983">Ja</text:span><text:span text:style-name="T984">n</text:span><text:span text:style-name="T985"><text:s/></text:span><text:span text:style-name="T986">Kł</text:span><text:span text:style-name="T987">o</text:span><text:span text:style-name="T988">pot</text:span><text:span text:style-name="T989">o</text:span><text:span text:style-name="T990">w</text:span><text:span text:style-name="T991">s</text:span><text:span text:style-name="T992">ki</text:span>:<text:bookmark-start text:name="bookmark4"/><text:bookmark-end text:name="bookmark4"/></text:h>
      <text:p text:style-name="P993">Jeśli chodzi o odpady hamburskie, pani<text:span text:style-name="T994">e</text:span><text:s/>profesorze, to, co mogę powiedzieć mieści się w tym, co powiedziałem do tej pory. Jest to jedna z transakcji, która była rzucana w ramach różnych dyskusji, ale nikt nie podjął, że tak powiem na ten temat dyskusji. Ponieważ strona<text:s/><text:span text:style-name="T995">za</text:span>chodnio-niemiecka wie o stanowisku jeśli chodzi o możliwości lokalizowania w odkrywce turoszowski<text:span text:style-name="T996">ej</text:span>, tym samym t<text:span text:style-name="T997">a</text:span><text:s/>sprawa znajduje się, że tak powiem, w tej samej szufladce.</text:p>
      <text:p text:style-name="P998">Natomiast jeśli chodzi o koncepcję stoczni złomowania statków, kwestia właściwie pojawiła się jednorazowo. Przed kilkoma miesiącami w notatce w<text:s/>„Życiu Warszawy”, przynajmniej tu, w środowisku warszawskim.<text:s/><text:span text:style-name="T999">O</text:span>czywiście, spowodowała ona ogromne zainteresowanie. Nasze stanowisko jest jednoznaczne. Jest to jedna, prawd<text:span text:style-name="T1000">opo</text:span>do<text:span text:style-name="T1001">bnie</text:span><text:s/>ze spraw, rozważanych w gronie osób za<text:span text:style-name="T1002">in</text:span>tere<text:span text:style-name="T1003">so</text:span>wany<text:span text:style-name="T1004">c</text:span>h, podobnie jak sprawami, sprowadzania odpadów. Nie ma ona nic wspólnego, że tak powiem, z oficjalnym działaniem. Są to prawdopodob<text:span text:style-name="T1005">nie</text:span><text:s/>sprawy w sferze dyskusji, gdyż ja<text:span text:style-name="T1006">k</text:span><text:s/>do tej pory<text:s/><text:span text:style-name="T1007">t</text:span>a sprawa nig<text:span text:style-name="T1008">d</text:span>y się do tej pory nie pojawiła.</text:p>
      <text:p text:style-name="P1009">Ja mogę tylko powiedzieć, jakie jest nasze stanowisko? Jest sprawa jednoznacznie z naszej strony oceniana negatywnie. Nie może być zresztą inaczej. Jest to w kontekście ekologicznym sprawa podobna w swym wydźwięku społecznym, jak możliwość sprowadzania odpadów z zagranicy. Nie możemy przyjmować innej postawy, my, jako mini<text:span text:style-name="T1010">st</text:span>er<text:span text:style-name="T1011">st</text:span>wo, chociażby dlatego, że reprezentujemy Polskę, która jest sygnatariu<text:span text:style-name="T1012">sz</text:span>em Helsińskiej Konwencji Ochrony Środowiska Wód Bałtyku. Dziękuję, tyle z moj<text:span text:style-name="T1013">ej</text:span><text:s/>strony.</text:p>
      <text:p text:style-name="P1014"><text:span text:style-name="T1015">J</text:span><text:span text:style-name="T1016">er</text:span><text:span text:style-name="T1017">z</text:span><text:span text:style-name="T1018">y</text:span><text:span text:style-name="T1019"><text:s/>Kołod</text:span><text:span text:style-name="T1020">ziej</text:span><text:span text:style-name="T1021">ski</text:span>:</text:p>
      <text:soft-page-break/>
      <text:p text:style-name="P1022">Dziękuję bardzo. Czy w tej sprawie jeszcze ktoś chciałby za<text:span text:style-name="T1023">b</text:span>rać głos. Jeśli nie, przepraszam, bardzo proszę.</text:p>
      <text:p text:style-name="P1024"><text:span text:style-name="T1025">W</text:span><text:span text:style-name="T1026">ojciech K</text:span><text:span text:style-name="T1027">łoso</text:span><text:span text:style-name="T1028">ws</text:span><text:span text:style-name="T1029">k</text:span><text:span text:style-name="T1030">i</text:span>:</text:p>
      <text:p text:style-name="P1031">Proszę państwa, ja się zastanawiam, to takie pytanie do wszystkich, szczególnie do komisji redakcyjnej, czy w tym punkcie, ponieważ nie ma innego odpow<text:span text:style-name="T1032">ie</text:span>dniego punktu, nie warto by było dodać takiej sprawy, która dopiero zaczyna się pojawiać, a prawdopodobnie w związku z nowymi przepisami się nasili i to bardzo szybko. Sprawa lokalizowania na terenie Polski uciążliwej produkcji<text:s/><text:span text:style-name="T1033">p</text:span>rz<text:span text:style-name="T1034">e</text:span>z przedsiębiorstwa zagraniczne. Samo składowanie odpadów to jedna sprawa.<text:s/><text:span text:style-name="T1035">A</text:span><text:s/>dr<text:span text:style-name="T1036">ug</text:span>a sprawa, to bezpośrednio tutaj wchodzenie ze szkodliwą produkcją.</text:p>
      <text:p text:style-name="P1037">D<text:span text:style-name="T1038">zi</text:span>ękuję.</text:p>
      <text:p text:style-name="P1039"><text:span text:style-name="T1040">J</text:span><text:span text:style-name="T1041">er</text:span><text:span text:style-name="T1042">z</text:span><text:span text:style-name="T1043">y</text:span><text:span text:style-name="T1044"><text:s/>Kołod</text:span><text:span text:style-name="T1045">ziej</text:span><text:span text:style-name="T1046">ski</text:span>:</text:p>
      <text:p text:style-name="P1047">Dz<text:span text:style-name="T1048">ię</text:span>kuję bard<text:span text:style-name="T1049">zo</text:span>. Pan Andrzej Kassenberg.</text:p>
      <text:p text:style-name="P1050"><text:span text:style-name="T1051">Andrzej Kassenberg</text:span>:</text:p>
      <text:p text:style-name="P1052">Ja bym chciał może wyjaśnić koledze, że punkt dotyczący oceny oddziaływania inwestycji na środowisko dotyczy również rejonu Gdańska, gdzie ma być lokalizowane złomowisko zużytej ropy ze statków. I czy w pobliżu budynków mieszkalnych może być zain<text:span text:style-name="T1053">st</text:span>alowana taka spółka?</text:p>
      <text:p text:style-name="P1054"><text:span text:style-name="T1055">J</text:span><text:span text:style-name="T1056">er</text:span><text:span text:style-name="T1057">z</text:span><text:span text:style-name="T1058">y</text:span><text:span text:style-name="T1059"><text:s/>Kołod</text:span><text:span text:style-name="T1060">ziej</text:span><text:span text:style-name="T1061">ski</text:span>:</text:p>
      <text:p text:style-name="P1062">Dziękuję b<text:span text:style-name="T1063">a</text:span>rdzo. Pan dyrektor Kłopotowski, czy chciałby na<text:s/><text:span text:style-name="T1064">t</text:span>en temat coś powiedzieć?</text:p>
      <text:p text:style-name="P1065"><text:span text:style-name="T1066">Ja</text:span><text:span text:style-name="T1067">n</text:span><text:span text:style-name="T1068"><text:s/></text:span><text:span text:style-name="T1069">Kł</text:span><text:span text:style-name="T1070">o</text:span><text:span text:style-name="T1071">pot</text:span><text:span text:style-name="T1072">o</text:span><text:span text:style-name="T1073">w</text:span><text:span text:style-name="T1074">s</text:span><text:span text:style-name="T1075">ki</text:span>:</text:p>
      <text:p text:style-name="P1076">Tak, jeśli chodzi o ini<text:span text:style-name="T1077">cjat</text:span>ywy<text:s/><text:span text:style-name="T1078">g</text:span>da<text:span text:style-name="T1079">ń</text:span>skie na ten temat więcej nie wiadomo. J<text:span text:style-name="T1080">a</text:span><text:s/>mó<text:span text:style-name="T1081">w</text:span>i<text:span text:style-name="T1082">ą</text:span>c o możliwości złomowania statków i lokalizacji stoczni, była to wyraźna lokalizacja w Zalewie S<text:span text:style-name="T1083">zc</text:span>zecińskim. Na ten temat najwięcej się dyskutowało. Natomiast jeśli spółka sobie zakłada taki wariant działalności gospodarczej, do tej pory nic do nas nie dotarło. Mog<text:span text:style-name="T1084">ę</text:span><text:s/>się zobowiązać, że po prostu wezmę ten temat na warsztat i sprawdzę bliżej o co to c<text:span text:style-name="T1085">h</text:span>odzi?<text:s/><text:span text:style-name="T1086">B</text:span>yć może jest to jedna z o<text:span text:style-name="T1087">stat</text:span>nich inicjatyw, na razie jeszcze lokalnie tam rozgrywana. Jeszcze do nas nie dotarła. Dziękuję bardzo.</text:p>
      <text:p text:style-name="P1088"><text:span text:style-name="T1089">J</text:span><text:span text:style-name="T1090">er</text:span><text:span text:style-name="T1091">z</text:span><text:span text:style-name="T1092">y</text:span><text:span text:style-name="T1093"><text:s/>Kołod</text:span><text:span text:style-name="T1094">ziej</text:span><text:span text:style-name="T1095">ski</text:span>:</text:p>
      <text:p text:style-name="P1096">Dziękuję bardzo. P<text:span text:style-name="T1097">a</text:span>n Mikłaszewski jeszcze. Bardzo proszę.</text:p>
      <text:p text:style-name="P1098"><text:span text:style-name="T1099">A</text:span><text:span text:style-name="T1100">ure</text:span><text:span text:style-name="T1101">li</text:span><text:span text:style-name="T1102">usz<text:s/></text:span><text:span text:style-name="T1103">Mik</text:span><text:span text:style-name="T1104">ła</text:span><text:span text:style-name="T1105">s</text:span><text:span text:style-name="T1106">zew</text:span><text:span text:style-name="T1107">sk</text:span><text:span text:style-name="T1108">i</text:span>:</text:p>
      <text:p text:style-name="P1109">Chciałem zapytać też w następującej sprawie. Mówi się o wspólnej eksploatacji hałdy odpadów chromowych, przy Hucie<text:s/>„Siechnice”. To jest ponad dwa miliony ton. Plany są takie, że kontrahent zachodni ma zam<text:span text:style-name="T1110">ia</text:span>r tę hałdę wspólnie przerabiać w pobl<text:span text:style-name="T1111">i</text:span>żu tej huty, wspólnie zatruwać środowisko, wylewanie odpadów, pylenie na tereny wodne. Odpady wozić do wsi Zachowice samochodami, na odległość około 3<text:span text:style-name="T1112">5</text:span><text:s/>kilometrów, na zwałowisko. Posiada opinię, bodajże sanepidu, taką troszkę pokrętną, zastrzeg<text:span text:style-name="T1113">aj</text:span>ącą się, że w przypadku zatrucia okolicy wsi w pobliżu wsi Za<text:span text:style-name="T1114">ch</text:span>owi<text:span text:style-name="T1115">ce</text:span>, planuje się zwodo<text:span text:style-name="T1116">ci</text:span>ągowan<text:span text:style-name="T1117">ie</text:span><text:s/>okolicznyc<text:span text:style-name="T1118">h</text:span><text:s/>wsi.</text:p>
      <text:p text:style-name="P1119">Chciałem się zapytać, czy<text:span text:style-name="T1120"><text:s/></text:span>minister<text:span text:style-name="T1121">s</text:span>twu jest znane coś więcej na ten temat? Jakie<text:s/><text:span text:style-name="T1122">za</text:span>bezpie<text:span text:style-name="T1123">cz</text:span>en<text:span text:style-name="T1124">ia</text:span><text:s/><text:span text:style-name="T1125">za</text:span>gwara<text:span text:style-name="T1126">ntuj</text:span>e<text:s/><text:span text:style-name="T1127">n</text:span>a<text:span text:style-name="T1128">m</text:span><text:s/>ten kontrahent zachodni, bo na Komisji Ochrony Środowiska<text:s/><text:span text:style-name="T1129">W</text:span>RN we Wrocławiu ani przedstawiciel huty, ani przedstawiciel eksploatatora nie przedstawili żadnych<text:s/><text:span text:style-name="T1130">za</text:span>bezpieczeń. Tymczasem dowiadujemy się, że sprawa jest w toku i lada moment ruszy wspólna przeróbka bez zabezpie<text:span text:style-name="T1131">cz</text:span>enia,<text:s/><text:soft-page-break/>wożenie odpadów ze słabym zabezpieczeniem i wspólne skażenie całego użytkowanego rolniczo regionu wsi Zachowic<text:span text:style-name="T1132">e</text:span>.</text:p>
      <text:p text:style-name="P1133">Czy musimy następnie mały rejon ekologic<text:span text:style-name="T1134">zn</text:span>y tak po prostu urządzić mieszkańcom wsi Zachowice?</text:p>
      <text:p text:style-name="P1135"><text:span text:style-name="T1136">J</text:span><text:span text:style-name="T1137">er</text:span><text:span text:style-name="T1138">z</text:span><text:span text:style-name="T1139">y</text:span><text:span text:style-name="T1140"><text:s/>Kołod</text:span><text:span text:style-name="T1141">ziej</text:span><text:span text:style-name="T1142">ski</text:span>:</text:p>
      <text:p text:style-name="P1143">Dz<text:span text:style-name="T1144">ię</text:span>kuję bardzo. Bardzo proszę.</text:p>
      <text:p text:style-name="P1145"><text:span text:style-name="T1146">R</text:span><text:span text:style-name="T1147">ad</text:span><text:span text:style-name="T1148">o</text:span><text:span text:style-name="T1149">sła</text:span><text:span text:style-name="T1150">w Gaw</text:span><text:span text:style-name="T1151">lik</text:span>:</text:p>
      <text:p text:style-name="P1152"><text:span text:style-name="T1153">W</text:span><text:s/>uzupełnieniu tego problemu dlatego, że z tym się też in<text:span text:style-name="T1154">te</text:span>resujemy. Jestem mieszkańcem Wrocławia, więc to nie jest mały problem wsi Zachow<text:span text:style-name="T1155">ic</text:span>e. Chodzi o to, że te odpady toksy<text:span text:style-name="T1156">cz</text:span>ne byłyby wożone 3<text:span text:style-name="T1157">5</text:span><text:s/>kilometrów, przy czym p<text:span text:style-name="T1158">rz</text:span>eróbka nie wytrąciłaby całego chromu.<text:s/><text:span text:style-name="T1159">I</text:span><text:s/>właściwe jest pewne, że zostałyby skażone tereny wzdłuż drogi. Dlatego, że nie sądzę, żeby się udało zhermetyzować t<text:span text:style-name="T1160">a</text:span>k proces wożenia, jest to właściwie nierealne, żeby to się pyliło podczas tego procesu. To jest jedno.<text:s/><text:span text:style-name="T1161">A</text:span><text:s/>drugie, że właściwie grozi katastrofa ekologiczna już we Wrocławiu, zarówno perspekty<text:span text:style-name="T1162">w</text:span>y naukowców przeciwnych, dalszemu funkcjonowaniu huty, jak i ekspertyzy tych naukowców, którzy zakładali, że huta może nadal funk<text:span text:style-name="T1163">cj</text:span>onować, przekreślały możliwość eksploatacji hałdy. Tutaj naukowcy są zgodni. Ci, na których p<text:span text:style-name="T1164">ow</text:span>oływała s<text:span text:style-name="T1165">ię</text:span><text:s/>posłanka Ha<text:span text:style-name="T1166">g</text:span>er-<text:span text:style-name="T1167">Mał</text:span>ecka w dwóch ekspertyzach. To właśnie ci byli, którzy mówili, że huta może funk<text:span text:style-name="T1168">cj</text:span>onować. Ale wszyscy oni mówili, że<text:s/><text:span text:style-name="T1169">hałd</text:span>y nie należy ruszać. Jest to bardzo złożony proces.<text:s/><text:span text:style-name="T1170">I</text:span><text:s/>w tej chwili widzimy, że kombinuje huta, dlatego, że łączy si<text:span text:style-name="T1171">ę</text:span><text:s/>to z jakimiś dużymi zyskami finansowymi, przeróbkę tej hałdy.<text:s/>P<text:span text:style-name="T1172">a</text:span>n Mikłaszewski nie powiedział już tego, ale we Wrocławiu ma być otwierane w tyc<text:span text:style-name="T1173">h</text:span><text:s/>dniach biuro firmy, która będzie się zajmowała przeróbką tych odpadów. I dzieje się to<text:s/>w niebezpieczny<text:s/>sposób dlatego, że jest uchwała W<text:span text:style-name="T1174">RN,</text:span><text:s/>która zakłada właśnie przeróbkę tej hałdy.</text:p>
      <text:p text:style-name="P1175"><text:span text:style-name="T1176">W</text:span><text:s/>związku z tym pytanie, czy Ministerstwo Ochrony Ś<text:span text:style-name="T1177">r</text:span>odowisk<text:span text:style-name="T1178">a</text:span><text:s/>w tej sprawie mogłoby z<text:span text:style-name="T1179">a</text:span>brać głos? Dziękuję.</text:p>
      <text:p text:style-name="P1180"><text:span text:style-name="T1181">J</text:span><text:span text:style-name="T1182">er</text:span><text:span text:style-name="T1183">z</text:span><text:span text:style-name="T1184">y</text:span><text:span text:style-name="T1185"><text:s/>Kołod</text:span><text:span text:style-name="T1186">ziej</text:span><text:span text:style-name="T1187">ski</text:span>:</text:p>
      <text:p text:style-name="P1188">Dziękuję bardzo. Jeszcze pan chciał? Tak? Proszę bardzo.</text:p>
      <text:p text:style-name="P1189"><text:span text:style-name="T1190">Andrzej Hrynkiewicz</text:span>:</text:p>
      <text:p text:style-name="P1191">Mam pytanie, kiedy się skończy na terenie Górnego śląska sk<text:span text:style-name="T1192">ła</text:span>dowan<text:span text:style-name="T1193">ie</text:span><text:s/>ponad 70<text:span text:style-name="T1194">%</text:span><text:s/>odpadów łącznych w kraju, na terenie całego kraju? Czy ministerstwo widzi jakiekolwiek wyjście z tej sytuacji? Dziękuję.</text:p>
      <text:p text:style-name="P1195"><text:span text:style-name="T1196">J</text:span><text:span text:style-name="T1197">er</text:span><text:span text:style-name="T1198">z</text:span><text:span text:style-name="T1199">y</text:span><text:span text:style-name="T1200"><text:s/>Kołod</text:span><text:span text:style-name="T1201">ziej</text:span><text:span text:style-name="T1202">ski</text:span>:</text:p>
      <text:p text:style-name="P1203">Dziękuję bardzo. Czy są jeszcze pytania do<text:s/><text:span text:style-name="T1204">m</text:span>inisters<text:span text:style-name="T1205">t</text:span>w<text:span text:style-name="T1206">a</text:span>, czy nie? Bardzo proszę.</text:p>
      <text:p text:style-name="P1207"><text:span text:style-name="T1208">S</text:span><text:span text:style-name="T1209">t</text:span><text:span text:style-name="T1210">ef</text:span><text:span text:style-name="T1211">a</text:span><text:span text:style-name="T1212">n<text:s/></text:span><text:span text:style-name="T1213">Kozł</text:span><text:span text:style-name="T1214">ow</text:span><text:span text:style-name="T1215">sk</text:span><text:span text:style-name="T1216">i</text:span>:</text:p>
      <text:p text:style-name="P1217">Pro<text:span text:style-name="T1218">s</text:span>zę państwa, ja bym nawoływał do zmierzania do zakończenia<text:s/><text:span text:style-name="T1219">t</text:span>ej dyskusji. Szczególnie, że<text:s/><text:span text:style-name="T1220">w</text:span>chodzimy w bardzo daleko idące szczegóły. Chodzi nam<text:s/><text:span text:style-name="T1221">o</text:span><text:s/>pr<text:span text:style-name="T1222">zyję</text:span>c<text:span text:style-name="T1223">ie</text:span><text:s/>generalnej zasady blokującej sprowadzanie odpadów z zagranicy.<text:s/><text:span text:style-name="T1224">I</text:span><text:s/>proponowałbym przede wszystkim sk<text:span text:style-name="T1225">o</text:span>ncentrować się nad tym zagadn<text:span text:style-name="T1226">ie</text:span>n<text:span text:style-name="T1227">ie</text:span>m.</text:p>
      <text:p text:style-name="P1228">Dziękuję.</text:p>
      <text:p text:style-name="P1229"><text:span text:style-name="T1230">J</text:span><text:span text:style-name="T1231">er</text:span><text:span text:style-name="T1232">z</text:span><text:span text:style-name="T1233">y</text:span><text:span text:style-name="T1234"><text:s/>Kołod</text:span><text:span text:style-name="T1235">ziej</text:span><text:span text:style-name="T1236">ski</text:span>:</text:p>
      <text:p text:style-name="P1237">Dziękuję bardzo. Podzielam po<text:span text:style-name="T1238">g</text:span>l<text:span text:style-name="T1239">ą</text:span>d profesora Kozłowsk<text:span text:style-name="T1240">ie</text:span>go. Pro<text:span text:style-name="T1241">s</text:span>zę bardzo pana dyrektora K<text:span text:style-name="T1242">ł</text:span>o<text:span text:style-name="T1243">p</text:span>oto<text:span text:style-name="T1244">ws</text:span>kiego.</text:p>
      <text:p text:style-name="P1245"><text:span text:style-name="T1246">Jan<text:s/></text:span><text:span text:style-name="T1247">Kł</text:span><text:span text:style-name="T1248">o</text:span><text:span text:style-name="T1249">po</text:span><text:span text:style-name="T1250">t</text:span><text:span text:style-name="T1251">ows</text:span><text:span text:style-name="T1252">k</text:span><text:span text:style-name="T1253">i</text:span>:</text:p>
      <text:soft-page-break/>
      <text:p text:style-name="P1254">Może rozpocznę od ostatniego pytania, k<text:span text:style-name="T1255">tó</text:span>re ma char<text:span text:style-name="T1256">a</text:span>kter najbardziej zasadniczy. Rzeczyw<text:span text:style-name="T1257">iści</text:span>e, na terenie Górnego<text:s/><text:span text:style-name="T1258">Ś</text:span>ląska skoncentrowana jest masa prawie 70 procent odpadów zalegających cały nasz kraj. My to pytanie, które skierował po<text:span text:style-name="T1259">d</text:span><text:s/>naszym adresem pan Mazurkiewicz, jeszcze bardziej dramatyzujemy do tych, którzy te odpady produkują. Oni są, zgodnie z u<text:span text:style-name="T1260">sta</text:span>wodawstwem, zobowiązani do likwidowania tych odpadów w środowisku. Stąd między innymi<text:s/><text:span text:style-name="T1261">w</text:span><text:s/>zeszłym roku p<text:span text:style-name="T1262">r</text:span>zedstaw<text:span text:style-name="T1263">il</text:span>iśmy interesującej się sprawą, Sejmowej Komisji Ochrony Środowiska uzgodniony z zainteresowan<text:span text:style-name="T1264">y</text:span>mi producentami odpadów, to zna<text:span text:style-name="T1265">c</text:span>zy z Minis<text:span text:style-name="T1266">te</text:span>rstwem Przemysłu, z Ministerstwem Gospodarki Przestrzenn<text:span text:style-name="T1267">ej</text:span><text:s/>i Komun<text:span text:style-name="T1268">al</text:span>n<text:span text:style-name="T1269">ej</text:span><text:s/>wniosek, aby obydwa te resorty, przy naszej współpracy określiły nam generalną koncepcję docelową zagospodarowan<text:span text:style-name="T1270">ia</text:span><text:s/>odpadów.<text:s/><text:span text:style-name="T1271">N</text:span>asza filozofia polega na tym, że interesujemy się utylizacją odpadów. Dla nas składowanie, jako ochroniarzy, jest złem koniecznym. Jest to coś, co świadczy o naszych ograniczonych możliwościach w<text:span text:style-name="T1272">yk</text:span>orz<text:span text:style-name="T1273">yst</text:span>yw<text:span text:style-name="T1274">ania</text:span><text:s/>odpadów, które w większości przypadków są jeśli nie surowcem, to cz<text:span text:style-name="T1275">a</text:span>sami nawet i półproduktem. Nasi geologowie stwierdzili, na przykład, że w hałdzie w rejonie Zakładów Chemicznych<text:s/>„Wiz<text:span text:style-name="T1276">ó</text:span>w”<text:s/>znajduje<text:s/><text:span text:style-name="T1277">s</text:span>ię tyle możliwości wykorzystania pierwiastków, tak zwanych ziem rzadkich, jak dwunastoletnie zapotrzebowanie naszego przemysłu krajowego. Tylko, że nie potrafimy jeszcze tej hałdy wydobyć.</text:p>
      <text:p text:style-name="P1278">Łatwiej mi po tym stwierdzeniu będzie przejść do sprawy hał<text:span text:style-name="T1279">d</text:span>y Huty<text:s/>„Si<text:span text:style-name="T1280">e</text:span>ch<text:span text:style-name="T1281">n</text:span>ice”. Jest to już w tej chwili masa, która liczy sobie<text:s/><text:span text:style-name="T1282">3</text:span> <text:span text:style-name="T1283">4</text:span>0<text:span text:style-name="T1284">0</text:span><text:s/>tysięcy ton. Jest to problem do zlikwidowania. Koszt przeniesienia t<text:span text:style-name="T1285">e</text:span>j uciążliwości z rejonu, jakby nie było, zamieszkałego przez sporą liczbę mieszkańców, szacuje się obecnie na ponad 19 miliardów złotych. Rzeczywiście, przychodzi kontrahent, który chce<text:s/><text:span text:style-name="T1286">z</text:span><text:s/>hutą zawrzeć spółkę,<text:s/><text:span text:style-name="T1287">w</text:span><text:s/>podziale zysków 60% po stronie polskiej,<text:s/><text:span text:style-name="T1288">4</text:span>0<text:span text:style-name="T1289">%</text:span><text:s/>po stronie za<text:span text:style-name="T1290">ch</text:span>odn<text:span text:style-name="T1291">io</text:span>-n<text:span text:style-name="T1292">ie</text:span>m<text:span text:style-name="T1293">ie</text:span>c<text:span text:style-name="T1294">k</text:span>iej. Który daje wsz<text:span text:style-name="T1295">y</text:span>stko do wykorzystania z tych pozostałości chromu w hałd<text:span text:style-name="T1296">zi</text:span>e, wszystko, łącznie z technologią, ze sprzętem. P<text:span text:style-name="T1297">o</text:span><text:s/>stronie polskiej zostałby tylko surowiec.</text:p>
      <text:p text:style-name="P1298">Oczywiście, są to rozmowy na razie, do których trzeba podchodzić spokojnie, rozważnie. Największy problem rzeczywiście jest<text:s/><text:span text:style-name="T1299">z</text:span><text:s/>tym ulokowaniem przerobionej masy odpadowej, która jest w tej ch<text:span text:style-name="T1300">w</text:span>ili traktowana j<text:span text:style-name="T1301">ak</text:span>o odpad, ale dla ludzi gospodarnych jest to kapitalny surowiec, który można wykorzystać, gdyż jest tam podobno, teoretycznie,<text:s/><text:span text:style-name="T1302">n</text:span>awet do 7 procent chromu. Praktycznie będzie, to, jak mówią specjaliści, dwa procent. Opłaca się więc to eksp<text:span text:style-name="T1303">lo</text:span>a<text:span text:style-name="T1304">to</text:span>wać. Musimy się po pro<text:span text:style-name="T1305">st</text:span>u wszyscy wspólnie nad tym zastanowić.</text:p>
      <text:p text:style-name="P1306">Jak opracować koncepcję aby zl<text:span text:style-name="T1307">ik</text:span>w<text:span text:style-name="T1308">id</text:span>ować uciążliwość w środowisku w hałdzie, w postaci tej hałdy,<text:s/><text:span text:style-name="T1309">3</text:span>,<text:span text:style-name="T1310">5</text:span><text:s/>miliona ton, jednocześnie wydobyć ten unikalny, potrzebny gospodarce chrom i jednocześnie ulżyć środowisku. Oczywiście, jest ten wariant lok<text:span text:style-name="T1311">al</text:span>izowania w tej odkrywce pożwirowej, 35 kilometrów od Wrocławia. Jest to wariant rozpatrywany przez fachowców. Oczywiście, trzeba rozpatrywać to w tym kontekście tych uwarunkowań<text:s/><text:span text:style-name="T1312">ek</text:span>ologicznych. T<text:span text:style-name="T1313">a</text:span>ka jest prawda. Taka jest oferta.</text:p>
      <text:p text:style-name="P1314">Znamy stanowisko władz województwa wr<text:span text:style-name="T1315">ocł</text:span>aw<text:span text:style-name="T1316">skie</text:span>go, stanowisko ekologów województwa wroc<text:span text:style-name="T1317">ła</text:span>w<text:span text:style-name="T1318">skie</text:span>go. Władze województwa wrocławskiego uważają, że działa<text:span text:style-name="T1319">ją</text:span>c spokojnie można by tę koncepcję rozważyć. Taki jest stan w sprawie na dzień d<text:span text:style-name="T1320">zi</text:span>si<text:span text:style-name="T1321">ej</text:span>szy.</text:p>
      <text:p text:style-name="P1322">Dziękuję bardzo.</text:p>
      <text:p text:style-name="P1323"><text:span text:style-name="T1324">J</text:span><text:span text:style-name="T1325">er</text:span><text:span text:style-name="T1326">z</text:span><text:span text:style-name="T1327">y</text:span><text:span text:style-name="T1328"><text:s/>Kołod</text:span><text:span text:style-name="T1329">ziej</text:span><text:span text:style-name="T1330">ski</text:span>:</text:p>
      <text:p text:style-name="P1331">Dziękuję bardzo. Czy możemy na<text:s/>tym wyczerpać pytania i odpowiedzi oraz przejść do konkluzji<text:s/><text:soft-page-break/>końcowej nad punktem 17? Proszę bardzo, jeszcze widzę, że pan Kłosowski.</text:p>
      <text:p text:style-name="P1332"><text:span text:style-name="T1333">W</text:span><text:span text:style-name="T1334">ojciech K</text:span><text:span text:style-name="T1335">łoso</text:span><text:span text:style-name="T1336">ws</text:span><text:span text:style-name="T1337">k</text:span><text:span text:style-name="T1338">i</text:span>:</text:p>
      <text:p text:style-name="P1339">Krótkie uzupełnienie do tego punktu. Ponieważ ten punkt tyczy konkretnie odpadów toksyczny<text:span text:style-name="T1340">c</text:span>h, a została w związku z tym poruszona bardzo wa<text:span text:style-name="T1341">ż</text:span>n<text:span text:style-name="T1342">a</text:span><text:s/>sprawa systemowa, która niezupełnie mieści się w tym punkcie przez profesora Wierzbick<text:span text:style-name="T1343">ie</text:span>go, sprawa tego kolonializmu ekolog<text:span text:style-name="T1344">ic</text:span>znego, taki wniosek do komisji red<text:span text:style-name="T1345">a</text:span>kcyjnej, żeby spróbować tę kwestię gdzieś wredagować do k<text:span text:style-name="T1346">tó</text:span>regoś punktu, gdzie ona się będzie mogła zmieścić.</text:p>
      <text:p text:style-name="P1347">A niezależnie od tego, oczywiście interwenc<text:span text:style-name="T1348">yj</text:span>nie, w dokumencie o którym pan profesor Kołodziejski wspomniał, że te sprawy powinny się znaleźć, bo to nie jest tylko sprawa hotelu na Śniardwach, ale to jest sprawa schroniska na Śnieżce i kilkunastu innych.</text:p>
      <text:p text:style-name="P1349">Dz<text:span text:style-name="T1350">ię</text:span>kuję.</text:p>
      <text:p text:style-name="P1351"><text:span text:style-name="T1352">J</text:span><text:span text:style-name="T1353">er</text:span><text:span text:style-name="T1354">z</text:span><text:span text:style-name="T1355">y</text:span><text:span text:style-name="T1356"><text:s/>Kołod</text:span><text:span text:style-name="T1357">ziej</text:span><text:span text:style-name="T1358">ski</text:span>:</text:p>
      <text:p text:style-name="P1359">Oczywiście ten wn<text:span text:style-name="T1360">io</text:span>sek przyjmujemy, dziękujemy. I jest to wniosek do komisji redakcyjnej, z wykorzystaniem tego, o czym mówił pan doktor Kassenberg, że mieści się on w tym punkcie o lokaliza<text:span text:style-name="T1361">cj</text:span>ach, część tego.</text:p>
      <text:p text:style-name="P1362">Proszę bardzo, nie ma już chętnych? Profesor Kozłowski prosz<text:span text:style-name="T1363">ę</text:span><text:s/>bardzo.</text:p>
      <text:p text:style-name="P1364"><text:span text:style-name="T1365">S</text:span><text:span text:style-name="T1366">t</text:span><text:span text:style-name="T1367">ef</text:span><text:span text:style-name="T1368">a</text:span><text:span text:style-name="T1369">n<text:s/></text:span><text:span text:style-name="T1370">Kozł</text:span><text:span text:style-name="T1371">ow</text:span><text:span text:style-name="T1372">sk</text:span><text:span text:style-name="T1373">i</text:span>:</text:p>
      <text:p text:style-name="P1374"><text:span text:style-name="T1375">Ja</text:span><text:s/>bym proponował tylko skoncentrowa<text:span text:style-name="T1376">ć</text:span><text:s/>się tylko na bezpośredni<text:span text:style-name="T1377">ej</text:span><text:s/>redakcji tego. Tutaj było zastrzeżenie do słowa: toksycznych. Może dodać, a szczególnie toksy<text:span text:style-name="T1378">cz</text:span>nych.<text:s/><text:span text:style-name="T1379">B</text:span>o mamy odpady komun<text:span text:style-name="T1380">a</text:span>lne, przemysłowe, inne<text:span text:style-name="T1381">,</text:span><text:s/>czyli wszystko wyczerpujemy, może ze szczególnym podkreślen<text:span text:style-name="T1382">ie</text:span>m?</text:p>
      <text:p text:style-name="P1383">Tekst brzmi tak: wydać bezwzględny zakaz, prz<text:span text:style-name="T1384">e</text:span>praszam, wyda<text:span text:style-name="T1385">ć</text:span><text:s/>prze<text:span text:style-name="T1386">z</text:span><text:s/>Ministerstwo Ochrony Środowiska i Zasobów Naturalnych bezwzględny zakaz sprowadzania odpadów, w nawiasie, komunalnych, przemy<text:span text:style-name="T1387">sł</text:span>owych, proponujemy, szczególnie promien<text:span text:style-name="T1388">io</text:span>twórcz<text:span text:style-name="T1389">yc</text:span>h, toksycznych,<text:s/><text:span text:style-name="T1390">po</text:span>szpitalnych i innych...</text:p>
      <text:p text:style-name="P1391"><text:span text:style-name="T1392">G</text:span><text:span text:style-name="T1393">łos z s</text:span><text:span text:style-name="T1394">al</text:span><text:span text:style-name="T1395">i</text:span>:</text:p>
      <text:p text:style-name="P1396">Wszelkich pozostawi<text:span text:style-name="T1397">ć</text:span>.</text:p>
      <text:p text:style-name="P1398"><text:span text:style-name="T1399">S</text:span><text:span text:style-name="T1400">t</text:span><text:span text:style-name="T1401">ef</text:span><text:span text:style-name="T1402">a</text:span><text:span text:style-name="T1403">n<text:s/></text:span><text:span text:style-name="T1404">Kozł</text:span><text:span text:style-name="T1405">ow</text:span><text:span text:style-name="T1406">sk</text:span><text:span text:style-name="T1407">i</text:span>:</text:p>
      <text:p text:style-name="P1408">Wszelkich, dobrze. Czyli nie wym<text:span text:style-name="T1409">i</text:span>eniamy, komunalnych, przemysłowych, tylko wszelkich? Dobrze. Zak<text:span text:style-name="T1410">a</text:span>z sprowadzania wszelkich odpadów, nie precyzujemy jakich, do<text:span text:style-name="T1411"><text:s/></text:span>Polski,<text:s/><text:span text:style-name="T1412">c</text:span>l<text:span text:style-name="T1413">e</text:span><text:s/>celów składowania, przerobu i likwidacji, z jednoczesnym potraktowan<text:span text:style-name="T1414">ie</text:span>m sprawców takiej działalności, jako dzi<text:span text:style-name="T1415">ał</text:span>ających na szkodę społeczeń<text:span text:style-name="T1416">st</text:span>wa i środowiska naturalnego, z za<text:span text:style-name="T1417">s</text:span>tosowan<text:span text:style-name="T1418">i</text:span>em obow<text:span text:style-name="T1419">i</text:span>ązku ścigania z urzędu. Termin - kwiecień 89<text:span text:style-name="T1420">.</text:span></text:p>
      <text:p text:style-name="P1421"><text:span text:style-name="T1422">S</text:span><text:span text:style-name="T1423">t</text:span><text:span text:style-name="T1424">ef</text:span><text:span text:style-name="T1425">a</text:span><text:span text:style-name="T1426">n<text:s/></text:span><text:span text:style-name="T1427">Kozł</text:span><text:span text:style-name="T1428">ow</text:span><text:span text:style-name="T1429">sk</text:span><text:span text:style-name="T1430">i</text:span>:</text:p>
      <text:p text:style-name="P1431">Proszę bardzo, pan Gołąb.</text:p>
      <text:p text:style-name="P1432"><text:span text:style-name="T1433">Bogusła</text:span><text:span text:style-name="T1434">w<text:s/></text:span><text:span text:style-name="T1435">Goł</text:span><text:span text:style-name="T1436">ą</text:span><text:span text:style-name="T1437">b</text:span>:</text:p>
      <text:p text:style-name="P1438">Proszę państwa, jest to temat, głosy wszystkich moich przedmówców świadczyły o wadze problemu. Co to znaczy wszelkich? Jest to kwestia interpretacji. Tutaj musimy ściśle zamkniętą furtkę. To, że wyliczamy,<text:span text:style-name="T1439"><text:s/></text:span><text:s/>to jest jedna kwestia, możliwe, że dla jednych zrozumiane to będzie, ale przepis może być różnie interpretowany. Są wytypowane, to są te ograniczenia. Poza tym proponowałem, proszę państwa,<text:s/><text:soft-page-break/>proponowałem o wpisanie tego punktu w program małej nowelizacji, która wchodzi od zaraz<text:span text:style-name="T1440">.</text:span><text:s/><text:span text:style-name="T1441">T</text:span>e<text:span text:style-name="T1442">go</text:span><text:s/>punktu, do małej nowelizacji, zamiast tego bardzo wąskiego zapisu.</text:p>
      <text:p text:style-name="P1443">Dziękuję.</text:p>
      <text:p text:style-name="P1444"><text:span text:style-name="T1445">J</text:span><text:span text:style-name="T1446">er</text:span><text:span text:style-name="T1447">z</text:span><text:span text:style-name="T1448">y</text:span><text:span text:style-name="T1449"><text:s/>Kołod</text:span><text:span text:style-name="T1450">ziej</text:span><text:span text:style-name="T1451">ski</text:span>:</text:p>
      <text:p text:style-name="P1452">Tak, sądzę, proszę państwa, że są tuta<text:span text:style-name="T1453">j</text:span><text:s/>dwa rozwiązania. Albo nie dawać: wszelkich. Ale słowo wszelkich wzmacnia, moim zdaniem, nie pozostawia żadnej furtki. Jednoznaczne jest w języku polskim słowo<text:s/>„wszelkich”. To znaczy<text:span text:style-name="T1454">,</text:span><text:s/><text:span text:style-name="T1455">ż</text:span>e nie m<text:span text:style-name="T1456">a</text:span><text:s/>żadnej furtki. Jest wszystko.<text:s/><text:span text:style-name="T1457">I</text:span><text:s/>proponuję,<text:s/><text:span text:style-name="T1458">z</text:span>godnie z propozy<text:span text:style-name="T1459">cją</text:span><text:s/>profesora Kozłowskiego ten zapis przyjąć. Wszelkich odpadów, żeby nie było furtki żadnej.</text:p>
      <text:p text:style-name="P1460">Natomiast nie m<text:span text:style-name="T1461">a</text:span><text:s/>różnicy międ<text:span text:style-name="T1462">z</text:span>y nami zd<text:span text:style-name="T1463">a</text:span>ń co do wpisania tego do małej nowelizacji. To się znajduje w małej nowelizacji i musi być.</text:p>
      <text:p text:style-name="P1464">Czy to wyjaśnia sprawę? To wyjaśn<text:span text:style-name="T1465">ia</text:span>.</text:p>
      <text:p text:style-name="P1466"><text:span text:style-name="T1467">G</text:span><text:span text:style-name="T1468">ł</text:span><text:span text:style-name="T1469">os z sali</text:span>:</text:p>
      <text:p text:style-name="P1470">Tutaj tą poprawkę proponujemy jeszcze, panie profesorze, która również będzie w sposób dodatkowy jeszcze omawiała sprawę. Bo czekając na panów prawników, ale to przecież...</text:p>
      <text:p text:style-name="P1471"><text:span text:style-name="T1472">J</text:span><text:span text:style-name="T1473">er</text:span><text:span text:style-name="T1474">z</text:span><text:span text:style-name="T1475">y</text:span><text:span text:style-name="T1476"><text:s/>Kołod</text:span><text:span text:style-name="T1477">ziej</text:span><text:span text:style-name="T1478">ski</text:span>:</text:p>
      <text:p text:style-name="P1479">Tak, proszę bardzo, pan Andrzejczyk.</text:p>
      <text:h text:style-name="P1480" text:outline-level="4"><text:span text:style-name="T1481">K</text:span><text:bookmark-start text:name="bookmark6"/><text:span text:style-name="T1482">rzysztof<text:s/></text:span><text:span text:style-name="T1483">A</text:span><text:span text:style-name="T1484">n</text:span><text:span text:style-name="T1485">dr</text:span><text:span text:style-name="T1486">zejcz</text:span><text:span text:style-name="T1487">y</text:span><text:span text:style-name="T1488">k</text:span>:<text:bookmark-end text:name="bookmark6"/></text:h>
      <text:p text:style-name="P1489">W dalszym c<text:span text:style-name="T1490">ią</text:span>gu popieramy na<text:span text:style-name="T1491">sz</text:span>ą opinię, że należy w proj<text:span text:style-name="T1492">ekci</text:span>e wspólnego stanowiska zawrzeć słowo, wszelkich odpadów. Poza tym proponujemy, żeby zawrzeć stanowisko naszego<text:s/>„podstolika”<text:s/>co do utylizacji odpadów przemysłu rodzimego. Również ze stanowiska Komitetu Wykonawczego OP<text:span text:style-name="T1493">Z</text:span>Z bardzo prosimy uczestników naszego<text:s/>„podstolika”<text:s/>o rozważenie następującej sprawy.</text:p>
      <text:p text:style-name="P1494">Spra<text:span text:style-name="T1495">wą</text:span><text:s/>pilną jest stworzenie warunków dla gospodarczego wykorzystania odpadów oraz ich likwidacji. Chodzi o odpady rodzime.<text:s/><text:span text:style-name="T1496">W</text:span><text:s/>tym celu niezbędne<text:s/><text:span text:style-name="T1497">je</text:span>st przeprowadz<text:span text:style-name="T1498">en</text:span>ie regulacji prawnych w znowel<text:span text:style-name="T1499">iz</text:span>owan<text:span text:style-name="T1500">ej</text:span><text:s/>ustawie<text:s/><text:span text:style-name="T1501">z</text:span><text:s/>dnia 31 stycznia 1980 toku o ochronie i kształ<text:span text:style-name="T1502">to</text:span>waniu środowiska oraz uzupełnień w przepisach wykonaw<text:span text:style-name="T1503">cz</text:span>ych, między innymi przez wprowadzenie w ustawie zakazu przywozu odpadów w cel<text:span text:style-name="T1504">u</text:span><text:s/>ich składowania<text:s/><text:span text:style-name="T1505">i</text:span><text:s/>unieszkodliwiania w Polsce oraz sankcji karnych dla osób odpowiedzialnych za przewóz odpadów z zagranicy. Nowelizację kodeksu karnego w zakresie odpowiedzialności w zakresie znowelizowan<text:span text:style-name="T1506">ej</text:span><text:s/>ustawy. Wprowadzenie<text:s/><text:span text:style-name="T1507">w</text:span><text:s/>ustawie przepisu umożli<text:span text:style-name="T1508">wiaj</text:span>ącego na mocy decyzji administra<text:span text:style-name="T1509">cyj</text:span>nej w<text:span text:style-name="T1510">s</text:span>trzyma<text:span text:style-name="T1511">n</text:span>ia działalności jednostki organizacyjn<text:span text:style-name="T1512">ej</text:span><text:s/>lub osoby fizy<text:span text:style-name="T1513">c</text:span>znej, w<text:span text:style-name="T1514">yt</text:span>warzając<text:span text:style-name="T1515">ej</text:span><text:s/>odpady w sposób i składujących je w sposób zakazany.</text:p>
      <text:p text:style-name="P1516">To nasze wnioski do tego punk<text:span text:style-name="T1517">t</text:span>u.</text:p>
      <text:p text:style-name="P1518"><text:span text:style-name="T1519">J</text:span><text:span text:style-name="T1520">er</text:span><text:span text:style-name="T1521">z</text:span><text:span text:style-name="T1522">y</text:span><text:span text:style-name="T1523"><text:s/>Kołod</text:span><text:span text:style-name="T1524">ziej</text:span><text:span text:style-name="T1525">ski</text:span>:</text:p>
      <text:p text:style-name="P1526">Dziękuję bardzo. Proszę bardzo, profesor Kozłowski.</text:p>
      <text:p text:style-name="P1527"><text:span text:style-name="T1528">S</text:span><text:span text:style-name="T1529">t</text:span><text:span text:style-name="T1530">ef</text:span><text:span text:style-name="T1531">a</text:span><text:span text:style-name="T1532">n<text:s/></text:span><text:span text:style-name="T1533">Kozł</text:span><text:span text:style-name="T1534">ow</text:span><text:span text:style-name="T1535">sk</text:span><text:span text:style-name="T1536">i</text:span>:</text:p>
      <text:p text:style-name="P1537">Zgłaszam propozycje, ażeby sprawa odpadów krajowych była ujęta w odd<text:span text:style-name="T1538">zi</text:span>elnym punkcie. Bo będzie nam bardzo trudno sform<text:span text:style-name="T1539">uł</text:span>ować.<text:s/><text:span text:style-name="T1540">T</text:span>o są dwie sfery różne. Dlatego bardzo bym prosił kolegów z<text:s/><text:span text:style-name="T1541">O</text:span>PZZ o przygo<text:span text:style-name="T1542">to</text:span>wanie dodatkowego punktu, który byśmy kolejno rozpatrzyli.</text:p>
      <text:p text:style-name="P1543"><text:span text:style-name="T1544">J</text:span><text:span text:style-name="T1545">er</text:span><text:span text:style-name="T1546">z</text:span><text:span text:style-name="T1547">y</text:span><text:span text:style-name="T1548"><text:s/>Kołod</text:span><text:span text:style-name="T1549">ziej</text:span><text:span text:style-name="T1550">ski</text:span>:</text:p>
      <text:p text:style-name="P1551">Proszę państwa, sądzę, że ten wniosek jest całkowicie racjonalny. S<text:span text:style-name="T1552">p</text:span>rawa odpadów krajowych ma<text:s/><text:soft-page-break/>zupełnie inny kontekst i wchodzi w przemysł bezodpadowy, konieczną utylizację odpadów tak, by je doprowadzić do ich całkowitego wy<text:span text:style-name="T1553">el</text:span>iminowan<text:span text:style-name="T1554">ia</text:span>. To jest technologiczn<text:span text:style-name="T1555">ie</text:span><text:s/>inna sprawa.</text:p>
      <text:p text:style-name="P1556">Gdybyście panowie przyjęli ten wniosek profesora Kozłowsk<text:span text:style-name="T1557">ie</text:span>go, to znaczy wyodrębnien<text:span text:style-name="T1558">ie</text:span><text:s/>w oddzielny punkt, to by załatwiało sprawę. Bo to jest ważne, cała utylizacja odpadów krajowych.</text:p>
      <text:p text:style-name="P1559">Bardzo proszę.</text:p>
      <text:p text:style-name="P1560"><text:span text:style-name="T1561">Krzysztof<text:s/></text:span><text:span text:style-name="T1562">A</text:span><text:span text:style-name="T1563">n</text:span><text:span text:style-name="T1564">dr</text:span><text:span text:style-name="T1565">zejcz</text:span><text:span text:style-name="T1566">y</text:span><text:span text:style-name="T1567">k</text:span>:</text:p>
      <text:p text:style-name="P1568">Również uważamy to za słuszne i przyjmujemy.</text:p>
      <text:p text:style-name="P1569"><text:span text:style-name="T1570">J</text:span><text:span text:style-name="T1571">er</text:span><text:span text:style-name="T1572">z</text:span><text:span text:style-name="T1573">y</text:span><text:span text:style-name="T1574"><text:s/>Kołod</text:span><text:span text:style-name="T1575">ziej</text:span><text:span text:style-name="T1576">ski</text:span>:</text:p>
      <text:p text:style-name="P1577">Dziękuję bardzo za zrozumienie sprawy. Pan Gołąb, proszę bardzo.</text:p>
      <text:h text:style-name="P1578" text:outline-level="4"><text:span text:style-name="T1579">Bogusła</text:span><text:span text:style-name="T1580">w<text:s/></text:span><text:span text:style-name="T1581">Goł</text:span><text:span text:style-name="T1582">ą</text:span><text:span text:style-name="T1583">b</text:span>:<text:bookmark-start text:name="bookmark8"/><text:bookmark-end text:name="bookmark8"/></text:h>
      <text:p text:style-name="P1584">Proszę państwa<text:span text:style-name="T1585">,</text:span><text:s/>jeszcze raz zgłaszam moją wątpliwość. Może to będzie czepianie się<text:s/>„pijanego płotu”. Proszę mi ocenić, kto będzie weryfikował wszelkie odpady?<text:s/><text:span text:style-name="T1586">A</text:span><text:s/>coś na wzó<text:span text:style-name="T1587">r<text:s/></text:span>odpadów poprodukcyjnych albo pół-surowców d<text:span text:style-name="T1588">o</text:span><text:s/>dalszej produkcji itd.? Tu kwestia interpreta<text:span text:style-name="T1589">cj</text:span>i może stworzyć lukę, że naprawdę nie będziemy mogli mieć granic, jak in<text:span text:style-name="T1590">te</text:span>rpretować, że to jest półprodukt, a okaże się, że to jest odpad? Dzięk<text:span text:style-name="T1591">uję</text:span>.</text:p>
      <text:p text:style-name="P1592"><text:span text:style-name="T1593">J</text:span><text:span text:style-name="T1594">er</text:span><text:span text:style-name="T1595">z</text:span><text:span text:style-name="T1596">y</text:span><text:span text:style-name="T1597"><text:s/>Kołod</text:span><text:span text:style-name="T1598">ziej</text:span><text:span text:style-name="T1599">ski</text:span>:</text:p>
      <text:p text:style-name="P1600">Dziękuję bardzo. Pan dyrektor Kłopotowski. Chce wyjaśnić.</text:p>
      <text:p text:style-name="P1601"><text:span text:style-name="T1602">Ja</text:span><text:span text:style-name="T1603">n</text:span><text:span text:style-name="T1604"><text:s/></text:span><text:span text:style-name="T1605">Kł</text:span><text:span text:style-name="T1606">o</text:span><text:span text:style-name="T1607">pot</text:span><text:span text:style-name="T1608">o</text:span><text:span text:style-name="T1609">w</text:span><text:span text:style-name="T1610">s</text:span><text:span text:style-name="T1611">ki</text:span>:</text:p>
      <text:p text:style-name="P1612">Ja bym proponował pana uspokoić w tych wątpl<text:span text:style-name="T1613">iw</text:span>ościach zwróceniem się do treści definicji odpadów w ustawie obowiązującej. Ona załatwiana sprawę. Jeśli będziemy<text:s/><text:span text:style-name="T1614">w</text:span><text:s/>każdym przypadku trzymali się ram definicji nie będziemy m<text:span text:style-name="T1615">ie</text:span>li wątpliwości co jest odpadem? Gdyby pan był uprzejmy, prosiłbym uprzejmie posłuchać. Odpady są to zużyte przedmioty or<text:span text:style-name="T1616">a</text:span>z substancje stałe, a także nie będące ściek<text:span text:style-name="T1617">a</text:span>mi substancje ciekłe, powstające w związku z bytowaniem człowieka lub działalnością gospodarczą<text:span text:style-name="T1618">.</text:span><text:s/>I to jest najistotniejsze to, co teraz przeczytam, nie przydatne w<text:s/><text:span text:style-name="T1619">m</text:span>iej<text:span text:style-name="T1620">s</text:span>cu lub<text:s/><text:span text:style-name="T1621">w czasie, w któr</text:span><text:span text:style-name="T1622">ym</text:span><text:s/>powstały i<text:s/><text:span text:style-name="T1623">je</text:span>dnoc<text:span text:style-name="T1624">ze</text:span>śn<text:span text:style-name="T1625">ie</text:span><text:s/>uciążliwe dla środowiska.</text:p>
      <text:p text:style-name="P1626">Jeśli będzie spełniać te kr<text:span text:style-name="T1627">yteri</text:span>a, jest to odpad, nie ma żadnej wątpliwości.</text:p>
      <text:p text:style-name="P1628"><text:span text:style-name="T1629">J</text:span><text:span text:style-name="T1630">er</text:span><text:span text:style-name="T1631">z</text:span><text:span text:style-name="T1632">y</text:span><text:span text:style-name="T1633"><text:s/>Kołod</text:span><text:span text:style-name="T1634">ziej</text:span><text:span text:style-name="T1635">ski</text:span>:</text:p>
      <text:p text:style-name="P1636">Dzi<text:span text:style-name="T1637">ęk</text:span>uj<text:span text:style-name="T1638">ę</text:span><text:s/>ba<text:span text:style-name="T1639">rdzo</text:span>. Z<text:span text:style-name="T1640">wraca</text:span>m<text:s/><text:span text:style-name="T1641">u</text:span>wag<text:span text:style-name="T1642">ę</text:span>,<text:s/><text:span text:style-name="T1643">ż</text:span>e<text:s/><text:span text:style-name="T1644">ta</text:span><text:s/>defin<text:span text:style-name="T1645">i</text:span>c<text:span text:style-name="T1646">j</text:span>a ró<text:span text:style-name="T1647">w</text:span>nież sugeruje,<text:s/><text:span text:style-name="T1648">że</text:span><text:s/>p<text:span text:style-name="T1649">rz</text:span>emysł bezod<text:span text:style-name="T1650">pado</text:span>wy musi b<text:span text:style-name="T1651">y</text:span>ć tak realizowany te<text:span text:style-name="T1652">ch</text:span>nologicznie, żeb<text:span text:style-name="T1653">y</text:span><text:s/><text:span text:style-name="T1654">ni</text:span>e pozostawiał<text:s/><text:span text:style-name="T1655">w</text:span><text:s/>je<text:span text:style-name="T1656">d</text:span>ny<text:span text:style-name="T1657">m</text:span><text:s/><text:span text:style-name="T1658">cy</text:span>klu te<text:span text:style-name="T1659">ch</text:span>nolog<text:span text:style-name="T1660">ic</text:span>znym żadnych odpadów. To jest bardzo ważne dl<text:span text:style-name="T1661">a</text:span><text:s/>tej definicji. Co nie ma znaczenia, o<text:span text:style-name="T1662">c</text:span>zyw<text:span text:style-name="T1663">iś</text:span>cie, dla tego punktu o przywozie odpadów z zagranicy.<text:s/><text:span text:style-name="T1664">A</text:span>le mnie się<text:span text:style-name="T1665"><text:s/></text:span>wydaje, że ta definicja wyja<text:span text:style-name="T1666">ś</text:span>ni<text:span text:style-name="T1667">a</text:span><text:s/>pan<text:span text:style-name="T1668">a</text:span><text:s/>wątpliwości, które, oczywiście, z natury mogły być. Jest to defini<text:span text:style-name="T1669">cj</text:span>a ścisła<text:span text:style-name="T1670">.</text:span></text:p>
      <text:p text:style-name="P1671">Czyli, proszę państwa, zamykamy ten<text:s/><text:span text:style-name="T1672">p</text:span>unkt kategorycznym<text:s/><text:span text:style-name="T1673">st</text:span>wierdzen<text:span text:style-name="T1674">ie</text:span>m, że ustawa nie powinna dopuszczać przywozu jak<text:span text:style-name="T1675">ic</text:span>hkolw<text:span text:style-name="T1676">iek</text:span><text:s/>odpa<text:span text:style-name="T1677">dó</text:span>w. To jest jedyne w<text:span text:style-name="T1678">yjś</text:span>ci<text:span text:style-name="T1679">e</text:span>. Bo w<text:span text:style-name="T1680">sz</text:span>ystkie inne wyjścia będą zostawiały furtki, furteczki, interpretacje,<text:s/>„interpretac<text:span text:style-name="T1681">yj</text:span>k<text:span text:style-name="T1682">i</text:span>”, w zależności od różnych hochsztaplerskich poczynań. Wchodzimy teraz przecież w okres, w którym będzie bardzo dużo małych<text:s/>biznesma<text:span text:style-name="T1683">n</text:span>ów, będą chcieli robić brudne interesy na brudnych sprawach, nie wnikając w interesy grup społecznych.<text:s/><text:span text:style-name="T1684">O</text:span><text:s/>tym mówił profesor Wierzbicki. To jest ta nowa jakościowa sytuacja, kt<text:span text:style-name="T1685">ór</text:span>a m<text:span text:style-name="T1686">y</text:span>si być uwzględn<text:span text:style-name="T1687">ia</text:span>na.</text:p>
      <text:p text:style-name="P1688">Przyjmujemy zatem propozycję przedstawioną przez profesora Kozłowskiego w imieniu pionu<text:s/><text:soft-page-break/>s<text:span text:style-name="T1689">o</text:span>l<text:span text:style-name="T1690">i</text:span>darnoś<text:span text:style-name="T1691">ci</text:span>owo-opozycyjnego.</text:p>
      <text:p text:style-name="P1692">Na tym kończymy ten punkt, tak? Jest ter<text:span text:style-name="T1693">a</text:span>z możliwość przystąpien<text:span text:style-name="T1694">ia</text:span>, mamy jeszcze 25 minut c<text:span text:style-name="T1695">z</text:span>asu, możliwość przy<text:span text:style-name="T1696">st</text:span>ąpienia do jakiegoś punktu zredagowany przez zespół, redakcji. Czy<text:s/><text:span text:style-name="T1697">z</text:span>espół redakcji je<text:span text:style-name="T1698">st</text:span><text:s/>przygotowany do?</text:p>
      <text:p text:style-name="P1699"><text:span text:style-name="T1700">G</text:span><text:span text:style-name="T1701">łos z s</text:span><text:span text:style-name="T1702">al</text:span><text:span text:style-name="T1703">i</text:span>:</text:p>
      <text:p text:style-name="P1704">To znaczy, że 16 punktu dzisiaj nie rus<text:span text:style-name="T1705">za</text:span>my?</text:p>
      <text:p text:style-name="P1706"><text:span text:style-name="T1707">S</text:span><text:span text:style-name="T1708">t</text:span><text:span text:style-name="T1709">ef</text:span><text:span text:style-name="T1710">a</text:span><text:span text:style-name="T1711">n<text:s/></text:span><text:span text:style-name="T1712">Kozł</text:span><text:span text:style-name="T1713">ow</text:span><text:span text:style-name="T1714">sk</text:span><text:span text:style-name="T1715">i</text:span>:</text:p>
      <text:p text:style-name="P1716">Szesnasty ruszamy o 12-t<text:span text:style-name="T1717">ej</text:span><text:s/>godzinie.</text:p>
      <text:p text:style-name="P1718"><text:span text:style-name="T1719">J</text:span><text:span text:style-name="T1720">er</text:span><text:span text:style-name="T1721">z</text:span><text:span text:style-name="T1722">y</text:span><text:span text:style-name="T1723"><text:s/>Kołod</text:span><text:span text:style-name="T1724">ziej</text:span><text:span text:style-name="T1725">ski</text:span>:</text:p>
      <text:p text:style-name="P1726"><text:span text:style-name="T1727">Co</text:span><text:s/>proponuje<text:span text:style-name="T1728">ci</text:span>e panowie, w tej sytu<text:span text:style-name="T1729">a</text:span>c<text:span text:style-name="T1730">j</text:span>i? C<text:span text:style-name="T1731">z</text:span>y są alternatywy<text:s/><text:span text:style-name="T1732">dla</text:span><text:s/>energetyki jądrowej i przerwać potem na? Proszę bardzo, możemy rzeczywiś<text:span text:style-name="T1733">ci</text:span>e, ja podzielam ten pogląd, że może w tej sytuacji przystąpić od razu do omawiania energetyki jądrowej. Pozwoli nam to przynajmniej na zreferowanie stanowisk obu stron, jako punkt wyjścia do dyskusji w tej sprawie. Przewiemy zatem, n<text:span text:style-name="T1734">i</text:span>e punktualnie o godzinie<text:s/><text:span text:style-name="T1735">1</text:span>2-t<text:span text:style-name="T1736">ej,</text:span><text:s/>tylko wtedy, kiedy obie strony zreferują swoje stanowiska w sprawie rozwoju energetyki jądrowej, żeby zachować pewną ciągłość obrad.</text:p>
      <text:p text:style-name="P1737">Ponieważ punkt dotyczący roz<text:span text:style-name="T1738">w</text:span>oju energetyki jądrowej został wniesiony przez stronę solidarnośc<text:span text:style-name="T1739">io</text:span>wą proponuję, żeby zacząć omawianie tego punktu od wprowadzenia przez profesora Kozłowskiego. Jest to uzgodnione z profesorem Kozłowskim przed przystąpieniem do naszych obrad. Bardzo proszę, panie profesorze, jeśli można, o zre<text:span text:style-name="T1740">fero</text:span>wanie.</text:p>
      <text:p text:style-name="P1741"><text:span text:style-name="T1742">S</text:span><text:span text:style-name="T1743">t</text:span><text:span text:style-name="T1744">ef</text:span><text:span text:style-name="T1745">a</text:span><text:span text:style-name="T1746">n<text:s/></text:span><text:span text:style-name="T1747">Kozł</text:span><text:span text:style-name="T1748">ow</text:span><text:span text:style-name="T1749">sk</text:span><text:span text:style-name="T1750">i</text:span>:</text:p>
      <text:p text:style-name="P1751">Proszę państwa, wydaje mi się, że zanim zaczniemy konkretnie mówić o energetyce jądrowej należy wprowadzić, przedstawić nieco szersze wprowadzenie do tego zagadnienia, gdyż ono musi by<text:span text:style-name="T1752">ć</text:span><text:s/>naświetlone w jak najszers<text:span text:style-name="T1753">z</text:span>ym kontekśc<text:span text:style-name="T1754">i</text:span>e. Myślę, że trzeba by zacząć od tego, jaki je<text:span text:style-name="T1755">st</text:span><text:s/>charakter końcowych zapisów naszego<text:s/>„stołu”. Powoli zbliżamy się do końcowych punktów, które chcemy pr<text:span text:style-name="T1756">z</text:span>edyskutować i rozważyć. Zarysował się pewien system ochrony państwowej. Zarysował się system społeczny,<text:s/><text:span text:style-name="T1757">o</text:span>m<text:span text:style-name="T1758">a</text:span>wialiśmy mechanizm<text:span text:style-name="T1759">y</text:span>, monitoring<text:span text:style-name="T1760">i</text:span>, dostępy do informacji itd<text:span text:style-name="T1761">.</text:span><text:s/>Czyli podstawowy blok<text:s/><text:span text:style-name="T1762">fu</text:span>nk<text:span text:style-name="T1763">cj</text:span>onowania warunków dla ochrony środowiska niejako w dużej mierze omówiliśmy, jeszcze te parę punktów zostało, które uszczeg<text:span text:style-name="T1764">ół</text:span>owią i wł<text:span text:style-name="T1765">a</text:span>ściwie większych różnic nie było.</text:p>
      <text:p text:style-name="P1766">Chciałem jednak wrócić do punktu wyjścia. Na samym początku pow<text:span text:style-name="T1767">ie</text:span>d<text:span text:style-name="T1768">zieli</text:span>śmy o ekorozwoju i ekopoli<text:span text:style-name="T1769">t</text:span>yce. Należałoby więc postawić kropkę nad<text:s/>„<text:span text:style-name="T1770">i</text:span>”<text:s/>i powiedzieć co<text:s/><text:span text:style-name="T1771">t</text:span>o znaczy, ekorozwój i ekopolityka?<text:s/><text:span text:style-name="T1772">G</text:span>dy<text:span text:style-name="T1773">ż</text:span><text:s/>bez tego, uwa<text:span text:style-name="T1774">ża</text:span>m<text:span text:style-name="T1775">,<text:s/></text:span>że nie powinniśmy zakończyć dyskusji przy naszym<text:s/>„stole”.</text:p>
      <text:p text:style-name="P1776">Eko<text:span text:style-name="T1777">r</text:span>ozwój i ekopolityka to jest problem zakończenia c<text:span text:style-name="T1778">zt</text:span>erd<text:span text:style-name="T1779">ziest</text:span>oletniego okresu Polski Ludowej, w której dominował technokr<text:span text:style-name="T1780">atyz</text:span>m gospodarczy. Jeżeli chcemy rzeczywiście realizować ekorozwój i ekopol<text:span text:style-name="T1781">it</text:span>ykę, mu<text:span text:style-name="T1782">si</text:span>my mówić o zasadniczym zwrocie w sposobie gospodarki naszego kraju.<text:s/><text:span text:style-name="T1783">W</text:span><text:s/>pierwszej sfe<text:span text:style-name="T1784">r</text:span>ze dotyczy to kompleksu paliwowo-energety<text:span text:style-name="T1785">cz</text:span>nego, gdyż nie n<text:span text:style-name="T1786">a</text:span><text:span text:style-name="T1787"><text:s/></text:span>darmo cały war<text:span text:style-name="T1788">ia</text:span>nt rozwoju naszego kraju określany jest jako surowcowo-energ<text:span text:style-name="T1789">et</text:span>yczny.</text:p>
      <text:p text:style-name="P1790">Polska znajduje się w głębokiej pułapce energetycznej, jako właśnie spuścizna tego technokr<text:span text:style-name="T1791">a</text:span>t<text:span text:style-name="T1792">ycz</text:span>no-gospodar<text:span text:style-name="T1793">czego</text:span><text:s/>podejścia, które realizowaliśmy po drugiej wojnie światowej. Zgodnie z opublikowaną analizą Stanisława Albinowskiego gospodarka nasza zużywa 170 milionów ton paliwa umownego, z tego,<text:s/><text:soft-page-break/>według tego autora, co najmniej sto milionów stanowi zużycie nadmierne.</text:p>
      <text:p text:style-name="P1794"><text:span text:style-name="T1795">W</text:span><text:s/>związku z tym domagamy się odejścia od kontynuowania<text:s/><text:span text:style-name="T1796">do</text:span>tychc<text:span text:style-name="T1797">za</text:span>sowego s<text:span text:style-name="T1798">po</text:span>sobu patrzenia na problem energetyczny<text:span text:style-name="T1799">.</text:span><text:s/>Zakończenia pewnego okresu, szczególnie lansowanego przez - na przykład, koła zbliżone do Naczelnej Organizacji Technicznej, mówiące o konieczności, jak niedawno czytaliśmy, podw<text:span text:style-name="T1800">oj</text:span>enia produk<text:span text:style-name="T1801">cj</text:span>i energii elektry<text:span text:style-name="T1802">cz</text:span>n<text:span text:style-name="T1803">ej<text:s/></text:span>w P<text:span text:style-name="T1804">ol</text:span>sce.</text:p>
      <text:p text:style-name="P1805">Przejście do koncepcji ekorozwoju wymaga zupełnie in<text:span text:style-name="T1806">n</text:span>eg<text:span text:style-name="T1807">o</text:span><text:s/>spojrzenia n<text:span text:style-name="T1808">a</text:span><text:s/><text:span text:style-name="T1809">t</text:span>o zagadnienie<text:span text:style-name="T1810">.</text:span><text:s/>Opierając się głównie n<text:span text:style-name="T1811">a</text:span><text:s/>materiałach p<text:span text:style-name="T1812">ub</text:span>l<text:span text:style-name="T1813">ik</text:span>ow<text:span text:style-name="T1814">an</text:span>ych os<text:span text:style-name="T1815">ta</text:span>tnio<text:s/><text:span text:style-name="T1816">w</text:span><text:s/><text:span text:style-name="T1817">„</text:span>Przeglądzie Tec<text:span text:style-name="T1818">h</text:span>nicznym<text:span text:style-name="T1819">”</text:span><text:s/>może<text:span text:style-name="T1820">my</text:span><text:s/>powiedzi<text:span text:style-name="T1821">eć,</text:span><text:s/><text:span text:style-name="T1822">ż</text:span>e stoimy pr<text:span text:style-name="T1823">ze</text:span>d<text:s/><text:span text:style-name="T1824">ta</text:span>kimi problemami<text:span text:style-name="T1825">,</text:span><text:s/><text:span text:style-name="T1826">jak</text:span><text:s/><text:span text:style-name="T1827">z</text:span>as<text:span text:style-name="T1828">a</text:span>dnic<text:span text:style-name="T1829">z</text:span>ej redukcji produk<text:span text:style-name="T1830">c</text:span>ji s<text:span text:style-name="T1831">t</text:span>eli<text:span text:style-name="T1832">,</text:span><text:s/><text:span text:style-name="T1833">obec</text:span>nie<text:s/><text:span text:style-name="T1834">z 1</text:span>6 mi<text:span text:style-name="T1835">l</text:span>i<text:span text:style-name="T1836">o</text:span>nó<text:span text:style-name="T1837">w</text:span><text:s/><text:span text:style-name="T1838">t</text:span>on<text:s/><text:span text:style-name="T1839">d</text:span>o poziomu 10 - 12 milionów. To opracowanie pa<text:span text:style-name="T1840">n</text:span>a Warc<text:span text:style-name="T1841">h</text:span>alskiego u<text:span text:style-name="T1842">za</text:span>s<text:span text:style-name="T1843">a</text:span>dnion<text:span text:style-name="T1844">e</text:span><text:s/>jes<text:span text:style-name="T1845">t</text:span><text:s/>n<text:span text:style-name="T1846">a</text:span><text:s/>przykład t<text:span text:style-name="T1847">y</text:span>m<text:span text:style-name="T1848">, ż</text:span>e<text:s/><text:span text:style-name="T1849">c</text:span>a<text:span text:style-name="T1850">ły</text:span><text:s/><text:span text:style-name="T1851">P</text:span>a<text:span text:style-name="T1852">k</text:span>t Warszawski zmnie<text:span text:style-name="T1853">j</text:span>sza n<text:span text:style-name="T1854">ak</text:span>łady na zbrojenie o r<text:span text:style-name="T1855">zą</text:span>d 20 procent, z<text:span text:style-name="T1856">a</text:span>m<text:span text:style-name="T1857">y</text:span>kamy stocznie,<text:s/><text:span text:style-name="T1858">a</text:span><text:s/>pr<text:span text:style-name="T1859">z</text:span>ede wszystkim chcielibyśmy zlikwidować proces martenowski i przejść n<text:span text:style-name="T1860">a ci</text:span>ąg<text:span text:style-name="T1861">ł</text:span>e odlewanie<text:s/><text:span text:style-name="T1862">st</text:span>ali<text:span text:style-name="T1863">,</text:span><text:s/>co umożliwi<text:span text:style-name="T1864">a</text:span><text:s/>te<text:span text:style-name="T1865">g</text:span>o rodzaju z<text:span text:style-name="T1866">as</text:span>adn<text:span text:style-name="T1867">i</text:span>c<text:span text:style-name="T1868">zą</text:span><text:s/>różnicę<text:s/><text:span text:style-name="T1869">w</text:span><text:s/>prze<text:span text:style-name="T1870">m</text:span>yśle hutn<text:span text:style-name="T1871">i</text:span>czym<text:span text:style-name="T1872">.</text:span></text:p>
      <text:p text:style-name="P1873">Je<text:span text:style-name="T1874">ż</text:span>eli b<text:span text:style-name="T1875">y</text:span>śm<text:span text:style-name="T1876">y</text:span><text:s/>w<text:span text:style-name="T1877">y</text:span>kor<text:span text:style-name="T1878">zy</text:span>s<text:span text:style-name="T1879">ta</text:span>li<text:s/><text:span text:style-name="T1880">m</text:span>o<text:span text:style-name="T1881">żl</text:span>i<text:span text:style-name="T1882">w</text:span>o<text:span text:style-name="T1883">śc</text:span>i<text:s/><text:span text:style-name="T1884">w</text:span>yk<text:span text:style-name="T1885">o</text:span>r<text:span text:style-name="T1886">zy</text:span><text:span text:style-name="T1887">s</text:span>tan<text:span text:style-name="T1888">ia<text:s/></text:span>kra<text:span text:style-name="T1889">jowy</text:span>c<text:span text:style-name="T1890">h</text:span><text:s/><text:span text:style-name="T1891">za</text:span>sobów<text:s/><text:span text:style-name="T1892">g</text:span>a<text:span text:style-name="T1893">z</text:span>u<text:span text:style-name="T1894">,</text:span><text:s/>wyk<text:span text:style-name="T1895">o</text:span>r<text:span text:style-name="T1896">zysta</text:span>ni<text:span text:style-name="T1897">a</text:span><text:s/>m<text:span text:style-name="T1898">ożl</text:span>i<text:span text:style-name="T1899">w</text:span>o<text:span text:style-name="T1900">śc</text:span>i<text:s/><text:span text:style-name="T1901">importu gaz</text:span>u<text:s/><text:span text:style-name="T1902">z</text:span>e Związku Radzieckiego<text:span text:style-name="T1903">,</text:span><text:s/><text:span text:style-name="T1904">któ</text:span>r<text:span text:style-name="T1905">e</text:span><text:s/><text:span text:style-name="T1906">s</text:span>i<text:span text:style-name="T1907">ę</text:span><text:s/><text:span text:style-name="T1908">w</text:span><text:s/>t<text:span text:style-name="T1909">ej</text:span><text:s/>chwili bardzo korzystnie r<text:span text:style-name="T1910">y</text:span>su<text:span text:style-name="T1911">j</text:span>ą dlatego<text:span text:style-name="T1912">,</text:span><text:s/><text:span text:style-name="T1913">ż</text:span>e Zachód<text:span text:style-name="T1914">,</text:span><text:s/>przes<text:span text:style-name="T1915">ta</text:span>ł odbiera<text:span text:style-name="T1916">ć<text:s/></text:span>t<text:span text:style-name="T1917">a</text:span>kie<text:s/><text:span text:style-name="T1918">d</text:span>u<text:span text:style-name="T1919">ż</text:span>e ilości gazu,<text:s/><text:span text:style-name="T1920">ja</text:span>k to dotychczas czynił<text:span text:style-name="T1921">,</text:span><text:s/>po odkr<text:span text:style-name="T1922">y</text:span>ciu na<text:s/><text:span text:style-name="T1923">m</text:span>or<text:span text:style-name="T1924">z</text:span>u Północny<text:span text:style-name="T1925">m.</text:span><text:s/><text:span text:style-name="T1926">W</text:span><text:s/>z<text:span text:style-name="T1927">wiąz</text:span>k<text:span text:style-name="T1928">u</text:span><text:s/><text:span text:style-name="T1929">z</text:span><text:s/>t<text:span text:style-name="T1930">y</text:span>m istnieje moż<text:span text:style-name="T1931">l</text:span>i<text:span text:style-name="T1932">wo</text:span>ś<text:span text:style-name="T1933">ć</text:span><text:s/>zn<text:span text:style-name="T1934">a</text:span>czn<text:span text:style-name="T1935">eg</text:span>o z<text:span text:style-name="T1936">w</text:span>ię<text:span text:style-name="T1937">ksz</text:span>eni<text:span text:style-name="T1938">a</text:span><text:s/>ud<text:span text:style-name="T1939">z</text:span>i<text:span text:style-name="T1940">a</text:span>łu<text:s/><text:span text:style-name="T1941">gaz</text:span>u i<text:s/><text:span text:style-name="T1942">z</text:span>n<text:span text:style-name="T1943">ac</text:span>zn<text:span text:style-name="T1944">e</text:span>go<text:s/><text:span text:style-name="T1945">zwi</text:span>ę<text:span text:style-name="T1946">k</text:span>s<text:span text:style-name="T1947">z</text:span>enia<text:s/><text:span text:style-name="T1948">p</text:span>r<text:span text:style-name="T1949">zetwó</text:span>r<text:span text:style-name="T1950">stw</text:span>a<text:s/><text:span text:style-name="T1951">ropy,</text:span><text:s/><text:span text:style-name="T1952">z</text:span><text:s/>obecn<text:span text:style-name="T1953">y</text:span>m<text:s/><text:span text:style-name="T1954">1</text:span>7 milio<text:span text:style-name="T1955">n</text:span>ów<text:s/><text:span text:style-name="T1956">j</text:span>u<text:span text:style-name="T1957">ż</text:span><text:s/>program ministr<text:span text:style-name="T1958">a</text:span><text:s/>Wilczka<text:s/><text:span text:style-name="T1959">m</text:span>ó<text:span text:style-name="T1960">w</text:span>i o<text:s/><text:span text:style-name="T1961">25</text:span><text:s/>milion<text:span text:style-name="T1962">a</text:span>ch<text:span text:style-name="T1963">.</text:span><text:s/><text:span text:style-name="T1964">N</text:span>a<text:span text:style-name="T1965">t</text:span>o<text:span text:style-name="T1966">m</text:span>i<text:span text:style-name="T1967">a</text:span>s<text:span text:style-name="T1968">t</text:span><text:s/>propozycja również<text:s/><text:span text:style-name="T1969">p</text:span>rze<text:span text:style-name="T1970">d</text:span>st<text:span text:style-name="T1971">a</text:span>wi<text:span text:style-name="T1972">a</text:span>na<text:s/><text:span text:style-name="T1973">w</text:span><text:s/><text:span text:style-name="T1974">„</text:span>Pr<text:span text:style-name="T1975">zeg</text:span>ląd<text:span text:style-name="T1976">zie</text:span><text:s/>Technicznym<text:span text:style-name="T1977">”</text:span><text:s/>mówi<text:s/><text:span text:style-name="T1978">na</text:span>wet o poziomie 4<text:span text:style-name="T1979">0</text:span><text:s/>milionów ton<text:span text:style-name="T1980">.</text:span><text:s/>Przy takim ukł<text:span text:style-name="T1981">a</text:span>dz<text:span text:style-name="T1982">i</text:span>e mo<text:span text:style-name="T1983">że</text:span>my lic<text:span text:style-name="T1984">z</text:span>y<text:span text:style-name="T1985">ć</text:span><text:s/>n<text:span text:style-name="T1986">a</text:span><text:s/><text:span text:style-name="T1987">z</text:span>n<text:span text:style-name="T1988">a</text:span>czne<text:s/><text:span text:style-name="T1989">z</text:span>mni<text:span text:style-name="T1990">ej</text:span>s<text:span text:style-name="T1991">z</text:span>enie<text:s/><text:span text:style-name="T1992">w</text:span>ydoby<text:span text:style-name="T1993">cia</text:span><text:s/><text:span text:style-name="T1994">w</text:span>ęg<text:span text:style-name="T1995">la</text:span><text:s/>n<text:span text:style-name="T1996">at</text:span>ura<text:span text:style-name="T1997">l</text:span>ne<text:span text:style-name="T1998">go.</text:span><text:s/><text:span text:style-name="T1999">W</text:span><text:s/>jednych sz<text:span text:style-name="T2000">a</text:span>cun<text:span text:style-name="T2001">ka</text:span>ch<text:s/><text:span text:style-name="T2002">o</text:span><text:s/>60,<text:s/><text:span text:style-name="T2003">w</text:span><text:s/>drugich n<text:span text:style-name="T2004">aw</text:span>et więcej<text:span text:style-name="T2005">,</text:span><text:s/>n<text:span text:style-name="T2006">a</text:span>wet<text:s/><text:span text:style-name="T2007">d</text:span>o poziomu<text:s/><text:span text:style-name="T2008">s</text:span>tu m<text:span text:style-name="T2009">il</text:span>ion<text:span text:style-name="T2010">ó</text:span>w to<text:span text:style-name="T2011">n,</text:span><text:s/>pr<text:span text:style-name="T2012">zy</text:span><text:s/>c<text:span text:style-name="T2013">a</text:span>łkowitym odejściu od eksportu węgla, k<text:span text:style-name="T2014">t</text:span>ór<text:span text:style-name="T2015">y</text:span><text:s/><text:span text:style-name="T2016">j</text:span>ak wie<text:span text:style-name="T2017">m</text:span>y nie przyno<text:span text:style-name="T2018">s</text:span>i n<text:span text:style-name="T2019">a</text:span>m efektów<text:s/><text:span text:style-name="T2020">eko</text:span>n<text:span text:style-name="T2021">om</text:span>i<text:span text:style-name="T2022">cz</text:span>n<text:span text:style-name="T2023">ych</text:span>. Sta<text:span text:style-name="T2024">n</text:span>owi cor<text:span text:style-name="T2025">az</text:span><text:s/>mniejs<text:span text:style-name="T2026">z</text:span>y u<text:span text:style-name="T2027">dzi</text:span>ał<text:s/><text:span text:style-name="T2028">p</text:span>u<text:span text:style-name="T2029">l</text:span>i dewizowej, którą o<text:span text:style-name="T2030">t</text:span>r<text:span text:style-name="T2031">zymuj</text:span>e<text:span text:style-name="T2032">my</text:span><text:s/>i któr<text:span text:style-name="T2033">y</text:span><text:s/>nie znajduje uz<text:span text:style-name="T2034">a</text:span>sadnieni<text:span text:style-name="T2035">a</text:span><text:s/>wobe<text:span text:style-name="T2036">c</text:span><text:s/>cią<text:span text:style-name="T2037">g</text:span>le pog<text:span text:style-name="T2038">a</text:span>rsz<text:span text:style-name="T2039">ają</text:span>c<text:span text:style-name="T2040">yc</text:span>h się warunków<text:s/><text:span text:style-name="T2041">w</text:span>ydobyc<text:span text:style-name="T2042">i</text:span>a węgl<text:span text:style-name="T2043">a</text:span><text:s/><text:span text:style-name="T2044">w</text:span><text:s/>Polsce<text:span text:style-name="T2045">.</text:span><text:s/>Zdjęcie eksp<text:span text:style-name="T2046">o</text:span>rtu węgl<text:span text:style-name="T2047">a,</text:span><text:s/><text:span text:style-name="T2048">c</text:span>zy<text:span text:style-name="T2049">l</text:span>i teg<text:span text:style-name="T2050">o</text:span><text:s/>rzędu około 30 milionów ton stwarza nam ogromne luzy i możliwości zupełnie innego poprowadzenia, wykorzystan<text:span text:style-name="T2051">ia</text:span><text:s/>tego su<text:span text:style-name="T2052">r</text:span>owca.</text:p>
      <text:p text:style-name="P2053">Opierając się n<text:span text:style-name="T2054">a</text:span><text:s/>analizie opublikowan<text:span text:style-name="T2055">ej</text:span><text:s/>w ostatnim czasie<text:span text:style-name="T2056">,</text:span><text:s/><text:span text:style-name="T2057">c</text:span>zy w ostatnich dniach w<text:s/>„Przeglądzie Tygodniowym”<text:s/>przez docenta Aleksandra Szp<text:span text:style-name="T2058">il</text:span>ew<text:span text:style-name="T2059">ic</text:span>za jest<text:s/><text:span text:style-name="T2060">prze</text:span>d<text:span text:style-name="T2061">st</text:span>a<text:span text:style-name="T2062">wio</text:span>ny bardzo szczegółowo bilans energetyczny Polski<text:span text:style-name="T2063">,</text:span><text:s/>wykazujący, że nie ma żadnej potrzeby, żadnego ekonomi<text:span text:style-name="T2064">cz</text:span>nego uzasadnien<text:span text:style-name="T2065">ia,<text:s/></text:span>zarówno dla budowy nowych kopalń węgla kamiennego, a taką propozycję mamy i bardzo energicznie przemysł węglowy domaga się budowy nowej, wielkiej kopalni Mikołów, na południe od Katowic. Analiza docenta Szpilewicza wykazuje również, że powinniśmy wstrzyma<text:span text:style-name="T2066">ć</text:span><text:s/>budowę elektrowni jądrowych. Teza o wstrzymaniu elektrowni jądrowych zawarta była w zaleceniach Międzynarodowego<text:s/><text:span text:style-name="T2067">F</text:span>unduszu Walutowego.</text:p>
      <text:p text:style-name="P2068">Jeżeli uświadomimy sobie, że budowa elektrowni jądrowej w Klempiczu będzie nas kosztować grubo ponad bilion złotych, to w obecnej sytuacji te środki skierowane na modernizację naszego przemysłu, na likw<text:span text:style-name="T2069">id</text:span>ację zagrożenia zasiarczenia Polski, mogą przynieść szybkie, wymierne korzyści. Jest to tak zwany wariant<text:s/>„B”<text:s/>profesora Bojarskiego, który jest powszechnie znany, był publikowany,<text:s/>który uzasadnia, że te środki, które skierujemy, to ogromne obciążenie, na budowę Żarnowca i Klempicza, może nam przynieść znacznie lepsze warunki poprawy struktury naszej gospodarki, a przede wszystkim w<text:span text:style-name="T2070">a</text:span>runk<text:span text:style-name="T2071">ów</text:span><text:s/>środow<text:span text:style-name="T2072">is</text:span>ka przyrodniczego, n<text:span text:style-name="T2073">i</text:span>ż kontynuując te bardzo kosztowe budowy. A propos kosztów Żarnowca jest to sprawa<text:s/><text:soft-page-break/>dosyć trudna i bardzo mało mamy informacji jaki poziom tych kosztów w rezultacie b<text:span text:style-name="T2074">ył</text:span>by do końca przewidywany.</text:p>
      <text:p text:style-name="P2075">Prz<text:span text:style-name="T2076">y</text:span>p<text:span text:style-name="T2077">o</text:span>mnę,<text:s/><text:span text:style-name="T2078">ż</text:span>e przed tym dylematem budować, czy nie budować elektrownie jądrowe stoi wiele krajów. Wymienię może te, które opowiedziały się z<text:span text:style-name="T2079">a</text:span><text:s/>rozwojem swojej gospodarki bez elektrowni jądrowych<text:span text:style-name="T2080">.</text:span><text:s/>To Irlandia, Szwe<text:span text:style-name="T2081">cj</text:span>a<text:span text:style-name="T2082">,</text:span><text:s/>Dania, Austria, Grecja.</text:p>
      <text:p text:style-name="P2083">W tym świetle dużych luzów energetycznych, które się rysują w Polsce i braku surowców na rozwiązanie największego naszego zagrożenia jakim jest zasiarczenie P<text:span text:style-name="T2084">o</text:span>lski, wydaje się w pełni uzasadniony wniosek o konieczności prze<text:span text:style-name="T2085">r</text:span>wania inwestycji w zakresie energetyki jądrowej. I właściwie na tym można by w pewnym sensie zakończyć nasze stanowisko w tej sprawie. Ale biorąc pod uwagę to, że reprezentujemy sprawę społeczną chciałem poruszyć jeszcze akcent społeczny, jaki wytworzył się w Polsce na tle rozwoju budowy energetyki jądrowej.</text:p>
      <text:p text:style-name="P2086">Trzeba stwierdzić, że przez ostatnie lata zrobiono ogromnie dużo, a<text:span text:style-name="T2087">ż</text:span>eby antagonizować s<text:span text:style-name="T2088">połecz</text:span>eń<text:span text:style-name="T2089">st</text:span>wo i wyzwolić ogromne napięcia i konflikty spowo<text:span text:style-name="T2090">d</text:span>owane przede wszystkim arbitralnym, często aroganckim, stanowis<text:span text:style-name="T2091">k</text:span>iem<text:s/>„Energopr<text:span text:style-name="T2092">oj</text:span>ektu”<text:s/><text:span text:style-name="T2093">i</text:span><text:s/>władz odpowie<text:span text:style-name="T2094">dz</text:span>ialnych za realizację elektrowni i składowisk jądrowych w Polsce.</text:p>
      <text:p text:style-name="P2095">Przytoczę może kilka przykładów. Zacznę od lokalizacji EJ-<text:span text:style-name="T2096">2</text:span>, czyli tej, którą w tej chwili budujemy w Klempiczu. Przypomnę, że zanim doszliśmy do Klempicza mieliśmy etap lokalizacji w Bobrownikach, w Karolewie, w Skokach.<text:s/><text:span text:style-name="T2097">W</text:span><text:s/>każd<text:span text:style-name="T2098">y</text:span>m tym miejscu wywoływaliśmy wielkie napięcia społeczne, w<text:span text:style-name="T2099">i</text:span>elk<text:span text:style-name="T2100">i</text:span>e protesty, które w rezultacie ujawniały brak rzetelnej analizy warunków przyrodniczych, technicznych, ja<text:span text:style-name="T2101">k</text:span><text:s/>n<text:span text:style-name="T2102">a</text:span><text:s/>przykład,<text:s/><text:span text:style-name="T2103">w</text:span><text:s/>Karolewie. S<text:span text:style-name="T2104">a</text:span>m brałem udział w pisaniu ekspertyzy wykazującej, jakie błędy techniczne i prawne popełniono proponując lokalizację w Karolewie.<text:s/><text:span text:style-name="T2105">W</text:span><text:s/>ten sposób pośp<text:span text:style-name="T2106">iesz</text:span>ne, beztroskie proponowanie lokalizacji podważył zaufanie społeczeństwa do właściwego postępowania procedury lokalizacyjnej na rzecz elektrowni jądrowej.</text:p>
      <text:p text:style-name="P2107">Zagadnienie tej procedury jest przedmiotem ekspertyzy Polskiej Akademii Nauk, ale nie czekając na wyniki tej ekspertyzy, którą zresztą kieruje pan profe<text:span text:style-name="T2108">s</text:span>or Kołodz<text:span text:style-name="T2109">iej</text:span>ski, już dzisiaj rozpoczynamy nowe konflikty społeczne związane z elektrownią<text:s/><text:span text:style-name="T2110">J</text:span>-3. Zostały ujawnione pięć nowych lokalizacji, które natychmiast spowodowały gwałtowną reakcję społeczną.</text:p>
      <text:p text:style-name="P2111">Ja państwu tutaj rozdam list, który wpłynął do<text:s/><text:span text:style-name="T2112">„</text:span><text:span text:style-name="T2113">o</text:span>krągłego stołu<text:span text:style-name="T2114">”</text:span><text:s/>na nasze ręce. Jest to list mieszkańców w rejonie Chodczy, jednej z proponowanych lokalizacji dla elektrowni jądrowych. Jest to przykład w jaki sposób społeczeństwo dzisiaj reaguje na to zagadnienie. Teki sam list wpłynął z Darłowa, gdzie powstał Komitet Czuwania broniący lokalizacji nad jeziorem Kopań<text:span text:style-name="T2115">.</text:span></text:p>
      <text:p text:style-name="P2116"><text:span text:style-name="T2117">P</text:span>roszę państwa, należy stwierdzić, że ze strony organizatorów budowy elektrowni jądrowych nie podjęto odpowiednich akcji wyjaśni<text:span text:style-name="T2118">aj</text:span>ących, ustalających zasady. Nie mamy materiałów, instrukcji, broszur wyjaśni<text:span text:style-name="T2119">ają</text:span>cych społeczeństwu na czym to polega. Nic więc dziwnego, że każda lokalizacja, łącznie z Żarnowcem, z Klempiczem, budzi dzisiaj podstawowe zastrzeżenia społeczne. Zagadnienie energetyki jądrowej, nie wiadomo dlaczego, okrywane jest tajemnicą służbową. Brak jest rzetelnych informacji w jaki sposób my w rezultacie budujemy? J<text:span text:style-name="T2120">a</text:span>kie<text:s/><text:span text:style-name="T2121">s</text:span>ą założenia technologiczne? Społeczeństwo po<text:s/><text:span text:style-name="T2122">p</text:span>rostu nie wie i nie rozumie tych zagadnień<text:span text:style-name="T2123">.</text:span></text:p>
      <text:p text:style-name="P2124">Na na<text:span text:style-name="T2125">s</text:span>zym stole, przed kilkoma dniami, została położona k<text:span text:style-name="T2126">s</text:span>iążka docenta Strukszowskiego. Ale<text:s/><text:soft-page-break/>książka ta budzi w sensie społecznym naty<text:span text:style-name="T2127">ch</text:span>miast reakcję negatywną, bo jest powiedziane, że to jest na prawach rękopisu, do użytku służbowego, bez prawa przedruku w publika<text:span text:style-name="T2128">cj</text:span>ach jawnych. W związku z tym społe<text:span text:style-name="T2129">cz</text:span>eństwo to odbiera jako poufne druki, bez możliwości łatwego dotarcia do tych materiałów. Natomiast jakieś informacje funkcjonują jeżeli chodzi o te zagadnienie. Funkcjonują te, które docierają do szerokiego kręgu społecznego, przede wszystkim w drugim obiegu.</text:p>
      <text:p text:style-name="P2130">Jeżeli chodzi o program, na przykład, doświadczeń stymulujących przyszłe awarie e<text:span text:style-name="T2131">l</text:span>ektrowni w Żarnowcu, mamy opublikowane protesty przeciwko formie pr<text:span text:style-name="T2132">ze</text:span>prowadza<text:span text:style-name="T2133">ni</text:span>a<text:span text:style-name="T2134"><text:s/></text:span>tych doświadczeń, w formie informowania i wyjaśniania społeczeństwu o celu i potrzebie prowadzenia takich eksperymentów. Jest to kolejny przykład n<text:span text:style-name="T2135">ie</text:span>umi<text:span text:style-name="T2136">ej</text:span>ę<text:span text:style-name="T2137">tn</text:span>oś<text:span text:style-name="T2138">ci</text:span><text:s/>prowadzenia pewnej polityki w stosunku do społe<text:span text:style-name="T2139">cz</text:span>eń<text:span text:style-name="T2140">st</text:span>wa.</text:p>
      <text:p text:style-name="P2141">Dam kolejne przykłady. Od wielu lat antagonizujemy społeczeństwo w zakresie lokalizacji odpadów promieniotwórczych. Sytuacja jedynego naszego składowiska w R<text:span text:style-name="T2142">ó</text:span>żanie jest odczuwana jako składowisko zlokalizowane zbyt blisko osiedli, w sposób n<text:span text:style-name="T2143">ie</text:span>odpowiedni, w sposób taki, że nie można się dostać, nie mo<text:span text:style-name="T2144">ż</text:span>na tego obejrzeć. Miejscowa ludność nie jest informowana, jest lekceważona i prowadzi to do kolejnych napięć w tym miejscu.</text:p>
      <text:p text:style-name="P2145">Dlaczego Polska nie może mieć tak zorganizowanego składowiska jak jest to w innych krajach, gdzie każda wycieczka może przyjść, obejrzeć, zaznajomić się z formami składowania, z pracami naukowymi, które tam są prowadzone. Niedawno delegacja z naszego instytutu zwiedzała takie składowisko w Niemczech Zachodnich i jest to kopalnia, którą odwiedzają dziesiątki tysięcy ludzi w roku. Jest to sposób wychowywania społeczeń<text:span text:style-name="T2146">st</text:span>wa i kształcenia ich w pewnej kulturze podchodzenia do tych zagadnień.</text:p>
      <text:p text:style-name="P2147"><text:span text:style-name="T2148">U</text:span><text:s/>nas w prasie czytujemy bulwersujące informacje o warunkach składowania odpadów rad<text:span text:style-name="T2149">io</text:span>aktywnych w Różanie. Poza R<text:span text:style-name="T2150">ó</text:span>żanem, przez kilkanaście lat biura<text:s/>„Energoprojektu”<text:s/>poszukiwały drugiego składowiska. Znalazły takie w Międzyrzeczu, doprowadziły do kolejnego konfliktu niesłychanie ostrego, który zmusił do wycofania się z tej lokalizacji.</text:p>
      <text:p text:style-name="P2151">Znowu zostało podważone zaufanie do prawidłowego toku po<text:span text:style-name="T2152">st</text:span>ępowania przy poszukiwaniu właściwych miejsc lokalizacji dla odpadów nisko<text:s/>radioaktywnyc<text:span text:style-name="T2153">h</text:span>.<text:s/><text:span text:style-name="T2154">W</text:span><text:s/>tej chwili mój Instytut Geologiczny rozpoczyna jak gdyby od początku analizę, gdzie można w Polsce składować? Zachod<text:span text:style-name="T2155">zi</text:span><text:s/>obawa, że zmarnowaliśmy kilkanaście lat pracy<text:s/><text:span text:style-name="T2156">i</text:span><text:s/>jak zwykle zaczynamy od zera zastanawiać się gdzie składować odpady nisko<text:s/>radioaktywne w Polsce.</text:p>
      <text:p text:style-name="P2157">Sądzę więc, że jest absolutnie konieczna zmiana stos<text:span text:style-name="T2158">u</text:span>nku władz odpo<text:span text:style-name="T2159">wie</text:span>d<text:span text:style-name="T2160">zi</text:span>alnych, czynników odpow<text:span text:style-name="T2161">ie</text:span>dz<text:span text:style-name="T2162">ia</text:span>lnych, za realizację programu energetyki ją<text:span text:style-name="T2163">d</text:span>rowej w stosunku do społeczeństwa. Reprezentuję pogląd, że nie da się forsować programu energetyki jądrowej wbrew społe<text:span text:style-name="T2164">cz</text:span>eństwu<text:span text:style-name="T2165">.</text:span><text:s/>Znamy przykłady, że nawet po wybudowaniu elektrowni jądrowej społeczeństwo by<text:span text:style-name="T2166">ł</text:span>o w stanie, jak n<text:span text:style-name="T2167">a</text:span><text:s/>przykład w Austrii, zablokować uruchomienie<text:s/><text:span text:style-name="T2168">t</text:span>e<text:span text:style-name="T2169">j</text:span><text:s/>elektrowni. Jesteśmy na jak najlepszej drodze do wytworzenia takiej sytuacji w Polsce. Wobec tego, dlaczego tą drogą postępujemy? Sądzę, że ta sytuacja wymaga zasadniczej rewizji, gdyż od strony społecznej mamy tutaj og<text:span text:style-name="T2170">r</text:span>omną ilość napięć, które by należało zacząć spokojnie rozładowywać.</text:p>
      <text:p text:style-name="P2171">Uzasadnia to nasz wniosek o potrzebie przerwania inwestycji, wyciszenia konfliktów, poin<text:span text:style-name="T2172">fo</text:span>rmowan<text:span text:style-name="T2173">ia</text:span><text:s/>społeczeństwa o naszej sytuacji bilansu energ<text:span text:style-name="T2174">e</text:span>ty<text:span text:style-name="T2175">c</text:span>znego, o technologiach<text:s/><text:span text:style-name="T2176">j</text:span>ądrowy<text:span text:style-name="T2177">c</text:span>h, jakie mamy w swoim zasięgu, jakie może pojawią się już w najbliższych latach w zakresie lepszych rozwiązań i przygotowania<text:s/><text:soft-page-break/>społeczeństwa do podjęcia dec<text:span text:style-name="T2178">y</text:span>zji o wejściu może w nową fazę tego zagadnienia, ale po jakimś czasie.</text:p>
      <text:p text:style-name="P2179">Stąd też przeds<text:span text:style-name="T2180">ta</text:span>wiamy dzisiaj nieco rozszerzony wniosek w zakresie tego, który został zgłoszony poprzednio, który pozwolę sobie państwu odczytać.</text:p>
      <text:p text:style-name="P2181">Zawiesić plany budowy ener<text:span text:style-name="T2182">g</text:span>et<text:span text:style-name="T2183">yk</text:span>i jądrowej w Polsce do roku 20<text:span text:style-name="T2184">1</text:span>0. Do końca roku 89 przedstawić koncepcję rozwoju energetyki, bez energetyki jądrow<text:span text:style-name="T2185">ej</text:span>, koncentrując w l<text:span text:style-name="T2186">a</text:span>tach dziewięćdziesiątych uwagę na intensywnym wykorzystaniu posiadanych już mocy, uzupełn<text:span text:style-name="T2187">io</text:span>n<text:span text:style-name="T2188">yc</text:span>h przez inne źródła energii. W związku z tym wstrzymać od zaraz kontynuowanie budowy elektrowni jądrowych w Żarnowcu i<text:s/>Klempiczu. Dziękuję.</text:p>
      <text:p text:style-name="P2189"><text:span text:style-name="T2190">J</text:span><text:span text:style-name="T2191">er</text:span><text:span text:style-name="T2192">z</text:span><text:span text:style-name="T2193">y</text:span><text:span text:style-name="T2194"><text:s/>Kołod</text:span><text:span text:style-name="T2195">ziej</text:span><text:span text:style-name="T2196">ski</text:span>:</text:p>
      <text:p text:style-name="P2197">Dziękuję bardzo za wnikliwe prz<text:span text:style-name="T2198">edsta</text:span>wi<text:span text:style-name="T2199">en</text:span>ie st<text:span text:style-name="T2200">a</text:span>nowiska strony sol<text:span text:style-name="T2201">id</text:span>a<text:span text:style-name="T2202">rn</text:span>oś<text:span text:style-name="T2203">ci</text:span>owo-opozycyjn<text:span text:style-name="T2204">ej</text:span>. Mam propozycję teraz, żeby stanowisko rządu w tej sprawie przedstawił pan minister B<text:span text:style-name="T2205">ij</text:span>ak, który jest n<text:span text:style-name="T2206">a</text:span><text:s/>naszym posiedzeniu. Bardzo proszę.</text:p>
      <text:h text:style-name="P2207" text:outline-level="4"><text:span text:style-name="T2208">Jerzy<text:s/></text:span><text:bookmark-start text:name="bookmark10"/><text:span text:style-name="T2209">B</text:span><text:span text:style-name="T2210">ija</text:span><text:span text:style-name="T2211">k</text:span><text:s/>- Ministerstwo Przemysłu:<text:bookmark-end text:name="bookmark10"/></text:h>
      <text:p text:style-name="P2212">Dziękuję uprzejmie. Ponieważ dotknęliśmy rzeczy wielkiej, mianowicie energii dla narodu, poz<text:span text:style-name="T2213">w</text:span>ólcie państwo, że zacznę od kilku słów czegoś, co proszę przyjąć jako credo. Mianowicie, u podstaw bytu współczesn<text:span text:style-name="T2214">yc</text:span>h zbiorowości ludzkich, dla naszej cywilizacji materialnej, każdej jednostce w dzisiejszym świecie, potrzebna jest energia. Otóż dostępność do energii właściwie jest wyznacznikiem bytu i egzystencji. Wszelkie organizmy gospodarcze i państwowe, jakie stworzyliśmy we współczesnym świecie nie mogą się obyć bez energii. I jest to dobro ogólne i podstawowe. Przepraszam za te truizmy, ale chciałbym przez to powiedzieć, jak ważnej sprawy dotykamy. Zaniedbania w tej dziedzinie mogą bardzo surowo odbić się na bycie narodu. Dam tu przykład dzisiejszych dni w R<text:span text:style-name="T2215">u</text:span>mun<text:span text:style-name="T2216">ii,</text:span><text:s/>gdzie program telewizyjny jest ograniczony, no, ostatnio do trzech godzin, do niedawna były dwie godziny, gd<text:span text:style-name="T2217">zi</text:span>e powiedzmy limit na mieszkanie 47 kilowa<text:span text:style-name="T2218">to</text:span>godzin, a my mamy 15<text:span text:style-name="T2219">5.</text:span></text:p>
      <text:p text:style-name="P2220">Chciałbym zresztą powiedzieć, że najcenni<text:span text:style-name="T2221">ej</text:span>szą z rzeczy, jest to credo i proszę tak to przyjąć, najcenni<text:span text:style-name="T2222">ej</text:span>szą z rzeczy, najgorszą z rzeczy, jaka może nas spotkać, to byłby niedostatek energii. I to była myśl, którą zamknąć chcę ten maleńki fragment wejściowy. Niedostatek energii, któ<text:span text:style-name="T2223">r</text:span>y, jak stwierdzają ludzie, którzy to oceniają, wartościowo może kosztować każda kilowatogod<text:span text:style-name="T2224">zi</text:span>na, 30 - 50 razy więcej niż ta energia dostarczona.</text:p>
      <text:p text:style-name="P2225">K<text:span text:style-name="T2226">ażdy</text:span><text:s/>z krajów rozw<text:span text:style-name="T2227">ią</text:span>zuje problemy energii na swój sposób<text:span text:style-name="T2228">.</text:span><text:s/>Chciałbym tutaj odnieść się do często stosowanych argumentów statystycznych, że tutaj przyjęto taki rozwój, tutaj przyjęto taki rozwój. Każdy kraj rozwiązuje te problemy w zależności od tego jakimi źródłami dysponuje, jakimi paliwami dysponuje, na jakim sta<text:span text:style-name="T2229">d</text:span>ium rozwoju się znajduj<text:span text:style-name="T2230">e</text:span>. Argument, na przykład, dotyczący Stanów<text:s/><text:span text:style-name="T2231">Zj</text:span>ednoczonych, często podnoszony, że w Stanach Zjednoczon<text:span text:style-name="T2232">yc</text:span>h zaniechano rozwoju energetyki jądrowej jest słuszny w odniesieniu do Stanów Zjednoczonych. I on żadnym argumentem w stosunku do sytuacji jaką mamy w Polsce energ<text:span text:style-name="T2233">et</text:span>y<text:span text:style-name="T2234">cz</text:span>nej, czy jaką chcemy, właściwie nie ma. Żeby nie być gołosłownym powiem, że w Stanach<text:s/><text:span text:style-name="T2235">Zj</text:span>ednoczonych w<text:s/><text:span text:style-name="T2236">la</text:span>t<text:span text:style-name="T2237">ach</text:span><text:s/>‘<text:span text:style-name="T2238">75-</text:span><text:span text:style-name="T2239">‘</text:span><text:span text:style-name="T2240">83</text:span><text:s/>rzeczywiście skreślono z planów 82 b<text:span text:style-name="T2241">l</text:span>oków energetyk<text:span text:style-name="T2242">i</text:span><text:s/>jądrowej, ale równocześnie skreślono<text:s/><text:span text:style-name="T2243">5</text:span>9 bloków klasycznych. Po prostu sytuacja energet<text:span text:style-name="T2244">y</text:span>czna Stanów Zjednoc<text:span text:style-name="T2245">zo</text:span>nych, między innymi mają ponad sto elektrowni jądrowych jest taka, że po prostu opcja zerowa, a nawet opc<text:span text:style-name="T2246">j</text:span>a minusowa może mieć już tam zastosowanie.</text:p>
      <text:p text:style-name="P2247">Chciałbym powiedzieć, że często mówimy o tym, że parlament szwedzki przyjął decyzję, żeby do roku<text:s/><text:soft-page-break/>20<text:span text:style-name="T2248">1</text:span>0 zlikwidować energetykę jądrową. Ja bym powiedział, decyzja parlamentu szwedzkiego jest wysoce racjonalna,<text:s/><text:span text:style-name="T2249">a</text:span><text:s/>to dlatego, że najpierw wybudowano w Szwecji 12 bloków jądrowych wielkiej mocy, które dają, mają 10 tysięcy megawatów mocy, dają od 86 roku 5<text:span text:style-name="T2250">3</text:span><text:s/>procent energii elektrycznej w Szwe<text:span text:style-name="T2251">cj</text:span>i i bezpie<text:span text:style-name="T2252">cz</text:span>eństwo energetyczne w Szwecji jest całkowicie zapewnione. Szwecję dzisiaj stać na to dzisi<text:span text:style-name="T2253">aj</text:span><text:s/>i to jest b<text:span text:style-name="T2254">a</text:span>rdzo słuszna decyzja, ażeby nie budować nowych, dużych mocy energ<text:span text:style-name="T2255">et</text:span>yc<text:span text:style-name="T2256">zn</text:span>ych. Przeznaczyć środki n<text:span text:style-name="T2257">a</text:span><text:s/>badania i wprowadzić nową technikę. Do roku 2010 te bloki jądrowe, które były uruchomione, ostatni w 8<text:span text:style-name="T2258">5</text:span><text:s/>roku, zakładając, że żywotnoś<text:span text:style-name="T2259">ć</text:span><text:s/>bloku jądrowego jest średnio 25<text:span text:style-name="T2260">-30</text:span><text:s/>lat, osiągną kres swojej eksploata<text:span text:style-name="T2261">cj</text:span>i.<text:s/><text:span text:style-name="T2262">A</text:span><text:s/>więc jest to naturalne, stopniowe wycofywanie bloków wyeksploatowan<text:span text:style-name="T2263">yc</text:span>h z nadzieją, że w tym czasie wprowadzone będą inne techniki. Ta nadzieja, jak dotychczas, nie ma praktycznego pokrycia. Po prostu nie wymyślono dotychczas na tę skalę nic nowego.<text:s/><text:span text:style-name="T2264">N</text:span>ie tylko tam. Świat pracuje nad tym intensywnie.</text:p>
      <text:p text:style-name="P2265">Jeśli idzie o podobny argument. Austria rzeczywiście wycofała, skoro nie dopuściła do uruchomienia elektrowni w Zwentendorf,<text:s/>którą<text:s/>-<text:s/>nie wiem<text:s/>-<text:s/>bym powiedział, czy najrozsądniej najpierw wybudowano dlatego, że nie rozwiązano wcześniej sprawy składowania odpadów wysoko aktywnych, prawda,<text:s/><text:span text:style-name="T2266">z</text:span>e zwrotu paliwa przerobu wypalonego. Jest to przykład dosyć osobliwy.</text:p>
      <text:p text:style-name="P2267">Otóż to jest rzecz, którą pozwoliłem sobie przed<text:span text:style-name="T2268">st</text:span>awić państwu, ażeby powiedzieć jak wielką wagę, jak fundamentalną rolę w pracy rządu, w jego działaniach, w dz<text:span text:style-name="T2269">i</text:span>ałaniach jego agend, przywiązujemy do spraw energii.<text:s/><text:span text:style-name="T2270">Z</text:span>a punkt wyjścia chciałbym zaproponować państwu, co do które<text:span text:style-name="T2271">g</text:span>o punktu wyjścia być może będziemy zgodni, ocenę sytuacji energetycznej w Polsce.</text:p>
      <text:p text:style-name="P2272"><text:span text:style-name="T2273">Ni</text:span>e będę rozwijał tej sprawy. Chciałbym powiedzieć najważniejsze.<text:s/><text:span text:style-name="T2274">Z</text:span>ar<text:span text:style-name="T2275">ó</text:span>wno po stronie pierwotnej energii, jak i po stronie energii końcowej, powiedzmy zużycie energii elektryczn<text:span text:style-name="T2276">ej,</text:span><text:s/>na głowę mieszkańca, jesteśmy w bardzo złej sytuacji. Mamy bardzo niskie wskaźniki. Oczywiście, można powiedzieć, wskaźnik na głowę mieszkańca nie jest to ten wskaźnik. W każdym razie te wskaźniki wskazują na nasze zacofanie cywilizac<text:span text:style-name="T2277">yj</text:span>ne. Ale równocześnie zgodni je<text:span text:style-name="T2278">st</text:span>eśmy co do tego, że nasz dochód narodowy wytworzony jest wysoce energochłonny.<text:s/><text:span text:style-name="T2279">C</text:span>o do tego, sądzę, że jesteśmy wszyscy zgodni. Ale jeśli zderzyć te dwa stwierdzenia, że<text:s/><text:span text:style-name="T2280">m</text:span>a<text:span text:style-name="T2281">m</text:span>y bardzo małą podaż energii na jej poziomie pierwotnych nośników, jak i również mamy zużycie energii elektrycznej bardzo niskie, a mamy bardzo wysoką energo<text:span text:style-name="T2282">ch</text:span>łonność dochodu narodowego, to może to być koronny argument przeciwko temu jak niski mamy dochód narodowy. Jak mamy niską produktywność naszą. A więc działania, myślę, że można powiedzieć, powinni pójść przede wszystkim na powiększenie dochodu narodowego, na powiększenie produktywnoś<text:span text:style-name="T2283">ci,</text:span><text:s/>z wykorzystaniem racjonalnym tego, czym dysponujemy. Wedle World [nieczytelne] z<text:s/>‘87 roku nasz dochód narodowy na jednego mieszkańca wyrażony w dolarach jest sześciokrotnie mniejszy niż we Francji. Sądzę, że są to sprawy znane, s<text:span text:style-name="T2284">ze</text:span>ściokrotnie w różnych prze<text:span text:style-name="T2285">p</text:span>isach itd., itd.</text:p>
      <text:p text:style-name="P2286">Dalej, chciałbym powiedzieć, że argument ogromnie wysoką energochłonnośc<text:span text:style-name="T2287">ią</text:span><text:s/>dochodu narodowego, który w swoich, że tak pow<text:span text:style-name="T2288">ie</text:span>m walorach bezwzględnych je<text:span text:style-name="T2289">st</text:span><text:s/>prawdziwy, nie podważa<text:span text:style-name="T2290">l</text:span>ny. Jeśli się posłużyć tym argumentem, to winien on służyć temu, że musimy za wszelką cenę, mam na myśli wysiłek, cenę wysiłku, doprowadzić do podwyższenia dochodu narodowego. A więc za punkt wyjścia trzeba by przyjąć sytuację energetyczną Polski, że jest ona sytuacją złą. Jesteśmy właściwie stale na krawędzi niedostatku energii.<text:s/><text:span text:style-name="T2291">I</text:span><text:s/>szczęśliwie się składa, że choćby zimy ostatnie mamy tak lekkie, jak ta zima, którą przeżywamy.</text:p>
      <text:soft-page-break/>
      <text:p text:style-name="P2292">Druga sprawa, to jest sprawa struktury naszego systemu energetycznego. W tej ocenie sytuacji, którą proponuję przyjąć za punkt wyjścia rzeczywiście trzeba powiedzieć,<text:s/><text:span text:style-name="T2293">ż</text:span>e jest znikomy u<text:span text:style-name="T2294">d</text:span>ział paliw węglowodoro<text:span text:style-name="T2295">wych.</text:span><text:s/>Sprawę tę podnosił profesor Kozłowski, jest wysoka monostruktura tego systemu, monostruktura węglowa, bo powyżej 80% energii pochodzi z węgla, a energii elektrycznej powyżej 90.</text:p>
      <text:p text:style-name="P2296">Wniosek stąd, ta struktura monostruktura również zagraża naszemu bezpie<text:span text:style-name="T2297">cz</text:span>eństwu energety<text:span text:style-name="T2298">cz</text:span>nemu. A więc celowym<text:s/><text:span text:style-name="T2299">d</text:span>zia<text:span text:style-name="T2300">ł</text:span>aniem rządu należałoby dążyć, byłoby dążenie do tego, aby tę monostrukturę zmienić.</text:p>
      <text:p text:style-name="P2301">Następny punkt, to byłby punkt, który ja nazywam identy<text:span text:style-name="T2302">f</text:span>ik<text:span text:style-name="T2303">acj</text:span>ą przyczyn tej monostruktu<text:span text:style-name="T2304">ry</text:span>. Otóż sądzę, że dosyć dobrze potrafimy zidenty<text:span text:style-name="T2305">fi</text:span>kować przyczyny, bylibyśmy zgodni co do<text:s/>identyfika<text:span text:style-name="T2306">c</text:span>ji<text:s/>tych przyczyn. Ja nie będę rozwijał tej sprawy, ale powiem, że to jest, n<text:span text:style-name="T2307">a</text:span><text:s/>przykład, nadmierna ma<text:span text:style-name="T2308">te</text:span>ri<text:span text:style-name="T2309">ał</text:span>ochłonność, produkcji, niska jakość wielu wyrobów i materiałów. Utrzymywanie w eksploata<text:span text:style-name="T2310">cj</text:span>i przestarzałych urządzeń i technologii produkcji. Rozbieżność między strukturą pozyskiwania w kraju paliw stałych, a rosnącym zapotrzebowaniem na paliwa płynne i gazowe. To są wysokie straty w gospodarce komun<text:span text:style-name="T2311">a</text:span><text:span text:style-name="T2312">l</text:span>no-b<text:span text:style-name="T2313">yto</text:span>w<text:span text:style-name="T2314">ej</text:span>, nieracjonalne koszty paliw i energii itd., itd.</text:p>
      <text:p text:style-name="P2315">Tu chciałem przez to powiedzieć, że identy<text:span text:style-name="T2316">fi</text:span>ka<text:span text:style-name="T2317">cj</text:span>a przyczyn tej sytuacji jest dosyć klarowna i jest nam znana. Następną sprawą, którą chciałem podnieść, to jest sprawa następująca. Co powinno by<text:span text:style-name="T2318">ć</text:span><text:s/>podstawą do propozycji polityki energetyczn<text:span text:style-name="T2319">e</text:span>j pań<text:span text:style-name="T2320">st</text:span>wa na następne lata? Otóż myślę, ponieważ to też determinuje model rozwojowy, czy też model tej produkcji, jej charakter. Otóż to powinno być, moim zdaniem<text:span text:style-name="T2321">,</text:span><text:s/>przyjęcie pewnego scenariusza kompleksowego, scenariusza rozwoju społeczno-gospodar<text:span text:style-name="T2322">cz</text:span>ego kraju. Jeśli zgodzimy się co do tego, że priorytety przyjęte przez rząd odpowiadają temu scena<text:span text:style-name="T2323">ri</text:span>uszowi, to proszę wziąć pod uwagę,<text:s/><text:span text:style-name="T2324">ż</text:span>e na przykład priorytet gospodarki mieszkaniow<text:span text:style-name="T2325">ej<text:s/></text:span>każe nam oddać do roku 2<text:span text:style-name="T2326">0</text:span>00<text:s/><text:span text:style-name="T2327">-</text:span><text:s/>dwa miliony mieszkań. Karze nam pobudować w Polsce dwa miliony mieszkań.<text:s/><text:span text:style-name="T2328">I</text:span><text:s/>obojętnie, czy prz<text:span text:style-name="T2329">yj</text:span>miemy szwedzki wskaźnik, ten 2,8 tony paliwa umownego na jedno takie mieszkanie, przecież Polski obecny, zbliżony do pięciu, a to nie jest t<text:span text:style-name="T2330">a</text:span>k bardzo obojętna sprawa, oczywiście, trzeba ze wszelkich sił dążyć do obniżenia, to trzeba powiedzieć, że tylko na ogrzewanie tych mieszkań będziemy potrzebowali, na ogrzewanie tych mieszkań, obojętnie w jakim rozwiązaniu technicznym, około 1<text:span text:style-name="T2331">5<text:s/></text:span>milionów ton paliwa umownego. A więc realizacja priorytetów,<text:s/><text:span text:style-name="T2332">s</text:span>zczeg<text:span text:style-name="T2333">ól</text:span>nie jeśli idzie o rolnictwo, o przemysł spożywczy, o gospodarkę mieszkaniową, wymaga znaczących przyrostów energii.</text:p>
      <text:p text:style-name="P2334">Pozwolę sobie przypomnieć, że w ost<text:span text:style-name="T2335">at</text:span>nich latach,<text:s/>‘8<text:span text:style-name="T2336">3</text:span><text:span text:style-name="T2337">-</text:span><text:span text:style-name="T2338">‘</text:span>87, przyrosty zapotrz<text:span text:style-name="T2339">eb</text:span>owan<text:span text:style-name="T2340">ia</text:span><text:s/>energii elektrycznej w naszym rolnictwie, które należy uznać za słuszne, jeśli idzie o trendy, były dwukrotnie wyżs<text:span text:style-name="T2341">z</text:span>e niż wzrost zapotrzeb<text:span text:style-name="T2342">o</text:span>w<text:span text:style-name="T2343">ania<text:s/></text:span>w kraju.</text:p>
      <text:p text:style-name="P2344">Identyfikując więc przyczy<text:span text:style-name="T2345">n</text:span>y i przyjmując taki scenariusz, trzeba by wreszcie dotknąć sprawy jak wobec tego rozwiązać ten problem bardzo trudny i bardzo złożony. Pozwolę sobie przedstawić krótko właściwie tezy, bo jest to ogromna<text:s/><text:span text:style-name="T2346">s</text:span>pr<text:span text:style-name="T2347">a</text:span>wa, tylko tezy tego rozwoju.</text:p>
      <text:p text:style-name="P2348">Otóż po pierwsze, trend, których wielkości obserwujemy ostatnio, niestety nie odpowiadają założeniom. Założenie podstawowe było, że będziemy uzyskiwać w latach, które mamy obecnie, założone efekty ra<text:span text:style-name="T2349">cj</text:span>onali<text:span text:style-name="T2350">za</text:span>cji. Niestety, w tym zakresie polityka i realizacja są bardzo słabe. Ale chciałbym powiedzieć, polityka ra<text:span text:style-name="T2351">cj</text:span>onalizacji, użytkowania i<text:s/><text:span text:style-name="T2352">g</text:span>o<text:span text:style-name="T2353">s</text:span>podarki energetycznej jest naczelną zasadą polityki energetycznej państwa przyjętą przez rząd. To o tym zresztą wspominał Stanisław Albinowski, jest przyjęte. Czy jest to wielkość 70 milionów ton paliwa energet<text:span text:style-name="T2354">yc</text:span>znego, jak tam się to podaje, to nie jest w tej chwili tak bardzo<text:s/><text:soft-page-break/>istotne. Na pewno jest to ogromna wielkość, nieracjonalnego użytkowania tej energii.</text:p>
      <text:p text:style-name="P2355">Założenia polityki ra<text:span text:style-name="T2356">cj</text:span>onaliza<text:span text:style-name="T2357">cj</text:span>i mówią, że powinniśmy wprowadzić w przyszłym modelu rozwojowym zużycie energii o poziom niższy niżby to wynikało z trendów jakie są dotychczas, o 70 do<text:s/><text:span text:style-name="T2358">100</text:span><text:s/>milionów ton paliwa umownego. Tyle Albinowski. Bym powiedział, nie bardzo jeszcze wiemy, jak to zrobić. Jest to problem ogromnie złożony. Od spraw cen, taryf energii, poprzez technologię,<text:s/><text:span text:style-name="T2359">ni</text:span>e będę ciągnął sprawy. Jest to w każdym razie naczelne założenie, ale chciałbym powiedzieć, że przy założeniu osiągnięcia wszystkich efektów ra<text:span text:style-name="T2360">cj</text:span>onaliza<text:span text:style-name="T2361">cj</text:span>i w naszej gospodarce energet<text:span text:style-name="T2362">yc</text:span>zn<text:span text:style-name="T2363">ej,<text:s/></text:span>przy założeniu osiągnięcia tych efektów, n<text:span text:style-name="T2364">a</text:span>s<text:span text:style-name="T2365">z</text:span>ą polsk<text:span text:style-name="T2366">ą</text:span><text:s/>jakby dychotomią, naszym<text:s/><text:span text:style-name="T2367">d</text:span>r<text:span text:style-name="T2368">amate</text:span>m jest, że musimy jeszcze dodać po stronie podażowej tej energii. Niestety bym powiedział. Z obecnego poziomu zużycia<text:s/><text:span text:style-name="T2369">19</text:span>0 mil<text:span text:style-name="T2370">io</text:span>nów<text:s/><text:span text:style-name="T2371">to</text:span>n, ton paliwa umownego, przy najgłębszej ra<text:span text:style-name="T2372">cj</text:span>on<text:span text:style-name="T2373">al</text:span>iza<text:span text:style-name="T2374">cj</text:span>i musimy wyjść po stronie podażowej, musimy wedle tych obliczeń, wedle tych analiz, jakie mamy dotychczas, na poziom 220-2<text:span text:style-name="T2375">3</text:span>0 milionów ton paliwa umownego. Założenia dotychczasowe są nas<text:span text:style-name="T2376">t</text:span>ępujące<text:span text:style-name="T2377">.</text:span></text:p>
      <text:p text:style-name="P2378">Po pierwsze, należałoby dąży<text:span text:style-name="T2379">ć</text:span><text:s/>do utrzymania wydobycia, żeby tą wielkość, wprowadzając ra<text:span text:style-name="T2380">cj</text:span>onaliza<text:span text:style-name="T2381">cj</text:span>ę i efekty do wielkości założonych i zwiększyć podaż jednocześnie, to jest tą naszą dychotomią, podkreślam, musimy dążyć do utrzymania wydobycia węgla kamiennego. Z tym są wielkie zagrożenia. Po pierwsze, utrzymanie tego wydobycia, utrzymanie wydobycia bilans<text:span text:style-name="T2382">ow</text:span>ego, podkreślam, a nie utrzymanie kopalń wydobywających, tak chciałbym prosić o przyjęcie tej informacji, tu zagrożenia są ogromne. Ja przypomnę, że tak zwane sobotnio-niedzielne wydobycie, to jest rząd 3<text:span text:style-name="T2383">0</text:span><text:s/>milionów ton. A więc wystarczy tylko, że górnicy z różnych przyczyn odstąpią od tego. Ze zrozumiałych przyczyn już będziemy mieli rocznie o te 3<text:span text:style-name="T2384">0</text:span><text:s/>milionów ton wydobycia mniej, a więc zejdziemy na poziom 160.</text:p>
      <text:p text:style-name="P2385">Drugi problem, to jest podniesiony tutaj już problem eksportu. Ten eksport jest rze<text:span text:style-name="T2386">cz</text:span>ywiście wysoce dyskusyjny z punktu widzenia opłacalności. Ale równocześnie wydaje się, że pewien minimalny poziom również ze względów gospodarczych dla Polski będzi<text:span text:style-name="T2387">e</text:span><text:s/>wysoce pożądany. Poziom minimum nie został dotychczas jeszcze określony w sposób racjon<text:span text:style-name="T2388">al</text:span>ny.</text:p>
      <text:p text:style-name="P2389">Założeniem następnym jest, że należałoby dążyć do zwiększenia nieco wydobycia, po możliwie najniższym koszcie, węgla brunatnego<text:span text:style-name="T2390">.</text:span><text:s/>Ten możliwie najniższy koszt, na razie powiadam, inwestycyjny, ale oczywiście należy wziąć pod uwagę koszty społeczne, w tym oczywiście aspekty ekologiczne. Otóż tutaj ten realny koszt, to jest koszt polegający na rozszerzeniu wydobycia w Zagłębiu Bełchatowskim, o<text:s/><text:span text:style-name="T2391">1</text:span>0<text:s/><text:span text:style-name="T2392">-</text:span><text:s/><text:span text:style-name="T2393">1</text:span>2<text:s/><text:span text:style-name="T2394">mi</text:span>l<text:span text:style-name="T2395">i</text:span>onów ton.</text:p>
      <text:p text:style-name="P2396">Dochod<text:span text:style-name="T2397">z</text:span>imy do rzeczy, któr<text:span text:style-name="T2398">a</text:span><text:s/>wydaje się być najnowsza, najbardziej atrakcyjna. Konieczność zwiększenia ilości paliw węglowodorowy<text:span text:style-name="T2399">ch,</text:span><text:s/>to jest ropy i gazu. Jeśli idzie o ropę, z obecnych około 1<text:span text:style-name="T2400">5</text:span><text:s/><text:span text:style-name="T2401">-</text:span><text:s/><text:span text:style-name="T2402">25</text:span><text:s/>milionów ton. Jeśli idzie o gaz też do około 20 miliardów metrów sześciennych, a nawet 30, a może więcej. Są to sprawy, które praktycznie, jak wiemy jeszcze z<text:span text:style-name="T2403"><text:s/>ja</text:span>kich kierunków jest to możliwe. Hipotetycznie wiemy, jak to powinno być zrobione. Praktycznie natomiast, nie jest to prosta sprawa. Uzyskanie gazu, na przykład, ze Związku Radzieckiego, bo wydaje się, poza oczywiście, zwiększeniem wydobycia kr<text:span text:style-name="T2404">aj</text:span>owego. Nie zatrzymuję się nad tą sprawą, bo zwiększenie wydobycia krajowego jest na pierwszym miejscu, aczkolwiek efekty tego mogą być późniejsze, później uzyskiwane. Zwiększenie podaży, uzyskania gazu ze Związku Radzieckiego jest możliwe. Tylko Związek Radziecki powiada tak - my możemy ograniczyć eksport tego gazu na Zachód i sprzedać wam ten gaz. Pod jednym warunkiem, że my sprzed<text:span text:style-name="T2405">aj</text:span>emy to za towary, które<text:s/><text:soft-page-break/>my potrzebujemy. Są to towary, jak je tutaj nazwę, zachodnimi. Jak dotychczas takie towary nie są produkowane w kraju.</text:p>
      <text:p text:style-name="P2406"><text:span text:style-name="T2407">W</text:span><text:s/>każdym razie utrzymując wydobycie węgla kamiennego, zwiększając wydobycie węgla brunatnego, zwiększając znacząco paliwa węglowodorowe, dochodzimy do wniosku, że jeszcze nie jesteśmy w stanie osiągnąć bilansu energetycznego bez dodania nowego paliwa. Bez dodania no<text:span text:style-name="T2408">w</text:span>ego nośnika energii.<text:s/><text:span text:style-name="T2409">O</text:span>czywiście w tym bilansie jest miejsce na tak zwane źródła odnawialne energii. Jednak bilansowo jeśli podchodzić, to są to wielkości 1-2 %, wielkości bilansowe.<text:s/>Aczkolwiek znaczenie regionalne<text:span text:style-name="T2410">,</text:span><text:s/>czy inne,<text:s/><text:span text:style-name="T2411">t</text:span>o jest zupełnie inna spr<text:span text:style-name="T2412">a</text:span>wa.</text:p>
      <text:p text:style-name="P2413">Ża<text:span text:style-name="T2414">d</text:span>n<text:span text:style-name="T2415">a</text:span><text:s/>z analiz, jak dotychczas przedstawionych rządowi nie podawała możliwości zamknięcia bilansów paliwowo-energety<text:span text:style-name="T2416">cz</text:span>ny<text:span text:style-name="T2417">ch</text:span><text:s/>w roku 2000 bez wprowadzenia paliwa jądrowego. Stąd program rozwoju energetyki jądrowej. Jest to progr<text:span text:style-name="T2418">a</text:span>m nie wypierający dotychczasowe źródła i nośniki. Jest to program domykający, nawet boję się uży<text:span text:style-name="T2419">ć</text:span><text:s/>słowa, zamyka<text:span text:style-name="T2420">ją</text:span>cy, jest to program domykający, a więc program sprowadzony do poziomu minimum sam w so<text:span text:style-name="T2421">bi</text:span>e. Niemniej jednak w dotychczasowych wszystkich analizach pokazywane<text:s/><text:span text:style-name="T2422">są</text:span><text:s/>wielkości, że jest to program konieczny.</text:p>
      <text:p text:style-name="P2423">Co do aspektu bilansu, chciałbym poczynić jedną tylko uwagę. We wszystkich wielkościach bilansu najtrudniej nam będzie, proszę państwa, zamknąć bilans podaży energii elektrycznej. Mówimy, o tym, że Polska, aby osiągnąć poziom cywilizacyjny, jakiego oczekujemy wszyscy, to znaczy, średnie zużycie statystyczne wielkości energetycznej i pomniejszenie jednocześnie wielkości energochłonności dochodu narodowego mniej więcej o 20 % w st<text:span text:style-name="T2424">o</text:span>s<text:span text:style-name="T2425">u</text:span>nku do poziomu rocz<text:span text:style-name="T2426">n</text:span>ego w roku 2000, takie jest założenie. Jest to założenie realisty<text:span text:style-name="T2427">cz</text:span>ne, im większe pomni<text:span text:style-name="T2428">ej</text:span>s<text:span text:style-name="T2429">ze</text:span>nia dochodu narodowego wydają nam się być wielkościami nierealistycznymi, otóż ten poziom podaży energii winien być energetyczny gdzieś na poziomie 2<text:span text:style-name="T2430">1</text:span>0 - 230 teraw<text:span text:style-name="T2431">ato</text:span>god<text:span text:style-name="T2432">zin</text:span><text:s/>rocznie,<text:s/><text:span text:style-name="T2433">w</text:span><text:s/>roku 2000. Bez energetyki jądrowej, gdzieś tego poziomu między<text:s/><text:span text:style-name="T2434">5</text:span><text:s/><text:span text:style-name="T2435">a</text:span><text:s/><text:span text:style-name="T2436">6<text:s/></text:span>tysięcy megawatów my inaczej, my nie potrafimy tej wielkości zaspokoić i podać tej wielkości energii, jak dotychczas.</text:p>
      <text:p text:style-name="P2437">Prowadzone są prace analityczne. Chciałbym powiedzieć, iż rząd jest otwarty na<text:s/>wszelkie proponowane warianty. Zwracamy się wręcz o podawanie nam aspektów wszystkich możliwych o inne punkty widzenia. Ch<text:span text:style-name="T2438">ci</text:span>ałbym podkreślić, że jak dotychczas bez podania paliwa jądrowego polskiego bilansu paliwowo-energetycznego w roku dwutysięcznym nie zamkniemy. Takie jest przekonanie rządu.</text:p>
      <text:p text:style-name="P2439">Na koniec chciałbym poczynić uwagę odnośnie do akceptacji społecznej. Oczywiste jest, że bez akceptacji społecznej tej sprawy rozwoju energetyki jądrowej nie można prowadzić. Że to jest przecież dla społeczeństwa prowadzone, przez społeczeństwo na jego korzyść. Co do tego nie ma najmniejszej wątpliwości.</text:p>
      <text:p text:style-name="P2440">Sytuacja, jaka jest dzisi<text:span text:style-name="T2441">aj</text:span>,<text:s/><text:span text:style-name="T2442">są</text:span>dzę<text:span text:style-name="T2443">,</text:span><text:s/>jest wynikiem dwóch rzeczy. Po pierwsze, jest wynikiem trendów polityki informacyjnej popełnionej w minionych latach. Energetyka jądrowa zaczęła się rozwijać w Polsce, jej przygo<text:span text:style-name="T2444">to</text:span>wanie, z początkiem lat siedemdziesiątych, ja pomijam wcześniejsze lata badań, bo ju<text:span text:style-name="T2445">ż</text:span><text:s/>był koniec lat pięćdziesiątych, wówczas polityka informacyjna, otwarcie do społeczeństwa wyglądało inaczej. Państwo doskonale wiedzą.</text:p>
      <text:p text:style-name="P2446">Druga rzecz, to jest wybuch jakby demokracji, który nastąpił w ostatnich latach i niedostosowaniu się i nieumiejętność zmiany polityki infor<text:span text:style-name="T2447">m</text:span>ac<text:span text:style-name="T2448">yj</text:span>nej w stosunku do osób i warstw społecznych. To jest oczywisty<text:s/><text:soft-page-break/>błąd i to trzeba by w przyszłości w sposób zdecydowany i bardzo szybki starać się to naprawić.<text:s/><text:span text:style-name="T2449">J</text:span>est to konieczne.</text:p>
      <text:p text:style-name="P2450">Dziękuję bardzo. Z mojej strony tyle. Dz<text:span text:style-name="T2451">ię</text:span>kuję za uwagę<text:span text:style-name="T2452">.</text:span></text:p>
      <text:p text:style-name="P2453"><text:span text:style-name="T2454">J</text:span><text:span text:style-name="T2455">er</text:span><text:span text:style-name="T2456">z</text:span><text:span text:style-name="T2457">y</text:span><text:span text:style-name="T2458"><text:s/>Kołod</text:span><text:span text:style-name="T2459">ziej</text:span><text:span text:style-name="T2460">ski</text:span>:</text:p>
      <text:p text:style-name="P2461">Dziękuję bardzo panu min<text:span text:style-name="T2462">is</text:span>trowi za przedstaw<text:span text:style-name="T2463">ie</text:span>nie stanowiska rządu w sprawie rozwoju ener<text:span text:style-name="T2464">ge</text:span>t<text:span text:style-name="T2465">yk</text:span>i<text:s/><text:span text:style-name="T2466">ją</text:span>drowej. Z zadowoleniem stwierdzam, że w jednym punkcie strona solidarnoś<text:span text:style-name="T2467">ci</text:span>owa i strona rządowa jest zgodna. Ż<text:span text:style-name="T2468">e</text:span><text:s/>bez akceptacji społecznej nie można rozwijać energetyki jądrowej. To jest dobry punkt wyjścia do dalszej dyskusji.</text:p>
      <text:p text:style-name="P2469">Proszę bardzo, teraz otwieram dyskusję, zaraz, przepraszam bardzo. Pozostaje problem, który już musimy teraz rozpatrzeć. Czy rozwijamy teraz<text:s/><text:span text:style-name="T2470">dy</text:span>sku<text:span text:style-name="T2471">sj</text:span>ę nad energetyką jądrową? Czy przecho<text:span text:style-name="T2472">dz</text:span>imy do zaległego punktu, czy prowadzim<text:span text:style-name="T2473">y<text:s/></text:span>dalej? Panie profesorze Kozłowski, jak pan uważa?</text:p>
      <text:p text:style-name="P2474"><text:span text:style-name="T2475">S</text:span><text:span text:style-name="T2476">t</text:span><text:span text:style-name="T2477">ef</text:span><text:span text:style-name="T2478">a</text:span><text:span text:style-name="T2479">n<text:s/></text:span><text:span text:style-name="T2480">Kozł</text:span><text:span text:style-name="T2481">ow</text:span><text:span text:style-name="T2482">sk</text:span><text:span text:style-name="T2483">i</text:span>:</text:p>
      <text:p text:style-name="P2484">Ja myślę<text:span text:style-name="T2485">,</text:span><text:s/>że może kontynuujmy tę rozmowę, bo może zróbmy parę wypowiedzi i po tych paru wypowiedziach mieć stanowisko, sądzę, że tutaj pan profesor Bojarski zabierze głos. Tutaj, koledzy z Gdańska, tak, żebyśmy mieli po prostu parę stanowisk. A potem, po przerwie b<text:span text:style-name="T2486">yś</text:span>my przemyśleli te sprawy i wró<text:span text:style-name="T2487">ci</text:span>li dalej.</text:p>
      <text:p text:style-name="P2488"><text:span text:style-name="T2489">J</text:span><text:span text:style-name="T2490">er</text:span><text:span text:style-name="T2491">z</text:span><text:span text:style-name="T2492">y</text:span><text:span text:style-name="T2493"><text:s/>Kołod</text:span><text:span text:style-name="T2494">ziej</text:span><text:span text:style-name="T2495">ski</text:span>:</text:p>
      <text:p text:style-name="P2496">Bardzo proszę, jako pierwszy ze strony sol<text:span text:style-name="T2497">id</text:span>arnościow<text:span text:style-name="T2498">ej</text:span><text:s/>zabierze głos pan profesor Polański. Bardzo pro<text:span text:style-name="T2499">sz</text:span>ę.</text:p>
      <text:p text:style-name="P2500"><text:span text:style-name="T2501">Zygmunt Polański</text:span>:</text:p>
      <text:p text:style-name="P2502">Proszę państwa, wysłuchałem z dużą uwagą wypowiedzi pana ministra, czy słychać dobrze, którą nam tutaj przedstawił. I muszę stwierdzić, że niestety nie przekonują mnie te argumenty, które pan minister wytoczył. Dlaczego? Z wielu względów. Po pierwsze dlatego, że wszyscy wiemy o tym, że nasz kraj wyniszczony, rabunkową gospodarką prowadzoną od<text:s/><text:span text:style-name="T2503">cz</text:span>ter<text:span text:style-name="T2504">dziest</text:span>u lat, z czym się zgadzamy, jest niedostateczn<text:span text:style-name="T2505">ie</text:span><text:s/>przygotowany do takich kosztownych inwestycji jakimi są elektrownie jądrowe. Niezmiernie niski poziom dochodu narodowego na mieszkańca i obniżający się z roku na rok poziom życie społecznego, wymaga podjęcia szybkich działań celem radykalnej poprawy tej sytuacji. Wiemy co się dzieje w społeczeństw<text:span text:style-name="T2506">ie</text:span>.</text:p>
      <text:p text:style-name="P2507">Upadek gospodarczy jaki nastąpił na oczach niemal jednego pokolenia nie został spowodowany brakiem energii i nie energia, a zwłaszcza energia jądrowa jest tym czynnikiem, który zdoła wyciągnąć kraj z ekonomi<text:span text:style-name="T2508">cz</text:span>nego kryzysu. Przeciwnie, poniesienie tak dużych nakładów, jakie są związane z budową elektrowni jądrowych, pogrąży polskie społeczeństwo w jeszcze większej biedzie niż dotychczas. Państwo nie ma pieniędzy, żeby in<text:span text:style-name="T2509">westować</text:span><text:s/>w takie przedsięwzięcia. Dzisiaj mówi się, że elektrownia w Żarnowcu będzie kosztowała tylko<text:s/><text:span text:style-name="T2510">50</text:span>0 mil<text:span text:style-name="T2511">ia</text:span>rdów złotych. I jeszcze nie ma w tych kosztach kosztów obsługi inwestycji. Ona może pójść grubo powyżej jednego biliona. Za to wszystko będzie musiało zapłacić jednak całe s<text:span text:style-name="T2512">połecz</text:span>eństwo. Bo jemu wystawi się za to rachunek. Tak, jak już płaci ono za wiele bezsensownych inwestycji tworzonych w przeszłości, bez rachunku ekonomicznego i bez stawiania na pierwszym miejscu interesu społecznego i narodowego.</text:p>
      <text:p text:style-name="P2513">Pan minister mówił o złej sytuacji w energetyce kraju. Zgo<text:span text:style-name="T2514">da</text:span>. Jest zła. Ale wiemy również o tym, że<text:s/><text:soft-page-break/>gospodarka narodowa jest w stanie głębokiej n<text:span text:style-name="T2515">ie</text:span>równowagi. Tę równowagę widać wyraźnie również w<text:s/><text:span text:style-name="T2516">go</text:span>spodarowaniu energią. Mamy n<text:span text:style-name="T2517">ie</text:span>upor<text:span text:style-name="T2518">ządk</text:span>owa<text:span text:style-name="T2519">ne</text:span><text:s/>spr<text:span text:style-name="T2520">a</text:span>wy w tym dziale. Przy tym system gospodarczy dopuszcza<text:s/><text:span text:style-name="T2521">si</text:span>ę ogromnego marnotrawstwa energii, w tym energii elektryczn<text:span text:style-name="T2522">ej</text:span>, której wyprodukowanie jest bardzo k<text:span text:style-name="T2523">o</text:span>sztowne.<text:s/><text:span text:style-name="T2524">T</text:span>o jest<text:s/><text:span text:style-name="T2525">je</text:span>dna z n<text:span text:style-name="T2526">aj</text:span>kosztowni<text:span text:style-name="T2527">ej</text:span>sz<text:span text:style-name="T2528">yc</text:span>h form uzyskiwania energii, właśnie energii elektry<text:span text:style-name="T2529">cz</text:span>n<text:span text:style-name="T2530">ej</text:span>. A zatem tym bardziej powinna być wykorzy<text:span text:style-name="T2531">st</text:span>ywana mądrze.</text:p>
      <text:p text:style-name="P2532"><text:span text:style-name="T2533">J</text:span>ako kraj b<text:span text:style-name="T2534">ie</text:span>dny nie stać nas na inwestowanie, przede wszystkim na marnotrawstwo nas nie stać i n<text:span text:style-name="T2535">a</text:span><text:s/>inwestowanie w nowe megawaty, co do który<text:span text:style-name="T2536">ch</text:span><text:s/>nie ma gwarancji, że będą wykorzystane racjonalnie, jeżeli stare są nieracjonalnie wykorzystane. Wobec tego, sprawa rozwoju naszej energetyki powinna być<text:s/>wstrzymana tak<text:s/>długo, dopóki nie zostaną te sprawy w kraju uporządkowane.</text:p>
      <text:p text:style-name="P2537">Mówi się, że mamy niskie zużycie energii na mieszkańca. To prawda. Inne kraje, choć nie wszystkie, mają wyższe zużycie. Polska ma coś tam około<text:s/><text:span text:style-name="T2538">3</text:span> 700, ja końcówki nie powiem, Francja, RFN, mają<text:s/><text:span text:style-name="T2539">5-6</text:span>, Szwecja ma nawet 16 kilowatogodzin na mieszkańca rocznie, oczywiście w innej strefie klimatyczn<text:span text:style-name="T2540">ej,</text:span><text:s/>to też trzeba brać pod uwagę. Ale co z tego, czy to znaczy, że my musimy także tyle mieć?</text:p>
      <text:p text:style-name="P2541">Holandia, na przykład, ma zużycie 4 <text:span text:style-name="T2542">30</text:span>0, a więc 16 procent w<text:span text:style-name="T2543">ię</text:span>cej niż Polska, ale przy jakiej ogromnej różnicy w poziomie życia,<text:s/><text:span text:style-name="T2544">w</text:span><text:s/>dochodach.</text:p>
      <text:p text:style-name="P2545">Gdyby nasza gospo<text:span text:style-name="T2546">d</text:span>arka była prowadzona zgodnie z pr<text:span text:style-name="T2547">a</text:span>wami ekonomicznymi też byśmy dzisiaj w takiej sytuacji byli jak Francja, czy Niemcy i nie mielibyśmy tak zdewastowanego ekologicznie kraju, jak mamy w tej chwili<text:span text:style-name="T2548">.</text:span><text:s/>Dlatego uważam, że porównywanie zużycia energii z krajami bo<text:span text:style-name="T2549">g</text:span>atymi i nas, nie ma żadnego sensu i używane<text:s/><text:span text:style-name="T2550">je</text:span>st tylko do celów propagandowych, wciskających ludziom do świadomości fałszywe interpreta<text:span text:style-name="T2551">cj</text:span>e faktów.</text:p>
      <text:p text:style-name="P2552">Stoimy u progu lat d<text:span text:style-name="T2553">zie</text:span>w<text:span text:style-name="T2554">ię</text:span>ćd<text:span text:style-name="T2555">zi</text:span>e<text:span text:style-name="T2556">si</text:span>ątych przed bezwzględną potrzebą moderniza<text:span text:style-name="T2557">cj</text:span>i naszego przemysłu<text:span text:style-name="T2558">.</text:span><text:s/>I to z dwóch powodów<text:span text:style-name="T2559">.</text:span><text:s/>Pierwsze, powodów ekologicznych, które tu są głównym pr<text:span text:style-name="T2560">ze</text:span>dmiotem naszych obrad.<text:s/><text:span text:style-name="T2561">Ja</text:span>k również<text:s/><text:span text:style-name="T2562">z</text:span><text:s/>powodów ekonomicznych. A więc problem jest szeroki. Dekap<text:span text:style-name="T2563">it</text:span>al<text:span text:style-name="T2564">iz</text:span>a<text:span text:style-name="T2565">cj</text:span>a środków pracy, maszyn i urządzeń, a<text:s/><text:span text:style-name="T2566">ta</text:span>k<text:span text:style-name="T2567">ż</text:span>e infra<text:span text:style-name="T2568">st</text:span>ruktury jest tak wielka, że grozi nam totalna katastrofa w najbliższym czasie, jeżeli z tym sobie nie poradzimy. Odbudowa tego całego narodowego gospodarstwa wymaga kolosalnych nakładów.<text:s/><text:span text:style-name="T2569">O<text:s/></text:span>tym ch<text:span text:style-name="T2570">y</text:span>ba nie trzeba mówić. Spłacanie długów zagranicznych oraz nasi<text:span text:style-name="T2571">l</text:span>ająca się coraz bar<text:span text:style-name="T2572">d</text:span>ziej inflacja, powodowana fatalną polityką inwestyc<text:span text:style-name="T2573">yj</text:span>ną, powoduje wielkie kłopoty rządu utrzymywaniem równowagi gospodarcz<text:span text:style-name="T2574">ej</text:span>. Co roku są deficyty budżetowe.<text:s/><text:span text:style-name="T2575">W</text:span><text:s/>tym roku, jak wiemy, na rok 89, mamy bilion złotych tego deficytu i oby się tylko na tym skończyło.</text:p>
      <text:p text:style-name="P2576">Wchodzenie w tej sytuacji w nowe wielkie inwestycje, szczególnie tak kosztowne jak elektrownie jądrowe, uważam, że nie ma żadnego uzasadnienia. Słyszy się na każdym kroku o braku środków na ochronę środowiska. Byłoby dziwne gdyby one były przy takiej gospodarce.<text:s/><text:span text:style-name="T2577">U</text:span>ważamy, że te środki, które się chce utopić w energetyce jądrowej, powinny być użyte na modernizację przemysłu pod kątem również i ochrony środowiska<text:span text:style-name="T2578">.</text:span><text:s/><text:span text:style-name="T2579">Ż</text:span>eby załatwić jedną i drugą sprawę. Utopienie ich<text:s/><text:span text:style-name="T2580">w</text:span><text:s/>elektrowniach jądrowych nie zmieni sytuacji, nie wyeliminuje zanieczyszczeń,<text:s/><text:span text:style-name="T2581">a</text:span><text:s/>jeszcze może pogorszyć stan ekologiczny kraju, ponieważ przy zacofanej technologii, braku dyscypliny społecznej<text:s/><text:span text:style-name="T2582">i</text:span><text:s/>brakach materiałowych nie jesteśmy zdolni zbudować bezpieczną elektrownię jądrową w Polsce. Do tego trzeba mieć inne warunki, których<text:s/><text:span text:style-name="T2583">w</text:span><text:s/>kr<text:span text:style-name="T2584">aj</text:span>u n<text:span text:style-name="T2585">ie</text:span><text:s/>um<text:span text:style-name="T2586">i</text:span>ano stworzyć. Mamy słuszne obawy, że elektrownie jąd<text:span text:style-name="T2587">r</text:span>owe budowane w takich warunkach, jak<text:s/><text:span text:style-name="T2588">n</text:span>asze, nie będą bezpieczne.</text:p>
      <text:soft-page-break/>
      <text:p text:style-name="P2589">W<text:span text:style-name="T2590">s</text:span>zyscy wiemy co<text:s/><text:span text:style-name="T2591">t</text:span>o znaczy. To znaczy awaria w tym wypadku. Zapewnianie garstki lud<text:span text:style-name="T2592">zi</text:span>, którzy jeśli uważamy<text:s/><text:span text:style-name="T2593">ic</text:span>h za spe<text:span text:style-name="T2594">cj</text:span>al<text:span text:style-name="T2595">is</text:span>tów, mają jednak bardzo małą si<text:span text:style-name="T2596">ł</text:span>ę przekonywującą, ponieważ są tak pewni siebie, że w dyskusjach jakie prowadzimy już ni<text:span text:style-name="T2597">ej</text:span>ednokr<text:span text:style-name="T2598">ot</text:span>nie w tej sprawie, w tak niebezpiecznej sprawie, że nie należy się dziwić, że zaufanie społeczne do tej całej sprawy, jest bardzo nadwyrężone. Wręcz powiedziałbym, zdecydowanie przeciwne.</text:p>
      <text:p text:style-name="P2599">N<text:span text:style-name="T2600">a</text:span><text:s/>koniec, o czym zresztą mówił już pan profesor Kozłowski, jednym z n<text:span text:style-name="T2601">a</text:span>jwa<text:span text:style-name="T2602">ż</text:span>n<text:span text:style-name="T2603">ie</text:span>jszych powodów dla których domagamy się tu, na tej sali, zaprzestania budowy elektrowni jądrowej, jest wola społeczeń<text:span text:style-name="T2604">st</text:span>wa. Możemy w każdej chwili przedstawić dowody na to, że społe<text:span text:style-name="T2605">cz</text:span>eństwo nie życzy sobie elektrowni jądrowej. Mamy w tej sprawie oświadczenia i tysiące podpisów ludzi z różnych sfer i środowisk, pracowników nauki, rolników, robotników, środowisk akademickich i wiele inny<text:span text:style-name="T2606">ch</text:span><text:s/>z całego kraju. My mamy obowiązek brać to pod uwagę, bowiem repre<text:span text:style-name="T2607">zentuj</text:span>emy stronę społeczną.</text:p>
      <text:p text:style-name="P2608"><text:span text:style-name="T2609">R</text:span>ząd natomiast może liczyć się z tą opinią i wtedy uzysk<text:span text:style-name="T2610">a</text:span><text:s/>wiarygodność albo nie. I wtedy tej wiarygodności już niestety wtedy nie będ<text:span text:style-name="T2611">zi</text:span>e.</text:p>
      <text:p text:style-name="P2612">Na tym pragnę na razie zakończyć, ponieważ te racje, które przedstawiłem upoważniają nas dostatecznie do uzasadnienia<text:s/><text:span text:style-name="T2613">i</text:span><text:s/>utrzymania naszego<text:s/><text:span text:style-name="T2614">st</text:span>anow<text:span text:style-name="T2615">is</text:span>ka tak s<text:span text:style-name="T2616">fo</text:span>rmu<text:span text:style-name="T2617">ło</text:span>wanego we wniosku 16-tym.</text:p>
      <text:p text:style-name="P2618">Dziękuję bardzo.</text:p>
      <text:p text:style-name="P2619"><text:span text:style-name="T2620">J</text:span><text:span text:style-name="T2621">er</text:span><text:span text:style-name="T2622">z</text:span><text:span text:style-name="T2623">y</text:span><text:span text:style-name="T2624"><text:s/>Kołod</text:span><text:span text:style-name="T2625">ziej</text:span><text:span text:style-name="T2626">ski</text:span>:</text:p>
      <text:p text:style-name="P2627">Dziękuję bard<text:span text:style-name="T2628">zo</text:span><text:s/>panu za wy<text:span text:style-name="T2629">gł</text:span>oszenie przemówienia. Proszę państwa, ponieważ sprawa jest wysoce kontrowersyjna. Zanosi się na długą i uciążliwą walkę, proponuję zachowanie parytetu zasady w prowadzeniu dyskusji, to<text:s/><text:span text:style-name="T2630">z</text:span>naczy przemiennie będę udzielał głosu. Czy zgadzacie się państwo na takie rozwiązanie?</text:p>
      <text:p text:style-name="P2631"><text:span text:style-name="T2632">Głos</text:span><text:span text:style-name="T2633"><text:s/>z s</text:span><text:span text:style-name="T2634">al</text:span><text:span text:style-name="T2635">i</text:span>:</text:p>
      <text:p text:style-name="P2636">Jest to przecież kontrowers<text:span text:style-name="T2637">yj</text:span>na sprawa<text:span text:style-name="T2638">.</text:span></text:p>
      <text:p text:style-name="P2639"><text:span text:style-name="T2640">J</text:span><text:span text:style-name="T2641">er</text:span><text:span text:style-name="T2642">z</text:span><text:span text:style-name="T2643">y</text:span><text:span text:style-name="T2644"><text:s/>Kołod</text:span><text:span text:style-name="T2645">ziej</text:span><text:span text:style-name="T2646">ski</text:span>:</text:p>
      <text:p text:style-name="P2647">Tak, kont<text:span text:style-name="T2648">ro</text:span>wers<text:span text:style-name="T2649">yjn</text:span>a sprawa.<text:s/><text:span text:style-name="T2650">I<text:s/></text:span>trzeba zachować inną regułę gry niż przy tamtych sprawach. Dobrze, wobec tego idąc tą metodą, tym sposobem, chciałem udzielić głosu ministrowi Kul<text:span text:style-name="T2651">cz</text:span>yń<text:span text:style-name="T2652">sk</text:span>iemu.</text:p>
      <text:p text:style-name="P2653"><text:span text:style-name="T2654">Wa</text:span><text:span text:style-name="T2655">cł</text:span><text:span text:style-name="T2656">aw K</text:span><text:span text:style-name="T2657">ul</text:span><text:span text:style-name="T2658">cz</text:span><text:span text:style-name="T2659">y</text:span><text:span text:style-name="T2660">ńs</text:span><text:span text:style-name="T2661">ki</text:span>:</text:p>
      <text:p text:style-name="P2662">Dziękuję<text:s/><text:span text:style-name="T2663">bardzo</text:span>.</text:p>
      <text:p text:style-name="P2664">Mam, proszę państwa, przed sobą raport zwany jako raport premier Norwegii, pani Brundtland, który był opracowany na prośbę Organizacji Narodów Zjednoczonych i mam tę część tego raportu, który jest zatytułowany<text:span text:style-name="T2665">:</text:span><text:s/>„Energia, wybór na rzecz środowiska i rozwoju”.</text:p>
      <text:p text:style-name="P2666">Pozwólcie państwo, że chciałbym przywołać niektóre fragmenty tego raportu, ażeby pomóc nam samym, tutaj na tej sali, w przyjęciu ostatecznych wniosków. Zacytuję B<text:span text:style-name="T2667">il</text:span>sona, z Kanad<text:span text:style-name="T2668">yjskie</text:span>go Stowarzyszenia Jądrowego, którego wypowiedź została tutaj zamieszczona w tej części dotyczącej energetyki jądrowej, jako pewnego rodzaju motto.<text:s/><text:span text:style-name="T2669">I</text:span><text:s/>te krótka część brzmi tak:<text:s/>„zagrożenie zdrowia, czy rozwoju praktycznych zastosowań techniki jądrowej, włącznie z elektrycznością jądrową, są bardzo małe w porównaniu z korzyściami płynącymi ze stosowania pro<text:span text:style-name="T2670">mienio</text:span>wan<text:span text:style-name="T2671">ia</text:span><text:s/>jądrowego w medycynie. Bezpieczne stosowanie techniki jądrowej i obiektywnie wiele korzyści z oczyszczenia środowiska i ze zwiększenie światowych dostaw żywności dzięki wyeliminowaniu odpadów. Z<text:s/><text:span text:style-name="T2672">j</text:span>ednym ostatnim i bardzo<text:s/><text:soft-page-break/>sławnym wyjątkiem, współpraca międzynarodowa, która cechowała rozwój technologii energii jądrowej dostarcza znakomitego modelu obchodzenia się ze wspólnymi problemami środow<text:span text:style-name="T2673">is</text:span>kowymi i etycznymi stawianymi przez rozwój innych technolog<text:span text:style-name="T2674">ii</text:span>”.</text:p>
      <text:p text:style-name="P2675">Inny fragment przytacza kwestie związane z ryzykiem pracy reaktora. I tutaj mówi się<text:s/><text:span text:style-name="T2676">w</text:span><text:s/>ten sposób, iż analizy po wypadkach Harrisburgu i w Czarnobylu całkowicie różnią się, całkowite różne typy reaktorów, wykazały, że w obydwóch przypadkach główną przycz<text:span text:style-name="T2677">y</text:span>ną był błąd działających ludzi. Wydarzyły się one odpowiednio około 2 100 i 4 000 po<text:s/><text:span text:style-name="T2678">r</text:span>eaktorol<text:span text:style-name="T2679">at</text:span>a<text:span text:style-name="T2680">ch</text:span>.</text:p>
      <text:p text:style-name="P2681">Ja, oczywiście, tu<text:span text:style-name="T2682">ta</text:span>j idę na zasadzie wyboru. Gdzie indziej mówi się tak:<text:s/><text:span text:style-name="T2683">„</text:span><text:span text:style-name="T2684">nie</text:span><text:s/>ma powodów dla którego energia jądrowa nie miałaby się okazać znacznie<text:s/><text:span text:style-name="T2685">w</text:span><text:s/>latach dziewięćdziesiątych silnym konkurentem”. Na prze<text:span text:style-name="T2686">ci</text:span>wległym krańcu liczni eksperci wyznają pogląd, że istnieje zbyt wiele nie rozwiązanych problemów i zbyt dużo ryzyka dla społeczeństwa.</text:p>
      <text:p text:style-name="P2687"><text:span text:style-name="T2688">W</text:span><text:s/>sumie około<text:s/><text:span text:style-name="T2689">15</text:span><text:s/>procent całej wytworzonej na świec<text:span text:style-name="T2690">ie<text:s/></text:span>elektryczno<text:span text:style-name="T2691">ści</text:span>, oczywiście w niektórych krajach dochodzi tutaj do znacznie większego udziału, jest oparty n<text:span text:style-name="T2692">a</text:span><text:s/>energetyce jądrowej.</text:p>
      <text:p text:style-name="P2693">I coś, co dla mnie służy jako pewnego rodzaju wniosek, czy bez pewnego rodzaju, chciałbym go tutaj zgłosić. Jakakolwiek pol<text:span text:style-name="T2694">it</text:span>yka będzie przyjęta, jest rzeczą ważną, aby najwyższy priorytet był przyznawany poszukiwaniu oszczędnych pod względem energetycznym praktyk we wszystkich sektorach energetyki i<text:s/>w<text:span text:style-name="T2695">ie</text:span>lkoskalowych<text:s/><text:span text:style-name="T2696">p</text:span>r<text:span text:style-name="T2697">o</text:span>gra<text:span text:style-name="T2698">ma</text:span>c<text:span text:style-name="T2699">h</text:span><text:s/>badawczych, w rozwojowych i pokazowych dla bezpiecznego i sprz<text:span text:style-name="T2700">yj</text:span>aj<text:span text:style-name="T2701">ą</text:span>cego środowisku uzyskiwania, użytkowania wszystkich obiecujących źródeł energii, a już szczególnie źródeł energii odnawialnej.</text:p>
      <text:p text:style-name="P2702">I chciałbym w związku z tym postawić po pros<text:span text:style-name="T2703">t</text:span>u pierwsze wnioski, ale może jeszcze przed tym, prosz<text:span text:style-name="T2704">ę</text:span><text:s/>p<text:span text:style-name="T2705">a</text:span>ństwa, tak.</text:p>
      <text:p text:style-name="P2706">Dla mnie również, jak i dla k<text:span text:style-name="T2707">o</text:span>legi Bijaka nie ulega wątpliwości, że stoimy pod pręgierzem bilansu energetycznego. Zagrożenie w tej dziedzinie jest związane równ<text:span text:style-name="T2708">ie</text:span>ż i z tym, że mamy do czynienia praktycznie z zasobami ograniczonymi, które są w perspektywie kilku n<text:span text:style-name="T2709">aj</text:span>bliższych pokoleń na wyczerpaniu. Staniemy<text:s/><text:span text:style-name="T2710">z</text:span><text:s/>peł<text:span text:style-name="T2711">ną</text:span><text:s/>o<text:span text:style-name="T2712">d</text:span>p<text:span text:style-name="T2713">owie</text:span>dz<text:span text:style-name="T2714">ial</text:span>noś<text:span text:style-name="T2715">cią</text:span><text:s/>już teraz przed problemem zabezpieczenia energii dla tego kraju. Od tego nie uciekniemy. Je<text:span text:style-name="T2716">s</text:span>t to rzecz, którą jak sądzę, nikt<text:s/><text:span text:style-name="T2717">w</text:span><text:s/>badaniach Instytutu Geologiczneg<text:span text:style-name="T2718">o</text:span>, jak sądzę, je<text:span text:style-name="T2719">s</text:span>t do udowodnienia.<text:s/><text:span text:style-name="T2720">A</text:span><text:s/>więc spoczywa tu n<text:span text:style-name="T2721">a</text:span><text:s/>nas dość duża, czy nawet bardzo duża odpow<text:span text:style-name="T2722">ie</text:span>dz<text:span text:style-name="T2723">ia</text:span>lność za słowo powiedziane w tych sprawach. Są określone warunki naszego kraju, które powodują, iż dla nas ta alternatywa jest poważną alternatywą. Pamiętajmy o tym, że w wielu k<text:span text:style-name="T2724">r</text:span>ajach jest to związane po prostu z tą sytuacją jaką z punktu widzenia zasobów różnego rodzaju posiadają te kraje.<text:s/><text:span text:style-name="T2725">I</text:span><text:s/>to przyznaje każdy partner z którym się rozmawia. To przyzn<text:span text:style-name="T2726">aj</text:span>e i Norwegia, z którą niedawno mieliśmy rozmowy, i Szwecja, i Japończycy, i Amerykanie. Jest to związane po prostu z indywidualną sytuacją w zasobach, w możliwości wykorzystania różnych źródeł energii. Jest tu zupełnie poza nawet dyskusją typu, prawda, możliwości technicznych, finansowych itd. Więc ten element trzeba brać pod uwagę i u nas taki element właśnie występuje, groźby braków innych zasobów energetycznych. Nasz kraj na pewno na energetyce wodn<text:span text:style-name="T2727">ej,</text:span><text:s/>czy wiatrowej, nie będzie opierał swojego rozwoju. Tak po prostu, nieco nawet upraszczając sprawę.</text:p>
      <text:p text:style-name="P2728">Mówimy o tym, że niedostatecznie jest wykorzystana ta energetyka, wiem o co chodzi, o kwestię oszczędności, prawda, pracy elektrowni naszych itd.,<text:s/><text:span text:style-name="T2729">it</text:span>d. To prawda, ale pamiętajmy,<text:s/><text:span text:style-name="T2730">ż</text:span>e również po to,<text:s/><text:soft-page-break/>żeby tak się stało, to trzeba włożyć w to ogro<text:span text:style-name="T2731">m</text:span>ne pieniądze. Ten rachunek także trzeba brać pod uwagę. To, żeby ta energia węglowa pracowała w sposób również taki, ażeby nie szkodził środowisku, to również jest kierunek na olbrzymie nakłady finansowe, w technikę, która w wielu przypadkach, czy nawet w większości przypadków, musi być po prostu zwyczajnie<text:s/><text:span text:style-name="T2732">za</text:span>imp<text:span text:style-name="T2733">or</text:span>towana. A więc liczmy się i z takim układem<text:span text:style-name="T2734">.</text:span><text:s/>Liczmy się z takim układem, że jeśli domagamy się i idziemy na kierunek zwią<text:span text:style-name="T2735">za</text:span>ny z re<text:span text:style-name="T2736">st</text:span>rukturyza<text:span text:style-name="T2737">cj</text:span>ą gospodarki, a w<text:span text:style-name="T2738">i</text:span>ęc ograniczenia również tamtych źródeł surowcowych dla naszego środowiska, ponieważ również w tym raporcie i w innych materiałach jest udowodnione, że jednak tutaj problemy są n<text:span text:style-name="T2739">aj</text:span>groźni<text:span text:style-name="T2740">ej</text:span>sze dla środowiska naturalnego płynące po prostu z tej energetyki, to biorąc pod uwagę i ograniczanie z tych powodów środow<text:span text:style-name="T2741">is</text:span>kowych i ograniczanie z powodów takich, które są związane z czasem pracy przemysłu, to biorąc pod uwagę te wszystkie elementy dochodzimy do wniosku, że w ogólnym rachunku kosztów nie jest<text:s/><text:span text:style-name="T2742">d</text:span>o odrzucenia droga związana z rozwojem energetyki jądrowej. Myślę, że wszystkie te sprawy powinny być wyraźnie wzięte pod uwagę.</text:p>
      <text:p text:style-name="P2743">Chciałbym się zgodzić zatem z wnioskiem tutaj pana profesora Kozłowskiego, który mówi o tym, iż myśmy nie prowadzili albo jeśli prowadz<text:span text:style-name="T2744">il</text:span>i, t<text:span text:style-name="T2745">o</text:span><text:s/><text:span text:style-name="T2746">n</text:span>ie n<text:span text:style-name="T2747">aj</text:span>zręczni<text:span text:style-name="T2748">ej,</text:span><text:s/>otwartą akcję wyjaśni<text:span text:style-name="T2749">aj</text:span>ącą, informującą, o problemach związanych z rozwojem energetyki. I sądzę, że jeśli chcielibyśmy w tej chwili stawiać problem przed społe<text:span text:style-name="T2750">cz</text:span>eństwem, t<text:span text:style-name="T2751">o</text:span><text:s/><text:span text:style-name="T2752">n</text:span>ie na zasadzie jaki<text:span text:style-name="T2753">ej</text:span>kolwiek decyzji, tylko n<text:span text:style-name="T2754">a</text:span><text:s/>zasadzie, że rzeczywiście takich bardzo rzetelnych infor<text:span text:style-name="T2755">m</text:span>a<text:span text:style-name="T2756">cji</text:span>. Szeroko idących w naród, a szczeg<text:span text:style-name="T2757">ól</text:span>nie w te regiony, gdzie są proponow<text:span text:style-name="T2758">a</text:span>ne określone lokalizacje jądrowe. Dopiero wtedy my możemy liczyć n<text:span text:style-name="T2759">a</text:span><text:s/>to, że decyzja społeczna będzie rzeczywiście decyzją<text:s/><text:span text:style-name="T2760">ś</text:span>wi<text:span text:style-name="T2761">ado</text:span>m<text:span text:style-name="T2762">ą.</text:span><text:s/>Bądźmy wobec tego logicznie w naszych tutaj rozumowaniach. Bo z jednej strony zapewniamy, że naród się wypowie przeciw. Wypowie się. W tej chwili tak odpowiada, robimy referendum, naród odpowiada na nie. Ale jednocześnie myśmy się też przy<text:s/>tym stole<text:s/>zgodzili z tym, że przecież naród jest nieświadomy co mówi, bo nie ma tej rzetelnej informacji<text:span text:style-name="T2763">.</text:span></text:p>
      <text:p text:style-name="P2764">Wobec tego pierwsza podstawowa sprawa<text:span text:style-name="T2765">.</text:span><text:s/>Jestem za tym, żeby ta informacje była zrobiona również przy u<text:span text:style-name="T2766">d</text:span>ziale, przy zaproszeniu najlepszych specjalistów problematyki innych państw, którzy tym problemem się zajmują, z za granicy. Nie tylko spojrzenia naszego. Spojrzenia również ekspertów zagraniczn<text:span text:style-name="T2767">yc</text:span>h. Na wszystko to, uważam, powinniśmy pójść. Ale jednak taka świadoma informacja, trafiająca do świadomości sze<text:span text:style-name="T2768">r</text:span>oko społecznie powinna być przeprowadzona.</text:p>
      <text:p text:style-name="P2769">Jest to dla mnie i zgodność poglądu, i pierwszy wniosek, ale dopiero wówczas możemy po takim czymś przesądzać jakieś dalsze, inne rozwiązania.</text:p>
      <text:p text:style-name="P2770">Druga sprawa, to przyjęcie równi<text:span text:style-name="T2771">eż</text:span><text:s/>takiego założenia, ono się mieści zresztą także w tym cośmy sobie mówili o problemach restrukturyza<text:span text:style-name="T2772">cj</text:span>i, czy podporządkowan<text:span text:style-name="T2773">ia</text:span><text:s/>[nieczytelne] rozwoju społecznego, gospodarczego naszego kraju, a nawet wręcz, jak tutaj cytowałem, to ta zasada najwyższego priorytetu w popieraniu wszystkich oszczędnych pod względem energetycznym praktyk we wszystkich sektorach energetyki itd., itd. Sądzę, że temu powinniśmy także tutaj w naszym stanowisku dać wyraz. Ale nie możemy pod w<text:span text:style-name="T2774">p</text:span>ływem emoc<text:span text:style-name="T2775">ji</text:span>, pod wpływem jakichś impulsów, podejmować de<text:span text:style-name="T2776">cy</text:span>zji nierozważnych, brać na siebie odpowiedzialność za sprawy, które rzutują na rozwój kraju. Jednak energetyka, tak jak lasy dla przyrody, istnienie ich bądź nie, energetyka jest właściwie motorem całego rozwoju społeczno-gospodar<text:span text:style-name="T2777">cz</text:span>e<text:span text:style-name="T2778">go.</text:span><text:s/><text:span text:style-name="T2779">I</text:span><text:s/>na ten t<text:span text:style-name="T2780">e</text:span>mat proponuję się w ogóle nie sprzeczać. To nie jest taka kwestia po prostu jedna z wielu. Jest to jedna z podstawowych po prostu z pod<text:span text:style-name="T2781">s</text:span>taw rozwoju gospodarczego. Jeśli się<text:s/><text:soft-page-break/>decydujemy, że po to się zebraliśmy przy tym stole, żeby zmienić dotychczasowy rozwój, żeby da<text:span text:style-name="T2782">ć</text:span><text:s/>jemu jakiś wyraźny impuls, to również trzeba ten element wziąć pod uwagę, że tym impulsem jest rozwój energetyki.</text:p>
      <text:p text:style-name="P2783">Dziękuję bardzo.</text:p>
      <text:p text:style-name="P2784"><text:span text:style-name="T2785">Przewodniczący</text:span>:</text:p>
      <text:p text:style-name="P2786">Dziękuję bardzo. Kto ze strony<text:s/><text:span text:style-name="T2787">„</text:span>Solidarności”? Kto? Bardzo, proszę, profesor Bojarski.</text:p>
      <text:p text:style-name="P2788">Włodzimierz Bojarski:<text:bookmark-start text:name="bookmark12"/><text:bookmark-end text:name="bookmark12"/></text:p>
      <text:p text:style-name="P2789">W naszym zakładzie problemów energetyki zajmujemy się od dwunastu lat badaniem możliwości zaspokojenia potrzeb energetycznych kraju, w powiązaniu z przewidywanymi zmianami struktury gospodarczej, produkcyjnej tego kraju. I w trzech seriach badań, w ciągu ostatnich ośmiu lat, zbadaliśmy bardzo wiele takich wariantów. I już w roku 198<text:span text:style-name="T2790">4</text:span><text:s/>na dużej konferencji, w Jabłonnie, prezentowal<text:span text:style-name="T2791">iś</text:span>my bardzo przykry, czy bardzo twardy, wynik owych badań. I nie ma możliwości zaspokojenia potrzeb energ<text:span text:style-name="T2792">et</text:span>y<text:span text:style-name="T2793">cz</text:span>nych kraju do roku 2000 i po roku 2000, jeżeli dotychczasowe trendy rozwoju przemysłu wysoko<text:s/><text:span text:style-name="T2794">en</text:span>ergo<text:span text:style-name="T2795">chło</text:span>nnego będą utrzymane.</text:p>
      <text:p text:style-name="P2796">Jeżeli procesy ra<text:span text:style-name="T2797">cj</text:span>onaliza<text:span text:style-name="T2798">cj</text:span>i w zużyciu paliw i energii będą utrzymane. Inaczej mówiąc, jest pełna świadomość badawcza, że bez głębok<text:span text:style-name="T2799">ie</text:span>j reformy gospodarczej, która wymusiłabym owe zmiany struktury gospodarki, wymusiłaby owe procesy realizac<text:span text:style-name="T2800">yj</text:span>n<text:span text:style-name="T2801">e,</text:span><text:s/>ra<text:span text:style-name="T2802">cj</text:span>onalizac<text:span text:style-name="T2803">yj</text:span>ne, o zaspokojeniu potrzeb energety<text:span text:style-name="T2804">cz</text:span>nych w stu procentach tej nierac<text:span text:style-name="T2805">jo</text:span>naln<text:span text:style-name="T2806">ej<text:s/></text:span>gospodarki, mowy być nie może.</text:p>
      <text:p text:style-name="P2807">Stawialiśmy to<text:span text:style-name="T2808"><text:s/></text:span>wyra<text:span text:style-name="T2809">ź</text:span>nie uważając, że nie da się zbudować żadnego planu p<text:span text:style-name="T2810">ię</text:span>c<text:span text:style-name="T2811">io</text:span>l<text:span text:style-name="T2812">et</text:span>n<text:span text:style-name="T2813">ie</text:span>go.<text:s/><text:span text:style-name="T2814">I</text:span><text:s/>mogę powiedzieć państwu, że według naszych badań obecny plan jest oczywiśc<text:span text:style-name="T2815">ie</text:span><text:s/>energetycznie niezbilansowany. Jedynie łasce Bożej zawdz<text:span text:style-name="T2816">ięcz</text:span>amy, że ta<text:s/><text:span text:style-name="T2817">z</text:span>ima nie spowodowała kataklizmu en<text:span text:style-name="T2818">er</text:span>gety<text:span text:style-name="T2819">cz</text:span>nego w naszym kraju. Ale zawdzięczamy to raczej Bożej przezorności, niż naszej rozumnej przezorności, jako że tych stwierdzeń nikt do tej pory poważnie nie brał pod uw<text:span text:style-name="T2820">a</text:span>gę.</text:p>
      <text:p text:style-name="P2821">Pan minister Bij<text:span text:style-name="T2822">a</text:span>k był łaskaw zwrócić uwagę, że naczelną zasadą gospodarczą jest ra<text:span text:style-name="T2823">cj</text:span>onaliza<text:span text:style-name="T2824">cj</text:span>a. Ale jest to zasada papierowa. I nie ma żadnych mechanizmów realizacji w Polsce gospodarki. Przedstawialiśmy b<text:span text:style-name="T2825">a</text:span>dania i analizy z których wynika, że wszelkie procesy ra<text:span text:style-name="T2826">cj</text:span>onaliza<text:span text:style-name="T2827">cj</text:span>i są praktycznie zablokowane na szeregu poziomach, z bardzo w<text:span text:style-name="T2828">ie</text:span>lu powodów. Ekonomiczny<text:span text:style-name="T2829">ch,</text:span><text:s/>technicznych i organizac<text:span text:style-name="T2830">yj</text:span>nych. Bez reformy gospodarczej nie było procesów ra<text:span text:style-name="T2831">cj</text:span>onal<text:span text:style-name="T2832">iz</text:span>a<text:span text:style-name="T2833">cj</text:span>i. Nie ma procesów ra<text:span text:style-name="T2834">cj</text:span>onaliza<text:span text:style-name="T2835">cj</text:span>i i nie będzie. W związku z tym owe nastawienie władz n<text:span text:style-name="T2836">a</text:span><text:s/>racjonaliza<text:span text:style-name="T2837">cj</text:span>ę jest czysto werbalne, ponieważ nie ma owych to mechanizmów, które to tę realizację racjonalizacji mogły powodować.</text:p>
      <text:p text:style-name="P2838">Natomiast, żeby<text:s/><text:span text:style-name="T2839">co</text:span>kolwiek móc zaproponować pracowaliśmy dalej, zakładając, że w wyniku m<text:span text:style-name="T2840">i</text:span>ędzy innymi rozmów społeczno-pol<text:span text:style-name="T2841">it</text:span>y<text:span text:style-name="T2842">cz</text:span>n<text:span text:style-name="T2843">yc</text:span>h dojdzie do prze<text:span text:style-name="T2844">fo</text:span>rsowan<text:span text:style-name="T2845">ia</text:span><text:s/>decyzji politycznych, decyzji społecznych, o poparcie konsekwentnego programu.<text:s/><text:span text:style-name="T2846">W</text:span><text:s/>tym również programu reformy w górnictwie, w tym równ<text:span text:style-name="T2847">ie</text:span>ż programu reformy w energ<text:span text:style-name="T2848">etyc</text:span>e i doprowadzen<text:span text:style-name="T2849">ia</text:span><text:s/>do<text:s/><text:span text:style-name="T2850">u</text:span>rentownienia i częściowo do<text:s/><text:span text:style-name="T2851">sa</text:span>mo<text:span text:style-name="T2852">fin</text:span>ansow<text:span text:style-name="T2853">ania</text:span><text:s/><text:span text:style-name="T2854">ty</text:span>ch wielkich działów gospodarki. Z ogromnym, wielokrotnym wzrostem cen paliw i energii z tym związanych. Z całkowitą przebudową struktury cen surowców, paliw i energii w całej gospodarce narodowej, no i z odpowiednimi skutkami tego dla wszystkich konsumentów i zapotrzebowania.</text:p>
      <text:p text:style-name="P2855">Jeżeli byśmy mogli przyjąć, że w wyniku między innymi rozmów toczonych właśnie t<text:span text:style-name="T2856">u</text:span>taj, taka reforma<text:s/><text:soft-page-break/>szybko i skutecznie zostanie wprowadzona, to wtedy możemy dopiero mówić o racjonalnych potrzebach energety<text:span text:style-name="T2857">cz</text:span>nych, bo dopiero wtedy się okażą te potrz<text:span text:style-name="T2858">eb</text:span>y energetyczne. Przecież potrzeba energetyczna jawiąca się w kraju o największym deficycie pa<text:span text:style-name="T2859">li</text:span>w i o najniższych cenach paliw w świecie, jest zgoła nieracjonalna. Próba pokrywania takich potrzeb jest zupełnie<text:s/><text:span text:style-name="T2860">a</text:span>bsurdalna. Wydawałoby się, że my tutaj nie powinniśmy mówić o takich pot<text:span text:style-name="T2861">rz</text:span>ebach niera<text:span text:style-name="T2862">cj</text:span>onalnych. Możemy mówić o potrzebach trafionych.</text:p>
      <text:p text:style-name="P2863">Jakie to są potrzeby porównawcze w skali bilansu? Pozwolą pań<text:span text:style-name="T2864">st</text:span>wo, że odczytam. W 8<text:span text:style-name="T2865">3</text:span><text:s/>roku, w Polsce, na obywatela zużywaliśmy ponad 3 tony ekwiwalentnego paliwa olejowego na mies<text:span text:style-name="T2866">zk</text:span>ań<text:span text:style-name="T2867">ca.</text:span><text:s/><text:span text:style-name="T2868">W</text:span><text:s/>tym samym czasie myśmy zużywali 3,<text:span text:style-name="T2869">1</text:span><text:s/>tony.<text:s/><text:span text:style-name="T2870">W</text:span>ielka Brytania<text:s/><text:span text:style-name="T2871">3</text:span>,<text:span text:style-name="T2872">4,</text:span><text:s/>Francja 3,3, NR<text:span text:style-name="T2873">F</text:span><text:s/>4,2,<text:s/>Be<text:span text:style-name="T2874">n</text:span>eluks<text:s/>4,7. My zużywamy w kraju potencjału energ<text:span text:style-name="T2875">et</text:span>ycznego niewiele mni<text:span text:style-name="T2876">ej</text:span><text:s/>niż najbardziej rozwinięte kraje zachodnie. Nie ma zatem innej drogi niż ta, o której powiedział pan minister Bij<text:span text:style-name="T2877">a</text:span>k. No, droga na ra<text:span text:style-name="T2878">cj</text:span>onalizację, ale nie droga płodna, nie droga, którą władze państwowe deklarują od kryzysu energet<text:span text:style-name="T2879">y</text:span>cznego. Ja przypomnę, że kryzys energetyczny wystąpił w 73 roku. Jesteśmy lat po kryzysie energetycznym. Koncern<text:s/>„Shell”<text:s/>od kryzysu energet<text:span text:style-name="T2880">ycz</text:span>nego w ciągu kilku lat przestawił wszystkie rafinerie swoje na opalanie rafinerii innymi nośnikami energii niż ol<text:span text:style-name="T2881">ej</text:span>e, bo oleje były za drogie. Ale my w Płocku do dzisiejszego dnia opalamy rafinerię olejami, bo je<text:span text:style-name="T2882">st</text:span>eśmy najbogatszym krajem w<text:s/><text:span text:style-name="T2883">tym</text:span><text:s/>zakresie<text:span text:style-name="T2884">.</text:span><text:s/>Przecież nas stać,<text:s/>„Shella”<text:s/>nie stać. Ale nas stać. Spalamy 900 tysięcy ton oleju rocznie w tej rafinerii, taką mamy gospodarkę.</text:p>
      <text:p text:style-name="P2885">Wydaje się zatem, że najbardziej tolerancyjny i ugodowy sposób rozmowy nie może przejść do porządku dziennego nad tym, że bez reformy, bez zasadniczych drastycznych<text:s/><text:span text:style-name="T2886">fo</text:span>rm przebudowy bilansu en<text:span text:style-name="T2887">er</text:span>gety<text:span text:style-name="T2888">cz</text:span>nego po stronie zapotrzebowania, mówienie o pokryciu staje się naprawdę bezprzedmiotowe.</text:p>
      <text:p text:style-name="P2889">Proszę zwrócić uwagę, że w obecnym planie pięcioletnim takie się realizują przedsięwzięcia inwestycy<text:span text:style-name="T2890">jn</text:span>e, jak elektryfikacja trze<text:span text:style-name="T2891">ci</text:span>orzędnych linii kolejowych, co p<text:span text:style-name="T2892">o</text:span>wod<text:span text:style-name="T2893">uj</text:span>e po stronie elektroenergety<text:span text:style-name="T2894">cz</text:span>n<text:span text:style-name="T2895">ej</text:span><text:s/>wybudowanie dodatkowo 200 megawatów w elektrowniach, i co n<text:span text:style-name="T2896">aj</text:span>mniej<text:s/><text:span text:style-name="T2897">30</text:span>0 megawatów w sieciach, w transforma<text:span text:style-name="T2898">to</text:span>rach, w liniach przesyłowych, po to, żeby zaoszczędzić 19<text:span text:style-name="T2899">0</text:span><text:s/>ton oleju opałowe<text:span text:style-name="T2900">g</text:span>o i za to zużyć prawie pó<text:span text:style-name="T2901">ł</text:span><text:s/>mi<text:span text:style-name="T2902">l</text:span>iona ton węgla w elektrowni.<text:s/><text:span text:style-name="T2903">I</text:span><text:s/>to się jeszcze nazywa ra<text:span text:style-name="T2904">cj</text:span>onaliza<text:span text:style-name="T2905">cj</text:span>ą. I to jest w planie pięcioletnim, ze wspólnych pieniędzy realizowanych. Takie projekty racjonalizacji mamy w tej pięciolatce. Takie projekty ra<text:span text:style-name="T2906">cj</text:span>onalizacji realizujemy od 10, czy 15 lat. Już nie mówię o tym, że był projekt taki, żeby wybudować z pien<text:span text:style-name="T2907">ię</text:span>dzy ra<text:span text:style-name="T2908">cj</text:span>on<text:span text:style-name="T2909">al</text:span>iza<text:span text:style-name="T2910">cj</text:span>i górskie drogi do wywozu górskiego drzewa, co miało si<text:span text:style-name="T2911">ę</text:span><text:s/>też przyczynić do ra<text:span text:style-name="T2912">cj</text:span>on<text:span text:style-name="T2913">al</text:span>iza<text:span text:style-name="T2914">cj</text:span>i. Nie ma to nic wspólnego z ra<text:span text:style-name="T2915">cj</text:span>onalizacją energetyczną.<text:s/><text:span text:style-name="T2916">I</text:span><text:s/>oczywiście, efektów ra<text:span text:style-name="T2917">cj</text:span>onalizacyjnych z tego nie ma.<text:s/><text:span text:style-name="T2918">W</text:span><text:s/>samych elektrowniach można było zaoszczędzić znaczną moc. Przemielamy w Polsce około 15<text:span text:style-name="T2919">0</text:span><text:s/>milionów ton rocznie surowców mineralnych, w tym samego węgla około 70 milionów ton. Miele się to w młynach kulowych, na których zużycie energii jest od<text:s/><text:span text:style-name="T2920">3</text:span>0 procent większe, niż mogłoby b<text:span text:style-name="T2921">yć<text:s/></text:span>przy zastosowaniu automatów. Jest w Polsce człowiek,<text:s/>właściciel patentu, jest w Polsce patent, prostych elementów automatyki, które dałyby s<text:span text:style-name="T2922">i</text:span>ę na każdym<text:s/><text:span text:style-name="T2923">z</text:span><text:s/>tych urz<text:span text:style-name="T2924">ą</text:span>dzeń zastosować i zmniejszyć zużycie energii elektrycznej o 3<text:span text:style-name="T2925">0<text:s/></text:span>procent. Tego niestety nie robimy, bo właśnie robimy inne projekty ra<text:span text:style-name="T2926">cj</text:span>ona<text:span text:style-name="T2927">l</text:span>izacyjn<text:span text:style-name="T2928">e,</text:span><text:s/>o których mówiliśmy.</text:p>
      <text:p text:style-name="P2929">Jest to<text:s/><text:span text:style-name="T2930">z</text:span>atem sytuacja dla nas trudna dlatego,<text:s/><text:span text:style-name="T2931">ż</text:span>e oczywiście, dostosowan<text:span text:style-name="T2932">ie</text:span>, przebudowan<text:span text:style-name="T2933">ie</text:span><text:s/>gospodarki narodowej, do owych zra<text:span text:style-name="T2934">cj</text:span>onalizowanych warunków wymaga, po pierwsze, reformy, a tej reformy wcale nie ma. Ona jest na papierze, podobnie jak na papierze są te usiłowania dotyczące racjonalizacji. To wszystko jest na papierze, ale nie w rzeczywistośc<text:span text:style-name="T2935">i.</text:span></text:p>
      <text:soft-page-break/>
      <text:p text:style-name="P2936"><text:span text:style-name="T2937">A</text:span><text:s/>zatem musiałaby być ta reforma n<text:span text:style-name="T2938">a</text:span>prawdę wymuszana i dekretowana, i realizowana,<text:s/><text:span text:style-name="T2939">a</text:span><text:s/>dopiero później można by do niej próbować ten b<text:span text:style-name="T2940">i</text:span>lans dostosowywać.</text:p>
      <text:p text:style-name="P2941">Wszystko to, co powiedział t<text:span text:style-name="T2942">ut</text:span>aj pan minister Bija<text:span text:style-name="T2943">k mni</text:span>e się<text:s/><text:span text:style-name="T2944">wyda</text:span>je, że stwarza bardzo dobre perspektywy dla krajowego bilansu energetycznego. To napięcie, które wytwarzała polska gospodarka węglowa, ono maleje ze względu na ekonomiczne otwarc<text:span text:style-name="T2945">ie</text:span><text:s/>się kraju i rozszerzenie możliwości korzystania z olejów i z g<text:span text:style-name="T2946">a</text:span>zu ziemnego. Natomiast, jeżeli chodzi o bilanse, które by dla takiej zmodern<text:span text:style-name="T2947">iz</text:span>owan<text:span text:style-name="T2948">ej<text:s/></text:span>gospodarki mogły być realne w roku 2000 i 20<text:span text:style-name="T2949">1</text:span>0, tośmy ich kilka zrobili w naszym zakładzie.<text:s/><text:span text:style-name="T2950">W</text:span><text:s/>końcu grudnia przekazaliśmy te prace do<text:s/><text:span text:style-name="T2951">I</text:span>nstytutu Energetyki. A z Instytutu Energetyki mam nadzieję, że trafiły one do Ministerstwa Przemysłu.</text:p>
      <text:p text:style-name="P2952">Wśród tych scenariuszy i tych wariantów jest również wariant<text:span text:style-name="T2953">,</text:span><text:s/>przy wysokim rozwoju gospodarki, przy dużym tempie rozwoju gospodarki wariant zaspokojenia potrzeb energetycznych, te<text:span text:style-name="T2954">j</text:span><text:s/>szybko rozwijającej si<text:span text:style-name="T2955">ę</text:span><text:s/>gospodarki, też elektrowni jądrowych. Tym bardziej takie w<text:span text:style-name="T2956">a</text:span>ri<text:span text:style-name="T2957">a</text:span>nty można opracować dla słabszego<text:s/><text:span text:style-name="T2958">te</text:span>mpa rozwoju gospodarki narodowej.</text:p>
      <text:p text:style-name="P2959">Chciałem przypomnieć, że uchwały Polskiego Sejmu i Państwowej Rady Energetycznej w sprawie rozwoju w Polsce e<text:span text:style-name="T2960">ne</text:span>r<text:span text:style-name="T2961">g</text:span>etyki jądrowej, bazowały na całym szeregu założeń, których niestety w ciągu ostatnich paru lat praktyka n<text:span text:style-name="T2962">ie<text:s/></text:span>p<text:span text:style-name="T2963">o</text:span>tw<text:span text:style-name="T2964">ie</text:span>rdz<text:span text:style-name="T2965">i</text:span>ła.<text:s/><text:span text:style-name="T2966">I</text:span><text:s/>tak zakładało się, że elektrownie jądrowe po okresie wysokich k<text:span text:style-name="T2967">osztów</text:span><text:s/>w pierwszym okresie ich realizacji w krajach rośnie, w następnych latach będzie się odznaczały coraz to mniejszym<text:span text:style-name="T2968">i</text:span><text:s/>kosztami inwestycyjnymi.<text:s/><text:span text:style-name="T2969">P</text:span>o opanowaniu technologii, po opanowaniu procesów budowlanych, z roku na rok elektrownie będą tańsze. Niestety w ciągu ostatnich dziesięciu lat pojawiła się tendencja odwrotna.<text:s/><text:span text:style-name="T2970">W</text:span><text:s/><text:span text:style-name="T2971">c</text:span>ałym świecie koszty budowy elektrowni jądrowych wzrastają, wzrastają przez całą dekadę, w sposób wykładniczy.<text:s/><text:span text:style-name="T2972">W</text:span><text:s/>ostatnich latach zaznaczył się zatem idący wykładniczy wzrost kosztów eksploata<text:span text:style-name="T2973">cj</text:span>i. Tymcz<text:span text:style-name="T2974">as</text:span>em kos<text:span text:style-name="T2975">zt</text:span>y klasycznych elektrowni nie wzrosły wiele, to klasycznych elektrowni, węglowych, dobudowano wysokosprawne urządzenia odpyl<text:span text:style-name="T2976">aj</text:span>ące,<text:s/><text:span text:style-name="T2977">o</text:span>dsiarczające, a również absorbujące tlenki azotu. Przyniósł ten sposób znacznie mniejszy koszt, przyniósł on, że elektr<text:span text:style-name="T2978">o</text:span>wnie te st<text:span text:style-name="T2979">a</text:span>ły się w znacznym stopniu mniej uciążliwymi. I w dalszym ciągu stosunek<text:s/>kosztów<text:s/>elektrowni ci<text:span text:style-name="T2980">e</text:span>plnych na paliw<text:span text:style-name="T2981">a</text:span><text:s/>konwencjonalne, mówmy o paliwie węglowym, do elektrowni jądrowych, jest jak jeden d<text:span text:style-name="T2982">o</text:span><text:s/>dwóch dwadzieścia, dwóch i pół. Do tego we wszystkich kalkulacjach światowych dochodzą koszty zamrożenia, oprocentowan<text:span text:style-name="T2983">ia</text:span><text:s/>kapitału w czasie budowy. I ten czynnik powoduje, że ta wstępna różnica jest taka, iż w<text:s/>dalszym ciągu stosunek kosztów elektrowni cieplnych na paliwa konwen<text:span text:style-name="T2984">cj</text:span>on<text:span text:style-name="T2985">al</text:span>ne, mówmy o paliwie węglowym, do elektrowni jądrowych jest jak 1 do 2,20-2,5<text:span text:style-name="T2986">.</text:span><text:s/>Do tego we wszystkich kalkulacjach światowych dochodzą koszty zamrożenia, koszty oproce<text:span text:style-name="T2987">nt</text:span>owania kapitału w czasie budowy.<text:s/><text:span text:style-name="T2988">I</text:span><text:s/>ten czynnik powodu<text:span text:style-name="T2989">j</text:span>e<text:span text:style-name="T2990">,</text:span><text:s/><text:span text:style-name="T2991">ż</text:span>e ta wstępna rolnica kosztorysowa pomiędzy elektrowniami cieplnymi, z dostar<text:span text:style-name="T2992">cz</text:span>aniem spalin i elektrowniami jądrowymi, ze stosunku<text:s/><text:span text:style-name="T2993">1</text:span><text:s/>do 2,2-2,5, wzrasta do stosunku 1 do 3<text:span text:style-name="T2994">,</text:span><text:s/>po uwzględnieniu tego zamrożenia i oprocentowania.</text:p>
      <text:p text:style-name="P2995">Nadzieja, że to będzie inaczej się niestety nie sprawdza, nie spełnia. Drugi wzgląd, że ceny paliwa jądrowego się us<text:span text:style-name="T2996">tabilizuj</text:span>ą i będą może nawet z roku na rok spadały, się nie potwierdził. Zaznaczyła się w ostatnich latach wyraźnie tendencja do wzrostu zużycia paliw.</text:p>
      <text:p text:style-name="P2997">Nie spełniły się również nadzieje, że cz<text:span text:style-name="T2998">a</text:span>s budowy elektrowni jądrowej się znacznie skróci. Wręcz przeciwnie, w krajach wysokorozwiniętych traktuje się d<text:span text:style-name="T2999">zi</text:span>e<text:span text:style-name="T3000">si</text:span>ęcioletni okres z standardowy, z chwilą<text:s/><text:soft-page-break/>podjęcia budowy, a oddanie bloku jądrowego do eksploata<text:span text:style-name="T3001">cj</text:span>i. No, wydaje się, że my w Polsce musimy się liczyć ze znacznie dłuższ<text:span text:style-name="T3002">y</text:span>m okresem realizacji tej budowy. Nasza nadzieja była taka, że uda się w przemyśle krajowym uruchomić produkcję znacznej większości urządzeń dla elektrowni jądrow<text:span text:style-name="T3003">ej</text:span>. W tej chwili jest wiadomo, że w kraju będziemy w stanie wyprodukować jedynie urządzenia do części konwenc<text:span text:style-name="T3004">jo</text:span>n<text:span text:style-name="T3005">al</text:span>n<text:span text:style-name="T3006">ej.</text:span><text:s/>Natomiast pozostała część jądrowa będzie przedmiotem importu.<text:s/><text:span text:style-name="T3007">W<text:s/></text:span>ten sposób program energetyki jądrowej jest progr<text:span text:style-name="T3008">a</text:span>mem opartym w ogromnej większości już na imporcie, bo dochodzi import paliwa, oczywiście, do tych elektrowni i przychodzi znaczna część jądrowego wyposażenia.<text:s/><text:span text:style-name="T3009">I</text:span><text:s/>nie tylko jąd<text:span text:style-name="T3010">ro</text:span>wego, bo także całość układów automatyki, armatury specjalnej, to wszystko będzie musiało być importowane. To założenie naszych władz, gdy zapadały decyzje o budowie, bo właśnie tutaj musimy sobie przypomnieć, że są to decyzje i Sejmu i różnych organów o budowie elektrowni jądrowych, wtedy opierały się na założeniach, które w tej chwili są już nieaktu<text:span text:style-name="T3011">al</text:span>ne.</text:p>
      <text:p text:style-name="P3012"><text:span text:style-name="T3013">Tr</text:span>zeb<text:span text:style-name="T3014">a</text:span><text:s/>by wreszcie pow<text:span text:style-name="T3015">ie</text:span>d<text:span text:style-name="T3016">zi</text:span>eć, że w ciągu ostatnich dziesięciu lat zaznaczył się znaczny postęp w budowie innych typów elektrowni niż konwen<text:span text:style-name="T3017">cj</text:span>on<text:span text:style-name="T3018">al</text:span>ne węglowe i innych niż elektrownie jądrowe. Tak więc energetyka jądrowa ma przeciwko sobie jak gdyby, jako konkurenta, ma także tutaj znaczne osiągnięcia w zakresie energ<text:span text:style-name="T3019">e</text:span>tyki nowoczesnej jeszcze bardzi<text:span text:style-name="T3020">ej</text:span>.</text:p>
      <text:p text:style-name="P3021">Mam przed sobą opracowanie Międzynarodow<text:span text:style-name="T3022">ej</text:span><text:s/>Agencji Ato<text:span text:style-name="T3023">m</text:span>owej z roku<text:s/>‘85, wydane w<text:s/>‘86,<text:s/><text:span text:style-name="T3024">n</text:span>a początku, a więc przed awarią w Czarnobylu, które to opracowanie dotyczy rozwoju energetyki jądrowej w krajach rozw<text:span text:style-name="T3025">ijaj</text:span>ących. Chciałem tutaj zauważy<text:span text:style-name="T3026">ć</text:span>, że przez kraje rozwijające rozumie się kraj, któr<text:span text:style-name="T3027">y</text:span><text:s/>nie produkuje urządzeń dla tego ty<text:span text:style-name="T3028">p</text:span>u elektrowni, prawdopodobnie nie produkuje również urządzeń dla elektrowni węglowych, a więc kra<text:span text:style-name="T3029">j</text:span>, który musi sprowadzić dla elektrowni<text:s/><text:span text:style-name="T3030">wę</text:span>glow<text:span text:style-name="T3031">ej</text:span><text:s/>urządzenia, może ma swój węgiel, dla elektrowni jądrowej sprowadza urządzenia, spro<text:span text:style-name="T3032">w</text:span>a<text:span text:style-name="T3033">d</text:span>za paliwo. Ponadto dla elektrowni jądrowej korzysta<text:s/><text:span text:style-name="T3034">w</text:span><text:s/>szerokim zakresie z kredytu dla tych zakupów.</text:p>
      <text:p text:style-name="P3035">Myślę, żeśmy s<text:span text:style-name="T3036">ię</text:span><text:s/>do końca jeszcze nie p<text:span text:style-name="T3037">r</text:span>z<text:span text:style-name="T3038">y</text:span>zw<text:span text:style-name="T3039">yc</text:span>za<text:span text:style-name="T3040">i</text:span>li do traktowania naszego kraju jako kraju rozw<text:span text:style-name="T3041">ijaj</text:span>ącego, natomiast ze względu<text:s/><text:span text:style-name="T3042">n</text:span>a te kr<text:span text:style-name="T3043">yt</text:span>eria, o których tutaj powiedziałem akurat ta kalkulacja do nas pasuje.</text:p>
      <text:p text:style-name="P3044">Ogólna prognoza rozwoju energetyki jądrowej w krajach rozw<text:span text:style-name="T3045">ijaj</text:span>ących się na r<text:span text:style-name="T3046">o</text:span>k<text:s/>‘90, dokonana<text:s/><text:span text:style-name="T3047">15</text:span><text:s/>lat temu, realizuje się w tej chwili zaledwie w<text:s/><text:span text:style-name="T3048">5</text:span><text:s/><text:span text:style-name="T3049">-</text:span><text:s/>10 procentach. To znaczy w tej chwili wydaje się, tak się tutaj ocenia w tych dokumentach M<text:span text:style-name="T3050">ię</text:span>dzynaro<text:span text:style-name="T3051">do</text:span>w<text:span text:style-name="T3052">ej</text:span><text:s/>Agencji, że w krajach rozw<text:span text:style-name="T3053">ijaj</text:span>ących się w roku<text:s/>‘<text:span text:style-name="T3054">90</text:span><text:s/>będzie mniej więcej niż kilka procent tej mocy z<text:span text:style-name="T3055">ai</text:span>nstalowan<text:span text:style-name="T3056">ej</text:span><text:s/>w elektrowniach jądrowych, którą to oszacowano<text:s/><text:span text:style-name="T3057">1</text:span>5 lat wcześniej przez agencję.</text:p>
      <text:p text:style-name="P3058">Wreszcie ten materiał zawiera specjalny referat opracowany przez grupę badań ekonomic<text:span text:style-name="T3059">zn</text:span>ych samej agencji. I są tutaj wyniki tych badań, które wskazują, że przy elektrowniach jądrowych z blokami poniżej 600 megawatów, elektrownia jądrowa jest wyraźnie droższa, jeżeli cena węgla jest 60 dolarów za tonę. Przypomnę, że obecna cena węgla jest<text:s/><text:span text:style-name="T3060">45</text:span><text:s/>dolarów za tonę, a nie 60 dolarów. Więc z tego opracowania wynika, samej agencji, która wreszcie jest agen<text:span text:style-name="T3061">cj</text:span>ą statutowo związaną z propagowaniem elektrowni jądrowych, wynika nierentowność elektrowni jądrowej typu Żarnowiec. Problematyczną sprawą jest natomiast budowa elektrowni na blokach 1 000 megawatów, o jakiej mówimy w Klempiczu. Problematyczna w świetle tego op<text:span text:style-name="T3062">ra</text:span>cowania,<text:s/><text:span text:style-name="T3063">c</text:span>hociaż musimy sobie powiedzieć, że jednak tym<text:s/><text:span text:style-name="T3064">si</text:span>ę różnimy od krajów rozw<text:span text:style-name="T3065">ijając</text:span>ych s<text:span text:style-name="T3066">ię</text:span>, że dla elektrowni konwen<text:span text:style-name="T3067">cjo</text:span>n<text:span text:style-name="T3068">al</text:span>nych całość urządzeń możemy wyprodukować<text:s/><text:soft-page-break/>w kraju. A tu się b<text:span text:style-name="T3069">ie</text:span>rze pod uwagę, że większość tych urządzeń również jest przedmiotem importu z kredytów. Wydaje się zatem, że nie możemy operować poważnym argumentem n<text:span text:style-name="T3070">a</text:span><text:s/>temat opłacalności budowy elektrowni jądrowej, w porównan<text:span text:style-name="T3071">i</text:span>u z innymi elektrowniami.</text:p>
      <text:p text:style-name="P3072">Chciałbym nato<text:span text:style-name="T3073">m</text:span>iast zwrócić uw<text:span text:style-name="T3074">a</text:span>gę n<text:span text:style-name="T3075">a</text:span><text:s/>inne niezwykle doniosłe aspekty ekonomiczne związane z tego typu problemem<text:s/><text:span text:style-name="T3076">ją</text:span>drowym, które w naszych badan<text:span text:style-name="T3077">i</text:span>ach wyraźnie wyszły.</text:p>
      <text:p text:style-name="P3078">Po pierwsze, problem jądrowy absorbuje i zamraża na naście lat środki inwestycyjne. Jest to pompowanie<text:s/><text:span text:style-name="T3079">w</text:span><text:s/>gospodarkę kraju bilionów inflac<text:span text:style-name="T3080">yj</text:span>nych, jako że nawet tutaj według tego badania M<text:span text:style-name="T3081">ię</text:span>dzynarodow<text:span text:style-name="T3082">ej</text:span><text:s/>Agencji, jeżeli jest to dotrzymany harmonogram budowy, jeżeli jest obszar opłacalności dla tych n<text:span text:style-name="T3083">aj</text:span>większych bloków, przy wysokim koszcie paliwa, nie mówię o tym, g<text:span text:style-name="T3084">d</text:span>zie on sam u nas jest nie opłacalny, ale wysoki koszt węgla, ale nie mamy wysokiego kosztu węgla, prawda, i bardzo duże bloki, to wtedy nakład inwestycyjny zwraca się oszczędnościami eksploatac<text:span text:style-name="T3085">yj</text:span>nymi najwcześniej po 14 la<text:span text:style-name="T3086">t</text:span>ach.</text:p>
      <text:p text:style-name="P3087">Więc w efekcie jest to pompowanie w gospodarkę narodową ogromnego pieniądza in<text:span text:style-name="T3088">fl</text:span>ac<text:span text:style-name="T3089">yj</text:span>nego, co raczej jest klęską gospodarczą.</text:p>
      <text:p text:style-name="P3090">Drugie, chciałbym zwrócić uwagę, że jednak w kraju ta rac<text:span text:style-name="T3091">jo</text:span>naliza<text:span text:style-name="T3092">cj</text:span>a będzie musiała coś kosztować. Jednak są potrzebne inwestycje. I nie ma w kraju innych pieniędzy niż te pieniądze, kt<text:span text:style-name="T3093">ó</text:span>re do tej pory pochłaniał kompleks surowcowo-ener<text:span text:style-name="T3094">ge</text:span>ty<text:span text:style-name="T3095">cz</text:span>ny. Nie ma innych dużych pieniędzy w kraju. Jeżeli kraj ma wy<text:span text:style-name="T3096">konać</text:span><text:s/>jakikolwiek manewr gospodar<text:span text:style-name="T3097">c</text:span>zy, w sensie przebudowy struktury, a powie<text:span text:style-name="T3098">dz</text:span>ieliśmy, że to jest w ogóle warunek podstawowy, to to są te pieniądze z<text:s/><text:span text:style-name="T3099">teg</text:span>o kompleksu. Z przykrością, jako człowiek związany z tym kompleksem, muszę o tym otwarcie powiedzieć. Trzeba się zdecydować, dokonać bardzo drastyc<text:span text:style-name="T3100">zn</text:span>ych cięć. Wstrzymano budowę kopalni. Więc to jest ogromna r<text:span text:style-name="T3101">e</text:span>wolu<text:span text:style-name="T3102">c</text:span>ja w nasz<text:span text:style-name="T3103">y</text:span>m kraju. Wst<text:span text:style-name="T3104">r</text:span>zymano n<text:span text:style-name="T3105">a</text:span><text:s/>szereg lat budowę kopalni węgla kamiennego. Czy po to, żeby całe te pieniądze przeznaczyć na energetykę jądrową, a nie dokonać żadnego manewru gospodarczego?<text:s/><text:span text:style-name="T3106">Ró</text:span>żnica w programach inwestyc<text:span text:style-name="T3107">yj</text:span>nych pomiędzy programem z energetyką jądrową a programem bez energetyki jądrowej, wynosi ponad półtora biliona złotych, w cenach 84, to jest na pewno około<text:s/><text:span text:style-name="T3108">5</text:span><text:s/>bilionów złotych w obecnych cenach, w programie rozwoju do 20<text:span text:style-name="T3109">1</text:span>0 roku. Przy tym są tam takie sytuacje, że ta różnica na tych kosztach inwestycyjnych, k<text:span text:style-name="T3110">tó</text:span>re dodatkowo przejmuje energ<text:span text:style-name="T3111">et</text:span>yka jądrowa, pokrywa koszty importowanego paliwa dla owych elektrowni na osiem lat. O taką kwotę tam chodzi dodatkowo inwestyc<text:span text:style-name="T3112">yj</text:span>ną.</text:p>
      <text:p text:style-name="P3113">Tak więc wydaje się, że m<text:span text:style-name="T3114">us</text:span>i<text:span text:style-name="T3115">elibyś</text:span>m<text:span text:style-name="T3116">y</text:span><text:s/><text:span text:style-name="T3117">p</text:span>o<text:span text:style-name="T3118">wie</text:span>dzieć, że z punktu widzenia energetycznego, energetyka jądrowa nie jest konieczna dla bilansu, po pierwsze.</text:p>
      <text:p text:style-name="P3119">Po drugie, w porównaniu z innymi formami elektrowni jest nierentowna.</text:p>
      <text:p text:style-name="P3120">Po trzecie, program tego typu rozwoju pompuje w go<text:span text:style-name="T3121">sp</text:span>odarkę wielkie pieniądze inflacyjne i jednocześnie pochłania pieniądze na manewr gospodarczy, który musi być dokonany.</text:p>
      <text:p text:style-name="P3122">O sprawach bezpieczeństwa elektrowni nie mówiliśmy, więc ja w tym miejscu nie będę zabierał na ten temat na razie głosu.</text:p>
      <text:p text:style-name="P3123">Dziękuję państwu za uwagę.</text:p>
      <text:p text:style-name="P3124"><text:span text:style-name="T3125">Prz</text:span><text:span text:style-name="T3126">ew</text:span><text:span text:style-name="T3127">od</text:span><text:span text:style-name="T3128">n</text:span><text:span text:style-name="T3129">i</text:span><text:span text:style-name="T3130">c</text:span><text:span text:style-name="T3131">zą</text:span><text:span text:style-name="T3132">c</text:span><text:span text:style-name="T3133">y</text:span>:</text:p>
      <text:p text:style-name="P3134">D<text:span text:style-name="T3135">zię</text:span>kuję bardzo. Po wy<text:span text:style-name="T3136">stąpi</text:span>en<text:span text:style-name="T3137">iu</text:span><text:s/>profesora Bojarskiego mam prośbę do ekspertów rządowych, żeby w swoich wypowied<text:span text:style-name="T3138">z</text:span>iach uwzględnili odpowiedź n<text:span text:style-name="T3139">a</text:span><text:s/>argumenty, k<text:span text:style-name="T3140">t</text:span>ór<text:span text:style-name="T3141">e</text:span><text:s/>by<text:span text:style-name="T3142">ł</text:span>y w wystąpieniu profesora Bojarskiego. Tych argumentów nie można pominąć. Zbliżamy się do odpowiedzi, jak rozwiązać problem<text:s/><text:soft-page-break/>energetyczny Polski?</text:p>
      <text:p text:style-name="P3143">Chciałem udzielić głosu profesorowi Judzie, który j<text:span text:style-name="T3144">a</text:span>ko pierwszy zgłaszał się do głosu, ale ponieważ chcieliśmy, przyjęliśmy inny tryb postępowania, więc dopiero teraz udzielam mu głosu. Mianowicie tryb taki, że najpierw udzielam głosu ministrom ze strony rządowej, jako ludziom odpowiedzi<text:span text:style-name="T3145">a</text:span>lnym<text:s/><text:span text:style-name="T3146">z</text:span>a rozwój energetyki w tej chwili.</text:p>
      <text:p text:style-name="P3147">Proszę bardzo, profesor Juda.</text:p>
      <text:p text:style-name="P3148"><text:span text:style-name="T3149">Jan Juda</text:span>:</text:p>
      <text:p text:style-name="P3150">Dzi<text:span text:style-name="T3151">ęk</text:span>uję, panie<text:s/><text:span text:style-name="T3152">pr</text:span>zewodni<text:span text:style-name="T3153">czą</text:span>cy. Proszę Państwa! Ja<text:s/>tut<text:span text:style-name="T3154">aj</text:span><text:s/>zawsze jestem głosicielem tezy, ż<text:span text:style-name="T3155">e</text:span><text:s/>zagadnień ochrony środowiska nie można rozpatrywać w sposób cząstkowy. Trzeba je rozpatrywać w powiązaniu z:</text:p>
      <text:p text:style-name="P3156"><text:span text:style-name="T3157">a</text:span>/ potrzebami społecznymi,</text:p>
      <text:p text:style-name="P3158">b/ zagadnieniami gospodar<text:span text:style-name="T3159">cz</text:span>ymi.</text:p>
      <text:p text:style-name="P3160">I to jest teza wydaje się niedyskusyjna, tylko wyciąganie wniosków z tej niedyskusyjnej tezy nie zawsze jest takie oczywiste. Musimy pamiętać, że to w<text:span text:style-name="T3161">s</text:span>zystko jest razem skojarzone, razem powiązane. Mó<text:span text:style-name="T3162">w</text:span>iąc o ochronie środowiska, czy dz<text:span text:style-name="T3163">i</text:span>ałalnoś<text:span text:style-name="T3164">ci</text:span><text:s/>gospodarczej trzeba rozpat<text:span text:style-name="T3165">r</text:span>ywać wszystkie wzajemnie skojarzone konsekwen<text:span text:style-name="T3166">c</text:span>je.</text:p>
      <text:p text:style-name="P3167"><text:span text:style-name="T3168">I</text:span><text:s/>tutaj obawiam się tylko i tutaj dyskusja nasza to potwierdza, że bez modeli działalności gospodarc<text:span text:style-name="T3169">ze</text:span>j nie można rozpatrywać żadnych zagadnień. Tylko taka uwaga wstępn<text:span text:style-name="T3170">a</text:span>, wydaje mi się, że my z tego zagadnienia restrukturyza<text:span text:style-name="T3171">cj</text:span>i, wszystkich związanych z tym skomplikowanych zagadnień, akurat w tym miejscu i w tym czasie nie rozstrzygniemy.</text:p>
      <text:p text:style-name="P3172">Jest jeszcz<text:span text:style-name="T3173">e</text:span><text:s/>jedna tu obawa, że mogą tu<text:s/><text:span text:style-name="T3174">p</text:span>rzeważać emocje, czy powiedzmy sobie, w końcu na twierdzeniu emocje nie chcę używać innych słów. A to jest za poważna sprawa ab<text:span text:style-name="T3175">yś</text:span>my powodując się emocjami ostatecznie pod<text:span text:style-name="T3176">ej</text:span>mowali t<text:span text:style-name="T3177">a</text:span>kie, c<text:span text:style-name="T3178">z</text:span>y inne uchwały w naszym gronie.</text:p>
      <text:p text:style-name="P3179">Ja myśląc, że będę mówił trochę wcześniej p<text:span text:style-name="T3180">rz</text:span>ygotowałem sobie taką tabelkę, która zresztą jest ilustracją do wszystkich tez przedstawianych tu pr<text:span text:style-name="T3181">zez</text:span><text:s/>pana ministra Bijaka.<text:s/><text:span text:style-name="T3182">Z<text:s/></text:span>tym, że ona uściśla te wartości i wte<text:span text:style-name="T3183">d</text:span>y pewne rzeczy<text:s/><text:span text:style-name="T3184">w</text:span>y<text:span text:style-name="T3185">c</text:span>ho<text:span text:style-name="T3186">dzą</text:span><text:s/>w<text:s/><text:span text:style-name="T3187">s</text:span>posób troch<text:span text:style-name="T3188">ę</text:span><text:s/>bard<text:span text:style-name="T3189">z</text:span>i<text:span text:style-name="T3190">e</text:span>j d<text:span text:style-name="T3191">r</text:span>ama<text:span text:style-name="T3192">t</text:span>ycz<text:span text:style-name="T3193">ny</text:span>. I na początku, jaka jest moja teza, że musi być osiągnięty wszędzie, a sz<text:span text:style-name="T3194">c</text:span>zególnie<text:s/><text:span text:style-name="T3195">w</text:span><text:s/>potrzebach energetycznych pewien próg<text:span text:style-name="T3196">,</text:span><text:s/>po którym można mówić o wszystkim innym - i o rozwoju, i o oszczędności<text:span text:style-name="T3197">.<text:s/></text:span>Ten próg musi być osiągnięty. Jeżeli się porównuje te wartości, o których mówił już pan minister Bijak jednostkowego zużycia energii elektrycznej na jednego mieszkańca i rok, no to te wartości u nas są niższe od kilku do kilkudziesięciu procent w stosunku do tzw. krajów rozw<text:span text:style-name="T3198">ijaj</text:span>ących się. Są one niższe nawet niż w takich krajach jak NRD, nasz sąsiad, i to znacznie niższe, nie mówiąc o Związku Radzieckim. To jest pierwsze stwierdzenie<text:span text:style-name="T3199">.</text:span></text:p>
      <text:p text:style-name="P3200">Drugie stwierdz<text:span text:style-name="T3201">e</text:span>nie to było takie, że jest u nas niekorzystna struktura pokrycia tych potrzeb energetycznych, o tym też była mowa. Ale to dużo bardziej drastycznie wygląda jeżeli się patrzy na taką porównywalną tabelkę. Państwo pamiętacie, że u nas pokrycie potrzeb energ<text:span text:style-name="T3202">et</text:span>y<text:span text:style-name="T3203">cz</text:span>nych to jes<text:span text:style-name="T3204">t</text:span><text:s/>80%, równo licząc, paliwa stałe, natomiast przykładowo mówiąc w Związku Radzieckim to jest t<text:span text:style-name="T3205">yl</text:span>ko 24, w NRD 30, we Francji<text:s/><text:span text:style-name="T3206">-</text:span><text:s/>1<text:span text:style-name="T3207">3<text:s/></text:span>z goła, w Szwecji, na którą się tak często powołujemy 22%.</text:p>
      <text:p text:style-name="P3208">Tak wygląda to jeżeli chodzi o pokrycie potrzeb energetycznych, jeżeli chodzi o produkcję energii elektrycznej to u nas jest praktycznie rzecz biorąc<text:s/><text:span text:style-name="T3209">1</text:span>00<text:span text:style-name="T3210">%</text:span><text:s/>wę<text:span text:style-name="T3211">g</text:span>iel kamienny i brun<text:span text:style-name="T3212">a</text:span>tny, podczas gdy na<text:s/><text:soft-page-break/>przykład, nie jecha<text:span text:style-name="T3213">ć</text:span><text:s/>do dra<text:span text:style-name="T3214">st</text:span>ycznych, w Zwi<text:span text:style-name="T3215">ą</text:span>zku Radzieckim 14%. Nie<text:span text:style-name="T3216">,</text:span><text:s/>przepraszam bardzo, ja mówię w tej chwili o pokryciu produkcji energii elektrycznej, mam inną rubrykę. Jaki jest udział energetyki jądrowej?<text:s/><text:span text:style-name="T3217">U</text:span><text:s/>nas jest 0<text:span text:style-name="T3218">%</text:span>, w Związku Radzieckim jest<text:s/><text:span text:style-name="T3219">około 10, w RFN je</text:span><text:span text:style-name="T3220">s</text:span><text:span text:style-name="T3221">t 31,</text:span><text:s/>we Francji jest 6<text:span text:style-name="T3222">5</text:span>, w Szwecji, na którą się powołujemy 42%. Podaję to za rocznikiem statystycznym.</text:p>
      <text:p text:style-name="P3223">Proszę państwa następna pozycja, jaką ja mam tu w tabelce to jest dochód narodowy na mieszkańca. Ja się zastrzegam, że to jest bardzo orientac<text:span text:style-name="T3224">yj</text:span>ny szacunek, bo tutaj,<text:s/><text:span text:style-name="T3225">w</text:span><text:s/>z<text:span text:style-name="T3226">a</text:span>le<text:span text:style-name="T3227">żn</text:span>ości od źródła z jakiego się korzysta mogą być pewne rozbieżności, ale tendencje pozostają te same.</text:p>
      <text:p text:style-name="P3228">Ja przyjąłem orientac<text:span text:style-name="T3229">yj</text:span>nie, że ten dochód narodowy na mieszkańca i rok może być prz<text:span text:style-name="T3230">yj</text:span>mowany w Polsce około 2 000<text:span text:style-name="T3231"><text:s/></text:span>dolarów<text:span text:style-name="T3232">.</text:span><text:s/>W porównaniu z dochodem w krajach RFN, Francji, Szwecji czy w Stanach<text:s/><text:span text:style-name="T3233">Zj</text:span>ednoczonych to jest około 14 000 dolarów na mieszkańca<text:span text:style-name="T3234">.</text:span><text:s/>Ponieważ jesteśmy jednak tutaj przy stoliku i z tego wynika to jednostkowe zużycie energii, o której się mówi kilkakrotnie wyższe. Jeżeli się to porównuje, powiedzmy sobie u nas przy tak założonym dochodzie narodowym<text:span text:style-name="T3235">,</text:span><text:s/>to zużycie energii pierwotnej jest 2,4 tony na 1 000 dolarów dochodu narodowego, a zużycie energii elektrycznej jest 1 870 k<text:span text:style-name="T3236">il</text:span>ow<text:span text:style-name="T3237">at</text:span>ogodzin na 1 000 dolarów dochodu narodowego, a w krajach porównywalnych wysoce rozwiniętych jest około 0,4 tony. To widzimy jaki to jest rozstęp między tym co jest u nas a co jest w krajach, jak to się mówi pięknie,<text:s/>wysoce rozwiniętych<text:span text:style-name="T3238">.</text:span></text:p>
      <text:p text:style-name="P3239">Proszę państwa ponieważ jednak jesteśmy przy<text:s/>„stoliku”<text:s/>ekologicznym ja robię dalsze porównanie i mówię o emisji zanieczyszczeń powietrza wywołanej pokryciem potrzeb energet<text:span text:style-name="T3240">yc</text:span>znych. Żeby to były wartości bezwzględnie porównywalne ja podaję najpierw tylko emisje dwutlenku siarki na mieszkańca i rok<text:span text:style-name="T3241">.<text:s/></text:span>Ona u nas wynosi 120 kg na mieszkańca i rok, b<text:span text:style-name="T3242">ij</text:span>e nas oczywiście na głowę<text:s/><text:span text:style-name="T3243">NR</text:span>D<text:span text:style-name="T3244">,</text:span><text:s/>bo tam jest 25<text:span text:style-name="T3245">0</text:span><text:s/>kg, ale w innych krajach to jest rzędu 20 do 40 kg na mieszkańca i rok, przynajmniej trzykrotnie n<text:span text:style-name="T3246">iż</text:span>ej<text:span text:style-name="T3247">.</text:span></text:p>
      <text:p text:style-name="P3248">Je<text:span text:style-name="T3249">ż</text:span>eli teraz<text:s/><text:span text:style-name="T3250">t</text:span>ą wartość porównamy z dochodem narodowym to już się zaczyna robić sytuacja zupełnie tragiczna, bo my tego dwutlenku siarki emitujemy na jednostkę dochodu narodowego 1 000 dolarów 60 kg, podczas gdy te porównywane kraje około<text:s/><text:span text:style-name="T3251">2-3</text:span><text:s/>i tutaj już ten rozsiew jest tragiczny<text:span text:style-name="T3252">.</text:span></text:p>
      <text:p text:style-name="P3253">W wielokrotnych wystąpieniach z drugiej strony stołu mówiło się, że musimy robić rachunek kom<text:span text:style-name="T3254">plekso</text:span>wy, uwzględniając straty w środowisku i że każda decyzja musi uwzględniać też oddziaływanie na środowisko<text:span text:style-name="T3255">.</text:span><text:s/>Jak ta sprawa wygląda?</text:p>
      <text:p text:style-name="P3256">Pierwsza uwaga. Szacunek strat w środowisku jest bardzo trudny i bardzo dyskusyjny, żeby nie było nieporozum<text:span text:style-name="T3257">ie</text:span>ń, myśmy w programie rządowym P<text:span text:style-name="T3258">R</text:span>8 próbowali szacować te straty. Rozpiętości są tu bardzo duże, to nie jest jednoznaczna historia<text:span text:style-name="T3259">.<text:s/></text:span>W każdym razie jeżeli chodzi o dwutlenek siarki to według szacunków robionych n<text:span text:style-name="T3260">a</text:span><text:s/>świecie straty wywoływane emisją<text:s/><text:span text:style-name="T3261">1</text:span><text:s/>tony dwutlenku siarki zawierają się w przedziale od 1 do<text:s/><text:span text:style-name="T3262">5</text:span><text:s/>tysięcy dolarów. Jest to oczywiście dyskusyjne, ale daje nam jakiś rząd wielkości<text:span text:style-name="T3263">.</text:span><text:s/><text:span text:style-name="T3264">J</text:span>a dla porównania przyjąłem taką umiarkowaną wartość 2 tysiące dolarów na tonę wyemitowanego dwutlenku s<text:span text:style-name="T3265">ia</text:span>rki.</text:p>
      <text:p text:style-name="P3266">Jak to wygląda wtedy u nas? Straty wywoływane emisją dwutlenku siarki na mieszkańca wynoszą 300 dolarów. Ja rozumiem, że jest to<text:s/><text:span text:style-name="T3267">w</text:span><text:s/>pewnym stopniu demagogiczne, ale porównywalne to na pewno jest<text:span text:style-name="T3268">.</text:span><text:s/>Jeszcze to gorzej wygląda jeśli porównamy te straty w stosunku do dochodu narodowego, na jednostkę dochodu narodowego. Te straty kształtują się u nas na poziomie<text:s/><text:span text:style-name="T3269">150</text:span><text:s/>dolarów na<text:s/>1 000 dolarów dochodu narodowego, czyli 15%, a w<text:s/><text:span text:style-name="T3270">i</text:span>nn<text:span text:style-name="T3271">yc</text:span>h<text:span text:style-name="T3272"><text:s/></text:span>krajac<text:span text:style-name="T3273">h</text:span><text:s/>na poziomie 6-7 dolarów w stosunku do 150<text:span text:style-name="T3274">.</text:span></text:p>
      <text:soft-page-break/>
      <text:p text:style-name="P3275">Jak myśmy analizowali co można robić, żeby zmniejszyć to zagrożenie, czy zmniejszyć w ogóle emisję dwutlenku siarki, z tym że dwutlenek siarki trzeba traktować jako wiodące zanieczyszczenie z elektryki zawodowej, bo uprzedzając to co będziemy mówili o bezpieczeństwie takiej czy innej techniki wytwarzania energii elektrycznej chcę dodać, że to jest tylko jeden z toksycznych czynników emitowanych przez energetykę konwencjonalną, węglową, do tego dochodzą tlenki azotu, do tego dochodzą metale ciężkie, do tego dochodzą rad<text:span text:style-name="T3276">io</text:span>nuklidy, arsen, cynk, co kto chce<text:span text:style-name="T3277">.</text:span><text:s/><text:span text:style-name="T3278">I</text:span><text:s/>tutaj to też jest bardzo poważny problem, dlatego, że metale c<text:span text:style-name="T3279">ię</text:span>żkie j<text:span text:style-name="T3280">a</text:span>k państwo wiedzą, trwają w środowisku, tutaj nie ma naturalnego ich niszczenia.</text:p>
      <text:p text:style-name="P3281">Co można robić w tej sytuacji? Po pierwsze zmienić surowce, o tym była mowa, że jeżeli zmniejszymy udział węgla na korzyść szczególnie gazu to na pewno będzie to rozwiązanie nad<text:s/>wszech<text:s/>mia<text:span text:style-name="T3282">r</text:span>, z wszystkich punktów widzenia korzystne.</text:p>
      <text:p text:style-name="P3283">Co możemy robić dalej? Możemy zmieniać technologię, o czym mówił między innymi profesor Bojarski, Oczywiście<text:span text:style-name="T3284">,</text:span><text:s/>że możemy przejść na przykład na ciśnieniowe paleniska i to wtedy będzie i energetycznie korzystne, i z punktu widzenia ochrony środowiska korzystne też.</text:p>
      <text:p text:style-name="P3285">Wreszcie jako zło konieczne możemy odczyszczać emitowane gazy. I tu się zaczyna nowy problem. Proszę państwa, żeby oczyszczać te emitowane gazy to trzeba przede wszystkim mieć technologię, której nie mamy, wbrew temu co twierdził kolega Bojarski, że my wszystko mamy jeżeli chodzi o energetykę zawodową. Po drugie trzeba materiałów, nakładów inwestyc<text:span text:style-name="T3286">yj</text:span>nych i po trzecie energii, energii...</text:p>
      <text:p text:style-name="P3287">Proszę państwa, równo licząc my mamy około 3<text:span text:style-name="T3288">0</text:span> 000 MW zainstalowanej mocy elektrycznej. Teraz tak, nakłady energetyczne na odsiarczanie szacowane są, w sensie eksploatacji na około 10% mocy elektrowni, tyle musielibyśmy zużywać na potrzeby własne więcej, żeby to odsiarczanie przeprowadzić. To oznacza w na<text:span text:style-name="T3289">s</text:span>zym<text:span text:style-name="T3290"><text:s/></text:span>przypadku, że trzy elektrownie o mocy 1 000 MW musiałyby pracować tylko na koszt odsiarcz<text:span text:style-name="T3291">a</text:span>nia spalin.</text:p>
      <text:p text:style-name="P3292">Proszę państwa, jeszcze dalsza historia, którą po prostu chcemy brać pod uwagę przy ogólnej dyskusji,<text:s/><text:span text:style-name="T3293">z<text:s/></text:span>tym, żeby mnie<text:s/><text:span text:style-name="T3294">z</text:span>nowu ktoś nie podsumował w ten sposób, że j<text:span text:style-name="T3295">a</text:span><text:s/>nie chcę żeby od<text:span text:style-name="T3296">si</text:span>ar<text:span text:style-name="T3297">cz</text:span>ać. Żeby tu nie było n<text:span text:style-name="T3298">ie</text:span>porozumień. Oczywiście, chcę.</text:p>
      <text:p text:style-name="P3299">Czy nie mamy rozwijać tej technologii? Oczywiście, mamy. Jeżeli jestem przy tym odsiarczaniu, to do tego, żeby w naszej energetyce wprowadzić n<text:span text:style-name="T3300">aj</text:span>bardziej zresztą w tej chwili rozwijaną technikę odsiarczania, mocno w<text:span text:style-name="T3301">a</text:span>pniakową, to musielibyśmy produkować<text:s/><text:span text:style-name="T3302">3</text:span><text:s/>miliony ton kamienia wapiennego rocznie<text:span text:style-name="T3303">.</text:span><text:s/>Podczas gdy wiemy, że nawet na wapnowanie w rolnictwie mamy same niedobory. I znowu to niedo<text:span text:style-name="T3304">wi</text:span>erzanie. To są i nakłady inwestyc<text:span text:style-name="T3305">yj</text:span>ne. I energia, o której nie zapomin<text:span text:style-name="T3306">aj</text:span>my.</text:p>
      <text:p text:style-name="P3307">My w tej chwili, jeżeli chodzi o składowiska, to wygląda to w ten sposób. Przeciętna elektrownia, tysiąc megawatów, to wydziela, przy sprawnie działających odpylac<text:span text:style-name="T3308">z</text:span>ach około<text:s/><text:span text:style-name="T3309">125</text:span><text:s/>ton pyłów na godzinę. Dalej, gdybyśmy chcieli teraz odsiarczać, to bym nam do tego dochodz<text:span text:style-name="T3310">ił</text:span>o<text:s/><text:span text:style-name="T3311">50</text:span><text:s/><text:span text:style-name="T3312">-</text:span><text:s/>70 ton szlamu. Gdzieś to trzeba składować wszystko. Na składowiska łączne tych dwóch odpadów mus<text:span text:style-name="T3313">ie</text:span>libyśmy mieć, w tej porównywalnej jednostce, sto megawatów, około 1<text:span text:style-name="T3314">7</text:span>0 hektarów<text:s/><text:span text:style-name="T3315">i</text:span><text:s/>o tym trzeba też pamiętać. Czy to można, czy nie można utylizować, o tym była mowa, ale to jest dalsze zagadnienie.</text:p>
      <text:p text:style-name="P3316">Ja bym chciał zakończyć swoje wys<text:span text:style-name="T3317">t</text:span>ą<text:span text:style-name="T3318">p</text:span>ie<text:span text:style-name="T3319">n</text:span>ie prośbą, żebyśmy na konkretną dyskusję, b<text:span text:style-name="T3320">yś</text:span>my ją prowadzili w sposób nieemocjonalny. Opieral<text:span text:style-name="T3321">i</text:span><text:s/><text:span text:style-name="T3322">s</text:span>ię bardziej na rzeczywistości realnej<text:s/><text:span text:style-name="T3323">i</text:span><text:s/>wszystkich<text:s/><text:soft-page-break/>możliwościach.</text:p>
      <text:p text:style-name="P3324">Jeszcze jedną rzecz muszę powiedz<text:span text:style-name="T3325">ie</text:span>ć.<text:s/><text:span text:style-name="T3326">M</text:span>y tutaj wszyscy się zgad<text:span text:style-name="T3327">z</text:span>amy<text:s/><text:span text:style-name="T3328">n</text:span>a konieczność utylizacji<text:span text:style-name="T3329">.</text:span><text:s/>Ja zawsze o tym mówię, że albo będzie rozwój w kraju i oc<text:span text:style-name="T3330">h</text:span>rona środowiska, albo nie będzie jednego i drugiego. Tylko, żeby to przeprowadzić to trzeba też środków, trzeba czasu i energii. Proszę mi odpowied<text:span text:style-name="T3331">zi</text:span>eć, co w międzyczasie, kto nas będzie utrzymywał. Bo ostatecznie ja mógłbym sobie przebudować blok tysiąc<text:s/>megawatowy na ciśnieniowy, tylko tamten muszę wyłączyć, mieć na to czas, energię i pieniądze. I co w międzyczasie?</text:p>
      <text:p text:style-name="P3332">I teraz jeszcze jedna rzecz. Jeśli chodzi o to, jak ankietować? Ja jestem przekonany, że gdy spytamy społeczeństwo, czy<text:s/><text:span text:style-name="T3333">ch</text:span>cemy, czy nie, to nam o<text:span text:style-name="T3334">dp</text:span>o<text:span text:style-name="T3335">wie</text:span>dzą, n<text:span text:style-name="T3336">ie</text:span><text:s/>chcemy, bo to jest energia jądrowa. Ale gdybyśmy sprecyzowali pytanie w ten sposób, czy na wsi chcemy mieć lodówkę, pralkę, telewizor, sprzęt,<text:s/><text:span text:style-name="T3337">cz</text:span>y nie? To na pewno wszyscy odpowiedzą, że chcemy mieć. Sto<text:span text:style-name="T3338">p</text:span>ień elektryfika<text:span text:style-name="T3339">cj</text:span>i naszego rolnictwa jest przeraźliwie niski. Nie gwarantuję w stu procentach tych wartości, ale porównywalnie wygląda to w ten sposób, że moc zainstalowana na hektar w naszym rolnictwie jest<text:s/><text:span text:style-name="T3340">1</text:span>,7 kilowata. Natomiast w RFN wynosi 3,7, czyli trzykrotnie więcej. Ja nie mówię o tym, że zużycie energii w ogóle w naszym rolnictwie jest dużo niższe od krajów, gdzie to rolnictwo społecznie inaczej funkcjonuje.</text:p>
      <text:p text:style-name="P3341">W związku z t<text:span text:style-name="T3342">y</text:span>m mój apel, aby wszystkie te skojarzone elementy były brane pod uwagę w naszej dyskusji dals<text:span text:style-name="T3343">ze</text:span>j. Dz<text:span text:style-name="T3344">ię</text:span>kuję pań<text:span text:style-name="T3345">st</text:span>wu za uwagę.</text:p>
      <text:p text:style-name="P3346"><text:span text:style-name="T3347">J</text:span><text:span text:style-name="T3348">er</text:span><text:span text:style-name="T3349">z</text:span><text:span text:style-name="T3350">y</text:span><text:span text:style-name="T3351"><text:s/>Kołod</text:span><text:span text:style-name="T3352">ziej</text:span><text:span text:style-name="T3353">ski</text:span>:</text:p>
      <text:p text:style-name="P3354">Dziękuję bardzo, pani<text:span text:style-name="T3355">e</text:span><text:s/>profesorze. Proszę bardzo, kto z panów z<text:s/>„Solidarności”? Niech pan profesor Kozłowski kieruje, bo k<text:span text:style-name="T3356">i</text:span>lka rąk zawsze się podnosi, a<text:s/><text:span text:style-name="T3357">t</text:span>o jes<text:span text:style-name="T3358">t</text:span><text:s/>ważne w jakiej kolejności dopuszcza s<text:span text:style-name="T3359">ię</text:span><text:s/>do głosu właściwych ekspertów.</text:p>
      <text:p text:style-name="P3360"><text:span text:style-name="T3361">S</text:span><text:span text:style-name="T3362">t</text:span><text:span text:style-name="T3363">ef</text:span><text:span text:style-name="T3364">a</text:span><text:span text:style-name="T3365">n<text:s/></text:span><text:span text:style-name="T3366">Kozł</text:span><text:span text:style-name="T3367">ow</text:span><text:span text:style-name="T3368">sk</text:span><text:span text:style-name="T3369">i</text:span>:</text:p>
      <text:p text:style-name="P3370">Dziękuję bardzo panie profesorze<text:span text:style-name="T3371">.</text:span><text:s/>P<text:span text:style-name="T3372">a</text:span>n docent Kupryszewski, z Uniwersytetu Gdańskiego.</text:p>
      <text:p text:style-name="P3373"><text:span text:style-name="T3374">Gotfryd Kupryszewski</text:span>:</text:p>
      <text:p text:style-name="P3375">Ja chciałem szanownemu przedmówcy zadać pytanie<text:span text:style-name="T3376">:</text:span><text:s/>czy energia jądrowa rozwiązuje te sprawy, o których pan wspominał? Bo lodówka i pralka w każdym gospodarstwie wiejskim, chyba nie dostanie energii z elektrowni jądrowej budowanej, na przykład w Żarnowcu teraz. Bo po pierwsze, n<text:span text:style-name="T3377">i</text:span>e wiemy, kiedy ona zostanie wybudowana jeszcze.</text:p>
      <text:p text:style-name="P3378">Ale zanim ja przystąpię do pewnych rzeczy, o których tutaj n<text:span text:style-name="T3379">i</text:span>c nie mówiono, nie będę się powtarzał za kolegami. Chciałem państwu przedstawić uchwałę, która wczoraj zapadła na walnym zgromadzeniu Gdańskiego Stowarzyszen<text:span text:style-name="T3380">ia</text:span><text:s/>Akademickiego. Chciałbym może powiedzieć, nie wszyscy wiedzą, co to jest Gdańskie Stowarzyszenie Akademickie? To jest Stowarzyszenie, które zostało<text:s/><text:span text:style-name="T3381">za</text:span>reje<text:span text:style-name="T3382">st</text:span>rowane w Gdańsku, w końcu ubiegłego roku, którego członkami są przeważnie pracownicy nauki uczelni Trójmiasta.<text:s/><text:span text:style-name="T3383">I</text:span><text:s/>to walne zgromadzenie podjęło króciutką uchwałę, kt<text:span text:style-name="T3384">ó</text:span>rą pozwolę sobie państwu odczytać<text:span text:style-name="T3385">.</text:span></text:p>
      <text:p text:style-name="P3386">Członkowie Gdańskiego Stowarzyszen<text:span text:style-name="T3387">ia</text:span><text:s/>Akademickiego zgromadzeni na walnym zebraniu wzywają kompetentne władze do n<text:span text:style-name="T3388">at</text:span>ychm<text:span text:style-name="T3389">iastoweg</text:span>o wstrzym<text:span text:style-name="T3390">a</text:span>nia budowy elektrowni jądrowej w Żarnowcu. Za takim posunięciem przemawia wiele względów<text:span text:style-name="T3391">.</text:span><text:s/>Gospodarcze, ekologiczne, społeczne, bezpieczeństwa całej aglomeracji tr<text:span text:style-name="T3392">ój</text:span>mi<text:span text:style-name="T3393">ej</text:span>skiej oraz aktualna sytuacja energetyki jądrowej w świecie<text:span text:style-name="T3394">.</text:span><text:s/>Uważamy,<text:s/><text:span text:style-name="T3395">ż</text:span>e należy przeprowadzić obiektywną, niezależną ekspertyzę, która rozważy alternatywne rozwiązania problemów<text:s/><text:soft-page-break/>ener<text:span text:style-name="T3396">ge</text:span>tycznych w Polsce na najbliższe 15<text:s/><text:span text:style-name="T3397">-</text:span><text:s/>20 lat.</text:p>
      <text:p text:style-name="P3398">Ze chw<text:span text:style-name="T3399">il</text:span>eczkę króciutko uzasadnię. O względach gospodarczych mówił tu pan profesor B<text:span text:style-name="T3400">oj</text:span>arski. O względach ekologicznych chciałem tylko wspomnieć. O ile mi wiadomo, do wiadomości publicznej n<text:span text:style-name="T3401">i</text:span>e podano, czy rozwiązany został problem składowania odpadów radioaktywnych. N<text:span text:style-name="T3402">i</text:span>e podano co się będz<text:span text:style-name="T3403">ie</text:span><text:s/>dzieło z zużytym paliwem jądrowym, które jest środkiem do produkcji broni nuklearnej. Myślę, że to trzeba wyjaśnić. O ile wiem, to regulują umowy międzynarodowe, które zobowiązują licen<text:span text:style-name="T3404">cj</text:span>odawcą do odb<text:span text:style-name="T3405">io</text:span>ru te<text:span text:style-name="T3406">go</text:span><text:s/>w związku z u<text:span text:style-name="T3407">k</text:span>ładem o nierozprzestrzenianiu broni nuklearnej, ale to trzeba wszystkim ludziom jasno i wyraźnie powiedzieć.</text:p>
      <text:p text:style-name="P3408">Chciałem tutaj z<text:span text:style-name="T3409">w</text:span>rócić uwagę na jedno, na co zgodzili się eksperci<text:s/><text:span text:style-name="T3410">RF</text:span>N-owscy, którzy zwiedzali Żarnowiec. Temperatura wód odpływowych do Żarnowca jest wyższa niż temperatura jeziora, bo ma wynosić 40 stopni.<text:s/><text:span text:style-name="T3411">W</text:span><text:s/>jaki sposób to wpłynie na otoczenie<text:s/><text:span text:style-name="T3412">i</text:span><text:s/>na ekologię, nic na ten temat nie wiadomo i nikt na ten temat n<text:span text:style-name="T3413">i</text:span>c nie mówi. Ci specjaliści, z<text:s/><text:span text:style-name="T3414">RF</text:span>N-u, stwierdzali, że tam jest obowiązek odprowadzania wody do jeziora. Jeżeli to jest nad<text:s/><text:span text:style-name="T3415">j</text:span>e<text:span text:style-name="T3416">z</text:span>io<text:span text:style-name="T3417">r</text:span>em, nie nad rzeką, w takiej temper<text:span text:style-name="T3418">at</text:span>ur<text:span text:style-name="T3419">ze,</text:span><text:s/>jaką temperaturę ma jezioro. Chcę na to przy względach ekologic<text:span text:style-name="T3420">zn</text:span>ych zwrócić uwagę.</text:p>
      <text:p text:style-name="P3421">Względy be<text:span text:style-name="T3422">zpiecz</text:span>eństwa są bardzo poważne.<text:s/><text:span text:style-name="T3423">M</text:span>y słyszymy od spe<text:span text:style-name="T3424">cj</text:span>al<text:span text:style-name="T3425">istó</text:span>w, że to jest na pewno wszystko bezpie<text:span text:style-name="T3426">cz</text:span>ne, głowę dajemy<text:span text:style-name="T3427">.</text:span><text:s/>Ale, proszę państwa, specjaliści którzy budowali, projektowali elektrownię w Czarnobylu też dawali głowę, że to jest bezpieczne. Swego czasu w Związku Radzieckim istniało takie powiedzenie, że elektrownie jądrowe możemy budować na Placu Czerwonym. I moje zainteresowanie tymi zagadnieniami właśnie wynikło nie tak bardzo dawno, po przeczytaniu rozmowy dziennikarza z profesorem<text:s/><text:span text:style-name="T3428">L</text:span>egasowem, który był jednym z głównyc<text:span text:style-name="T3429">h</text:span><text:s/>odpowiedz<text:span text:style-name="T3430">ia</text:span>lnych za rozwój energetyki jądrowej, z Akademii Nauk, a który popełnił samobójstwo w drugą roczni<text:span text:style-name="T3431">cę</text:span><text:s/>Czarnobyla. Nie wchodzę w zagadnienie, dlaczego on to zrobił. Ale nie będę przytaczał tej rozmowy.</text:p>
      <text:p text:style-name="P3432">Muszę powiedz<text:span text:style-name="T3433">i</text:span>eć, że po przeczytaniu w czasopiśmie<text:s/><text:span text:style-name="T3434">„</text:span>Now<text:span text:style-name="T3435">yj</text:span><text:s/>Mir<text:span text:style-name="T3436">”</text:span><text:s/>tej rozmowy włosy stanęły mi dęba<text:span text:style-name="T3437">.</text:span><text:s/>I dlatego w ogóle się chyba tu znalazłem<text:span text:style-name="T3438">.</text:span></text:p>
      <text:p text:style-name="P3439">Proszę państwa, względy bezpieczeństwa, gdy n<text:span text:style-name="T3440">a</text:span><text:s/>jednym z zebrań w Gdańskim Towarzystwie Naukowym znaleźli się, zadano dyrektorowi Elektrowni w Żarnowcu w budowle, pytanie, czy zrozumie scenariusz poważnej awarii.<text:s/><text:span text:style-name="T3441">O</text:span>d odpowiedział w sposób tak lekceważący, a to tak, jak zwykle na Zachodzie, przecież awarie są w promieniu dziesięciu mil.<text:s/><text:span text:style-name="T3442">P</text:span>romień dziesięciu mil dochodzi do granic Trójmiasta. A jeżeli będzie poważna awaria? Aglomeracja trójmiejska ma około miliona mieszkańców. Proszę państwa, to jest chyba l<text:span text:style-name="T3443">ek</text:span>komyślność, jeżeli nie m<text:span text:style-name="T3444">a</text:span><text:s/>nawet tak<text:span text:style-name="T3445">i</text:span>ego scenariusza.</text:p>
      <text:p text:style-name="P3446">A poza tym chcę jeszcze wrócić do t<text:span text:style-name="T3447">eg</text:span>o bezp<text:span text:style-name="T3448">ie</text:span>czeństwa, o którym nas tak zapewniają specjaliści. Mówią, że ta elektrownia, ten typ elektrowni jest bezpieczniejszy.<text:s/>Ale przecież nie można w<text:span text:style-name="T3449">yk</text:span>luczyć awarii urządzeń<text:s/><text:span text:style-name="T3450">za</text:span>bezpieczających i błędu ludzkiego. Wszystkie dotychczas znane poważne awarie, Three Mile Island, Czarnobyl, wynikły z niewłaściwych reakcji operatorów n<text:span text:style-name="T3451">a<text:s/></text:span>pewne zakłócenia w pracy elektrowni. A jaką my możemy mieć pewność, że nie będzie znowu błędu ludzkiego, proszę państwa<text:span text:style-name="T3452">.</text:span><text:s/>Tym bardziej, że ja nie jes<text:span text:style-name="T3453">te</text:span>m przekonany, że operatorzy będą najwyższej klasy. Przecież cena energii elektrycznej, o której p<text:span text:style-name="T3454">a</text:span>n minister na wstępie mówił, że ona jest wyższa elektrowni jądrowej Stanów Zjedno<text:span text:style-name="T3455">cz</text:span>onych, nie pochodzi tylko dlatego, że tam węgiel jest tańszy w kopalni odkrywkowej, to ale pochodzi stąd, że decyzjami rządowymi znacznie podniesiono wymagania w stosunku do szkolenia personelu obsługującego tę<text:s/><text:soft-page-break/>elektrownię.</text:p>
      <text:p text:style-name="P3456">Wi<text:span text:style-name="T3457">ę</text:span>c zwracam uwagę na te możliwości, powiedzmy ludzkich. Tak że dawanie głowy przez kogokolwiek, czy zapewnianie, że to jest idealnie bezpieczne, jest chyba nieporozumieniem.</text:p>
      <text:p text:style-name="P3458">Wreszcie chciałem zwrócić uwagę na obecny, aktualny stan, rozwoju energetyki jądrowej. J<text:span text:style-name="T3459">a</text:span><text:s/>pozwoliłem sobie tutaj przynieść kserogra<text:span text:style-name="T3460">ficz</text:span>ną odbitkę takiego artykułu zam<text:span text:style-name="T3461">ie</text:span>szczonego w bardzo poważnym czasopiśmie naukowymi, [brak tekstu], a napisanego przez profesora<text:s/>Spinrada, który<text:s/><text:span text:style-name="T3462">je</text:span>st kierownikiem Katedry Energetyki Nuklearnej w s<text:span text:style-name="T3463">t</text:span>anie I<text:span text:style-name="T3464">o</text:span>wa. Co wynika z teg<text:span text:style-name="T3465">o</text:span><text:s/>artykułu? Że jesteśmy na końcu tak zwanej pierwszej ery energetyki jądrowej. Stoimy w przededniu<text:s/><text:span text:style-name="T3466">d</text:span>rugi<text:span text:style-name="T3467">ej</text:span><text:s/>ery energetyki jądrowej, gdzie cały szereg nowych typów reaktorów, znacznie b<text:span text:style-name="T3468">ez</text:span>pieczniejszych, ja nie będę wchodził tu w szczegóły kanadyjskich i amer<text:span text:style-name="T3469">y</text:span>kań<text:span text:style-name="T3470">s</text:span>k<text:span text:style-name="T3471">i</text:span>ch<text:span text:style-name="T3472">,</text:span><text:s/>s<text:span text:style-name="T3473">ą</text:span><text:s/><text:span text:style-name="T3474">w</text:span><text:s/>opracowaniu i które mają wejść w życie w eksploatację około 2005,<text:s/><text:span text:style-name="T3475">2</text:span>0<text:span text:style-name="T3476">1</text:span>0 roku. Co jest jeszcze rzeczą ważną? Że te reaktory mają pracować znacznie dłużej, czyli 60 lat. Teraz, jak już tutaj usłyszeliśmy od p<text:span text:style-name="T3477">an</text:span>a ministra, po około 2<text:span text:style-name="T3478">5</text:span><text:s/>latach musimy wytracać te reaktory, które teraz mają być uruchamiane.<text:s/><text:span text:style-name="T3479">A</text:span><text:s/>proszę państwa, na wygaszenie reaktora, musimy zużyć energię około 20% w<text:span text:style-name="T3480">yp</text:span>rodukow<text:span text:style-name="T3481">anej</text:span><text:s/>przez cały okres życia tego reaktora cz<text:span text:style-name="T3482">yl</text:span>i jak zbudujemy cztery elektrownie jądrowe to będziemy musie<text:span text:style-name="T3483">l</text:span>i budować piątą na to, żeby je wygaszać. Chciałbym na to zwrócić uwagę.</text:p>
      <text:p text:style-name="P3484">Wobec tego zad<text:span text:style-name="T3485">aj</text:span>ę p<text:span text:style-name="T3486">yt</text:span>anie. Czy musimy teraz przystępować, przy końcu tej ery, ład<text:span text:style-name="T3487">u</text:span>jąc ogromne środki, zamrażając ogromne środki w przestarzałe elektrowni jądrowe, zamrażając, jak powiedziałem, ogromne pieniądze i zwiększając n<text:span text:style-name="T3488">ie</text:span>bezp<text:span text:style-name="T3489">iecz</text:span>eńs<text:span text:style-name="T3490">tw</text:span>o ogromnych aglomeracji miejskich, ta<text:span text:style-name="T3491">k</text:span>ich, jak na przykład jest Trójmiasto, czy też jest sens raczej rozpatrzeć możliwości jeszcze tych<text:s/><text:span text:style-name="T3492">1</text:span>5 - 20 lat, że tak powiem utrzymania się na powierz<text:span text:style-name="T3493">ch</text:span>ni energety<text:span text:style-name="T3494">cz</text:span>n<text:span text:style-name="T3495">ej,<text:s/></text:span>przepraszam, że takiego określenie użyłem, z użyciem klasycznych paliw i poprzestać, i wkroczyć od razu w drugą erę energetyki jądrowej, po odpowiednim przyg<text:span text:style-name="T3496">ot</text:span>owaniu. To jest jednak, moim zdaniem, zasadnicze p<text:span text:style-name="T3497">yt</text:span>anie.</text:p>
      <text:p text:style-name="P3498">N<text:span text:style-name="T3499">a</text:span><text:s/>temat alternatyw miałem przygotowane wystąpienie. Sądzę, że mo<text:span text:style-name="T3500">i</text:span><text:s/>przedmówcy dostatecznie powiedzieli. Konkludując jestem zdania, że w<text:s/><text:span text:style-name="T3501">o</text:span>becn<text:span text:style-name="T3502">ej</text:span><text:s/>sytuacji moglibyśmy oczekiwać od rządu, który nie boi s<text:span text:style-name="T3503">ię</text:span><text:s/>podejmować kontrowersyjnych decyzji, aby nie bacząc na stanowisko osób, które<text:s/><text:span text:style-name="T3504">s</text:span>ą bardzo<text:s/><text:span text:style-name="T3505">zain</text:span>teresowane w ko<text:span text:style-name="T3506">nt</text:span>ynuowaniu budowy elektrowni jądrowych wstrzymał natychmiast budowę elektrowni żarnow<text:span text:style-name="T3507">ie</text:span>ck<text:span text:style-name="T3508">ie</text:span>j i w<text:span text:style-name="T3509"><text:s/></text:span>Klempiczu, w czym spotkałby się z dużym aplauzem społe<text:span text:style-name="T3510">cz</text:span>eństwa, które jest bardzo zaniepokojone zarówno ze względów ekonomi<text:span text:style-name="T3511">cz</text:span>n<text:span text:style-name="T3512">yc</text:span>h, ekologicznych, a także przede wszystkim ze względów bezpieczeństwa<text:span text:style-name="T3513">.</text:span></text:p>
      <text:p text:style-name="P3514">To tyle, dziękuję bardzo.</text:p>
      <text:p text:style-name="P3515"><text:span text:style-name="T3516">J</text:span><text:span text:style-name="T3517">er</text:span><text:span text:style-name="T3518">z</text:span><text:span text:style-name="T3519">y</text:span><text:span text:style-name="T3520"><text:s/>Kołod</text:span><text:span text:style-name="T3521">ziej</text:span><text:span text:style-name="T3522">ski</text:span>:</text:p>
      <text:p text:style-name="P3523">Dziękuję bardzo.</text:p>
      <text:p text:style-name="P3524"><text:span text:style-name="T3525">Gotfryd Kupryszewski</text:span>:</text:p>
      <text:p text:style-name="P3526">Przepraszam bardzo. Gdyby ktoś z państwa<text:s/><text:span text:style-name="T3527">ch</text:span>ciał się z artykułem profesora<text:s/>Spinrada<text:s/>zapoznać<text:span text:style-name="T3528">,</text:span><text:s/>mam do dyspozycji<text:s/>odbitkę<text:s/>ksero. To jest z<text:s/><text:span text:style-name="T3529">1</text:span>9<text:span text:style-name="T3530">88</text:span><text:s/>roku, aczkolwiek referat wygłoszony n<text:span text:style-name="T3531">a</text:span><text:s/>Międzynarodowym Sympozjum Energii Nuklearnej<text:span text:style-name="T3532">,</text:span><text:s/>energetycznym w grupie energii nukle<text:span text:style-name="T3533">a</text:span>rnej, które odbywało się w Austrii, w Laksenburg w czerwcu<text:s/>‘87. Jeżeli ktoś z państwa jest zainteresow<text:span text:style-name="T3534">an</text:span>y, więc ten artykuł jest. Proszę bardzo, panie pro<text:span text:style-name="T3535">fe</text:span>sorze.</text:p>
      <text:p text:style-name="P3536"><text:span text:style-name="T3537">J</text:span><text:span text:style-name="T3538">er</text:span><text:span text:style-name="T3539">z</text:span><text:span text:style-name="T3540">y</text:span><text:span text:style-name="T3541"><text:s/>Kołod</text:span><text:span text:style-name="T3542">ziej</text:span><text:span text:style-name="T3543">ski</text:span>:</text:p>
      <text:soft-page-break/>
      <text:p text:style-name="P3544">Ponieważ przerwa jest o godzinie 14-tej, proponuję, żeby przed przerwą zabrał jeszcze głos pan Andrzejczyk, reprezentujący OPZZ.</text:p>
      <text:p text:style-name="P3545"><text:span text:style-name="T3546">Krzysztof Andrzejczyk</text:span>:</text:p>
      <text:p text:style-name="P3547">Szanowni Państwo<text:span text:style-name="T3548">!</text:span><text:s/>Wczoraj nie uczestn<text:span text:style-name="T3549">ic</text:span>zyłem w obradach<text:s/>„podstolika”, ponieważ byłem win<text:span text:style-name="T3550">i</text:span>en jako przewodniczący naszego zespołu przy tym<text:s/>„podsto<text:span text:style-name="T3551">l</text:span>iku”, złożyć informacj<text:span text:style-name="T3552">ę</text:span><text:s/>na posiedzeniu Rady OPZZ z postępu w rozmowach.</text:p>
      <text:p text:style-name="P3553">Przedstawiłem w opinii, że ten podzespół najszybciej omówi wszystkie z pewnością sprawy, poniewa<text:span text:style-name="T3554">ż</text:span><text:s/><text:span text:style-name="T3555">j</text:span>e<text:span text:style-name="T3556">s</text:span>t dobra wola wszystkich stron. Ale na podstawie dzisiejszej dyskusji,<text:s/><text:span text:style-name="T3557">n</text:span>a podstawie tematyki elektrowni jądrowych i energetyki atomowej, chciałem przedstawić opinie jakie padały<text:s/><text:span text:style-name="T3558">z s</text:span>a<text:span text:style-name="T3559">li</text:span>, przedstawi<text:span text:style-name="T3560">ci</text:span>eli ludz<text:span text:style-name="T3561">i.</text:span><text:s/>Prostych ludzi.<text:s/><text:span text:style-name="T3562">W</text:span>ięc obserwujemy, że jest to dyskusja przy<text:s/>„okrągłym stole”<text:s/>na bardzo wysokim poziomie, za którą prości lu<text:span text:style-name="T3563">dz</text:span>ie nie nadążają. Uważamy, że jest to wymiana poglądów między ludźmi stojącymi na wysokim poziomie intel<text:span text:style-name="T3564">ek</text:span>tualnym i powinna być raczej skoncentrowana w innych miejscach do tego przeznaczonych<text:span text:style-name="T3565">.</text:span><text:s/>Ludzie oczekują konkretów w życiu i spełniły nadzieje, jakie mają w stosunku do<text:s/>„o<text:span text:style-name="T3566">k</text:span>rągłego stołu”.</text:p>
      <text:p text:style-name="P3567">W związku z tym mam propozycję następującą. W materiale, który otrzymaliśmy 22,<text:s/><text:span text:style-name="T3568">za</text:span>tytułowanym, p<text:span text:style-name="T3569">rz</text:span>ed<text:span text:style-name="T3570">sta</text:span>w<text:span text:style-name="T3571">io</text:span>nym nam przez stronę rządową. Wyjaśnienia do postulatów<text:s/>„stolika”<text:s/>ekologi<text:span text:style-name="T3572">cz</text:span>ne<text:span text:style-name="T3573">go,</text:span><text:s/>na stronie 9-tej, jest zapis, od 16. Nie ma przeszkód w tworzeniu i rozważania koncepcji tworzenia energetyki jądrowej, rozwoju energetyki bez budowy elektrowni jądrowej. Natomiast ja obserwuję, tak jakby niektórzy chcieli, to jest dokument strony rządowej, stronie rządowej wmówić, żeby budowali.<text:s/><text:span text:style-name="T3574">Ż</text:span>e jeśli napieram na kogoś, no to. Jest przedstawiona sprawa, że jest możliwa budowa energetyki bez konkretnie energetyki jądrowej. I w związku z tym oc<text:span text:style-name="T3575">ze</text:span>kiwalibyśmy przedstawienia alternatyw<text:span text:style-name="T3576">ny</text:span>ch rozwiązań. Skoro twierdzimy, że nie musi być energetyki jądrowej, proszę bardzo. Jedna i druga strona n<text:span text:style-name="T3577">ie</text:span>ch przedstawi rozw<text:span text:style-name="T3578">ią</text:span>zania alternatywne. Ale póki<text:s/><text:span text:style-name="T3579">co</text:span><text:s/>mam propozycję, żebyśmy uzgodnili to, co możemy w tej<text:s/><text:span text:style-name="T3580">ch</text:span>wili uzgodnić. Mianowicie, z naszej strony jest propozycja następu<text:span text:style-name="T3581">ją</text:span>ca.</text:p>
      <text:p text:style-name="P3582">Żeby określi<text:span text:style-name="T3583">ć</text:span><text:s/>czy potrzebny je<text:span text:style-name="T3584">st</text:span><text:s/>w ogóle rozwój energetyki, czy nie? Jeśli uzgodnimy, że jest potrzebny rozwój energetyki, bo bez tego nie<text:s/><text:span text:style-name="T3585">me</text:span><text:s/>postęp<text:span text:style-name="T3586">u</text:span>, nie<text:s/><text:span text:style-name="T3587">ma</text:span><text:s/>możliwości rozwoju dla kraju i dla lud<text:span text:style-name="T3588">z</text:span>i, to później dopiero<text:span text:style-name="T3589">,</text:span><text:s/><text:span text:style-name="T3590">w<text:s/></text:span>następnym etapie, jak do tego dojść tak, żeby było to przy najmniejszych szkodach dla środowiska i po prostu przy n<text:span text:style-name="T3591">aj</text:span>mni<text:span text:style-name="T3592">ej</text:span>szych nakładach ekonomi<text:span text:style-name="T3593">cz</text:span>nych<text:span text:style-name="T3594">.</text:span><text:s/>Bo to jest też wszystko razem istotne, bo pieniędzy nie mamy<text:span text:style-name="T3595">.</text:span></text:p>
      <text:p text:style-name="P3596">Dziękuję bardzo<text:span text:style-name="T3597">.</text:span></text:p>
      <text:p text:style-name="P3598"><text:span text:style-name="T3599">J</text:span><text:span text:style-name="T3600">er</text:span><text:span text:style-name="T3601">z</text:span><text:span text:style-name="T3602">y</text:span><text:span text:style-name="T3603"><text:s/>Kołod</text:span><text:span text:style-name="T3604">ziej</text:span><text:span text:style-name="T3605">ski</text:span>:</text:p>
      <text:p text:style-name="P3606">Dziękuję bardzo. Proszę bardzo.</text:p>
      <text:p text:style-name="P3607"><text:span text:style-name="T3608">Głos z sali</text:span>:</text:p>
      <text:p text:style-name="P3609"><text:span text:style-name="T3610">A</text:span>le to nie jest dyskusja prowadzona na równych prawach. Taka dyskusja jak dzisiaj powinna się odbyć przed rozpoczęciem budowy Żarnowca.<text:s/><text:span text:style-name="T3611">A</text:span><text:s/>to tak my sobie mówimy, my sobie dyskutujmy na równych prawach. Taka sytuacja była, na przykład, na ostatniej Konferencji w Gdańskim Towarzystwie Naukowym. My dyskutujmy na równych prawach, ale tymczasem budowa będzie po<text:span text:style-name="T3612">st</text:span>ępowała. To nie są równe prawa. Równe prawa byłyby wtedy, gdyby przed podjęciem decyzji o budowie elektrowni nuklearnej poddano sprawę pod dyskusję społeczeństwu i pozwolono zwolennikom, jak i przeciwnikom, na przedstawienie<text:s/><text:soft-page-break/>argumentów. Ale proszę państwa, w tej chwili to nie jest taka prosta sprawa. Budowa biegnie, ogromne środk<text:span text:style-name="T3613">i</text:span>,<text:s/><text:span text:style-name="T3614">o</text:span>gromne środki są w to ładowane i zaczynamy teraz mówić, dyskutujmy na równych prawach. Przepraszam, wstrzymanie budowy Żarnowca i podejmujmy dysku<text:span text:style-name="T3615">sj</text:span>ę. Wtedy będziemy mówili o równych prawach. Tak długo póki Żarnowiec sobie i Klemp<text:span text:style-name="T3616">i</text:span>cz spokojnie idzie, a my będziemy mies<text:span text:style-name="T3617">ią</text:span>cami, czy latami, spokojnie dyskutować, to nie ma żadnych równych praw. Stąd jest to moje takie wezwanie. Że wstrzymać budowę tych elektrowni<text:s/><text:span text:style-name="T3618">i</text:span><text:s/>rozważyć w obiektywnej ekspertyzie alternatywne rozwiązania n<text:span text:style-name="T3619">a</text:span><text:s/>n<text:span text:style-name="T3620">aj</text:span>bli<text:span text:style-name="T3621">ż</text:span>sze<text:s/><text:span text:style-name="T3622">1</text:span>5 - 20 lat. Proszę państwa, przepraszam, że się drugi raz w<text:span text:style-name="T3623">ł</text:span>ączy<text:span text:style-name="T3624">ł</text:span>em, ja wczoraj milczałem cały dzień. Ale ja przecież nie<text:s/><text:span text:style-name="T3625">zd</text:span>ekla<text:span text:style-name="T3626">ro</text:span>w<text:span text:style-name="T3627">ał</text:span>em się jako konkretnie przeciwnik energetyki jądrowej. Ale jeżeli my po tylu latach usiłujemy wchodzić w koniec drugie<text:span text:style-name="T3628">g</text:span>o etapu wówczas, gdy w wielu krajach z tej budowy elektrowni jądrowych s<text:span text:style-name="T3629">i</text:span>ę rezygnuje. Ja wiem, że te wszystkie uwarunkowa<text:span text:style-name="T3630">ni</text:span>a, o których pan był łaskaw na wstępie mówić, a to Szwecja, a to Stany Zjednoczone,<text:s/><text:span text:style-name="T3631">a</text:span><text:s/>to Austria itd., itd. Ale przecież dajmy możliwość rozważenia spokojnego wszelkich możliwych alternatyw. A tak to my odkładamy sprawę do dalszych dyskusji, możemy sobie dyskutować<text:s/><text:span text:style-name="T3632">i</text:span><text:s/>dyskutować, i jeszcze raz dyskutować, a tymczasem ogromne środki będą ładowane w budowę elektrowni jądrowej w Żarnowcu.</text:p>
      <text:p text:style-name="P3633">Dlatego jestem zdania<text:s/><text:span text:style-name="T3634">os</text:span>obiście, że obydwie budowy należy wstrzymać, kończyć z ładowaniem środków w budowy ty<text:span text:style-name="T3635">c</text:span>h<text:span text:style-name="T3636"><text:s/></text:span>elektrowni i rozważyć sprawy. Czy naprawdę nam s<text:span text:style-name="T3637">i</text:span>ę opłaca pod koniec pierwszej ery nuklearnej tak poważne środki ładować w przestarzałe typy elektrowni.</text:p>
      <text:p text:style-name="P3638">D<text:span text:style-name="T3639">zi</text:span>ękuję, przep<text:span text:style-name="T3640">ra</text:span>szam bard<text:span text:style-name="T3641">zo</text:span>.</text:p>
      <text:p text:style-name="P3642"><text:span text:style-name="T3643">J</text:span><text:span text:style-name="T3644">er</text:span><text:span text:style-name="T3645">z</text:span><text:span text:style-name="T3646">y</text:span><text:span text:style-name="T3647"><text:s/>Kołod</text:span><text:span text:style-name="T3648">ziej</text:span><text:span text:style-name="T3649">ski</text:span>:</text:p>
      <text:p text:style-name="P3650">Dziękuję bardzo,<text:s/><text:span text:style-name="T3651">cz</text:span>y traktujemy to jako głos samodzielny, czy głos ad vocem? Ad vocem, dobrze. To wobec tego, zaraz, ja chciałbym tylko taki komentarz do wypowiedzi pana profesora. Oczywiście, że jest to problem moralny. Ja<text:s/><text:span text:style-name="T3652">są</text:span>dzę, że sprawa wygląda w ten sposób że rząd podjął decyzję i w ślad za tym moralną odpowiedzialność za budowę elektrowni w Żarnowcu, prawda? Uznając tą budowę za w pełni uzasadnioną, a wobec tego odpowiada za konsekwencje. Pytanie moje zmierza w tym kierunku, czy gdybyśmy podjęli decyzję, gdybyśmy optowali za z<text:span text:style-name="T3653">a</text:span>tr<text:span text:style-name="T3654">zym</text:span>aniem Żarnowca, czy panowie jesteście skłonni podjąć odpowiedzialność moralną za ewentualną decyzję wstrzymania? Powiedzmy<text:s/>„rumunizację”<text:s/>Polski, c<text:span text:style-name="T3655">z</text:span>y coś w tym rodzaju? Bo to jest na równych prawach. To byłaby dyskusja na równych prawach. Ja proponuję nie dyskutować tego tematu, tylko proszę wziąć pod uwagę, że występuje taki problem. Pewnej równowagi odpowied<text:span text:style-name="T3656">zi</text:span>alności. Odpowiedz<text:span text:style-name="T3657">ia</text:span>lność jest za budowę taka sama, jak i za zaprzestanie budowy.<text:s/><text:span text:style-name="T3658">I</text:span>nne konsekwencje tylko.</text:p>
      <text:p text:style-name="P3659">Ad vocem jeszcze mini<text:span text:style-name="T3660">st</text:span>er Bijak.</text:p>
      <text:p text:style-name="P3661"><text:span text:style-name="T3662">Jerzy Bijak</text:span>:</text:p>
      <text:p text:style-name="P3663">Chciałbym, żebyśmy w próżnię może nie szli, chciałbym powiedzieć, że decyzja o budowie Żarnowca i realizacji programu energetyki jądrowej n<text:span text:style-name="T3664">ie</text:span><text:s/><text:span text:style-name="T3665">je</text:span>st to decyzja rządu, ekipy rządowej. Jest to decyzja parlamentu, więc bądźmy rządni. W 8<text:span text:style-name="T3666">5</text:span><text:s/>roku, w marcu, Sejm polski zatwierdził program energetyki jądrowej. Ja to mówię w sensie informacji, że to nie jest działanie wolunt<text:span text:style-name="T3667">a</text:span>rystyczne. Jest również uchwała Rady Ministrów w tej sprawie. Więc proszę to wziąć jako informację. Rząd kontynuuje to działanie. Wstrzymanie budowy, oczywiście, hipoteza taka może zaistnieć. Proszę jednak wziąć pod uwagę, że tam się buduje również 2 400 mieszkań, szereg szkół, przedszkoli itd. Trzeba by się wtedy zastanowić czy tylko wstrzymać<text:s/><text:soft-page-break/>plac budowy, czy może wszystko wtedy.</text:p>
      <text:p text:style-name="P3668">Druga sprawa, jeśli można tylko pół minutki, to jest pojęcie no<text:span text:style-name="T3669">woczes</text:span>noś<text:span text:style-name="T3670">ci.</text:span><text:s/>Dla mnie nowoczesne j<text:span text:style-name="T3671">es</text:span>t to, co w warunkach określonych, konkretnych, jest rozwiązaniem pewnym, niezawodnym<text:s/><text:span text:style-name="T3672">i</text:span><text:s/>tańszym. Proszę przyjąć to jako moją odpowied<text:span text:style-name="T3673">zi</text:span>alną informa<text:span text:style-name="T3674">cj</text:span>ę<text:span text:style-name="T3675">.</text:span><text:s/>Wedle dotychc<text:span text:style-name="T3676">za</text:span>sowych wszystk<text:span text:style-name="T3677">i</text:span>ch analiz przeprowadzonych na nasze zamówienie, aczkolwiek tutaj padło stw<text:span text:style-name="T3678">i</text:span>erdze<text:span text:style-name="T3679">n</text:span>ie, n<text:span text:style-name="T3680">ie</text:span>ob<text:span text:style-name="T3681">ie</text:span>ktywne, ja nie wiem, ja chcę od tego odejść, ale energia elektryczna, a więc to, do czego dążymy, z elektrowni jądrowych w Polsce, będzie energią tańszą niż energie uzyskiwane z innych konwen<text:span text:style-name="T3682">cj</text:span>onalnych źródeł energii. To jest wtedy mo<text:span text:style-name="T3683">i</text:span>m zdaniem narzędziem nowoczesnym.</text:p>
      <text:p text:style-name="P3684">Dz<text:span text:style-name="T3685">i</text:span>ękuję bardzo.</text:p>
      <text:p text:style-name="P3686"><text:span text:style-name="T3687">J</text:span><text:span text:style-name="T3688">er</text:span><text:span text:style-name="T3689">z</text:span><text:span text:style-name="T3690">y</text:span><text:span text:style-name="T3691"><text:s/>Kołod</text:span><text:span text:style-name="T3692">ziej</text:span><text:span text:style-name="T3693">ski</text:span>:</text:p>
      <text:p text:style-name="P3694">Jeszcze ad<text:s/>vocem<text:s/>przed przerwą.</text:p>
      <text:p text:style-name="P3695"><text:span text:style-name="T3696">Głos</text:span><text:span text:style-name="T3697"><text:s/>z s</text:span><text:span text:style-name="T3698">al</text:span><text:span text:style-name="T3699">i</text:span>:</text:p>
      <text:p text:style-name="P3700"><text:span text:style-name="T3701">J</text:span><text:span text:style-name="T3702">est</text:span><text:s/>tutaj tylko jedna dez<text:span text:style-name="T3703">inform</text:span>a<text:span text:style-name="T3704">cj</text:span>a. Sejm podjął decyzję 18 stycznia<text:s/>‘82 roku, nie Sejm podjął więc decyzję, tylko KOR, bo w tym czasie rząd, ani Sejm nie działał.<text:s/><text:span text:style-name="T3705">W</text:span><text:s/>tym czasie zapadła decyzja w sprawie budowy Żarnowca. Tak jest we wszystkich in<text:span text:style-name="T3706">fo</text:span>rmatorach na temat Żarnowca.</text:p>
      <text:p text:style-name="P3707"><text:span text:style-name="T3708">J</text:span><text:span text:style-name="T3709">e</text:span><text:span text:style-name="T3710">rzy Bijak</text:span>:</text:p>
      <text:p text:style-name="P3711">Do marca 198<text:span text:style-name="T3712">5</text:span><text:s/>roku w uchwale sejmowej na temat rozwoju energetyki jądrowej jest przedmiotem tej uchwały program rozwoju energetyki jądrowej, czyli Żarnowiec<text:span text:style-name="T3713">.</text:span><text:s/>Oc<text:span text:style-name="T3714">z</text:span>ywiście Sejm w czasie podejmowania tej uchwały mógł podjąć co innego, prawda? Ja odwołuję si<text:span text:style-name="T3715">ę</text:span><text:s/>do Sejmu.</text:p>
      <text:p text:style-name="P3716"><text:span text:style-name="T3717">Głos</text:span><text:span text:style-name="T3718"><text:s/>z s</text:span><text:span text:style-name="T3719">al</text:span><text:span text:style-name="T3720">i</text:span>:</text:p>
      <text:p text:style-name="P3721">Ale w sprawie Żarnowca decyzja zapadła w<text:s/>‘82 roku, w styczniu, w pierwszym miesiącu stanu wojennego, kiedy Sejm nie działał. Natomiast zatwierdził rozpoczętą budowę tak, jak pan to powiedział.</text:p>
      <text:p text:style-name="P3722"><text:span text:style-name="T3723">J</text:span><text:span text:style-name="T3724">er</text:span><text:span text:style-name="T3725">z</text:span><text:span text:style-name="T3726">y</text:span><text:span text:style-name="T3727"><text:s/>Kołod</text:span><text:span text:style-name="T3728">ziej</text:span><text:span text:style-name="T3729">ski</text:span>:</text:p>
      <text:p text:style-name="P3730">Dz<text:span text:style-name="T3731">ię</text:span>kuję bardzo za wymianę zdań.</text:p>
      <text:p text:style-name="P3732">Ogłaszam przerwę obiadową do godziny 15-tej.</text:p>
      <text:p text:style-name="P3733">/Przerwa/.</text:p>
      <text:p text:style-name="P3734"/>
      <text:p text:style-name="P3735">/Po przerwie/.</text:p>
      <text:p text:style-name="P3736"><text:span text:style-name="T3737">S</text:span><text:span text:style-name="T3738">t</text:span><text:span text:style-name="T3739">ef</text:span><text:span text:style-name="T3740">a</text:span><text:span text:style-name="T3741">n<text:s/></text:span><text:span text:style-name="T3742">Kozł</text:span><text:span text:style-name="T3743">ow</text:span><text:span text:style-name="T3744">sk</text:span><text:span text:style-name="T3745">i</text:span>:</text:p>
      <text:p text:style-name="P3746">Rozpoczynamy obrady popołudniowe. Chciałem państwa zaznajomić z naszym harmonogramem.<text:s/><text:span text:style-name="T3747">O</text:span><text:s/>godzinie 4-tej mus<text:span text:style-name="T3748">i</text:span><text:s/>nas już opuścić dlatego, że pociągi odjeżdżają.<text:s/><text:span text:style-name="T3749">W</text:span><text:s/>związku z tym chcielibyśmy prosić mówców o możliwe ograniczanie czasu swoich wypowiedzi. Sądzę, że bardzo wiele zostało tutaj powiedziane.<text:s/><text:span text:style-name="T3750">Z</text:span><text:s/>tego też względu uprzejmie proszę o możliwe zamknięcie się w kilku minutach tak, abyśmy mogli potem zaproponować wersję końcową, a chcielibyśmy jeszcze, może dzisiaj, wykorzystać powrót do tych zagadnień, które odłożyliśmy, korzystając, że przedstawiciele prawni z ministerstwa są na sali i mogliby nam tutaj pomóc.</text:p>
      <text:p text:style-name="P3751">W<text:span text:style-name="T3752">i</text:span>em, że zgłaszał s<text:span text:style-name="T3753">i</text:span>ę pan profesor Hrynkiewicz. Bardzo proszę.</text:p>
      <text:h text:style-name="P3754" text:outline-level="4"><text:span text:style-name="T3755">Andrzej Hrynkiewicz</text:span>:<text:bookmark-start text:name="bookmark14"/><text:bookmark-end text:name="bookmark14"/></text:h>
      <text:p text:style-name="P3756">Panie Przewodnic<text:span text:style-name="T3757">zą</text:span>c<text:span text:style-name="T3758">y</text:span>! Proszę Państwa<text:span text:style-name="T3759">!</text:span><text:s/>Ja przedwczoraj rozdałem taki króciutki dokument<text:s/><text:soft-page-break/>dwustronicowy, na którym w sposób bardzo zwięzły, na tych dwóch stronach, przedstawiłem swój pogląd na to zagadnienie, energetyki w Polsce, a w szczególności energetyki jądrow<text:span text:style-name="T3760">ej</text:span>.</text:p>
      <text:p text:style-name="P3761">Ja chciałem powiedzieć,<text:s/><text:span text:style-name="T3762">ż</text:span>e jestem w takiej sytuacji, że zostałem zaproszony do tego<text:s/>„stolika”<text:s/>ekologic<text:span text:style-name="T3763">zn</text:span>ego przez stronę rządową, ale j<text:span text:style-name="T3764">a</text:span><text:s/>reprezentuję własne poglądy<text:s/><text:span text:style-name="T3765">i</text:span><text:s/>nie uważam się za przedstawiciela strony rządowej i należę do<text:s/>„Solidarności”, ale też nie podzielam tego stanowiska, które<text:s/>„Sol<text:span text:style-name="T3766">id</text:span>arność”, strona społe<text:span text:style-name="T3767">cz</text:span>no-solidarnoś<text:span text:style-name="T3768">ci</text:span>o<text:span text:style-name="T3769">w</text:span>a proponuje w s<text:span text:style-name="T3770">fo</text:span>rmułowaniu w sprawie punktu 16-tego.</text:p>
      <text:p text:style-name="P3771">Ja bym chciał polemizować z kilkoma wypo<text:span text:style-name="T3772">wi</text:span>edz<text:span text:style-name="T3773">ia</text:span>mi, które tutaj były<text:span text:style-name="T3774">.</text:span><text:s/>No, ja już mam takie przyzwyc<text:span text:style-name="T3775">zajeni</text:span>e, że polemizuję z panem profesorem Bojarskim, więc będę też trochę z nim polemizować, ale pierwszą rzeczą,<text:s/><text:span text:style-name="T3776">ja</text:span><text:s/>bym chciał w<text:span text:style-name="T3777">yj</text:span>aśnić to pewien problem, który według mnie stwarza tutaj nieporozumienie.</text:p>
      <text:p text:style-name="P3778">Ja chciałbym, żebyśmy dokładnie zrozumieli różnicę, między energią pierwotną i energią końcową, tą dostarczaną użytkownikowi. Otóż, jak powiedzieliśmy, struktura energii pierwotnej jest w Polsce wyjątkowo dziwaczna. Jest to ewenement w skali światowej,<text:s/><text:span text:style-name="T3779">5</text:span>0 procent to są paliwa sta<text:span text:style-name="T3780">ł</text:span>e, to są węgle. Ale w wypadku energii końcowej mamy znowu absolutnie nienormalną sytuację, bo my zamieniamy, czy przemieniamy energię elektryczną, tylko<text:s/><text:span text:style-name="T3781">43</text:span>% w energii węgla, a na przykład w Stanach<text:s/><text:span text:style-name="T3782">Zj</text:span>ednoczonych jest 8<text:span text:style-name="T3783">9</text:span><text:s/>procent. I nasza energia końcowa w<text:s/><text:span text:style-name="T3784">5</text:span>0% to jest z góry znowu węgiel kamienny. My, użytkownicy używamy w Polsce kolosalne ilości węgla kamiennego za<text:span text:style-name="T3785">m</text:span>iast energii, która jest najlepsza, najłatwiej można ją oferowa<text:span text:style-name="T3786">ć</text:span>,<text:s/><text:span text:style-name="T3787">naj</text:span>sprawni<text:span text:style-name="T3788">ej</text:span><text:s/>ją można zamieniać, zamiast energii elektrycznej. Tak, j<text:span text:style-name="T3789">a</text:span>k było powiedziane, w Polsce mamy energii elektrycznej stanow<text:span text:style-name="T3790">cz</text:span>o za mało. I pułapka energetyc<text:span text:style-name="T3791">zn</text:span>a, w której Polska s<text:span text:style-name="T3792">ię</text:span><text:s/>znalazła, ona wynika po prostu stąd, że na<text:span text:style-name="T3793">sz</text:span>a energia końcowa, te 50%<text:span text:style-name="T3794">,<text:s/></text:span>to znowu ten n<text:span text:style-name="T3795">ie</text:span>szczęsny węgiel kamienny, którego sprawnoś<text:span text:style-name="T3796">ć</text:span><text:s/>wykorzystania jest niska. Jeśli państwo porównają ile wody można zagotować spalając pod płytą półtora kilograma węgla, ile można zagotować używając pięciow<text:span text:style-name="T3797">a</text:span>tow<text:span text:style-name="T3798">ej</text:span><text:s/>g<text:span text:style-name="T3799">r</text:span>załki przez 20 godzin, to państwo zobaczą, jak strasznie my marnotrawimy energię. Jeśli marnotrawimy energię, to wobec tego możemy tej energii nie marnotrawić, my możemy ją oszczędzać. Bo to był błąd, to nie chodzi o oszczędzanie energ<text:span text:style-name="T3800">ii,</text:span><text:s/>w ogóle energii mamy za mało. Dlate<text:span text:style-name="T3801">g</text:span>o nasza gospodarka jest niezwykle energochłonna. Ona jest trzy razy bardziej energochłonna aniżeli gospodarka krajów rozwiniętych. Więc musimy wszystko zrobi<text:span text:style-name="T3802">ć</text:span>, żeby spalać mniej węgla.<text:s/><text:span text:style-name="T3803">I</text:span><text:s/>ze względów ekonomicznyc<text:span text:style-name="T3804">h</text:span>, bo to po prostu się nie opłaca. I ze względów<text:s/><text:span text:style-name="T3805">ek</text:span>ologiczn<text:span text:style-name="T3806">yc</text:span>h.</text:p>
      <text:p text:style-name="P3807">Ze względów<text:s/><text:span text:style-name="T3808">ek</text:span>ono<text:span text:style-name="T3809">mi</text:span>c<text:span text:style-name="T3810">zn</text:span>ych, bo proszę p<text:span text:style-name="T3811">ań</text:span>stwa,<text:span text:style-name="T3812"><text:s/></text:span>jeżeli w Polsce jest około 6 milionów, czy 7 milionów palenisk węglowych, jeżeli sprawność tych palenisk jest poniżej 8%, no to w takim razie, no trzeba je zamienić na coś innego, o większej sprawności. Jeżeli mamy domy z wielkiej płyty, to był nonsens budować domy z wielkiej płyty, zużywając ta<text:span text:style-name="T3813">k</text:span>ie ilości ciepła, że nie możemy sobie z tym dać r<text:span text:style-name="T3814">ad</text:span>y. I n<text:span text:style-name="T3815">a</text:span><text:s/>każdym kroku są takie błędy i nasza gospod<text:span text:style-name="T3816">ar</text:span>ka wymaga bardziej głębokiej restrukturyza<text:span text:style-name="T3817">cj</text:span>i.</text:p>
      <text:p text:style-name="P3818">I to jest zadanie numer jeden. To jest, zmiana struktury naszej gospodarki w kierunku ograniczenia spalania<text:s/><text:span text:style-name="T3819">wę</text:span>gl<text:span text:style-name="T3820">a.</text:span></text:p>
      <text:p text:style-name="P3821">Tutaj, w tych moich punktach, które ja na drugiej stronie podaję to jest właśnie pierwszy punkt, to jest komentarz do tego pierwszego punktu, opracowanie i podanie, które ni<text:span text:style-name="T3822">e</text:span><text:s/><text:span text:style-name="T3823">m</text:span>a realizacji, to poddanie restrukturyza<text:span text:style-name="T3824">cj</text:span>i gospodarki, prowadzącej do ograniczenia spalania węgla, przede wszystkim jako źródła energii końcowej.</text:p>
      <text:soft-page-break/>
      <text:p text:style-name="P3825">Nie wdaję się w tej chwili w ocenę ekonomiczną co<text:s/><text:span text:style-name="T3826">j</text:span>est lep<text:span text:style-name="T3827">s</text:span>ze, energetyka jądrowa, czy energetyka konwencjonalna, bo na ten temat są opracowania. I ja nie wiem dlaczego z tych opracowań się nie korzysta. Są to opracowania Instytutu Energetyki, opracowania<text:s/>„<text:span text:style-name="T3828">Energopr</text:span><text:span text:style-name="T3829">o</text:span><text:span text:style-name="T3830">j</text:span>ektu”. Z tym, że wymieniają one wszystkie koszty ciągnione pod uwagę, to jest, elektrownia jądrowa, jej koszt, jest pośrodku między elektrownią konwen<text:span text:style-name="T3831">cjo</text:span>n<text:span text:style-name="T3832">al</text:span>ną na węglu brunatnym i elektrownią konwen<text:span text:style-name="T3833">cj</text:span>on<text:span text:style-name="T3834">al</text:span>ną na węglu kamiennym. Jeśli chodzi o paliwo, to trzeba tu poda<text:span text:style-name="T3835">ć</text:span><text:s/>cyfry. Jeżeli energia jądrowa zużywa<text:s/><text:span text:style-name="T3836">30</text:span><text:s/>ton paliwa rocznie, a paliwo będ<text:span text:style-name="T3837">zi</text:span>emy dostawali ze Związku Radzieckiego za tysiąc rubli kilogram, to jeżeli ja na paliwo wydam rocznie 30 milionów rubli, a taka elektrownia o mocy tysiąca megawatów, gdyby była węglowa, to ona by spalała<text:s/><text:span text:style-name="T3838">3</text:span>,<text:span text:style-name="T3839">5</text:span><text:s/>miliona ton węgla, to znaczy jakby się ten węgiel policzyło po 3<text:span text:style-name="T3840">5</text:span><text:s/>dolarów za tonę, to jest<text:s/><text:span text:style-name="T3841">1</text:span>0<text:span text:style-name="T3842">5</text:span><text:s/>milionów dolarów. No to porównajcie,<text:s/><text:span text:style-name="T3843">3</text:span>0 milionów rubli i<text:s/><text:span text:style-name="T3844">1</text:span>0<text:span text:style-name="T3845">5</text:span><text:s/>milionów dolarów, to każdy może sobie po swojemu przeliczy<text:span text:style-name="T3846">ć</text:span>. Ale w każdym razie wydaje mi s<text:span text:style-name="T3847">i</text:span>ę, że paliwo jądrowe jest tańsze od paliwa węglowego.</text:p>
      <text:p text:style-name="P3848"><text:span text:style-name="T3849">T</text:span>rzeba się zgodzić, proszę państwa, przejdę do strony ekologiczne<text:span text:style-name="T3850">j.</text:span><text:s/><text:span text:style-name="T3851">J</text:span>a o stronie ekologiczn<text:span text:style-name="T3852">ej</text:span><text:s/>nie chcę mówić, tu są specjaliści bardzo<text:s/><text:span text:style-name="T3853">d</text:span>obrzy. Profesor Bojarski przecież ma to wszystko dobrze policzone.</text:p>
      <text:p text:style-name="P3854">Strona ekologiczna. Pros<text:span text:style-name="T3855">zę</text:span><text:s/>państwa, to że my żyjemy w kraju, który przeżywa klęskę, katastrofę ekologiczną, jest spowodowane spalan<text:span text:style-name="T3856">ie</text:span>m węgla, wytwarzaniem energii, spalaniem węgla. Ja już o tym mówiłem tydzień temu i tego nie będę powtarzał.<text:s/><text:span text:style-name="T3857">W</text:span><text:s/>każd<text:span text:style-name="T3858">y</text:span>m raz<text:span text:style-name="T3859">ie</text:span><text:s/>my emitujemy 4,6 miliona ton dwutlenku siarki z nasz<text:span text:style-name="T3860">y</text:span>ch kominów fabryk, z tego wszystkiego i my je<text:span text:style-name="T3861">st</text:span>eśmy na trzec<text:span text:style-name="T3862">i</text:span>m mi<text:span text:style-name="T3863">ej</text:span>scu niechlubnej listy emitorów dwutlenku siarki. Pierwszy, to są St<text:span text:style-name="T3864">e</text:span>ny Zjednoczone, drugi to jest Związek Ra<text:span text:style-name="T3865">dz</text:span>iecki, a Polska<text:s/><text:span text:style-name="T3866">j</text:span>est trzecia.</text:p>
      <text:p text:style-name="P3867">Proszę państwa, my musimy coś z tym zrobić. Jeżeli dzięki re<text:span text:style-name="T3868">st</text:span>rukturyza<text:span text:style-name="T3869">cj</text:span>i gospodarki uda się, jak to planuje bilans energetyczny Polski, przewiduje, ograniczyć zużycie węgla, powiedzmy o sto milionów ton albo nawet sto milionów ton paliwa umownego, to pow<text:span text:style-name="T3870">st</text:span>aje teraz pytani<text:span text:style-name="T3871">e</text:span>:<text:span text:style-name="T3872"><text:s/></text:span>czy ten węgiel zaos<text:span text:style-name="T3873">zc</text:span>zędzony, czy tam niezmarnotrawiony, przez, który uzyskaliśmy dzięki zmianie struktury gospodarki, czy go<text:s/>z<text:span text:style-name="T3874">n</text:span>owu spalać<text:s/>w el<text:span text:style-name="T3875">ek</text:span>trowniach? No, ja bym uważał, że albo go w ogóle nie kopać, dać spokój z tym, bo to się w ogóle nie opłaca, może się to przyda na przyszłość, albo go kopać. Ale też może go nie eksportować, bo przecież węgiel jest tani. Węgiel jako surowiec chemiczny przerabiać na inne materiały, aby drożej sprzedać.</text:p>
      <text:p text:style-name="P3876">Więc, proszę państwa, ja bym bardzo przestrzegał przed tym, że wszystko co zao<text:span text:style-name="T3877">sz</text:span>czędzimy na węglu żebyśmy to wpakowal<text:span text:style-name="T3878">i</text:span><text:s/>znowu do elektrown<text:span text:style-name="T3879">i</text:span>, do ele<text:span text:style-name="T3880">kt</text:span>ro<text:span text:style-name="T3881">ci</text:span>epłowni i ten węgiel spalali. Bo my tę Polskę zupełnie ekologicznie zn<text:span text:style-name="T3882">i</text:span>szczymy.</text:p>
      <text:p text:style-name="P3883">Proszę Państwa, porównajmy emisję z normalnie pracującej elektrowni jądrowej o mocy<text:s/><text:span text:style-name="T3884">1</text:span> 000 megawatów z taką samą elektrownią konwen<text:span text:style-name="T3885">cj</text:span>onalną. Elektrownia jądrowa emituje drobne ilości gazów szlachetnych, tryptonu 86 i celonu 133, a elektrownia węglowa emituje 2-3 razy więcej substancji radioaktywny<text:span text:style-name="T3886">ch</text:span><text:s/>i to bardziej szkodliwych niż elektrownia jądrowa. A poza tym elektrownia jądrowa nie emituje n<text:span text:style-name="T3887">i</text:span>c, a elektrownia węglowa emituje kolosalne ilości dwutlenku węgla. Jak mówimy o elektrowni tysiąca megawatów, to emituje ze 7 milionów ton dwutlenku węgla. Emituje te wielkie ilości dwutlenku siarki. Emituje tlenki azotu, które okazuje się, że są k<text:span text:style-name="T3888">a</text:span>ncerogenne, bo one tworzą nitrozoamin<text:span text:style-name="T3889">y</text:span>, które powodują raka. Emituje węglowodory policykliczn<text:span text:style-name="T3890">e</text:span>,<text:s/>które też są rakotwórcze. Emituje pyły, w których są ciężkie metale, kadm, rtęć, ołów, etc. I pozostaje masę popiołów, a w tych popiołach, proszę państwa, jest<text:s/><text:soft-page-break/>kol<text:span text:style-name="T3891">o</text:span>salna iloś<text:span text:style-name="T3892">ć</text:span><text:s/>radioaktywnoś<text:span text:style-name="T3893">ci.</text:span><text:s/>Bo prze<text:span text:style-name="T3894">ci</text:span>eż w węglu jedna część na milion uranu i dwie części n<text:span text:style-name="T3895">a</text:span><text:s/>milion toru. Więc teraz jak my to w po<text:span text:style-name="T3896">st</text:span>aci pop<text:span text:style-name="T3897">i</text:span>ołu, część wyleci właśnie i rozsieje się w atmosferze, a my to mamy w tych popiołach, a dzieci górnicze na tych hałdach się bawią od dziesięcioleci. Więc tak wygląda ekologiczne zagrożenie związane z energetyką<text:s/><text:span text:style-name="T3898">ją</text:span>dro<text:span text:style-name="T3899">wą</text:span>.</text:p>
      <text:p text:style-name="P3900">Jeżeli chodzi o energetykę jądrową to tego zagrożenia n<text:span text:style-name="T3901">i</text:span>e ma. Tylko sprawa lęku przed ewentualną awarią, ten lęk jest słuszny. Ja rozumiem doskonale ten lęk.</text:p>
      <text:p text:style-name="P3902">I może jeszcze n<text:span text:style-name="T3903">a</text:span><text:s/>temat sprawy bezpieczeństwa reaktorów, a w szc<text:span text:style-name="T3904">ze</text:span>gólności<text:s/><text:span text:style-name="T3905">ty</text:span>ch reaktorów, które my będziemy mieli. Bo to są reaktory typowe, energetyc<text:span text:style-name="T3906">zn</text:span>e, t<text:span text:style-name="T3907">a</text:span>kie jak są w Ameryce, we Francji<text:s/><text:span text:style-name="T3908">i</text:span><text:s/>w innych krajach świata. Zupełnie nie innego rozwiązania, jest to zupełne n<text:span text:style-name="T3909">ie</text:span>porozum<text:span text:style-name="T3910">ie</text:span>n<text:span text:style-name="T3911">ie,<text:s/></text:span>bo ludziom się zdaje, że to Czarnobyl, to jest taki sam reaktor. Nic podobnego, czarnobylski reaktor jest o wiele bardziej niebezp<text:span text:style-name="T3912">iecz</text:span>ny, to wszyscy wiedzą. Zawiera 1 <text:span text:style-name="T3913">5</text:span>00 ton grafitu, który się może stopić. On zawiera, on ma tak zwany dodatni współczynnik reaktywności, że jeżeli reakcja jądrowa, reakcja roz<text:span text:style-name="T3914">c</text:span>zepienia tak intensywnie przebiega, to zamiast wygaszać, to jest ona jeszcze bardziej, że tak powiem, podniecon<text:span text:style-name="T3915">a</text:span>. Więc to jest reaktor naprawdę niebezpieczny. Jedyny reaktor, w którym był<text:span text:style-name="T3916">a</text:span><text:s/>katastrofa, to był reaktor tego typu jaki będzie u nas, to jest reaktor [brak tekstu]<text:s/><text:span text:style-name="T3917">i</text:span><text:s/>ta katastrofa jest bardzo poważna, też było stopienie rdzenia<text:span text:style-name="T3918">.</text:span><text:s/>Ale ona nie spowodowała żadnego wypadku<text:s/><text:span text:style-name="T3919">śmiert</text:span>elne<text:span text:style-name="T3920">go</text:span>. Jeżeli mówimy już o wielkich katastrofach to Czarnobyl był wielką katastrofą, bo to przecież zginęło<text:s/><text:span text:style-name="T3921">3</text:span>1 ludzi, 11<text:span text:style-name="T3922">0</text:span><text:s/>tysięcy osób ewakuowano. Z tych 31, to 29 zmarło na chorobę popromienną. Ale, proszę państwa, jeżeli<text:s/><text:span text:style-name="T3923">m</text:span>y sobie to porównamy na przykład z katastrofą w Bhopalu w 1979 roku, gdzie w ciągu k<text:span text:style-name="T3924">ilk</text:span>ud<text:span text:style-name="T3925">zi</text:span>e<text:span text:style-name="T3926">sięciu</text:span><text:s/>minut wydzieliło się<text:s/><text:span text:style-name="T3927">30</text:span><text:s/>ton izocy<text:span text:style-name="T3928">j</text:span>anku metylu i zginęło na miejscu 2 400 osób.<text:s/><text:span text:style-name="T3929">30</text:span><text:s/>tysięcy do 40 tysięcy miało uszkodzenia poważne ciała, a ewakuowano z miasta 400 tysięcy osób, to o tym s<text:span text:style-name="T3930">ię</text:span><text:s/>pisało bardzo mało w porównaniu z Czarnobylem.</text:p>
      <text:p text:style-name="P3931">Bo my jesteśmy przyzwycz<text:span text:style-name="T3932">aj</text:span>eni do chemii. My chemię lubimy, my się chemii nie boimy, a boimy się strasznie energetyki jądrowej.</text:p>
      <text:p text:style-name="P3933">Proszę państwa, teraz sprawa antagonizowania społeczeństwa. To jest bardzo, że tak pow<text:span text:style-name="T3934">ie</text:span>m, bolesny problem. Bo ja rozumiem i ja to wyraziłem w swoich uwagach, że błędem władz i osób odpowied<text:span text:style-name="T3935">zi</text:span>alnych za rozwój energetyki jądrowej przy podejmowaniu arbitralnych decyzji, bez liczenie się z emocjami i opinią społeczeństwa. Dalej, że plany rozwoju energetyki jądrowej muszą b<text:span text:style-name="T3936">yć</text:span><text:s/>opracowywane przy otwart<text:span text:style-name="T3937">ej</text:span><text:s/>kurtynie, proszę państwa, niestety, to nie jest cała prawda. Niestety to antagonizowanie społeczeństwa, nie wiem, czy nawet nie w większym stopniu, było spowodowane absolutnie bałamutnymi i fałszywymi danymi podawanymi w prasie. Proszę państwa, to naprawdę n<text:span text:style-name="T3938">ie</text:span>dopusz<text:span text:style-name="T3939">czal</text:span>ne<text:s/><text:span text:style-name="T3940">je</text:span>st, to jest karygodne, to odwracanie uwagi społ<text:span text:style-name="T3941">ec</text:span>zeństwa od prawdziwych skutków zagrożenia ekologicznego i kierowania go jako sprzeciw przeciwko energetyce jądrowej. Ja tutaj nie chcę wymieniać nazwisk<text:span text:style-name="T3942">,</text:span><text:s/>ale jeżeli zacytuję pewne rzeczy, to się wszyscy od razu domyślą o kogo tutaj chodzi. Mianowicie, no weźmy cokolwiek, weźmy wywiad w<text:s/>„Stolicy”, gdz<text:span text:style-name="T3943">ie</text:span><text:s/>było tyle błędów, że dwaj wybitni radiolodzy p<text:span text:style-name="T3944">ols</text:span>cy, profesor L<text:span text:style-name="T3945">in</text:span>iec<text:span text:style-name="T3946">k</text:span>i i profesor Nauman, napisali listy. Jeden z tych listów był opublikowany, a list profesora<text:s/><text:span text:style-name="T3947">L</text:span>in<text:span text:style-name="T3948">ie</text:span>ckiego w ogóle nie spotkał się nawet z odpowiedzią ze strony redakcji. Proszę państwa, teraz na przykład, mam tutaj<text:s/>„Gościa Niedzielnego”<text:s/>sprzed dwóch chyba tygodni, gdzie jest napisane, że w latach 1984 z powodu próbnych wybuchó<text:span text:style-name="T3949">w</text:span><text:s/>jądrowych zginęło 22 miliony osób. Proszę państwa, tutaj mam znowu wywiad<text:span text:style-name="T3950">,</text:span><text:s/>cytowany przez<text:s/><text:span text:style-name="T3951">„</text:span>Stolicę”, wywiad z<text:s/><text:span text:style-name="T3952">„</text:span>Głosu Wybrzeża”, gdzie napisano, że liczba zachorowań n<text:span text:style-name="T3953">a</text:span><text:s/>tarczycę u psów po<text:s/><text:soft-page-break/>Czarnobylu wzrosła siedmiokrotnie. Tutaj powoływanie się na roczniki PZH, Państwowego Zakładu Higieny, jak zajrzeć do tych roczników, takich liczb tam nie ma.</text:p>
      <text:p text:style-name="P3954"><text:span text:style-name="T3955">Ż</text:span>eby wytłumaczyć, na przykład, dlaczego we Francji rozwija<text:s/><text:span text:style-name="T3956">si</text:span>ę tak wspaniale energetyką jądrowa i 71% w tej chwili energii elektrycznej pochodzi z energetyki jądrowej, to się tam tłumaczy, że Giscard d’Estaing był osobiście zai<text:span text:style-name="T3957">nte</text:span>r<text:span text:style-name="T3958">es</text:span>owany w rozwoju energetyki jądrowej we Francji.<text:s/><text:span text:style-name="T3959">A</text:span><text:s/>wierszy kilka po tym jest napisane, że francuski portfel atomowy jest zadłużony na 30 miliardów dolarów. No, to Giscard d’Estaing<text:s/>na tym zarobił, że zadłużenie wynosi teraz 30 milionów dolarów. Proszę państwa, tutaj jest tablica, na przykład podana, w której absolutnie nie ma żadnego sensu<text:span text:style-name="T3960">,</text:span><text:s/>bo nic nie wiadomo, co te procenty tutaj znaczą.<text:s/><text:span text:style-name="T3961">I</text:span><text:s/>tego rodzaju rzeczy jest bardzo dużo. Ja po prostu<text:s/>w tym, to przeczytam, bo tutaj to mam pod ręką, co napisał do<text:s/>„Stolicy”<text:s/>profesor Nauman.<text:s/><text:span text:style-name="T3962">„</text:span>Każdy ma prawo do formułowania poglądów i ocen. Ale nikt nie ma prawa publicznie kłamać. Oszukiwać nas lub tendencyjnie wypaczać sens rozmaitych stwierdzeń innych. Tu wymienia najważni<text:span text:style-name="T3963">ej</text:span>sze<text:s/>„przekłamanka”<text:span text:style-name="T3964">.</text:span></text:p>
      <text:p text:style-name="P3965">Proszę państwa, zaczynam podchodzić do tego w ten sposób, że... Czas? Już kończę. Że tego rodzaju wypowiedzi skłaniają, powodują, że społeczeństwo jest<text:s/><text:span text:style-name="T3966">a</text:span>ntagonizow<text:span text:style-name="T3967">a</text:span>ne i boi się strasznie energetyki jądrowej i powtarzam, jestem członkiem Związku, ale ja zaczynam przypuszczać, że tego rodzaju wypowiedzi są potrzebne, bo Związek chce politycznie tę sprawę rozegrać. Że to jest po prostu nie merytoryczna sprawa, a to jest sprawa polityczna.</text:p>
      <text:p text:style-name="P3968">I proszę państwa,<text:s/><text:span text:style-name="T3969">je</text:span>ż<text:span text:style-name="T3970">el</text:span>i<text:s/><text:span text:style-name="T3971">do</text:span><text:s/>S<text:span text:style-name="T3972">ej</text:span>mu wejdą pr<text:span text:style-name="T3973">ze</text:span>dstawiciele strony społe<text:span text:style-name="T3974">cz</text:span>no-solidarnościow<text:span text:style-name="T3975">ej</text:span><text:s/>w najbliższych już mies<text:span text:style-name="T3976">ią</text:span>cach, a praw<text:span text:style-name="T3977">do</text:span>podobnie bardzo już prędko znajdą się w rządzie, to będ<text:span text:style-name="T3978">zi</text:span>e bardzo wielki problem wtedy tą sprawę odwrócić. To,<text:s/><text:span text:style-name="T3979">co</text:span><text:s/>teraz u<text:span text:style-name="T3980">st</text:span>alimy, żeby odwrócić. Proszę państwa, nie wylewajmy dziecka z kąpielą.</text:p>
      <text:p text:style-name="P3981">J<text:span text:style-name="T3982">a</text:span><text:s/>już wiedząc o tym w ubiegłym roku, że jest proponowane referendu<text:span text:style-name="T3983">m</text:span><text:s/>w tej sprawie, z profesorem Kolendą, z którym wspólnie działamy i napisaliśmy szereg artykułów, myśmy skierowali list do pana Lecha Wałęsy, g<text:span text:style-name="T3984">dzie</text:span><text:s/>między innymi piszemy o referendum. Jeżeli chodzi o sprawę referendum, to jego przeprowadzenie z mer<text:span text:style-name="T3985">yt</text:span>or<text:span text:style-name="T3986">yc</text:span>znego punktu widzenia nie wnosi nic istotnego.<text:s/><text:span text:style-name="T3987">Z</text:span><text:s/>góry wiadomo, że olbrzymia większość społeczeństwa wypowie się przeciw. Będzie to jedynie wyrażenie braku zaufania do poczynań władzy. Wykorzystanym wbrew interesom dobra kraju. Przychodzi dla<text:s/><text:span text:style-name="T3988">sp</text:span>ektakularnego udowodnienia poparc<text:span text:style-name="T3989">ia</text:span><text:s/><text:span text:style-name="T3990">sp</text:span>ołe<text:span text:style-name="T3991">cz</text:span>eń<text:span text:style-name="T3992">st</text:span>wa nie jest pos<text:span text:style-name="T3993">tę</text:span>pow<text:span text:style-name="T3994">an</text:span>iem godnym p<text:span text:style-name="T3995">ol</text:span>ecen<text:span text:style-name="T3996">ia</text:span>.</text:p>
      <text:p text:style-name="P3997">Proszę państwa, ja uważam, że<text:s/>„Solidarność<text:span text:style-name="T3998">”</text:span><text:s/>ma wystarczająco duże popar<text:span text:style-name="T3999">ci</text:span>e s<text:span text:style-name="T4000">po</text:span>łeczeństwa, żeby n<text:span text:style-name="T4001">ie</text:span><text:s/>musiało dążyć do tak<text:span text:style-name="T4002">ieg</text:span>o spektakul<text:span text:style-name="T4003">ar</text:span>n<text:span text:style-name="T4004">ego</text:span><text:s/>udowodnienia tego poparcia.</text:p>
      <text:p text:style-name="P4005">Dziękuję.</text:p>
      <text:p text:style-name="P4006"><text:span text:style-name="T4007">S</text:span><text:span text:style-name="T4008">t</text:span><text:span text:style-name="T4009">ef</text:span><text:span text:style-name="T4010">a</text:span><text:span text:style-name="T4011">n<text:s/></text:span><text:span text:style-name="T4012">Kozł</text:span><text:span text:style-name="T4013">ow</text:span><text:span text:style-name="T4014">sk</text:span><text:span text:style-name="T4015">i</text:span>:</text:p>
      <text:p text:style-name="P4016">Proszę państwa, ja ponawiam moją prośbę. Namawiałem państwa do wystąpień bardzo krótkich, dotyczących przede wszystkim punktu<text:s/><text:span text:style-name="T4017">1</text:span>6-tego. Jeżeli my rozpoczniemy seminarium na ten temat, no, lista mówców się n<text:span text:style-name="T4018">ie</text:span><text:s/>wyczerpie. Chcemy do godziny czwartej zakończyć tę dyskusję. Jeszcze raz bardzo proszę o krótkie wypowiedzi, bezpośrednio związane już z redakcją punktu 16-tego.</text:p>
      <text:p text:style-name="P4019">Głos ma kolega Wilczyński.</text:p>
      <text:p text:style-name="P4020"><text:span text:style-name="T4021">Michał W</text:span><text:span text:style-name="T4022">a</text:span><text:span text:style-name="T4023">lczyński</text:span>:</text:p>
      <text:p text:style-name="P4024">Proszę państwa, ja chciałbym nawiązać do tego, co powiedział minister Bijak, powiadając, że każdy<text:s/><text:soft-page-break/>kraj wykorzystuje takie nośniki energii, jakimi dysponuje.</text:p>
      <text:p text:style-name="P4025"><text:span text:style-name="T4026">I</text:span><text:s/>chciałbym wykazać, że ponieważ tutaj mówiliśmy o problemie bilansu paliwowo-energetyczn<text:span text:style-name="T4027">eg</text:span>o, chciałbym wykazać, że w pracach nie zrobiliśmy, nie wykorzystaliśmy tych nośników energii, które posiadamy. Proszę państwa, tak jak to wspomniał bardzo delikatnie minister B<text:span text:style-name="T4028">i</text:span>jak, gaz ziemny stanowi<text:s/><text:span text:style-name="T4029">5</text:span><text:s/>procent w naszym bilansie energetycznym.</text:p>
      <text:p text:style-name="P4030">Proszę państwa, w tej chwili w Polsce mamy<text:s/><text:span text:style-name="T4031">15</text:span>0 miliardów metrów sześciennych udokumentowanych p<text:span text:style-name="T4032">r</text:span>zemy<text:span text:style-name="T4033">s</text:span>łow<text:span text:style-name="T4034">y</text:span>ch zasobów. Podkreślam, udokumentowanych przemysłowych zasobów.<text:s/><text:span text:style-name="T4035">I<text:s/></text:span>to są ilości, które są do wydobycia.<text:s/><text:span text:style-name="T4036">W</text:span><text:s/>tej chwili wydobywamy trzy dziesiąte miliarda metrów sześciennych rocznie. Zasobów perspektywicznych jest<text:s/><text:span text:style-name="T4037">6</text:span>5<text:span text:style-name="T4038">0<text:s/></text:span>miliardów metrów sześc<text:span text:style-name="T4039">ie</text:span>nnych.<text:s/><text:span text:style-name="T4040">I</text:span>, proszę państwa, pow<text:span text:style-name="T4041">staje</text:span><text:s/>pytanie, co przeszkadza nam w tym, że nasza produkcja, rodzima produkcja gazu ziemnego, nie wynosi rocznie trzykrotnie więcej niż w tej chwili? Podkreślam, w roku<text:s/>‘88 - 5<text:span text:style-name="T4042">,3</text:span><text:s/>miliarda metrów sześciennych.</text:p>
      <text:p text:style-name="P4043">Proszę państwa, następna sprawa, wartość kaloryczna gazu w odniesieniu do węgla kamiennego. Tysiąc m<text:span text:style-name="T4044">etrów</text:span><text:s/>sześciennych gazu zastępuje<text:s/><text:span text:style-name="T4045">3</text:span><text:s/>tony węgla.<text:s/><text:span text:style-name="T4046">I</text:span><text:s/>chciałbym tutaj odnieść się, szczęśliwie profesor Hrynkiewicz, dostarczył mi dodatkowych argumentów. Elektrownia jądrowa, to jest równowartość 3,<text:span text:style-name="T4047">5</text:span><text:s/>miliona ton węgla. To znaczy, pro<text:span text:style-name="T4048">s</text:span>zę państwa, jest to kwestia zwiększenia o jeden miliard metrów sześci<text:span text:style-name="T4049">e</text:span>nnych eksploatacji naszych złóż. Proszę państwa czy ja muszę przekonywać, że budowa kopalni gazu, to jest ułamek tego, co kosztuje, ja już nie mówię elektrownia jądrowa, ale kopalnia węgla kamiennego.</text:p>
      <text:p text:style-name="P4050">Proszę państwa, jeśli c<text:span text:style-name="T4051">ho</text:span>d<text:span text:style-name="T4052">zi</text:span><text:s/>o wartość kaloryczną naszego węgla, to trzeba powiedzieć, że co roku ta wartość kaloryczna węgla kamiennego spada, średnia wartość kaloryczna. W tej chwili jest to już 5,5 tys<text:span text:style-name="T4053">ią</text:span>ca kilokalorii średnio, a z najgorszych złóż, a większość<text:s/><text:span text:style-name="T4054">w</text:span>ęgla kamiennego to jest jednak o wartości kalorycznej 3<text:span text:style-name="T4055"> </text:span>600 kilokalorii. Proszę państwa, jeśli chodzi o efekty dla ochrony środowiska spalania gazu, to te<text:span text:style-name="T4056">ż</text:span><text:s/>nie muszę nikogo przekonywać.</text:p>
      <text:p text:style-name="P4057">Proszę państwa, z Elektrowni w Stalowej Woli zmieniono rodzaj paliwa z węgla kamiennego na gaz ziemny. Proszę państwa, efekty tego są ośmiokrotnie lepsze niż spalanie węgla kamiennego w sensie i wydajności spalen<text:span text:style-name="T4058">ia</text:span><text:s/>i wydajności kalorycznej.</text:p>
      <text:p text:style-name="P4059">Proszę państwa, chcę podkreślić jedną rzecz.<text:s/><text:span text:style-name="T4060">W</text:span><text:s/>tej chwili gdybyśmy w jedną z kilkunastolatek, jak powiedział profesor Bojarski, o kryzysie energe<text:span text:style-name="T4061">tycz</text:span>nym, który jest i tylko dzięki<text:s/><text:span text:style-name="T4062">sp</text:span>rzyjającym warunkom klimatycznym, bądź jest lżejszy, bądź ostrzejszy, gdy<text:span text:style-name="T4063">by</text:span>śmy już w tym mo<text:span text:style-name="T4064">m</text:span>encie zaczęli inwestować w rozbudowę kopalń gazu ziemnego, infra<text:span text:style-name="T4065">st</text:span>ruk<text:span text:style-name="T4066">tu</text:span>ry, gazociągów, to efekty tego byłyby już widoczne dzisiaj. Pięć miliardów to, jest proszę państwa, to jest nic. Pięć miliardów rocznie wydobywanych obecnie. W zasadzie nie ma przeszkód geologicznych, żeby eksploatować trzy - cztery r<text:span text:style-name="T4067">a</text:span>zy więcej. Są tylko problemy, znowu powie się, a skąd wziąć środk<text:span text:style-name="T4068">i</text:span><text:s/><text:span text:style-name="T4069">in</text:span>westyc<text:span text:style-name="T4070">yj</text:span>ne? I tutaj docieramy właśnie do tego problemu. Wydaje mi się, że właśnie te setki miliardów wydawane na elektrownie atomowe, skutecznie blokują, między innymi, problem rozpoznania złóż gazu ziemne<text:span text:style-name="T4071">g</text:span>o i od<text:span text:style-name="T4072">po</text:span>wiednich środków na te cele. I problem budowy kopalń, ale też jest, proszę państwa, problem zmniejszenia energochłonnoś<text:span text:style-name="T4073">ci</text:span><text:s/>i materiałochłonnoś<text:span text:style-name="T4074">ci</text:span><text:s/>przemysłu. Ale jest też problem, proszę państwa, podniesienia jakości stali produkowanej u nas. Ciągle podaje nam się w milionach ton ilość stali produkowanej w Polsce. Przecież, proszę państwa, doskonale wiemy, że Wieża Eiffla, która była wykonana pod koniec XIX wieku, gdyby ją dzisiaj budowano, na<text:s/><text:soft-page-break/>Zachodzie podkreślam, ze stali wy<text:span text:style-name="T4075">so</text:span>ko<text:span text:style-name="T4076">ga</text:span>tunkow<text:span text:style-name="T4077">ej,</text:span><text:s/>ta Wieża ważyłaby dziesię<text:span text:style-name="T4078">ci</text:span>okrotnie mniej. Ale ze stali p<text:span text:style-name="T4079">ro</text:span>dukowan<text:span text:style-name="T4080">ej</text:span><text:s/>w Polsce tak, jak to przekazali specjaliści metalurgowie, ważyłaby tylko 30% mn<text:span text:style-name="T4081">i</text:span>ej. I tu jest pytanie, czy to co mówił profesor Bojarski, czyli ra<text:span text:style-name="T4082">cj</text:span>onaliz<text:span text:style-name="T4083">acj</text:span>a energetyki i udoskonalenie technologii w tych prądożerczych przemysłach, cz<text:span text:style-name="T4084">y</text:span><text:s/>nie są właśnie blokowane przez olbrzymie nakłady na cele energetyki jądrowej?</text:p>
      <text:p text:style-name="P4085">Pros<text:span text:style-name="T4086">z</text:span>ę państwa, czy gdyby ten ułamek nakładów przeznaczyć na wyposażenie wszystkich elektrowni opalanych węglem w paleniskach fluidalnych, które równocześnie usuwają ilości, znaczne ilości tlenków węgla i azotu, czy nie byłby tego znacznie lepszy efekt, niż w tej sytuacji tak, jak to jeszcze raz przypominam profesor Bojarski powie<text:span text:style-name="T4087">l</text:span>ał, c<text:span text:style-name="T4088">z</text:span>y<text:s/><text:span text:style-name="T4089">st</text:span>ać jest nas na zamrożenie na kilkanaście lat pięciu bilionów złotych? Dziękuję bardzo.</text:p>
      <text:p text:style-name="P4090"><text:span text:style-name="T4091">P</text:span><text:span text:style-name="T4092">r</text:span><text:span text:style-name="T4093">zewo</text:span><text:span text:style-name="T4094">dni</text:span><text:span text:style-name="T4095">czący</text:span>:</text:p>
      <text:p text:style-name="P4096">Dziękuję b<text:span text:style-name="T4097">a</text:span>rdzo. Głos ma profesor Zimny.</text:p>
      <text:p text:style-name="P4098"><text:span text:style-name="T4099">Henr</text:span><text:span text:style-name="T4100">y</text:span><text:span text:style-name="T4101">k Zimny</text:span>:</text:p>
      <text:p text:style-name="P4102">Jak widzimy dotychczas przed sobą<text:span text:style-name="T4103">,</text:span><text:s/>to są bardzo duże rozbieżności jeśli chodzi o<text:s/><text:span text:style-name="T4104">st</text:span>anowi<text:span text:style-name="T4105">sk</text:span>o rządowe i także i s<text:span text:style-name="T4106">po</text:span>łeczne.</text:p>
      <text:p text:style-name="P4107">Z uwagi na konieczność prowadzenia dalszych prac proponowałbym, aby każda ze stron sformułowała swoje stanowisko i na następne spotkanie mielibyśmy gotowe formuły, które można by skonfrontować. Jeśli nie byłoby możliwości uzgodnienia tych stanowisk, nie musi przecież we wszystkich sprawach być zgodności stanowisk. I to by nam w znacznym stopniu ułatwiło przebieg naszych obrad.</text:p>
      <text:p text:style-name="P4108">Dziękuję bardzo.</text:p>
      <text:p text:style-name="P4109"><text:span text:style-name="T4110">P</text:span><text:span text:style-name="T4111">r</text:span><text:span text:style-name="T4112">zewo</text:span><text:span text:style-name="T4113">dni</text:span><text:span text:style-name="T4114">czący</text:span>:</text:p>
      <text:p text:style-name="P4115">Proszę państwa, wydaje się, iż formuła ta jest bardzo interesująca i w jakiś konstruktywny sposób zbliżałaby nas do przyjęcia pewnej formuły. Ze względu na to, że koledzy z Gdańska będą musieli n<text:span text:style-name="T4116">a</text:span>s<text:s/>wkrótce<text:s/>opuścić i z Poznania, proszę jeszcze o<text:s/>krótką wypowiedź<text:s/>kole<text:span text:style-name="T4117">g</text:span><text:span text:style-name="T4118">ę</text:span><text:s/><text:span text:style-name="T4119">St</text:span>ęp<text:span text:style-name="T4120">czak</text:span>a.</text:p>
      <text:p text:style-name="P4121"><text:span text:style-name="T4122">Kazimierz Stępczak</text:span>:</text:p>
      <text:p text:style-name="P4123">Proszę<text:s/><text:span text:style-name="T4124">p</text:span>a<text:span text:style-name="T4125">ńs</text:span>t<text:span text:style-name="T4126">wa</text:span>. Reprezent<text:span text:style-name="T4127">uj</text:span>ę tutaj całą Radę Wydziału Biologii Uniwersytetu Adama Mickiewicza w Poznaniu, to znaczy około 50 samodz<text:span text:style-name="T4128">iel</text:span>n<text:span text:style-name="T4129">yc</text:span>h pracowników naukowych uniwersytetu, których jestem pełnomocnikiem w tych sprawach. Wypowiadam się jako biolog i ekolog.</text:p>
      <text:p text:style-name="P4130">Przede wszystkim chciałbym zwrócić uwagę, że każda duża budowla, nie tylko elektrownia atomowa, ale każda duża budowla niszczy środowisko. Niszczy teren, na którym powstaje. Ciekawa i interesująca sprawa, że elektrownie atomowe są zawsze planowane na terenach przyrodniczo atrakcyjnych. To bardzo ważna rzecz. Mamy tereny bardziej zniszczone, gdzie są też spełnione różne warunki, a jednak planuje się zawsze w atrakcyjnych przyrodniczo terenach. Dlaczego tak się dzieje? Nie potrafię zrozumieć. Dalej, nie mówi się tutaj wiele o zapotrzebowaniu na wodę przez te elektrownie. Dla Wielkopolski, a więc sprawa Klempicz<text:span text:style-name="T4131">a</text:span>, pobieranie wody przez elektrownię atomową, to bardzo zasadnicza sprawa. Wielkopolska stepowieje, rolnictwo wielkopolskie potrzebuje przede wszystkim wody. Tej wody nie ma, a elektrownia jeszcze zmniejszy zasoby wody.</text:p>
      <text:p text:style-name="P4132">Dalej, interesuje nas również zagadnienie paliwa. Przecież mamy zamiar przejść na obce paliwo, które trzeba kupić. I kiedy proponuje się, żeby zastąpić<text:s/><text:span text:style-name="T4133">gaz</text:span>em to paliwo, to się okazuje, że musimy za to płacić<text:s/><text:soft-page-break/>towarami o randze zach<text:span text:style-name="T4134">o</text:span>dniej. Ale przecież w całym handlu ze Związkiem Radzieckim otrzymujemy ruble transferowe. Dlaczego w<text:span text:style-name="T4135">ię</text:span>c nie możemy tego gazu uzyskać na tej drodze? Nie rozumiem, po prostu tego zagadnienia. Doskonale rozumiem argument, który wielokrotnie tutaj padał, przed chwilą również, że energetyka atomowa jest czystsza, że n<text:span text:style-name="T4136">ie</text:span><text:s/>powoduje zaniec<text:span text:style-name="T4137">z</text:span>ys<text:span text:style-name="T4138">z</text:span>czeń atmosfery. Zgoda, gdyby zjawiła się jakaś wróżka<text:span text:style-name="T4139">,</text:span><text:s/>która<text:s/><text:span text:style-name="T4140">w</text:span><text:s/>ciągu dzisiejszej nocy zamieniłaby nam wszystkie elektrownie węglowe na elektrownie jądrowe<text:span text:style-name="T4141">,</text:span><text:s/>zdaję sobie sprawę, że już jutro mielibyśmy czyste powietrze. Ale było tutaj wyraźnie powiedziane, że elektrownie atomowe nie mają na razie zastąpić węglowych, a mają byś zapewnieniem produkcji energii. A więc nie zostaną zlikwidowane elektrownie węglowe i będą nadal nas zan<text:span text:style-name="T4142">ie</text:span>czy<text:span text:style-name="T4143">szcz</text:span>ały, a do tych zan<text:span text:style-name="T4144">ie</text:span>czyszczeń dojdzie pewna ilość, mała, czy duża, to nieważne, ale pewna ilość zanie<text:span text:style-name="T4145">cz</text:span>yszczeń nowych w postaci chociażby szlachetnych gazów ra<text:span text:style-name="T4146">di</text:span>oaktywny<text:span text:style-name="T4147">ch</text:span>.</text:p>
      <text:p text:style-name="P4148">A więc poprawa jakości, czystości atmosfery w wyniku budowy elektrowni atomowych nastąpi nie wcześniej i to przy bardzo si<text:span text:style-name="T4149">l</text:span>nym rozwoju tych elektrowni, jak za 30, a prawdopodobnie 40, czy 50 lat.</text:p>
      <text:p text:style-name="P4150">I tutaj ekolodzy zadają proste pytani<text:span text:style-name="T4151">e</text:span>: komu będą służyły te elektrownie, bo jeżeli w ciągu tych<text:s/><text:span text:style-name="T4152">4</text:span>0 lat będziemy nadal tak zadymieni, jak jeste<text:span text:style-name="T4153">ś</text:span>my, to ta energia elektryczna już nikomu nie będ<text:span text:style-name="T4154">zie</text:span><text:s/>potrzebna.</text:p>
      <text:p text:style-name="P4155"><text:span text:style-name="T4156">N</text:span>ie mówiono t<text:span text:style-name="T4157">utaj</text:span><text:s/>nic o dawkach substancji promieniotwórczych, które rzeczywiście wydost<text:span text:style-name="T4158">aj</text:span>ą się z elektrowni w niedużych ilościach, ale które w organizmach żywych, w łańcuchach pok<text:span text:style-name="T4159">a</text:span>rmow<text:span text:style-name="T4160">y</text:span>ch ulegają kumulowaniu i to bardzo wysokiemu kumulowaniu. A więc badania medyczne, jakie zostały wykonane w tym względzie po awarii w Czarnobylu, był<text:span text:style-name="T4161">y</text:span><text:s/>właśnie bardzo dziwnymi badaniami, bowiem tu nie trzeba nawet powoływać się na źródła naukowe. Są to podstawowe wiadomości podręcznikowe, które w każdym podrę<text:span text:style-name="T4162">cz</text:span>niku medycyny można znaleźć, że pierwsze objawy promieniowania występują po 2 do<text:s/><text:span text:style-name="T4163">5</text:span><text:s/>latach. A więc bardzo się śpieszono widocznie z tymi badaniami, aby je zrobić przed wystąpieniem objawów.</text:p>
      <text:p text:style-name="P4164">Społe<text:span text:style-name="T4165">cz</text:span>eństwo ma pretensje o różne sprawy.<text:s/><text:span text:style-name="T4166">M</text:span>a pretensje o to, dlac<text:span text:style-name="T4167">z</text:span>ego nie rozważono innych możliwości, chociażby ten gaz, o którym tutaj mówiono. Ma pretensje, dlaczego zniszczono tyle istniejących już i pracujących po wojnie elektrowni wodnych? Dlaczego zbudowano tysią<text:span text:style-name="T4168">ce</text:span><text:s/>domów z wielkiej płyty, które nie trzymają ciepła, które służą do ogrzewania atmosfery? Gdzie byli ci ludzie, którzy krytykują te domy, bo my, ekolodzy, krytykow<text:span text:style-name="T4169">aliś</text:span>my od samego początku. Nikt nas nie słuchał. Dlaczego dąży się nadal do wzrostu wydobycia węgla lub przynajmniej do utrzymania wydobycia na tym samym poziomie, kiedy chociażby,<text:s/><text:span text:style-name="T4170">a</text:span><text:s/>nie wybuduje się elektrown<text:span text:style-name="T4171">i</text:span>, chociażby na próbę, kilku elektrowni gazowych, których sprawność dochodzi<text:s/><text:span text:style-name="T4172">d</text:span>o<text:s/><text:span text:style-name="T4173">4</text:span>8 procent?</text:p>
      <text:p text:style-name="P4174">To<text:s/><text:span text:style-name="T4175">s</text:span>ą niektóre tylko pytania, bo n<text:span text:style-name="T4176">ie</text:span><text:s/>chcę przedłużać.<text:s/>Pytania biologów, bardz<text:span text:style-name="T4177">o</text:span><text:s/>różnych spe<text:span text:style-name="T4178">cj</text:span>alności, również genetyków, którzy składali<text:s/><text:span text:style-name="T4179">d</text:span>wukrotn<text:span text:style-name="T4180">ie</text:span><text:s/>protest do Se<text:span text:style-name="T4181">j</text:span>mu i na żaden z tych protestów nie otrzymali odpowiedzi. Natomiast jeden z wysokich urzędników państwowych, obecny na tej sali, za plecami, bo w oczy nie śmiał powiedzieć, podnosił opinie, że są to racje nienaukowe.</text:p>
      <text:p text:style-name="P4182">Żądamy po prostu, aby s<text:span text:style-name="T4183">po</text:span>łeczeństwo mogło zaufać władzy, aby wreszcie tą energię, jaka istnieje w s<text:span text:style-name="T4184">p</text:span>o<text:span text:style-name="T4185">ł</text:span>eczeństwie móc wykorzystać do poprawy sytuacji<text:s/><text:span text:style-name="T4186">w</text:span><text:s/>n<text:span text:style-name="T4187">a</text:span>szy<text:span text:style-name="T4188">m</text:span><text:s/>kraju,<text:s/><text:span text:style-name="T4189">a<text:s/></text:span>ni<text:span text:style-name="T4190">e</text:span><text:s/><text:span text:style-name="T4191">d</text:span>o ciągły<text:span text:style-name="T4192">ch</text:span><text:s/><text:span text:style-name="T4193">w</text:span>o<text:span text:style-name="T4194">j</text:span>ennych<text:s/><text:span text:style-name="T4195">w</text:span>aśn<text:span text:style-name="T4196">i.</text:span><text:s/>Energetyka<text:s/><text:span text:style-name="T4197">a</text:span>to<text:span text:style-name="T4198">m</text:span>owa<text:s/><text:span text:style-name="T4199">w</text:span><text:s/>tej<text:span text:style-name="T4200"><text:s/></text:span>ch<text:span text:style-name="T4201">w</text:span>ili<text:s/><text:span text:style-name="T4202">w</text:span><text:s/>opinii społecznej ni<text:span text:style-name="T4203">e</text:span><text:s/><text:span text:style-name="T4204">ma</text:span><text:s/>żadnych sz<text:span text:style-name="T4205">a</text:span>ns<text:span text:style-name="T4206">.</text:span><text:s/><text:span text:style-name="T4207">I</text:span><text:s/>chcąc ustawić sprawy narodowe, sprawy ważne dla całego kraju, trzeba tę energetykę zawiesić, aż do ostatecznego wyjaśnienia sprawy.<text:s/><text:span text:style-name="T4208">I</text:span><text:s/>za tym głosujemy. Dziękuję.</text:p>
      <text:p text:style-name="P4209"><text:span text:style-name="T4210">Ob</text:span><text:span text:style-name="T4211">.<text:s/></text:span><text:span text:style-name="T4212">J</text:span><text:span text:style-name="T4213">er</text:span><text:span text:style-name="T4214">z</text:span><text:span text:style-name="T4215">y Kołodzie</text:span><text:span text:style-name="T4216">j</text:span><text:span text:style-name="T4217">ski</text:span>:</text:p>
      <text:soft-page-break/>
      <text:p text:style-name="P4218"><text:span text:style-name="T4219">J</text:span><text:span text:style-name="T4220">a</text:span><text:s/><text:span text:style-name="T4221">chcia</text:span>łem wespr<text:span text:style-name="T4222">ze</text:span>ć wn<text:span text:style-name="T4223">io</text:span>sek zgłoszony przez profesora Zimnego w imieniu całej ławy rządowej, że tak pow<text:span text:style-name="T4224">ie</text:span>m, strony rządowej. Wypowiadam się<text:s/><text:span text:style-name="T4225">w</text:span><text:s/>imieniu naszej strony. Sądzę, ż<text:span text:style-name="T4226">e</text:span><text:s/>dlatego, że problemy dzisiejszej dys<text:span text:style-name="T4227">k</text:span>usji wystarcz<text:span text:style-name="T4228">aj</text:span>ąco zbieżnego stanowiska, ani nie wypunkt<text:span text:style-name="T4229">uj</text:span>emy również wszystkich rozbieżnoś<text:span text:style-name="T4230">ci</text:span>. Osiągnęliśmy jednak co do jednej sprawy consensus i to chciałem przyjąć za punkt wyjścia, przedstawienia swojej propozycji.</text:p>
      <text:p text:style-name="P4231">Consensus osiągnęliśmy co<text:s/><text:span text:style-name="T4232">d</text:span>o tego, że bez konsultacji społecznej nie można podjąć decyzji w sprawie rozwoju energetyki w Polsce, a w tym energetyki jądrowej. Sprawa jest z natury konfliktowa samego procesu rozwojowego, jest konfliktowa.<text:s/><text:span text:style-name="T4233">I</text:span><text:s/>tak, jak każdy konflikt, tak jak k<text:span text:style-name="T4234">aż</text:span>da sprawa konfliktowa, wymaga rozwiązania przy zastosowaniu odpowi<text:span text:style-name="T4235">e</text:span>dniej procedury ro<text:span text:style-name="T4236">zwią</text:span>z<text:span text:style-name="T4237">yw</text:span>a<text:span text:style-name="T4238">ni</text:span>a konfliktów społecznych.</text:p>
      <text:p text:style-name="P4239">Przyjmując to<text:s/><text:span text:style-name="T4240">za</text:span><text:s/>punkt wyjścia uważam, że powinniśmy postawić pytanie kluczowe dla rozwiązania tej kwestii, dla wyjaśnienia tej kwestii. Pytania, które można by sformułować następująco: jak rozwiązać problem energetyczny Polski do przełomu<text:s/><text:span text:style-name="T4241">XX</text:span><text:s/><text:span text:style-name="T4242">-</text:span><text:s/>XXI wieku? Z tego problemu, tak postawionego problemu, wynikają dalsze sprawy, wynika dopiero dalszy ciąg dyskusji.</text:p>
      <text:p text:style-name="P4243">Punktem wyjścia do odpowiedzi na to pytanie jest sposób oczywisty, bilans zapotrzebowania gospodarki narodowej na energię i sposoby jego pokrycia. Jaki bilans trzeba zdefiniować, po pierwsze, trzeba zdefiniować popyt netto. Na energię elektryczną w tym okresie czasu. Oczywiście, że w tym bilans<text:span text:style-name="T4244">ie</text:span><text:s/>trzeba uwzględn<text:span text:style-name="T4245">ić</text:span><text:s/>wszystkie punkty wa<text:span text:style-name="T4246">ż</text:span>ne dla tego bilansu. Nie ulega jednak wątpliwości, że wśród tych problemów bilansowych, czy punktów bilansu, składników bilansu, dwie najważni<text:span text:style-name="T4247">ej</text:span>sze s<text:span text:style-name="T4248">p</text:span>rawy wymagają odpowiedzi.</text:p>
      <text:p text:style-name="P4249"><text:span text:style-name="T4250">J</text:span>e<text:span text:style-name="T4251">s</text:span>t to skal<text:span text:style-name="T4252">a</text:span><text:s/>zaspokojenia potrzeb społecznych, potrzeb gospodarki narodowej. Trzeba przyjąć jakiś po<text:span text:style-name="T4253">zi</text:span>om zaspokojenia tych potrzeb do przełomu wieku, uwzględni<text:span text:style-name="T4254">aj</text:span>ąc również fakt niskiego zaspokojenia poziomu potrzeb. Po wtóre, trzeba odpowiedzieć na pytanie, jakie oszcz<text:span text:style-name="T4255">ę</text:span>dności w zużyciu węgla możemy, w zużyciu energii, możemy osiągnąć?<text:s/><text:span text:style-name="T4256">W</text:span><text:s/>tym czasie. Jak zmniejszyć energochłonność gospodarki narodowej, jednym słowem.<text:s/><text:span text:style-name="T4257">W</text:span><text:s/>wyniku restrukturyza<text:span text:style-name="T4258">cj</text:span>i przemy<text:span text:style-name="T4259">s</text:span>łu, wprowadzenia nowych technik i technologii itd.</text:p>
      <text:p text:style-name="P4260">Gdybyśmy tak doprowadzili do bilansu neto, do popytu netto, to pozostaje odpowiedź na pytanie, jak rozwiązać problem zaspok<text:span text:style-name="T4261">oj</text:span>enia, problem pokrycia tego bilansu? Uważam, że nie osiągniemy tutaj żadnego porozumienia bez rozpatrzenia co najmniej trzech wariantów rozwoju energetyki.<text:s/><text:span text:style-name="T4262">W</text:span><text:s/>tym mieści się również wariant z udziałem energii jądrowej.</text:p>
      <text:p text:style-name="P4263">Wariant pierwszy, polegałby na rozwoju energetyki węglowej, jako dominującego źródła zaspokojenia potrzeb energetycznych, czyli tak, jak dotychczas. Śladowo gaz, ropa, a głównie węgiel kamienny, z coraz większym udziałem węgla brunatnego.</text:p>
      <text:p text:style-name="P4264">Wariant drugi, musiałby uwzględnić umiarkowany rozwój energetyki węglowej, przy wzroście importu ropy i gazu. Z niektórych przeliczeń ekspertyzy Polskiej Akademii Nauk wynika, że byłoby to potrzebne, środki około 9 miliardów dolarów rocznie, w okolicy 2000 roku. Około 9 miliardów dolarów. Zakłada się, że w innej walucie ten import, u progu XX<text:span text:style-name="T4265">I<text:s/></text:span>wieku będzie niemożliwy.</text:p>
      <text:p text:style-name="P4266">Wariant trzeci, to byłby wariant umiarkowanego rozwoju energetyki węglowej, a więc na pozi<text:span text:style-name="T4267">o</text:span>mie mniej więcej obecnego poziomu wydobycia węgla albo z lekkim jego zmni<text:span text:style-name="T4268">ejsz</text:span>eniem i<text:s/><text:span text:style-name="T4269">p</text:span>okrycie luki bilansowej rozwojem energetyki<text:s/><text:span text:style-name="T4270">ją</text:span>drowej.</text:p>
      <text:soft-page-break/>
      <text:p text:style-name="P4271">Jak sądzę, że w tym bil<text:span text:style-name="T4272">an</text:span>s<text:span text:style-name="T4273">ie,</text:span><text:s/>w tym trzecim wariancie, chodziłoby o budowę co najmniej dwóch elektrowni jądrowych. Oprócz Żarnowca,<text:s/><text:span text:style-name="T4274">je</text:span>szcze jednej co najmniej elektrowni jądrowej. Tak to wynika z różnych przeliczeń prowadzonych dotychczas<text:span text:style-name="T4275">.</text:span></text:p>
      <text:p text:style-name="P4276">Dlaczego tak szeroko proponuję stronie rządowej rozstrzygnięcie stanowiska? Dlatego, że są tutaj dwa dylematy. Jest tutaj problem, czy nie tylko rozwijać energetykę jądrową, ale również jak zaspokoić potrzeby energetyczne społeczeństwa? Pytania dwa, trzeba równolegle odpo<text:span text:style-name="T4277">wi</text:span>edzieć. Nie można wyłuskiwać tylko jednego pytania, rozwijać energetykę jądrową, czy nie, nie odpowiadając na pytanie na temat sposobu pokrycia potrzeb en<text:span text:style-name="T4278">er</text:span>getyc<text:span text:style-name="T4279">zn</text:span>ych.</text:p>
      <text:p text:style-name="P4280">W związku z tym sądzę, że trzeba by opracować te trzy warianty. Trzeba by ocenić konsekwencje ekologiczne każdego z tych wariantów.<text:s/><text:span text:style-name="T4281">T</text:span><text:span text:style-name="T4282">r</text:span><text:span text:style-name="T4283">zeba</text:span><text:s/>by taką ocenę dopiero poddać szerokiej dyskusji społecznej. Nie sądzę, by było potrzebne aż referendum, ale dyskusja społeczna, szeroka, podjęciem decyzji, przed podjęciem, byłaby potrzebna. Chyba, żeby w jej wyniku problem ostrych problemów społecznych był tak wysoki, jak w tej chwili. Ale tego w tej chwi<text:span text:style-name="T4284">l</text:span>i nie można by przesądzać.</text:p>
      <text:p text:style-name="P4285">Ja chciałem zakończyć swoją propozycję takim przeświadczeniem,<text:s/><text:span text:style-name="T4286">ż</text:span>e moralna odpowiedzialność za rozwój energetyki jądrowej lub zaniechanie<text:s/><text:span text:style-name="T4287">te</text:span>go rozwoju,<text:s/><text:span text:style-name="T4288">je</text:span>st<text:s/><text:span text:style-name="T4289">w</text:span><text:s/><text:span text:style-name="T4290">tak</text:span>im samym stopniu ważna, jak moralna odpow<text:span text:style-name="T4291">ie</text:span>dzialność za konsekwencje społeczne, polityczne, kryzysu energetycznego w Polsce. Kryzysu, który byłby chyba n<text:span text:style-name="T4292">ie</text:span>porównyw<text:span text:style-name="T4293">al</text:span>n<text:span text:style-name="T4294">ie</text:span><text:s/>większy, panowie energetycy mogą mnie poprawić, ale n<text:span text:style-name="T4295">ie</text:span>porównywalnie większy w skali niż miało to miejsce w Rumunii, a jego konsekwencje społeczne i polityczne byłyby prawdo<text:span text:style-name="T4296">po</text:span>d<text:span text:style-name="T4297">obnie<text:s/></text:span>nieobliczalne.</text:p>
      <text:p text:style-name="P4298">Propon<text:span text:style-name="T4299">uj</text:span>ę, składając tą propozycję, mam nadzieję, że zostanie ona przyjęta przez rząd, który właściwie jest odpowie<text:span text:style-name="T4300">dzia</text:span>lny za wykonanie takiego rachunku. Bez<text:s/><text:span text:style-name="T4301">te</text:span>go rachunku nikogo nie przekonamy w sprawie rozwoju energetyki jądrowej. Bez te<text:span text:style-name="T4302">g</text:span>o rachunku również stro<text:span text:style-name="T4303">na</text:span>, k<text:span text:style-name="T4304">tó</text:span>ra neguje dzisiaj rozwój energetyki jądrow<text:span text:style-name="T4305">ej</text:span><text:s/>n<text:span text:style-name="T4306">ie</text:span><text:s/>będz<text:span text:style-name="T4307">ie</text:span><text:s/><text:span text:style-name="T4308">do</text:span><text:s/>końca<text:s/><text:span text:style-name="T4309">pe</text:span>wna, czy zaniechanie rozwoju energetyki jądrowej jest najbardziej o<text:span text:style-name="T4310">dp</text:span>ow<text:span text:style-name="T4311">ie</text:span>d<text:span text:style-name="T4312">zial</text:span>ną po<text:span text:style-name="T4313">st</text:span>awą wobec społeczeństwa. J<text:span text:style-name="T4314">a</text:span><text:s/>pomijam wszystkie zaszłości. Wiemy, kto za to odpowiada. Wiadomo, kto odpowiada, prawda? Ale prawda jest taka, jaka jest. Sądzę, że trzeba to przyjąć za punkt wyjścia. Jak rozwiązać sytuację niezależnie od tego z jakich przyczyn ona powstała.</text:p>
      <text:p text:style-name="P4315">Dziękuję bardzo.</text:p>
      <text:p text:style-name="P4316"><text:span text:style-name="T4317">S</text:span><text:span text:style-name="T4318">t</text:span><text:span text:style-name="T4319">ef</text:span><text:span text:style-name="T4320">a</text:span><text:span text:style-name="T4321">n<text:s/></text:span><text:span text:style-name="T4322">Kozł</text:span><text:span text:style-name="T4323">ow</text:span><text:span text:style-name="T4324">sk</text:span><text:span text:style-name="T4325">i</text:span>:</text:p>
      <text:p text:style-name="P4326">Proszę państwa, ja myślę, że ta propozycja profesora Kołod<text:span text:style-name="T4327">zi</text:span>ejsk<text:span text:style-name="T4328">ie</text:span>go bardzo daleko wychodzi w kierunku ukierunkowan<text:span text:style-name="T4329">ia,</text:span><text:s/>jakiegoś przesłania od naszego<text:s/>„stolika”. I myślę, że, nawiązuję do wypowiedzi profesora Zimnego, że na następne nasze spotkanie, które się odbędzie w czwartek, obie strony by zechciały przygotować swoje propozycje sformułowań w tym zakresie.</text:p>
      <text:p text:style-name="P4330">Proponuję teraz jeszcze wypowiedź krótką kolegi Jaśkowskieg<text:span text:style-name="T4331">o</text:span>.</text:p>
      <text:p text:style-name="P4332"><text:span text:style-name="T4333">Jerzy Jaśkowski</text:span>:</text:p>
      <text:p text:style-name="P4334">Proszę państwa. Tak s<text:span text:style-name="T4335">ię</text:span><text:s/>składa, że możemy opierać się już na materiałach Związku Radzie<text:span text:style-name="T4336">ck</text:span>iego, które ostatnio do nas docierają. I [brak tekstu]<text:s/><text:span text:style-name="T4337">89</text:span><text:s/><text:span text:style-name="T4338">po</text:span>d<text:span text:style-name="T4339">aj</text:span>e się taki tekst:<text:s/>„obrońcy działek nowy plan stworzyli szyk bojowy starą sprawdzoną bronią. Posługują się starą sprawdzoną bronią, oskarżeniami o brak kompetencji i<text:s/><text:span text:style-name="T4340">e</text:span>fektywność<text:s/>wypowiedzi”.</text:p>
      <text:p text:style-name="P4341">Energetyka jest to dziedzina, która się zajmuje przetwarzaniem jed<text:span text:style-name="T4342">n</text:span>ego rodzaju energii w drugi.<text:s/><text:soft-page-break/>Zdziwienie moje budzi fakt, że na tej sali strona rządowa przyp<text:span text:style-name="T4343">ro</text:span>wa<text:span text:style-name="T4344">dz</text:span>iła tylko ekspertów energetyki jądrowej. Natomiast proszę nie zapominać, że niecałe dziesięć lat temu ta sama strona rządowa przyprowadzała ekspertów, którzy udowadni<text:span text:style-name="T4345">a</text:span>li, że tylko energetyka wodna jest panaceum i wybawieniem dla Pol<text:span text:style-name="T4346">ski</text:span>.</text:p>
      <text:p text:style-name="P4347"><text:span text:style-name="T4348">Głos</text:span><text:span text:style-name="T4349"><text:s/>z s</text:span><text:span text:style-name="T4350">al</text:span><text:span text:style-name="T4351">i</text:span>:</text:p>
      <text:p text:style-name="P4352">Jaka? Czy dobrze słyszałem,<text:s/><text:span text:style-name="T4353">w</text:span>od<text:span text:style-name="T4354">a</text:span>?</text:p>
      <text:p text:style-name="P4355"><text:span text:style-name="T4356">Jerzy Jaśkowski</text:span>:</text:p>
      <text:p text:style-name="P4357">Wodna, panie profesorze, wodna. Tak,<text:s/><text:span text:style-name="T4358">b</text:span>ył taki okres. Rząd zatwierdził i te materiały są znane. Dysponuję nimi i mogę je dostarczyć.</text:p>
      <text:p text:style-name="P4359">Poza tym ta sama strona rządowa w<text:s/>‘78-‘79 roku jeszcze p<text:span text:style-name="T4360">rz</text:span>edstawiała ekspertyzy, którzy twierdziły, że wzrost wydobycia gazu do<text:s/><text:span text:style-name="T4361">2</text:span>0 miliardów metrów sześciennych, a z chwilą rozpoczęcia rozwoju energetyki jądrowej nastąpi już automatyczny spadek wydobyci<text:span text:style-name="T4362">a</text:span><text:s/>gazu do niecałych<text:s/><text:span text:style-name="T4363">5</text:span><text:s/>miliardów metrów s<text:span text:style-name="T4364">ze</text:span>ści<text:span text:style-name="T4365">en</text:span>nych.</text:p>
      <text:p text:style-name="P4366"><text:span text:style-name="T4367">W</text:span><text:s/>związku z tym uważam, że pytanie pana profesora do dwóch stron jest błędnie skierowane. Powinna strona rządowa, pomiędzy swoimi ekspertami uzgodnić, który rodzaj energetyki popierają, a już jednocześnie, jeżeli ten wariant poprzedni, wariant wodny, czy gazowy, jest zły,<text:s/><text:span text:style-name="T4368">cz</text:span>y inny, to oskar<text:span text:style-name="T4369">ż</text:span>yć tych ludzi o kłamstwo. Bo są to materiały rządowe z których pobierano decyzje. Czyli jedni z ekspertów po prostu wprowadzali świadomie naród w błąd.<text:s/><text:span text:style-name="T4370">I</text:span><text:s/>to powinno być wyraźnie stwierdzone. Nie do nas ten postulat. To jest jedna sprawa.</text:p>
      <text:p text:style-name="P4371">Druga sprawa<text:span text:style-name="T4372">.</text:span><text:s/>Nie ma żadnego związku pomiędzy energią a dochodem narodowym. To można bardzo łatwo sprawdzić, szczególnie w wypowiedziach<text:s/><text:span text:style-name="T4373">„</text:span>Scotland Etudes”<text:s/>z ‘86 roku, także w naszej ekonomice g<text:span text:style-name="T4374">ospo</text:span>dar<text:span text:style-name="T4375">czej,</text:span><text:s/>która udowadnia, że od<text:s/>‘75 roku, jak rozpoczął się kryzys energetyczny, w ciągu dziesięciu lat zużycie energii wzrosło w Polsce o<text:s/><text:span text:style-name="T4376">5</text:span><text:s/>procent,<text:s/><text:span text:style-name="T4377">a</text:span><text:s/>dochód narodowy zmalał o 12 procent. K<text:span text:style-name="T4378">ie</text:span>dy na świecie właśnie dochód narodowy zwiększał się mniej więcej od 20-<text:span text:style-name="T4379">3</text:span>0 procent, a zużycie energii malało.</text:p>
      <text:p text:style-name="P4380">Pan minister Bijak twierdził, że identy<text:span text:style-name="T4381">fi</text:span>ka<text:span text:style-name="T4382">cj</text:span>a przyczyn i usu<text:span text:style-name="T4383">wa</text:span>nia skutków jest znana. Tak,<text:s/><text:span text:style-name="T4384">„</text:span>Gospodarka Materiałowa”<text:s/><text:span text:style-name="T4385">z</text:span><text:s/>‘88 roku podaje, że cały program oszczędnośc<text:span text:style-name="T4386">io</text:span>wy został wykonany zaledwie w jednej dziesiątej procenta i tylko dlatego, że zabrakło finansów na dalsze kont<text:span text:style-name="T4387">yn</text:span>uow<text:span text:style-name="T4388">anie</text:span>. Czyli, innymi słowy, zabrakło<text:s/><text:span text:style-name="T4389">p</text:span>ieniędzy, bo zostały przeznaczone na energetykę jądrową. To jedna sprawa.</text:p>
      <text:p text:style-name="P4390">Kolejna sprawa. Jeżeli przy<text:span text:style-name="T4391">j</text:span>miemy wariant<text:span text:style-name="T4392"><text:s/></text:span>rządow<text:span text:style-name="T4393">y</text:span>, tak zwany dolny w rozwoju energetyki, to, co pan minister Bijak powiedział, to brakuje około 20 procent energii. Natomiast tenże sam pan minister Bijak twierdzi, że do 2<text:span text:style-name="T4394">0</text:span>1<text:span text:style-name="T4395">0<text:s/></text:span>roku energetyka jądrowa może zapewnić maksymalnie do 9<text:span text:style-name="T4396">-</text:span>1<text:span text:style-name="T4397">0<text:s/></text:span>procent. Czyli i tak bilans nie zost<text:span text:style-name="T4398">aj</text:span>e zbilansowany. N<text:span text:style-name="T4399">ada</text:span>l bę<text:span text:style-name="T4400">dą</text:span><text:s/>braki.</text:p>
      <text:p text:style-name="P4401">Tutaj, do pana Hrynkiewicza<text:s/><text:span text:style-name="T4402">je</text:span>dnocześn<text:span text:style-name="T4403">ie,</text:span><text:s/>bo on tak bardzo impulsywnie wypowiada się, ale nie zna materiałów rządowych nawet. Energetyka jądrowa, która tutaj leżała i co my tutaj znajdujemy? Koszt jednego wata wynosi dla Żarnowca 6 070 złotych. Natomiast dla energetyki konwencjonalnej w Zagłębiu Węglowym Lubelskim 6 800. Ale proszę ni<text:span text:style-name="T4404">e</text:span><text:s/>zapominać, że ten rząd właśnie ze względu na to, że to było takie kosztowne zamknął Zagłębie Lubelskie. Natomiast w 8<text:span text:style-name="T4405">4</text:span><text:s/>roku koszt jednej tony węgla wynosił około 1 800 złotych, czyli był trzy krotnie tańszy niż z energetyki jądrowej, według reportu oficjalnego, podanego nam tutaj przed chwilą.</text:p>
      <text:soft-page-break/>
      <text:p text:style-name="P4406">Poza tym, nieprawdą jest, że żadna z analiz nie podawała zamkniętego bilansu według energetyki jądrowej. Takich analiz było już wiele. I tutaj mogę, bo jedyny energetyk na tej s<text:span text:style-name="T4407">a</text:span>li, profesor Bojarski, reszta jest mniej więcej na tym samym etapie, w związku z czym, z materiałów, na przykład Gdańskiego Towarzystwa Naukowego, które sprawdzały i zapraszały energetyków rządowych do bilansowania, między innymi węgla i stali - między innymi i profesora Mareckiego, który jest ekspertem rządowym - i wykazały jasno, że tylko wtedy będzie nam potrzebna energetyka jądrowa, jeżeli dochód narodowy będzie wzrastał nam w tempie ponad czteroprocentowym rocznie. Jeżeli n<text:span text:style-name="T4408">a</text:span>dal będzie<text:s/><text:span text:style-name="T4409">s</text:span>i<text:span text:style-name="T4410">ę</text:span><text:s/>utrzymywał rozwój demogra<text:span text:style-name="T4411">fi</text:span>c<text:span text:style-name="T4412">z</text:span>n<text:span text:style-name="T4413">y</text:span>, taki, jak w latach sześćd<text:span text:style-name="T4414">zi</text:span>esiątych i przy obecnym dalszym utrzymywaniu przemysłu, zabraknie tych 20 procent energii, bo po prostu tak nie można zbilan<text:span text:style-name="T4415">so</text:span>w<text:span text:style-name="T4416">ać.</text:span></text:p>
      <text:p text:style-name="P4417">Tempo wzrostu docho<text:span text:style-name="T4418">d</text:span>u narodowego w c<text:span text:style-name="T4419">ią</text:span>gu dziewięciu lat ostatnio wcale nie wzrastało o cztery procent. Wręcz przeciwnie, malało. Również rozwój demogra<text:span text:style-name="T4420">fi</text:span>czny nie utrzymuje się taki, jak w latach sześćd<text:span text:style-name="T4421">zie</text:span>siątych. Więc jeżeli się przyjmie fikcyjne założenia, to oczywiście każdą bzdurę można udowodnić. Nie mówi<text:span text:style-name="T4422">ę</text:span><text:s/>już o amortyzacji i kosztach.</text:p>
      <text:p text:style-name="P4423">Do pana mini<text:span text:style-name="T4424">s</text:span>tra, jeszcze wracam do raportu pani Gro<text:s/><text:span text:style-name="T4425">H</text:span>a<text:span text:style-name="T4426">rle</text:span>m<text:s/><text:span text:style-name="T4427">Brund</text:span>tland<text:span text:style-name="T4428">.</text:span><text:s/>Otóż<text:s/><text:span text:style-name="T4429">t</text:span>e<text:s/><text:span text:style-name="T4430">f</text:span>ragme<text:span text:style-name="T4431">nt</text:span>y b<text:span text:style-name="T4432">yły</text:span><text:s/>b<text:span text:style-name="T4433">a</text:span>r<text:span text:style-name="T4434">d</text:span>z<text:span text:style-name="T4435">o</text:span><text:s/><text:span text:style-name="T4436">t</text:span>e<text:span text:style-name="T4437">n</text:span>den<text:span text:style-name="T4438">cyj</text:span>nie<text:s/><text:span text:style-name="T4439">wy</text:span><text:span text:style-name="T4440">b</text:span><text:span text:style-name="T4441">r</text:span>a<text:span text:style-name="T4442">n</text:span>e<text:span text:style-name="T4443">.</text:span><text:s/>Wn<text:span text:style-name="T4444">io</text:span>sek<text:s/><text:span text:style-name="T4445">z</text:span><text:s/>całości,<text:s/><text:span text:style-name="T4446">w</text:span><text:s/>t<text:span text:style-name="T4447">y</text:span>m raporcie, jest<text:span text:style-name="T4448">,</text:span><text:s/>że c<text:span text:style-name="T4449">a</text:span>ły świa<text:span text:style-name="T4450">t</text:span><text:s/>wycofuje się<text:s/><text:span text:style-name="T4451">z</text:span><text:s/>energetyki jądrowej. Jednoznaczny wniosek jest na końcu<text:span text:style-name="T4452">.</text:span><text:s/>Jednocze<text:span text:style-name="T4453">ś</text:span>nie p<text:span text:style-name="T4454">an</text:span><text:s/><text:span text:style-name="T4455">m</text:span>ini<text:span text:style-name="T4456">ste</text:span>r prze<text:span text:style-name="T4457">c</text:span>z<text:span text:style-name="T4458">y</text:span>ta<text:span text:style-name="T4459">ł, że</text:span><text:s/>w<text:span text:style-name="T4460">yp</text:span>a<text:span text:style-name="T4461">d</text:span>e<text:span text:style-name="T4462">k</text:span><text:s/>zdarzył<text:s/><text:span text:style-name="T4463">s</text:span>ię<text:s/><text:span text:style-name="T4464">w</text:span><text:s/>Three Mile<text:s/>Island<text:s/>po 2 000 re<text:span text:style-name="T4465">a</text:span>ktorol<text:span text:style-name="T4466">a</text:span>t. Nie wiem, no, czy pan m<text:span text:style-name="T4467">i</text:span>nister troszeczkę tę liczbę przemyślał? Bo jeżeli po dwóch tysiąca reaktorolat stał się wypadek, to zna<text:span text:style-name="T4468">cz</text:span>y,<text:s/><text:span text:style-name="T4469">ż</text:span>e przy czterech istniejących w tej chwili reaktorach, co pięć lat mamy wypadek. Nie wiem, czy pan minister się nad tym zastanowił? Czyli co<text:s/><text:span text:style-name="T4470">5</text:span>00 mamy Czarnobyl.</text:p>
      <text:p text:style-name="P4471">Jednocześnie<text:s/><text:span text:style-name="T4472">da</text:span>ne stwierdzają, że taki<text:span text:style-name="T4473"><text:s/>w</text:span>ypadek może być co 200-600 reaktorolat. To wynika bezpośrednio z tych danych.</text:p>
      <text:p text:style-name="P4474">Oczywiście, krótka kołdra. Musimy więc zdecydować, bo włączenie energetyki jądrowej w ogóle nie wyłącza żadnej z istniejących energetyk, nawet będzie się ona pogłębiała. Nie wiem dlaczego profesor Hrynkiewicz w<text:s/><text:span text:style-name="T4475">t</text:span>e<text:span text:style-name="T4476">j</text:span><text:s/>chwili tak walczy o energetykę jądrową, a człowiek znający się na promieniowaniu przez 30 lat milczał o tych hałdach zatruwających nas prom<text:span text:style-name="T4477">ie</text:span>n<text:span text:style-name="T4478">io</text:span>tw<text:span text:style-name="T4479">ór</text:span>czą... Milczał o reaktywności mieszkań. Przecież to były jego tematy.</text:p>
      <text:p text:style-name="P4480"><text:span text:style-name="T4481">W</text:span><text:s/>związku z czym jeżeli nie wyłączymy żadnej z elektrowni istni<text:span text:style-name="T4482">ej</text:span>ących to my nadal będziemy radioaktywne pierwiastki emitowali do otoczenia i nikt tego nie wyłączy.</text:p>
      <text:p text:style-name="P4483">Następni<text:span text:style-name="T4484">e</text:span>...</text:p>
      <text:p text:style-name="P4485"><text:span text:style-name="T4486">Przewodniczący</text:span>:</text:p>
      <text:p text:style-name="P4487">Czas minął, proszę kończyć.</text:p>
      <text:p text:style-name="P4488"><text:span text:style-name="T4489">Jerzy Jaśkowski</text:span>:</text:p>
      <text:p text:style-name="P4490">Już. To, co w Rumunii do 20<text:span text:style-name="T4491">1</text:span>0 roku nam nie grozi. Nie ma na to żadnych dowodów. Te materi<text:span text:style-name="T4492">ały</text:span><text:s/>są znane. Pan profesor, od r<text:span text:style-name="T4493">a</text:span>zu<text:s/><text:span text:style-name="T4494">w</text:span><text:s/>Gdańsku mogę je podać, materiały są. Zdziwienie moje budzi, że tak na węgiel narzekają wszyscy. Przecież Stany Zjednoczone, a mam raporty rządowe, Stanów<text:s/><text:span text:style-name="T4495">Zj</text:span>ednoczonych, że do roku<text:s/><text:span text:style-name="T4496">2</text:span>000 właśnie ponad 80% chcą mieć z węgla, bo to się oka<text:span text:style-name="T4497">z</text:span>uje najtańsze i n<text:span text:style-name="T4498">aj</text:span>bezpieczniejsze, łącznie z importem z Anglii.</text:p>
      <text:p text:style-name="P4499">P<text:span text:style-name="T4500">a</text:span>n profesor Hrynkiewicz także nie czytał w ogóle raportu, bo tam jest w ten sposób st<text:span text:style-name="T4501">w</text:span>ierdzony<text:s/><text:soft-page-break/>wniosek. W tej samej grupie spraw wykonano sześciokrotnie większą liczbę operacji tarczycy na skutek licznie<text:s/><text:span text:style-name="T4502">st</text:span>wierdzonych przypadków różnych form patologi<text:span text:style-name="T4503">cz</text:span>nych wzrostu po awarii w Cza<text:span text:style-name="T4504">r</text:span>nobylu. Sześ<text:span text:style-name="T4505">ci</text:span>okrotnie, a więc to jest 600 procent, to jest proste działanie, to nie trzeba profesora do tego.</text:p>
      <text:p text:style-name="P4506"><text:span text:style-name="T4507">Gł</text:span><text:span text:style-name="T4508">os</text:span><text:span text:style-name="T4509"><text:s/></text:span><text:span text:style-name="T4510">z</text:span><text:span text:style-name="T4511"><text:s/>s</text:span><text:span text:style-name="T4512">al</text:span><text:span text:style-name="T4513">i</text:span>:<text:s/>/niesłyszalny/.</text:p>
      <text:p text:style-name="P4514"><text:span text:style-name="T4515">Jerzy Jaśkowski</text:span>:</text:p>
      <text:p text:style-name="P4516">Nie, proszę pana,<text:s/><text:span text:style-name="T4517">sz</text:span>eś<text:span text:style-name="T4518">ci</text:span>okrotnie, to jest 600 procent. Proszę nas tutaj sprawdzać, dokładnie.</text:p>
      <text:p text:style-name="P4519"><text:span text:style-name="T4520">M</text:span>amy tutaj także raporty z<text:s/>‘80 roku,<text:s/>‘84 i<text:s/>‘86.<text:s/><text:span text:style-name="T4521">W</text:span><text:s/>każd<text:span text:style-name="T4522">y</text:span>m stwierdza się, że w tej chwili istnieje 4 000 r<text:span text:style-name="T4523">ea</text:span>kto<text:span text:style-name="T4524">ró</text:span>w, ale w ciągu najbliższych dziesięciu lat 60 z nich zostanie zamkniętych.<text:s/><text:span text:style-name="T4525">W</text:span><text:s/>ciągu następnych, do 2000 roku, 160, bo ich okres eksploatacj<text:span text:style-name="T4526">i</text:span><text:s/>już mija. I do 2010 roku 260 reaktorów z ty<text:span text:style-name="T4527">ch</text:span><text:s/>4 tysięcy musi być zamkniętych.<text:s/><text:span text:style-name="T4528">W</text:span><text:s/>tej sytuacji, jeżeli byśmy uważali, że nadal jest tak intensywny rozwój energet<text:span text:style-name="T4529">yk</text:span>i jądrowej, to trzeba by dziesięć reaktorów rocznie włączać, żeby tylko utrzymać status<text:s/><text:span text:style-name="T4530">q</text:span>uo istni<text:span text:style-name="T4531">ej</text:span>ący. Natomiast wszystkie kraje znane, łącznie ze Związkiem Radzieckim, który w ostatnim czasie, w ostatnich tylko dwóch latach z części elektrowni<text:s/><text:span text:style-name="T4532">wy</text:span>co<text:span text:style-name="T4533">f</text:span>ał się, a mamy na to potwierdzenie strony radzieckiej, w<text:span text:style-name="T4534">s</text:span>kazują, że ten typ re<text:span text:style-name="T4535">a</text:span>ktorów i ten rozwój energetyki, o<text:span text:style-name="T4536">p</text:span>ar<text:span text:style-name="T4537">t</text:span>ej na tych reaktorach jest całkowicie już wycofywany. I może po 20<text:span text:style-name="T4538">1</text:span>0 roku znajdzie się reaktor opracowany, który można będzie wprowadzać. Ale znowu, czy krótka kołdra, i tematy z prasy, ta gospodarka wodna, którą wczoraj przez cały dzień wałkowaliśmy, w związku<text:s/><text:span text:style-name="T4539">z</text:span><text:s/>rozwojem energetyki jądrowej zostanie zgubiona? A stw<text:span text:style-name="T4540">ie</text:span>rdz<text:span text:style-name="T4541">iliś</text:span>my jednoznacznie i uzyskaliśmy tutaj consensus obydwóch stron, że n<text:span text:style-name="T4542">aj</text:span>ważni<text:span text:style-name="T4543">ej</text:span>szą dla naszego dalszego rozwoju jest woda.</text:p>
      <text:p text:style-name="P4544">Dz<text:span text:style-name="T4545">ię</text:span>kuję.</text:p>
      <text:p text:style-name="P4546"><text:span text:style-name="T4547">Przewodniczący</text:span>:</text:p>
      <text:p text:style-name="P4548">Dziękuję bardzo. Proszę.</text:p>
      <text:p text:style-name="P4549"><text:span text:style-name="T4550">Ob. <text:s text:c="22"/></text:span>:</text:p>
      <text:p text:style-name="P4551">Ja swoją propozycję kierowałem p<text:span text:style-name="T4552">o</text:span>d adresem rządu,<text:s/><text:span text:style-name="T4553">z</text:span>e strony rządowej.</text:p>
      <text:p text:style-name="P4554">Bo my nie reprezentujemy rządu. My reprezent<text:span text:style-name="T4555">uj</text:span>emy rządową stronę<text:s/><text:span text:style-name="T4556">w</text:span><text:s/>„stoliku”<text:s/>tylko.<text:s/><text:span text:style-name="T4557">A</text:span><text:s/>od rządu zależy czy uwzględni naszą propozycję, czy nie. Tak że przepraszam bardzo, nie kierowałem tego pod adresem całego<text:s/>„stolika”, nie śmiałbym tego zrobić. Nie wierzę nawet w skuteczność tego, żeby było to...</text:p>
      <text:p text:style-name="P4558"><text:span text:style-name="T4559">Przewodniczący</text:span>:</text:p>
      <text:p text:style-name="P4560">Proszę państwa. Zabierze teraz głos docent Strupczewski. I c<text:span text:style-name="T4561">h</text:span>ciałbym tak zaapelować, czy nie mógłby to być głos ostatni?</text:p>
      <text:p text:style-name="P4562">Proszę bardzo.</text:p>
      <text:p text:style-name="P4563"><text:span text:style-name="T4564">A</text:span><text:span text:style-name="T4565">nd</text:span><text:span text:style-name="T4566">r</text:span><text:span text:style-name="T4567">zej</text:span><text:span text:style-name="T4568"><text:s/></text:span><text:span text:style-name="T4569">St</text:span><text:span text:style-name="T4570">ru</text:span><text:span text:style-name="T4571">p</text:span><text:span text:style-name="T4572">c</text:span><text:span text:style-name="T4573">ze</text:span><text:span text:style-name="T4574">ws</text:span><text:span text:style-name="T4575">k</text:span><text:span text:style-name="T4576">i</text:span>:</text:p>
      <text:p text:style-name="P4577">Panie przewodnic<text:span text:style-name="T4578">zą</text:span>cy! Panie i Panowie! Ponieważ na tej sali padło tu stwierdzenie, które kłóci s<text:span text:style-name="T4579">ię</text:span><text:s/>z moim stanem wiedzy, wobec tego uważam za swój obowiązek przytoczyć trochę danych, które prawdopo<text:span text:style-name="T4580">do</text:span>bn<text:span text:style-name="T4581">ie<text:s/></text:span>nie wpłyną na naszą decyzję, ale przynajmniej pozwolą sprostować niektóre poglądy, które są chyba niesłuszne.</text:p>
      <text:p text:style-name="P4582"><text:span text:style-name="T4583">Z</text:span>acznijmy od ulotki, które podsumowuje to, co wielokrotnie powtarzano. Wiemy, że na całym świecie i w ZSRR, odstępuje się od budowy elektrowni atomowych,<text:s/><text:span text:style-name="T4584">a</text:span><text:s/>wręcz likwiduje się istniejące. Prawda brzmi tylko tak, że likwiduje s<text:span text:style-name="T4585">ię</text:span><text:s/>te elektrownie, które osiągnęły kres swojego życia. Natomiast wyglądała sprawa w ten sposób, że w roku 86 na świecie pracowały elektrownie o mocy rzędu 27<text:span text:style-name="T4586">4</text:span><text:s/>gigawatów. W roku<text:s/>‘87 o<text:s/><text:soft-page-break/>mocy 2<text:span text:style-name="T4587">94</text:span><text:s/>gig<text:span text:style-name="T4588">a</text:span>watów.<text:s/><text:span text:style-name="T4589">W</text:span><text:s/>roku o mocy<text:s/><text:span text:style-name="T4590">31</text:span>2 gigawatów. Może słabo widać, postaram się, żeby na następne nasze spotkanie materiały trafiły do państwa, na stoliki rozdane. Tutaj widać krzywą dotyc<text:span text:style-name="T4591">hc</text:span>zasowego rozwoju reaktorów energety<text:span text:style-name="T4592">cz</text:span>nych. To<text:s/><text:span text:style-name="T4593">są</text:span><text:s/>te białe linie do roku bieżącego i przyszły rok.</text:p>
      <text:p text:style-name="P4594">Tak że o tym, żebyśmy mieli zastój na świecie, wycof<text:span text:style-name="T4595">yw</text:span>an<text:span text:style-name="T4596">i</text:span>e się, likwidowanie, nie ma mowy. Nie jest to prawdą.</text:p>
      <text:p text:style-name="P4597">W artykule pana profesora<text:s/>Spinr<text:span text:style-name="T4598">a</text:span>da,<text:s/>na który powoływał się nasz kolega przed przerwą, na które chciałbym się powołać, choć one nie są n<text:span text:style-name="T4599">aj</text:span>bardzi<text:span text:style-name="T4600">ej</text:span><text:s/>zgodne z tym, co ja bym chciał powiedzieć, ale ponieważ jest to materiał przedstawiony przez naszych partnerów, pozwolę sobie z n<text:span text:style-name="T4601">i</text:span>ego skorzysta<text:span text:style-name="T4602">ć</text:span>.</text:p>
      <text:p text:style-name="P4603">Profesor<text:s/>Spinrad<text:s/>mówi między innymi. Typy, które stosuje się dzisiaj, a więc reaktory wodne, ciśnieniowe, były wybrane dla słusznych, istotnych przyczyn i są one punktami wyjścia dla wszystkich reaktorów. Jedną z przyszłych zmian będzie zmniejszenie mocy przyszłego reaktora.<text:s/><text:span text:style-name="T4604">A</text:span><text:s/>więc tut<text:span text:style-name="T4605">a</text:span>j mamy sprawę naszych czterysta czterd<text:span text:style-name="T4606">zi</text:span>estek. Dalej mówi się, że będą one miały okres życia raczej sześćdziesięciu lat, a nie trzydziestu. Do tej sprawy za chwilę wrócę. I kończy profesor<text:s/><text:span text:style-name="T4607">S</text:span><text:span text:style-name="T4608">p</text:span>inrad<text:s/>stw<text:span text:style-name="T4609">ie</text:span>r<text:span text:style-name="T4610">dz</text:span>en<text:span text:style-name="T4611">ie</text:span>m, że energetyka jądrowa jest nadal atrakcyjnym, atrakcyjną drogą ekonomiczną. Ale wymaga cierpliwości i pomysłowości, a także doskonałych wyników eksploatac<text:span text:style-name="T4612">yj</text:span>nych w ciągu następnej dekady, ażeby zrealizować wszystkie potencjalne jej możliwości.</text:p>
      <text:p text:style-name="P4613">Punkt drugi, sprawa często powtarzana, przestarzałe reaktory WR. To się wiąże bezpośrednio z tym ostatnim pytaniem. Proszę państwa, reaktory WR są rea<text:span text:style-name="T4614">k</text:span>torami, jak te czterysta czterdziestki, budowane w Żarnowcu, są reaktorami w których jest zużyte dużo więcej materiałów i które mają większe rozmiary, niż reaktory WR zachodnie. Jest to oczywiści<text:span text:style-name="T4615">e</text:span><text:s/>prawda. Z tego punktu widzenia nie są to reaktory nowoczesne. Ale tylko z tego punktu widzenia.</text:p>
      <text:p text:style-name="P4616">Natomiast co jest istotne jako charak<text:span text:style-name="T4617">te</text:span>rystyka wartości takiego obiektu? To jego wartość eksploatac<text:span text:style-name="T4618">yj</text:span>na i bezpieczeństwo radiacyjne. Koszty za chwilę. Co do wartości eksploatac<text:span text:style-name="T4619">yj</text:span>n<text:span text:style-name="T4620">ej</text:span>. Proszę państwa, reaktory WW<text:span text:style-name="T4621">R</text:span><text:s/>osi<text:span text:style-name="T4622">ą</text:span>gają lep<text:span text:style-name="T4623">sz</text:span>e<text:s/><text:span text:style-name="T4624">w</text:span>spółczynn<text:span text:style-name="T4625">ik</text:span>i wykorzystania mocy, systematycznie<text:s/><text:span text:style-name="T4626">w</text:span><text:s/>ciągu wielu lat, niż reaktory P<text:span text:style-name="T4627">W</text:span>R. Dla przykładu, w roku<text:s/>‘8<text:span text:style-name="T4628">1</text:span><text:s/>miały współczynnik wyższy o około 7 procent.<text:s/><text:span text:style-name="T4629">W</text:span><text:s/>ostatnim roku osiągnęły współczynnik rzędu 83 procent wykorzystania mocy rocznej, podczas kiedy PWR mają 64.<text:s/>Jeśli chodzi o ochronę radiologiczną, reaktory WWER, mają mniejsze napromieniowanie personelu, w wypadku fińskim, na przykład, orbita o około dz<text:span text:style-name="T4630">ie</text:span>s<text:span text:style-name="T4631">ię</text:span>ciokrotnie mniejsza od średnich światowych i mniejsze albo równe zagrożenie środowiska niż reak<text:span text:style-name="T4632">to</text:span>ry PW<text:span text:style-name="T4633">R</text:span>.</text:p>
      <text:p text:style-name="P4634">Tak więc są to reaktory niezawodne w eksploata<text:span text:style-name="T4635">cj</text:span>i. 80-parę procent wykorzystania mocy rocznej to jest znakomity wynik, jak na to nie patrzeć. Reaktory, które dają małe zagrożenie dla środowiska w normalnej pracy i chciałbym za chwilę o tym powiedzieć, są bezpieczne z punktu widzenia dużych awar<text:span text:style-name="T4636">ii.</text:span></text:p>
      <text:p text:style-name="P4637"><text:span text:style-name="T4638">S</text:span>prawa kosztów. Nie jestem ekspertem w zagadnieniach ekonomi<text:span text:style-name="T4639">cz</text:span>nych, przepraszam za to, m<text:span text:style-name="T4640">a</text:span>my tutaj eksperta ekonomicznego w naszym zespole, ale natomiast są wyniki analiz, o których tutaj mówiono, wspominano, że powinny się ukazać. Ponieważ ja ma<text:span text:style-name="T4641">m</text:span><text:s/>akurat taki materiał w rę<text:span text:style-name="T4642">k</text:span>u, pozwolę sobie króciutko państwu je zacytować.</text:p>
      <text:p text:style-name="P4643">Koszt budowy elektrowni jądrowej, łącznie z zapleczem, to są koszty rzędu 380 milionów złotych na megawat. Koszty budowy elektrowni węglowej, łącznie z z<text:span text:style-name="T4644">a</text:span>p<text:span text:style-name="T4645">l</text:span>e<text:span text:style-name="T4646">cz</text:span>em, rzędu 1<text:span text:style-name="T4647">55</text:span><text:s/>dla elektrowni i 290 milionów złotych dla całości na megawat. Różnica jest rz<text:span text:style-name="T4648">ę</text:span>du półtora, a nie rzędu dwa. A e<text:span text:style-name="T4649">fe</text:span>k<text:span text:style-name="T4650">te</text:span>m te<text:span text:style-name="T4651">g</text:span>o jest,<text:span text:style-name="T4652"><text:s/></text:span><text:soft-page-break/>że z uwagi na znacznie tańsze paliwo elektrownia jądrowa dostarcza energi<text:span text:style-name="T4653">ę</text:span><text:s/>o około dziesięć procent taniej. Trzeba zdawać sobie spraw<text:span text:style-name="T4654">ę</text:span>, że sto gramów uranu 23<text:span text:style-name="T4655">5</text:span>, to jest 200 ton węgla. Stą<text:span text:style-name="T4656">d</text:span><text:s/>różnica jest w kosztach paliwa i zagrożenie ludzie, co jest związa<text:span text:style-name="T4657">n</text:span>e z całym procesem ekologicznym.</text:p>
      <text:p text:style-name="P4658">Pro<text:span text:style-name="T4659">s</text:span>zę państwa, jak wygląda sprawa bez<text:span text:style-name="T4660">pi</text:span>eczeństwa ty<text:span text:style-name="T4661">c</text:span>h elektrowni? Reaktory WW<text:span text:style-name="T4662">R</text:span>, jak i reaktory P<text:span text:style-name="T4663">W</text:span>R, reaktory wodno-<text:span text:style-name="T4664">ci</text:span>śnien<text:span text:style-name="T4665">io</text:span>we, dlatego z<text:span text:style-name="T4666">d</text:span>obyły sobie na świecie w tej chwili dominującą rolę, że są to reaktory, kt<text:span text:style-name="T4667">ó</text:span>re wybaczają błędy człowieka. S<text:span text:style-name="T4668">ą</text:span><text:s/>to reaktory samo-<text:span text:style-name="T4669">st</text:span>ab<text:span text:style-name="T4670">i</text:span>ln<text:span text:style-name="T4671">e,</text:span><text:s/>samohamowne, które w wypadku awarii mogą w krańcowym przypadku ulec samoznis<text:span text:style-name="T4672">z</text:span>czeniu, ale nie powodują k<text:span text:style-name="T4673">atas</text:span>tro<text:span text:style-name="T4674">fa</text:span>l<text:span text:style-name="T4675">ne</text:span>go zagrożenia dla środowiska.<text:s/><text:span text:style-name="T4676">M</text:span><text:span text:style-name="T4677">amy</text:span><text:s/>w pamięci dwie awarie. Awaria wcześni<text:span text:style-name="T4678">ej</text:span>sza, była w reaktorze wojskowym, w prehistorii, w ogóle nie mająca nic wspólnego z elektrown<text:span text:style-name="T4679">ia</text:span>mi, więc ją pomińmy. Mamy dwie awarie, jedne dwie awarie, przy których z elektrowni jądrowych wydzieliło się coś na zewnątrz. Jedna to jest Czarnobyl. Druga to jest awaria w<text:s/>Three<text:s/>Mile<text:s/>Island.</text:p>
      <text:p text:style-name="P4680">Po awarii w Three Mile<text:s/>Island<text:s/>maksymalne dawki, jakie ktokolwie<text:span text:style-name="T4681">k</text:span><text:s/>otrzymał na granicy strefy wyłączenia były rzędu 40 miligramów. A więc mniejsze niż przy pr<text:span text:style-name="T4682">z</text:span>eświetleniu zęba, czy klatki piersiowej. Zbadano przy tej awarii około 400 elementów ł<text:span text:style-name="T4683">a</text:span>ńcucha biologicznego, 377 próbek ż<text:span text:style-name="T4684">y</text:span>wności. W żadnej z tych próbek,<text:s/><text:span text:style-name="T4685">a</text:span>ni z elementów łańcucha biologicznego nie znaleziono żadnych śladów produktów radioaktywnych z reaktora, z wyjątkiem pewnych ilości jodu w mleku. Te ilości jodu w mleku kozim i w mleku krowim były na poziomie nie więc<text:span text:style-name="T4686">e</text:span>j jednej setn<text:span text:style-name="T4687">ej</text:span><text:s/>normalnego potasu wielkości. Były<text:s/>trz<text:span text:style-name="T4688">y</text:span>sta krotnie<text:s/>niższe od wartości dopuszczalnej. Dopu<text:span text:style-name="T4689">sz</text:span>c<text:span text:style-name="T4690">zalnej,</text:span><text:s/>gdyby to mleko pito przy takich stężeniach przez cały rok na okrągło, nie w ciągu jednego dnia.</text:p>
      <text:p text:style-name="P4691"><text:span text:style-name="T4692">A</text:span><text:s/>więc awaria<text:s/><text:span text:style-name="T4693">w</text:span><text:s/>[brak tekstu] nie spowodowała żadnych skutków globalnych dla świata i spowodowała pomij<text:span text:style-name="T4694">a</text:span>lne skutki małe<text:s/><text:span text:style-name="T4695">l</text:span>okalne, dla najbliższej okolicy. Przy tym była to awaria bardzo poważna. Była to<text:s/><text:span text:style-name="T4696">a</text:span>w<text:span text:style-name="T4697">a</text:span>ri<text:span text:style-name="T4698">a</text:span><text:s/>z częściowym stropieniem rdzenia. Kilkanaście procent rdzenia, trudno dzisiaj powiedzieć dokładnie,<text:s/><text:span text:style-name="T4699">cz</text:span>y<text:s/><text:span text:style-name="T4700">3</text:span>0, czy<text:s/><text:span text:style-name="T4701">25</text:span>,<text:s/><text:span text:style-name="T4702">c</text:span>zy 40 uległo stopieniu. Podczas gdy w Czarnobylu sytuacja była krańcowo inna. Dlatego możemy powiedzieć, że reaktor, który mamy, również w wypadku bardzo c<text:span text:style-name="T4703">ię</text:span>żkiej awarii, która przekracza awarie, które my uważamy dla tego reaktora za możliwe, okazał się reaktorem bezpieczn<text:span text:style-name="T4704">ym</text:span>.</text:p>
      <text:p text:style-name="P4705">W tej sytuacji mówienie o t<text:span text:style-name="T4706">y</text:span>m, że przy norm<text:span text:style-name="T4707">a</text:span>lnej eksploatacji tego reaktora będziemy mieli skażenia rozległych terenów, utr<text:span text:style-name="T4708">atę</text:span><text:s/>zdrowia i ży<text:span text:style-name="T4709">c</text:span>ia ludzi, dew<text:span text:style-name="T4710">a</text:span>stację przyrody z powodu premiowania, jest kompletny<text:span text:style-name="T4711">m</text:span><text:s/>nieporozumieniem. Od czasu do<text:s/><text:span text:style-name="T4712">cz</text:span>asu słyszymy, że<text:s/><text:span text:style-name="T4713">f</text:span>iltry elektrowni jądrowej mają sprawność 99 p<text:span text:style-name="T4714">r</text:span>ocent, ale w ogóle będą wyłączane, a i tak jak jeden p<text:span text:style-name="T4715">r</text:span>ocen<text:span text:style-name="T4716">t</text:span><text:s/>wyjdzie, to jest tragedia. Oczywiście, byłoby tragedią, gdyby jeden procent wyszedł tego, co jest w rdzeniu.</text:p>
      <text:p text:style-name="P4717">Proszę państwa, w elektrowni jądrowej mamy cztery kolejne bariery. Pierwsza, to jest materiał paliwowy. Z niego wy<text:span text:style-name="T4718">ch</text:span>odzi około jeden procent gazów szlachetnych i około jedna dziesiąta innych produktów procenta rozszczep<text:span text:style-name="T4719">i</text:span>enia stałych. Koszulki, o podobnej szczelności, 99 procent<text:s/><text:span text:style-name="T4720">d</text:span>l<text:span text:style-name="T4721">a</text:span><text:s/>gazów i 99,9<text:s/><text:span text:style-name="T4722">dl</text:span>a stałych produktów ro<text:span text:style-name="T4723">z</text:span>szczepieni<text:span text:style-name="T4724">a</text:span>. Ś<text:span text:style-name="T4725">ci</text:span>an<text:span text:style-name="T4726">y</text:span><text:s/>obiegu pierwotnego i zbiornika o szczelności rz<text:span text:style-name="T4727">ę</text:span>du 99,9% znow<text:span text:style-name="T4728">uż</text:span>.<text:s/><text:span text:style-name="T4729">I</text:span><text:s/>obudowa bezpieczeństwa.<text:s/><text:span text:style-name="T4730">I</text:span><text:s/>efekty tego są t<text:span text:style-name="T4731">a</text:span>kie,<text:s/><text:span text:style-name="T4732">ż</text:span>e stosunek uwolnień dobowych elektrowni<text:s/><text:span text:style-name="T4733">j</text:span>ądrowych takich<text:span text:style-name="T4734">,</text:span><text:s/>jaka b<text:span text:style-name="T4735">ę</text:span>dzi<text:span text:style-name="T4736">e</text:span><text:s/><text:span text:style-name="T4737">w Ż</text:span>arnowcu<text:span text:style-name="T4738">,</text:span><text:s/>W<text:span text:style-name="T4739">W</text:span>R<text:span text:style-name="T4740">-ów,</text:span><text:s/>wielkości zbadane i zmierzone<text:span text:style-name="T4741">,</text:span><text:s/>to łatwo pojechać do Czechosłowa<text:span text:style-name="T4742">cji</text:span><text:s/>i do innych krajów i sprawdzić, są takie, że gazów szlachetnych uwalnia się jedna dz<text:span text:style-name="T4743">i</text:span>e<text:span text:style-name="T4744">si</text:span>ęc<text:span text:style-name="T4745">i</text:span>omilionowa<text:span text:style-name="T4746">.</text:span><text:s/>Dla jodu jedna miliardowa, a dla cezu to już jest dziesięć do dwuna<text:span text:style-name="T4747">st</text:span>u i d<text:span text:style-name="T4748">l</text:span>a<text:s/><text:span text:style-name="T4749">s</text:span>trontu dziesięć do minus piętnastej, to znaczy jeden dzielone przez minus do piętnastej.<text:s/><text:span text:style-name="T4750">Il</text:span>e to jest miliardów<text:s/><text:soft-page-break/>miliardowej nie wiem. Plutonu nie ma w ogóle.</text:p>
      <text:p text:style-name="P4751">To są takie in<text:span text:style-name="T4752">fo</text:span>rma<text:span text:style-name="T4753">cj</text:span>e, które<text:s/><text:span text:style-name="T4754">s</text:span>ą obiektywne. To s<text:span text:style-name="T4755">ą</text:span><text:s/>wyniki pomiarów. Mówi się bardzo wiele innych informac<text:span text:style-name="T4756">ji</text:span>, ale proponujemy dla kr<text:span text:style-name="T4757">ót</text:span>kości, ponieważ korzystam z p<text:span text:style-name="T4758">ań</text:span>stwa<text:s/><text:span text:style-name="T4759">cie</text:span>rpliwości, żebyście uwierzyli mi państwo, że elektrownia jądrowa w stosunku do zagrożenia środowiska jest setki ty<text:span text:style-name="T4760">si</text:span>ęcy razy mniej szkodliwa niż elektrow<text:span text:style-name="T4761">n</text:span>i<text:span text:style-name="T4762">a</text:span><text:s/>węglowa.<text:s/><text:span text:style-name="T4763">W</text:span><text:s/>wypadku awarii, już i uwzględnienia wszystkich, jakie zdarzają się w przypadku cykli jądrowych i węglow<text:span text:style-name="T4764">yc</text:span>h,<text:s/><text:span text:style-name="T4765">j</text:span>eżeli taki bilans zrobimy, to okaże się,<text:s/><text:span text:style-name="T4766">ż</text:span>e pr<text:span text:style-name="T4767">a</text:span>ca jednej elektrowni jądrowej sprowadza się do koło 0,6 zgonu człowieka na<text:s/>gigawatorok.<text:s/><text:span text:style-name="T4768">A</text:span><text:s/>w pracach elektrowni węglowych do około 200 - 360 zgonów na<text:s/>gigawatorok.</text:p>
      <text:p text:style-name="P4769">Jeżeli wliczymy efekty awarii w Czarnobylu,<text:s/><text:span text:style-name="T4770">kt</text:span>órych moglibyśmy nie liczyć, bo my nie budujemy reaktora WEK i nigdy go nie budowalibyśmy to ten bilans byłby inny. Byłby sześć do trzystu.</text:p>
      <text:p text:style-name="P4771">Oczywiście, awaria w Czarnobylu jest niedopuszczalna i powtórzyć si<text:span text:style-name="T4772">ę</text:span><text:s/>nie powinna.<text:s/><text:span text:style-name="T4773">I</text:span><text:s/>robimy wszystko, żeby<text:s/><text:span text:style-name="T4774">t</text:span>ego nie było. Wobec te<text:span text:style-name="T4775">g</text:span>o ty<text:span text:style-name="T4776">m</text:span><text:s/>bard<text:span text:style-name="T4777">z</text:span>iej nie możemy się zgodzić z tym, żebyśmy budowali elektrown<text:span text:style-name="T4778">ie</text:span><text:s/>węglowe, które dają stratę zgonów życia ludzi rzędu 200-30<text:span text:style-name="T4779">0</text:span><text:s/>rocznie, przede wszystkim zgonów nie samych<text:s/><text:span text:style-name="T4780">gó</text:span>rnik<text:span text:style-name="T4781">ów</text:span><text:s/>chociaż ci giną, około dziewięciu na gigawatorok w sumie, z różnych powodów, wypadków i pylicy, ale ci, którzy są w niczym niewinni. Kobiet, dzieci, starców, rodzin, ludzi, którzy po prostu mieszkają w okolicach, wdychają, umierają na raka, choroby górnych dróg oddechowych i inne zatrucia.</text:p>
      <text:p text:style-name="P4782">Wydaje mi się, że jako<text:s/>„stolik”<text:s/>ekologiczny musi<text:span text:style-name="T4783">m</text:span>y zdawać sobie w pełni sprawę z tego, że wszelkie pomiary i ba<text:span text:style-name="T4784">d</text:span>ania naukowe jednoznacznie stwierdzają, że elektrownie typu budowanego w Polsce są wielokrotnie bezpie<text:span text:style-name="T4785">cz</text:span>ni<text:span text:style-name="T4786">ej</text:span>sze i czystsze, niż elektrownie węglowe.</text:p>
      <text:p text:style-name="P4787">N<text:span text:style-name="T4788">a</text:span>wet, jeżeli<text:s/><text:span text:style-name="T4789">w</text:span>prowadzimy odsiarczanie o 30%, czego bardzo sobie życzę, bo mieszkam w sąsiedztwie też takiej elektrowni, w dalszym ciągu bilans pozostanie niezmieniony<text:span text:style-name="T4790">.</text:span></text:p>
      <text:p text:style-name="P4791">Sprawa finansowa jest sprawą osobną, w k<text:span text:style-name="T4792">t</text:span>ór<text:span text:style-name="T4793">e</text:span>j nie<text:s/>czuję się kompetentny.</text:p>
      <text:p text:style-name="P4794">Dziękuję za uwagę.</text:p>
      <text:p text:style-name="P4795"><text:span text:style-name="T4796">Przewodniczący</text:span>:</text:p>
      <text:p text:style-name="P4797">Dziękuję bardzo<text:span text:style-name="T4798">.</text:span><text:s/>Rozumiem, że wyczerpaliśmy listę mówców. Ja tylko jedno uzupełnienie. Chcieliśmy państwu zaprezentować ostatnią przesyłkę, która dotarła do naszego<text:s/>„stolika”. Oddaję głos koledze Gołąb.</text:p>
      <text:p text:style-name="P4799"><text:span text:style-name="T4800">Bogusła</text:span><text:span text:style-name="T4801">w<text:s/></text:span><text:span text:style-name="T4802">Goł</text:span><text:span text:style-name="T4803">ą</text:span><text:span text:style-name="T4804">b</text:span>:</text:p>
      <text:p text:style-name="P4805">W kwestii życia t<text:span text:style-name="T4806">ych</text:span><text:s/>lud<text:span text:style-name="T4807">zi</text:span><text:s/>niewinnych, na których powołuje się mój przedmówca, pan<text:s/><text:span text:style-name="T4808">S</text:span>trupczewski, w kwestii życia tych ludz<text:span text:style-name="T4809">i</text:span><text:s/>właśnie, tych kobiet, niemowląt, dzieci, mężczyzn, tu jest dowód, proszę państwa, że ci ludzie mają prawo decydować o swoim życiu. To jest zapow<text:span text:style-name="T4810">ie</text:span>dź o referendum, że ci ludzie nie chcą żyć w okolicy niebezp<text:span text:style-name="T4811">ie</text:span>czeństwa. To jest 20 tysięcy podpisów, zebranych tylko podczas dwóch niedziel z okolic Klempicza. Dziękuję.</text:p>
      <text:p text:style-name="P4812"><text:span text:style-name="T4813">Przewodniczący</text:span>:</text:p>
      <text:p text:style-name="P4814">Dziękuję bardzo. Rozumiem, że wyczerpaliśmy tę turę dyskusji. Przyjmujemy takie ustalenie, które zostało zaproponowane, że obie strony przygotują własną wersję punktu 16-tego, do której wrócimy w czwartek na naszym posiedzeniu.</text:p>
      <text:p text:style-name="P4815"><text:span text:style-name="T4816">W</text:span><text:span text:style-name="T4817">ojciech K</text:span><text:span text:style-name="T4818">łoso</text:span><text:span text:style-name="T4819">ws</text:span><text:span text:style-name="T4820">k</text:span><text:span text:style-name="T4821">i</text:span>:</text:p>
      <text:p text:style-name="P4822">C<text:span text:style-name="T4823">z</text:span>y można, panie p<text:span text:style-name="T4824">rz</text:span>ewo<text:span text:style-name="T4825">dn</text:span>i<text:span text:style-name="T4826">czą</text:span>cy?</text:p>
      <text:p text:style-name="P4827"><text:span text:style-name="T4828">Przewodniczący</text:span>:</text:p>
      <text:soft-page-break/>
      <text:p text:style-name="P4829">Proszę bardzo.</text:p>
      <text:p text:style-name="P4830"><text:span text:style-name="T4831">W</text:span><text:span text:style-name="T4832">ojciech K</text:span><text:span text:style-name="T4833">łoso</text:span><text:span text:style-name="T4834">ws</text:span><text:span text:style-name="T4835">k</text:span><text:span text:style-name="T4836">i</text:span>:</text:p>
      <text:p text:style-name="P4837">Kró<text:span text:style-name="T4838">ci</text:span>utko, proszę państwa. Ja mam poważną wątpliwoś<text:span text:style-name="T4839">ć</text:span>,<text:s/><text:span text:style-name="T4840">c</text:span>zy rzeczywiście będzie możliwość przed<text:span text:style-name="T4841">st</text:span>aw<text:span text:style-name="T4842">ie</text:span>n<text:span text:style-name="T4843">ia</text:span><text:s/>takich stanowisk, przy takich rozbieżnościach, w ramach każdej ze stron, jakie się do tej pory zarysowały. Jeśli mieliśmy pierwszego dnia jedno<text:span text:style-name="T4844">z</text:span>naczn<text:span text:style-name="T4845">e</text:span><text:s/><text:span text:style-name="T4846">s</text:span>tanow<text:span text:style-name="T4847">is</text:span>ko, na przykład. Stronnictwa Demokratycznego, że jest przeciwko rozwojowi energetyki jądrowej, a dziś mamy stanowisko pana ministra Bijaka, że jest jednoznacznie za, to czy rzeczywiście jest to przemyślana deklaracja strony rządowej, że będzie można sformułować jedno, wspólne stanowisko, do skonfrontowania z naszym wspólnym stanowiskiem? Dziękuję.</text:p>
      <text:p text:style-name="P4848"><text:span text:style-name="T4849">Przewodniczący</text:span>:</text:p>
      <text:p text:style-name="P4850"><text:span text:style-name="T4851">N</text:span>o, może nie martwy się, prawda, o stronę rządową.</text:p>
      <text:p text:style-name="P4852"><text:span text:style-name="T4853">Głos z sali</text:span>:</text:p>
      <text:p text:style-name="P4854">C<text:span text:style-name="T4855">zy</text:span><text:s/>można?</text:p>
      <text:p text:style-name="P4856"><text:span text:style-name="T4857">Przewodniczący</text:span>:</text:p>
      <text:p text:style-name="P4858">Bardzo proszę.</text:p>
      <text:p text:style-name="P4859"><text:span text:style-name="T4860">Głos z sali</text:span>:</text:p>
      <text:p text:style-name="P4861">Nasze<text:s/><text:span text:style-name="T4862">st</text:span>anow<text:span text:style-name="T4863">is</text:span>ko nie będz<text:span text:style-name="T4864">i</text:span>e takie, jak stawiałem. Będzie to stanowisko w sprawie wyjaśnienia zasadności, celowości i ekologiczn<text:span text:style-name="T4865">ej</text:span>, i społecznej szkodliwoś<text:span text:style-name="T4866">ci<text:s/></text:span>albo n<text:span text:style-name="T4867">ie</text:span>szkodliwości rozwoju energetyki jądrowej. To po pierwsze.<text:s/><text:span text:style-name="T4868">I</text:span><text:s/>w sprawie rozwiązania problemu energetycznego. To znaczy, jeśli nie energetyką jądrowa, to co? Więc to<text:s/><text:span text:style-name="T4869">z<text:s/></text:span>tego by to wynikało.</text:p>
      <text:p text:style-name="P4870">Więc będzie to stanowisko w sprawie rozwiązania tego problemu.</text:p>
      <text:p text:style-name="P4871">Dziękuję bardzo.</text:p>
      <text:p text:style-name="P4872"><text:span text:style-name="T4873">Przewod</text:span><text:span text:style-name="T4874">n</text:span><text:span text:style-name="T4875">iczący</text:span>:</text:p>
      <text:p text:style-name="P4876">Proszę państwa, myślę, że może moglibyśmy jeszcze wrócić do sprawy tak zwanej małej nowelizacji. Tego punktu już dotknęliśmy. Tam wpłynęły pewne propozycje i prośby. Czy państwo przeprowa<text:span text:style-name="T4877">dzaj</text:span>ą tą małą nowelizację, nie moglibyśmy w ramach autopoprawek, jak to wczoraj sugerowała pani profesor Hager<text:span text:style-name="T4878">-</text:span>Małecka, wprowadzić jeszcze dodatkowy zapis. Poproszę kolegę Kostrzewę, żeby przedstawił tę propozycję<text:span text:style-name="T4879">.</text:span></text:p>
      <text:p text:style-name="P4880"><text:span text:style-name="T4881">Ryszar</text:span><text:span text:style-name="T4882">d</text:span><text:span text:style-name="T4883"><text:s/></text:span><text:span text:style-name="T4884">Ko</text:span><text:span text:style-name="T4885">strzew</text:span><text:span text:style-name="T4886">a</text:span>:</text:p>
      <text:p text:style-name="P4887">Chciałem powiedzi<text:span text:style-name="T4888">e</text:span>ć,<text:s/><text:span text:style-name="T4889">ż</text:span>e propozycja uchwały, jaką rząd skierował już do Sejmu, jak powiedział pan minister, my ją kwestionujemy. W związku z tym, żeby nie pozbawiać się pewnych rzec<text:span text:style-name="T4890">z</text:span>y, które teraz są zatwierdzone, później znów będą wracane, jeszcze raz, a ze względu na daleko posuniętą działalność legislacyjną już, prop<text:span text:style-name="T4891">on</text:span>ow<text:span text:style-name="T4892">aliś</text:span>my wczoraj, pytaliśmy wczoraj, czy można do projektu rządowego wnieść autopoprawki? Pan minister mówił, że można.</text:p>
      <text:p text:style-name="P4893">Więc mam taką propozycję autopoprawki. Czy państwo pozwolą, że odczytam ją?</text:p>
      <text:p text:style-name="P4894">Założenia do projektu ustawy o ochronie i kształtowania środowiska oraz kodeksu postępowania cywilnego w kwestii wprowadzenia i tutaj, na wzór amerykański, instytucji zwanej<text:s/>„actio<text:s/>popularis”. Pozwolę sobie odczytać w takiej formie, jakby to było przyjęte, dobrze? A później, jakby miał brzmieć zapis.</text:p>
      <text:p text:style-name="P4895">W ustawie o ochronie i kształtowaniu środowiska wprowadza się następujące zmiany.</text:p>
      <text:soft-page-break/>
      <text:p text:style-name="P4896">Artykuł 81, ust.<text:s/><text:span text:style-name="T4897">1</text:span><text:s/>otrzymuje następujące brzmienie: każda osoba fizyczna lub prawna, bez względu na swój intere<text:span text:style-name="T4898">s</text:span><text:s/>osobisty, może wystąpić do sądu z roszczen<text:span text:style-name="T4899">ie</text:span>m o zaniechanie naruszeń środowi<text:span text:style-name="T4900">s</text:span>ka i o przywrócenie stanu poprzedniego przeciwko osob<text:span text:style-name="T4901">ie</text:span>, która narusza przep<text:span text:style-name="T4902">is</text:span>y o ochronie środowiska. Wyżej wymienionym podmiotom przy<text:span text:style-name="T4903">s</text:span>ługuje<text:s/><text:span text:style-name="T4904">w</text:span><text:s/>tym zakresie zwolnienie od kosztów sądowych.</text:p>
      <text:p text:style-name="P4905">Art. 1<text:span text:style-name="T4906">0</text:span>0, ustęp<text:s/><text:span text:style-name="T4907">1</text:span><text:s/>otrzymuje następujące brzmienie: organizacje, o których mowa w<text:s/><text:span text:style-name="T4908">a</text:span>rt. 99, ust.<text:s/><text:span text:style-name="T4909">1</text:span><text:s/>mogą występować<text:s/><text:span text:style-name="T4910">d</text:span>o właściwych organów administra<text:span text:style-name="T4911">cj</text:span>i państwowej o zastosowanie środków zmierzających do usunięcia zagrożenia środowiska i brać udział w toczącym się postępowaniu w charakterze strony.</text:p>
      <text:p text:style-name="P4912">Punkt następny, to je<text:span text:style-name="T4913">st</text:span><text:s/>autopoprawka do kod<text:span text:style-name="T4914">e</text:span>ksu postępowania cywilnego.</text:p>
      <text:p text:style-name="P4915">Do artykułu 111,<text:s/><text:span text:style-name="T4916">§</text:span>1 kodeksu postępowania cywilnego wprowadza się dodatkowy punkt 7<text:s/><text:span text:style-name="T4917">o</text:span><text:s/>brzmieniu następującym<text:span text:style-name="T4918"><text:s/>-<text:s/></text:span>strona dochodząca roszczeń, których uwzględnienie doprowadziłoby do zan<text:span text:style-name="T4919">ie</text:span>chania lub zapobieżenia naruszeń środowiska, jak również przywrócenia naruszonego elementu środowiska do stanu popr<text:span text:style-name="T4920">ze</text:span>dniego.</text:p>
      <text:p text:style-name="P4921">To są nasze propozycje, zaraz dam mate<text:span text:style-name="T4922">r</text:span>iały tutaj państwu, dobrze?</text:p>
      <text:p text:style-name="P4923"><text:span text:style-name="T4924">Przewodniczący</text:span>:</text:p>
      <text:p text:style-name="P4925">Prosz<text:span text:style-name="T4926">ę</text:span><text:s/>bardzo, pan minister Kul<text:span text:style-name="T4927">cz</text:span>yński.</text:p>
      <text:p text:style-name="P4928"><text:span text:style-name="T4929">W</text:span><text:span text:style-name="T4930">a</text:span><text:span text:style-name="T4931">c</text:span><text:span text:style-name="T4932">ław</text:span><text:span text:style-name="T4933"><text:s/></text:span><text:span text:style-name="T4934">Kul</text:span><text:span text:style-name="T4935">cz</text:span><text:span text:style-name="T4936">yński</text:span>:</text:p>
      <text:p text:style-name="P4937">Więc, może tak bym zaproponow<text:span text:style-name="T4938">ał.<text:s/></text:span>Ponieważ jest to rzecz trochę zupełnie świeża. Chciałbym jednak mieć możliwość nasi eksperci, pani Anna Lech i koledzy z naszego zespołu, jest pan...</text:p>
      <text:p text:style-name="P4939"><text:span text:style-name="T4940">Głos z sali</text:span>:</text:p>
      <text:p text:style-name="P4941">N<text:span text:style-name="T4942">ie,</text:span><text:s/>n<text:span text:style-name="T4943">ie</text:span><text:s/>m<text:span text:style-name="T4944">a</text:span>.</text:p>
      <text:p text:style-name="P4945"><text:span text:style-name="T4946">W</text:span><text:span text:style-name="T4947">a</text:span><text:span text:style-name="T4948">c</text:span><text:span text:style-name="T4949">ław</text:span><text:span text:style-name="T4950"><text:s/></text:span><text:span text:style-name="T4951">Kul</text:span><text:span text:style-name="T4952">cz</text:span><text:span text:style-name="T4953">yński</text:span>:</text:p>
      <text:p text:style-name="P4954">Dlatego nie wymieniłem właśnie, w każdym razie, żebyśmy mogli się nad sprawą zastanowić, pr<text:span text:style-name="T4955">ze</text:span>anal<text:span text:style-name="T4956">iz</text:span>ować. To jest jedna rzecz. Bo, bo tutaj mam taką uwagę, mianowicie, propozycje zostały przedstaw<text:span text:style-name="T4957">io</text:span>ne, no, ale załatwienie spraw, to spoczywa nie na was, tylko na nas. Ja proszę przy naszych rozmowach też uwzględniać ten element, że jeśli nad czymś razem pracujemy, to ta praca, wsp<text:span text:style-name="T4958">ół</text:span>o<text:span text:style-name="T4959">dp</text:span>ow<text:span text:style-name="T4960">ie</text:span>dzialność za to,<text:s/><text:span text:style-name="T4961">ż</text:span>eby ta rzecz przeszła, musi właśnie spoczywać wspólnie. Więc dlatego ch<text:span text:style-name="T4962">ci</text:span>ałbym mieć możliwość zastanowienia i proszę uwzględnić taki element.</text:p>
      <text:p text:style-name="P4963">Mianowicie, m<text:span text:style-name="T4964">yś</text:span>lę, że tu już by była droga innego typu. Myśmy na początku naszych obrad denerwow<text:span text:style-name="T4965">aliś</text:span>my się wspólnie<text:span text:style-name="T4966">,<text:s/></text:span>że te d<text:span text:style-name="T4967">ok</text:span>umenty, jak nas informowała pani profesor Hager- Małecka, nie poszły jeszcze do Sejmu. No, nie zaniedbywaliśmy tego tematu w między<text:span text:style-name="T4968">cz</text:span>asie, one już poszły do Sejmu.<text:s/><text:span text:style-name="T4969">W<text:s/></text:span>związku z tym myślę, że do przemyślenia, ale w tej chwili tak to na gorąco, po pros<text:span text:style-name="T4970">t</text:span>u zwrócenie się do komisji sejmowej, która musi dać opinię, zanim Sejm rozpatrzy to n<text:span text:style-name="T4971">a</text:span><text:s/>forum ogólnym, musi uzyskać to opinię komisji sejm<text:span text:style-name="T4972">o</text:span>wej. Otóż proponowałbym tą drogą pójść. Po prostu poprzez komisję sejmową, korzystając również z tego, że tutaj pewne deklaracje p<text:span text:style-name="T4973">a</text:span>ni profesor Hager-<text:span text:style-name="T4974">M</text:span>ałeckiej oraz pan poseł, jeśli się nie mylę, Markowicz, się deklarował, więc może taką drogą.</text:p>
      <text:p text:style-name="P4975">Natomiast prośba, bo chodzi o s<text:span text:style-name="T4976">a</text:span>m<text:span text:style-name="T4977">ą</text:span><text:s/>reda<text:span text:style-name="T4978">k</text:span>cję, żeby nam potem<text:s/><text:span text:style-name="T4979">s</text:span>pe<text:span text:style-name="T4980">c</text:span>jaliści zn<text:span text:style-name="T4981">o</text:span>wu nie zarzucali, że coś tutaj nie tak to robimy.<text:s/></text:p>
      <text:p text:style-name="P4982">Dziękuję.</text:p>
      <text:p text:style-name="P4983"><text:span text:style-name="T4984">Przewodniczący</text:span>:</text:p>
      <text:soft-page-break/>
      <text:p text:style-name="P4985">Ja rozumiem, że do tej sprawy wrócilibyśmy w czwartek. Panowie zrobicie rozeznanie jakie są możliwości i chcielibyśmy o tym mówić w ten czwartek.</text:p>
      <text:p text:style-name="P4986"><text:span text:style-name="T4987">Głos z sali</text:span>:</text:p>
      <text:p text:style-name="P4988">Panie ministrze, my bazowaliśmy na tym, co powiedział pan minister wczoraj i pani profesor, że to nie jest jeszcze złożone i że można jeszcze te autopoprawki zrobić. Dlatego żeśmy to przekazali. Ale oczywiście, jeżeli to, rozumiemy, że<text:span text:style-name="T4989"><text:s/></text:span>strona rządowa musi się do tego ustosunkować, musi wziąć ekspertów.<text:s/><text:span text:style-name="T4990">I</text:span><text:s/>my również jesteśmy gotowi bronić swojego stanowiska. I widzieliśmy to w ten sp<text:span text:style-name="T4991">o</text:span>s<text:span text:style-name="T4992">ó</text:span>b, że w przyszłym tygodniu na ten temat eksperci sobie porozmawiają.</text:p>
      <text:p text:style-name="P4993">Z tym, że panie<text:s/><text:span text:style-name="T4994">mi</text:span>ni<text:span text:style-name="T4995">st</text:span>rz<text:span text:style-name="T4996">e</text:span>, my mamy, dowiedzieliśmy się dzisiaj, że rząd bardzo sprawnie, że Sejm już dostał, no wi<text:span text:style-name="T4997">ę</text:span>c, żeby szybko to zrobić, więc zrobiliśmy to w punktach. Ma<text:span text:style-name="T4998">m</text:span>y jeszcze punkty, które ewentualnie b<text:span text:style-name="T4999">yś</text:span>my dopracowali i je dołożyli. Dobrze? Ale to też w środę. Czy w czwartek, dobrze? Dziękuję bardzo.</text:p>
      <text:p text:style-name="P5000"><text:span text:style-name="T5001">Przewodniczący</text:span>:</text:p>
      <text:p text:style-name="P5002">Proszę państwa, rozumiem, że tę sprawę mamy załatwioną. Rozumiem, że dobiegamy do końca naszych obrad dnia d<text:span text:style-name="T5003">zi</text:span>si<text:span text:style-name="T5004">ej</text:span>szego. Czy państwo macie jakąś sprawę, która byłaby konieczna do omówienia? Jeżeli nie, to w takim razie zapraszam na czwartkowe i piątkowe obrady. Je<text:span text:style-name="T5005">s</text:span>t taka nasza cicha nadzieja, że może to by już były dwa ostatnie dni. Spotykal<text:span text:style-name="T5006">ib</text:span>yśmy s<text:span text:style-name="T5007">ię</text:span><text:s/>normalnie o godzinie 10-tej trzyd<text:span text:style-name="T5008">zi</text:span>eści minut w czwartek.</text:p>
      <text:p text:style-name="P5009">Dziękuję bardzo, 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7in" fo:page-height="11.6944in" style:print-orientation="portrait" fo:margin-top="0.2479in" fo:margin-left="0.2479in" fo:margin-bottom="0.2479in" fo:margin-right="0.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00:00Z</meta:creation-date>
    <dc:date>2023-07-03T12:00:00Z</dc:date>
    <meta:template xlink:href="Normal.dotm" xlink:type="simple"/>
    <meta:editing-cycles>2</meta:editing-cycles>
    <meta:editing-duration>PT240S</meta:editing-duration>
    <meta:document-statistic meta:page-count="63" meta:paragraph-count="406" meta:word-count="29089" meta:character-count="203221" meta:row-count="1454" meta:non-whitespace-character-count="174538"/>
  </office:meta>
</office:document-meta>
</file>